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6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81.3pt" fo:break-before="auto" style:use-optimal-row-height="true"/>
    </style:style>
    <style:style style:name="ro3" style:family="table-row">
      <style:table-row-properties style:row-height="92.75pt" fo:break-before="auto" style:use-optimal-row-height="true"/>
    </style:style>
    <style:style style:name="ro4" style:family="table-row">
      <style:table-row-properties style:row-height="58.39pt" fo:break-before="auto" style:use-optimal-row-height="true"/>
    </style:style>
    <style:style style:name="ro5" style:family="table-row">
      <style:table-row-properties style:row-height="69.85pt" fo:break-before="auto" style:use-optimal-row-height="true"/>
    </style:style>
    <style:style style:name="ro6" style:family="table-row">
      <style:table-row-properties style:row-height="46.94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6.5pt" fo:break-before="auto" style:use-optimal-row-height="true"/>
    </style:style>
    <style:style style:name="ro10" style:family="table-row">
      <style:table-row-properties style:row-height="15.05pt" fo:break-before="auto" style:use-optimal-row-height="true"/>
    </style:style>
    <style:style style:name="ro11" style:family="table-row">
      <style:table-row-properties style:row-height="28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SO 639-2 Code</text:p>
          </table:table-cell>
          <table:table-cell table:style-name="ce1" office:value-type="string" calcext:value-type="string">
            <text:p>ISO 639-1 Code</text:p>
          </table:table-cell>
          <table:table-cell table:style-name="ce1" office:value-type="string" calcext:value-type="string">
            <text:p>English name of Language</text:p>
          </table:table-cell>
          <table:table-cell table:style-name="ce1" office:value-type="string" calcext:value-type="string">
            <text:p>French name of Language</text:p>
          </table:table-cell>
          <table:table-cell table:style-name="ce1" office:value-type="string" calcext:value-type="string">
            <text:p>German name of Langu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  <table:table-cell office:value-type="string" calcext:value-type="string">
            <text:p>Kirchenslawisch</text:p>
          </table:table-cell>
          <table:table-cell table:formula="of:=LEN([.A2])" office:value-type="float" office:value="3" calcext:value-type="float">
            <text:p>3</text:p>
          </table:table-cell>
          <table:table-cell table:formula="of:=LEN([.C2])"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  <table:table-cell office:value-type="string" calcext:value-type="string">
            <text:p>Aramäisch</text:p>
          </table:table-cell>
          <table:table-cell table:formula="of:=LEN([.A3])" office:value-type="float" office:value="3" calcext:value-type="float">
            <text:p>3</text:p>
          </table:table-cell>
          <table:table-cell table:formula="of:=LEN([.C3])" office:value-type="float" office:value="62" calcext:value-type="float">
            <text:p>62</text:p>
          </table:table-cell>
        </table:table-row>
        <table:table-row table:style-name="ro4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  <table:table-cell office:value-type="string" calcext:value-type="string">
            <text:p>Interlingua</text:p>
          </table:table-cell>
          <table:table-cell table:formula="of:=LEN([.A4])" office:value-type="float" office:value="3" calcext:value-type="float">
            <text:p>3</text:p>
          </table:table-cell>
          <table:table-cell table:formula="of:=LEN([.C4]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  <table:table-cell office:value-type="string" calcext:value-type="string">
            <text:p>Alt-Newari</text:p>
          </table:table-cell>
          <table:table-cell table:formula="of:=LEN([.A5])" office:value-type="float" office:value="3" calcext:value-type="float">
            <text:p>3</text:p>
          </table:table-cell>
          <table:table-cell table:formula="of:=LEN([.C5])" office:value-type="float" office:value="51" calcext:value-type="float">
            <text:p>51</text:p>
          </table:table-cell>
        </table:table-row>
        <table:table-row table:style-name="ro5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vençal, Old (to 1500);Occitan, Old (to 1500)</text:p>
          </table:table-cell>
          <table:table-cell office:value-type="string" calcext:value-type="string">
            <text:p>provençal ancien (jusqu'à 1500); occitan ancien (jusqu'à 1500)</text:p>
          </table:table-cell>
          <table:table-cell office:value-type="string" calcext:value-type="string">
            <text:p>Altokzitanisch</text:p>
          </table:table-cell>
          <table:table-cell table:formula="of:=LEN([.A6])" office:value-type="float" office:value="3" calcext:value-type="float">
            <text:p>3</text:p>
          </table:table-cell>
          <table:table-cell table:formula="of:=LEN([.C6])" office:value-type="float" office:value="47" calcext:value-type="float">
            <text:p>47</text:p>
          </table:table-cell>
        </table:table-row>
        <table:table-row table:style-name="ro6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  <table:table-cell office:value-type="string" calcext:value-type="string">
            <text:p>Niederdeutsch</text:p>
          </table:table-cell>
          <table:table-cell table:formula="of:=LEN([.A7])" office:value-type="float" office:value="3" calcext:value-type="float">
            <text:p>3</text:p>
          </table:table-cell>
          <table:table-cell table:formula="of:=LEN([.C7])" office:value-type="float" office:value="46" calcext:value-type="float">
            <text:p>46</text:p>
          </table:table-cell>
        </table:table-row>
        <table:table-row table:style-name="ro6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ki</text:p>
          </table:table-cell>
          <table:table-cell table:formula="of:=LEN([.A8])" office:value-type="float" office:value="3" calcext:value-type="float">
            <text:p>3</text:p>
          </table:table-cell>
          <table:table-cell table:formula="of:=LEN([.C8])" office:value-type="float" office:value="46" calcext:value-type="float">
            <text:p>46</text:p>
          </table:table-cell>
        </table:table-row>
        <table:table-row table:style-name="ro4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  <table:table-cell office:value-type="string" calcext:value-type="string">
            <text:p>Himachali</text:p>
          </table:table-cell>
          <table:table-cell table:formula="of:=LEN([.A9])" office:value-type="float" office:value="3" calcext:value-type="float">
            <text:p>3</text:p>
          </table:table-cell>
          <table:table-cell table:formula="of:=LEN([.C9])" office:value-type="float" office:value="45" calcext:value-type="float">
            <text:p>45</text:p>
          </table:table-cell>
        </table:table-row>
        <table:table-row table:style-name="ro6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  <table:table-cell office:value-type="string" calcext:value-type="string">
            <text:p>Asturisch</text:p>
          </table:table-cell>
          <table:table-cell table:formula="of:=LEN([.A10])" office:value-type="float" office:value="3" calcext:value-type="float">
            <text:p>3</text:p>
          </table:table-cell>
          <table:table-cell table:formula="of:=LEN([.C10])" office:value-type="float" office:value="38" calcext:value-type="float">
            <text:p>38</text:p>
          </table:table-cell>
        </table:table-row>
        <table:table-row table:style-name="ro6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Portuguese-based</text:p>
          </table:table-cell>
          <table:table-cell office:value-type="string" calcext:value-type="string">
            <text:p>créoles et pidgins basés sur le portugais</text:p>
          </table:table-cell>
          <table:table-cell office:value-type="string" calcext:value-type="string">
            <text:p>Kreolisch-Portugiesisch (Andere)</text:p>
          </table:table-cell>
          <table:table-cell table:formula="of:=LEN([.A11])" office:value-type="float" office:value="3" calcext:value-type="float">
            <text:p>3</text:p>
          </table:table-cell>
          <table:table-cell table:formula="of:=LEN([.C11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  <table:table-cell office:value-type="string" calcext:value-type="string">
            <text:p>Nynorsk</text:p>
          </table:table-cell>
          <table:table-cell table:formula="of:=LEN([.A12])" office:value-type="float" office:value="3" calcext:value-type="float">
            <text:p>3</text:p>
          </table:table-cell>
          <table:table-cell table:formula="of:=LEN([.C12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  <table:table-cell office:value-type="string" calcext:value-type="string">
            <text:p>Aromunisch</text:p>
          </table:table-cell>
          <table:table-cell table:formula="of:=LEN([.A13])" office:value-type="float" office:value="3" calcext:value-type="float">
            <text:p>3</text:p>
          </table:table-cell>
          <table:table-cell table:formula="of:=LEN([.C13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  <table:table-cell office:value-type="string" calcext:value-type="string">
            <text:p>Kein linguistischer Inhalt</text:p>
          </table:table-cell>
          <table:table-cell table:formula="of:=LEN([.A14])" office:value-type="float" office:value="3" calcext:value-type="float">
            <text:p>3</text:p>
          </table:table-cell>
          <table:table-cell table:formula="of:=LEN([.C14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  <table:table-cell office:value-type="string" calcext:value-type="string">
            <text:p>Bokmål</text:p>
          </table:table-cell>
          <table:table-cell table:formula="of:=LEN([.A15])" office:value-type="float" office:value="3" calcext:value-type="float">
            <text:p>3</text:p>
          </table:table-cell>
          <table:table-cell table:formula="of:=LEN([.C1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  <table:table-cell office:value-type="string" calcext:value-type="string">
            <text:p>Kreolisch-Englisch (Andere)</text:p>
          </table:table-cell>
          <table:table-cell table:formula="of:=LEN([.A16])" office:value-type="float" office:value="3" calcext:value-type="float">
            <text:p>3</text:p>
          </table:table-cell>
          <table:table-cell table:formula="of:=LEN([.C16])"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  <table:table-cell office:value-type="string" calcext:value-type="string">
            <text:p>Mittelhochdeutsch</text:p>
          </table:table-cell>
          <table:table-cell table:formula="of:=LEN([.A17])" office:value-type="float" office:value="3" calcext:value-type="float">
            <text:p>3</text:p>
          </table:table-cell>
          <table:table-cell table:formula="of:=LEN([.C17])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  <table:table-cell office:value-type="string" calcext:value-type="string">
            <text:p>Indianersprachen, Zentralamerika (Andere)</text:p>
          </table:table-cell>
          <table:table-cell table:formula="of:=LEN([.A18])" office:value-type="float" office:value="3" calcext:value-type="float">
            <text:p>3</text:p>
          </table:table-cell>
          <table:table-cell table:formula="of:=LEN([.C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French-based</text:p>
          </table:table-cell>
          <table:table-cell office:value-type="string" calcext:value-type="string">
            <text:p>créoles et pidgins basés sur le français</text:p>
          </table:table-cell>
          <table:table-cell office:value-type="string" calcext:value-type="string">
            <text:p>Kreolisch-Französisch (Andere)</text:p>
          </table:table-cell>
          <table:table-cell table:formula="of:=LEN([.A19])" office:value-type="float" office:value="3" calcext:value-type="float">
            <text:p>3</text:p>
          </table:table-cell>
          <table:table-cell table:formula="of:=LEN([.C19])" office:value-type="float" office:value="33" calcext:value-type="float">
            <text:p>33</text:p>
          </table:table-cell>
        </table:table-row>
        <table:table-row table:style-name="ro6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  <table:table-cell office:value-type="string" calcext:value-type="string">
            <text:p>Schweizerdeutsch</text:p>
          </table:table-cell>
          <table:table-cell table:formula="of:=LEN([.A20])" office:value-type="float" office:value="3" calcext:value-type="float">
            <text:p>3</text:p>
          </table:table-cell>
          <table:table-cell table:formula="of:=LEN([.C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  <table:table-cell office:value-type="string" calcext:value-type="string">
            <text:p>Bliss-Symbol</text:p>
          </table:table-cell>
          <table:table-cell table:formula="of:=LEN([.A21])" office:value-type="float" office:value="3" calcext:value-type="float">
            <text:p>3</text:p>
          </table:table-cell>
          <table:table-cell table:formula="of:=LEN([.C21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  <table:table-cell office:value-type="string" calcext:value-type="string">
            <text:p>Limburgisch</text:p>
          </table:table-cell>
          <table:table-cell table:formula="of:=LEN([.A22])" office:value-type="float" office:value="3" calcext:value-type="float">
            <text:p>3</text:p>
          </table:table-cell>
          <table:table-cell table:formula="of:=LEN([.C22])"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  <table:table-cell office:value-type="string" calcext:value-type="string">
            <text:p>Indianersprachen, Nordamerika (Andere)</text:p>
          </table:table-cell>
          <table:table-cell table:formula="of:=LEN([.A23])" office:value-type="float" office:value="3" calcext:value-type="float">
            <text:p>3</text:p>
          </table:table-cell>
          <table:table-cell table:formula="of:=LEN([.C23])"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 American Indian languages</text:p>
          </table:table-cell>
          <table:table-cell office:value-type="string" calcext:value-type="string">
            <text:p>sud-amérindiennes, langues</text:p>
          </table:table-cell>
          <table:table-cell office:value-type="string" calcext:value-type="string">
            <text:p>Indianersprachen, Südamerika (Andere)</text:p>
          </table:table-cell>
          <table:table-cell table:formula="of:=LEN([.A24])" office:value-type="float" office:value="3" calcext:value-type="float">
            <text:p>3</text:p>
          </table:table-cell>
          <table:table-cell table:formula="of:=LEN([.C24])"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  <table:table-cell office:value-type="string" calcext:value-type="string">
            <text:p>Krimtatarisch</text:p>
          </table:table-cell>
          <table:table-cell table:formula="of:=LEN([.A25])" office:value-type="float" office:value="3" calcext:value-type="float">
            <text:p>3</text:p>
          </table:table-cell>
          <table:table-cell table:formula="of:=LEN([.C2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  <table:table-cell office:value-type="string" calcext:value-type="string">
            <text:p>Althochdeutsch</text:p>
          </table:table-cell>
          <table:table-cell table:formula="of:=LEN([.A26])" office:value-type="float" office:value="3" calcext:value-type="float">
            <text:p>3</text:p>
          </table:table-cell>
          <table:table-cell table:formula="of:=LEN([.C2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  <table:table-cell office:value-type="string" calcext:value-type="string">
            <text:p>Altpersisch</text:p>
          </table:table-cell>
          <table:table-cell table:formula="of:=LEN([.A27])" office:value-type="float" office:value="3" calcext:value-type="float">
            <text:p>3</text:p>
          </table:table-cell>
          <table:table-cell table:formula="of:=LEN([.C27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  <table:table-cell office:value-type="string" calcext:value-type="string">
            <text:p>Rarotonganisch</text:p>
          </table:table-cell>
          <table:table-cell table:formula="of:=LEN([.A28])" office:value-type="float" office:value="3" calcext:value-type="float">
            <text:p>3</text:p>
          </table:table-cell>
          <table:table-cell table:formula="of:=LEN([.C2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um (B)</text:p>
            <text:p>ron (T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 office:value-type="string" calcext:value-type="string">
            <text:p>Rumänisch</text:p>
          </table:table-cell>
          <table:table-cell table:formula="of:=LEN([.A29])" office:value-type="float" office:value="15" calcext:value-type="float">
            <text:p>15</text:p>
          </table:table-cell>
          <table:table-cell table:formula="of:=LEN([.C2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um (B)</text:p>
            <text:p>ron (T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 office:value-type="string" calcext:value-type="string">
            <text:p>Rumänisch</text:p>
          </table:table-cell>
          <table:table-cell table:formula="of:=LEN([.A30])" office:value-type="float" office:value="15" calcext:value-type="float">
            <text:p>15</text:p>
          </table:table-cell>
          <table:table-cell table:formula="of:=LEN([.C30])" office:value-type="float" office:value="29" calcext:value-type="float">
            <text:p>29</text:p>
          </table:table-cell>
        </table:table-row>
        <table:table-row table:style-name="ro6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  <table:table-cell office:value-type="string" calcext:value-type="string">
            <text:p>Mittelfranzösisch</text:p>
          </table:table-cell>
          <table:table-cell table:formula="of:=LEN([.A31])" office:value-type="float" office:value="3" calcext:value-type="float">
            <text:p>3</text:p>
          </table:table-cell>
          <table:table-cell table:formula="of:=LEN([.C3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  <table:table-cell office:value-type="string" calcext:value-type="string">
            <text:p>Ndebele-Sprache (Transvaal)</text:p>
          </table:table-cell>
          <table:table-cell table:formula="of:=LEN([.A32])" office:value-type="float" office:value="3" calcext:value-type="float">
            <text:p>3</text:p>
          </table:table-cell>
          <table:table-cell table:formula="of:=LEN([.C3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  <table:table-cell office:value-type="string" calcext:value-type="string">
            <text:p>Ndebele-Sprache (Simbabwe)</text:p>
          </table:table-cell>
          <table:table-cell table:formula="of:=LEN([.A33])" office:value-type="float" office:value="3" calcext:value-type="float">
            <text:p>3</text:p>
          </table:table-cell>
          <table:table-cell table:formula="of:=LEN([.C3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  <table:table-cell office:value-type="string" calcext:value-type="string">
            <text:p>Mittelniederländisch</text:p>
          </table:table-cell>
          <table:table-cell table:formula="of:=LEN([.A34])" office:value-type="float" office:value="3" calcext:value-type="float">
            <text:p>3</text:p>
          </table:table-cell>
          <table:table-cell table:formula="of:=LEN([.C34])"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  <table:table-cell office:value-type="string" calcext:value-type="string">
            <text:p>Luxemburgisch</text:p>
          </table:table-cell>
          <table:table-cell table:formula="of:=LEN([.A35])" office:value-type="float" office:value="3" calcext:value-type="float">
            <text:p>3</text:p>
          </table:table-cell>
          <table:table-cell table:formula="of:=LEN([.C35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  <table:table-cell office:value-type="string" calcext:value-type="string">
            <text:p>Pedi-Sprache</text:p>
          </table:table-cell>
          <table:table-cell table:formula="of:=LEN([.A36])" office:value-type="float" office:value="3" calcext:value-type="float">
            <text:p>3</text:p>
          </table:table-cell>
          <table:table-cell table:formula="of:=LEN([.C3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  <table:table-cell office:value-type="string" calcext:value-type="string">
            <text:p>Osmanisch</text:p>
          </table:table-cell>
          <table:table-cell table:formula="of:=LEN([.A37])" office:value-type="float" office:value="3" calcext:value-type="float">
            <text:p>3</text:p>
          </table:table-cell>
          <table:table-cell table:formula="of:=LEN([.C3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  <table:table-cell office:value-type="string" calcext:value-type="string">
            <text:p>Mittelenglisch</text:p>
          </table:table-cell>
          <table:table-cell table:formula="of:=LEN([.A38])" office:value-type="float" office:value="3" calcext:value-type="float">
            <text:p>3</text:p>
          </table:table-cell>
          <table:table-cell table:formula="of:=LEN([.C38])"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  <table:table-cell office:value-type="string" calcext:value-type="string">
            <text:p>Nigerkordofanische Sprachen (Andere)</text:p>
          </table:table-cell>
          <table:table-cell table:formula="of:=LEN([.A39])" office:value-type="float" office:value="3" calcext:value-type="float">
            <text:p>3</text:p>
          </table:table-cell>
          <table:table-cell table:formula="of:=LEN([.C3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g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  <table:table-cell table:style-name="ce3"/>
          <table:table-cell table:formula="of:=LEN([.A40])" office:value-type="float" office:value="3" calcext:value-type="float">
            <text:p>3</text:p>
          </table:table-cell>
          <table:table-cell table:formula="of:=LEN([.C4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  <table:table-cell office:value-type="string" calcext:value-type="string">
            <text:p>Altenglisch</text:p>
          </table:table-cell>
          <table:table-cell table:formula="of:=LEN([.A41])" office:value-type="float" office:value="3" calcext:value-type="float">
            <text:p>3</text:p>
          </table:table-cell>
          <table:table-cell table:formula="of:=LEN([.C4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  <table:table-cell office:value-type="string" calcext:value-type="string">
            <text:p>Maledivisch</text:p>
          </table:table-cell>
          <table:table-cell table:formula="of:=LEN([.A42])" office:value-type="float" office:value="3" calcext:value-type="float">
            <text:p>3</text:p>
          </table:table-cell>
          <table:table-cell table:formula="of:=LEN([.C4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  <table:table-cell office:value-type="string" calcext:value-type="string">
            <text:p>Altfranzösisch</text:p>
          </table:table-cell>
          <table:table-cell table:formula="of:=LEN([.A43])" office:value-type="float" office:value="3" calcext:value-type="float">
            <text:p>3</text:p>
          </table:table-cell>
          <table:table-cell table:formula="of:=LEN([.C4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  <table:table-cell office:value-type="string" calcext:value-type="string">
            <text:p>Griechisch</text:p>
          </table:table-cell>
          <table:table-cell table:formula="of:=LEN([.A44])" office:value-type="float" office:value="3" calcext:value-type="float">
            <text:p>3</text:p>
          </table:table-cell>
          <table:table-cell table:formula="of:=LEN([.C44])"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  <table:table-cell office:value-type="string" calcext:value-type="string">
            <text:p>Grönländisch</text:p>
          </table:table-cell>
          <table:table-cell table:formula="of:=LEN([.A45])" office:value-type="float" office:value="3" calcext:value-type="float">
            <text:p>3</text:p>
          </table:table-cell>
          <table:table-cell table:formula="of:=LEN([.C45])"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  <table:table-cell office:value-type="string" calcext:value-type="string">
            <text:p>Luo-Sprache</text:p>
          </table:table-cell>
          <table:table-cell table:formula="of:=LEN([.A46])" office:value-type="float" office:value="3" calcext:value-type="float">
            <text:p>3</text:p>
          </table:table-cell>
          <table:table-cell table:formula="of:=LEN([.C4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  <table:table-cell office:value-type="string" calcext:value-type="string">
            <text:p>Mittelirisch</text:p>
          </table:table-cell>
          <table:table-cell table:formula="of:=LEN([.A47])" office:value-type="float" office:value="3" calcext:value-type="float">
            <text:p>3</text:p>
          </table:table-cell>
          <table:table-cell table:formula="of:=LEN([.C4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  <table:table-cell office:value-type="string" calcext:value-type="string">
            <text:p>Gälisch-Schottisch</text:p>
          </table:table-cell>
          <table:table-cell table:formula="of:=LEN([.A48])" office:value-type="float" office:value="3" calcext:value-type="float">
            <text:p>3</text:p>
          </table:table-cell>
          <table:table-cell table:formula="of:=LEN([.C4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  <table:table-cell office:value-type="string" calcext:value-type="string">
            <text:p>Haïtien (Haiti-Kreolisch)</text:p>
          </table:table-cell>
          <table:table-cell table:formula="of:=LEN([.A49])" office:value-type="float" office:value="3" calcext:value-type="float">
            <text:p>3</text:p>
          </table:table-cell>
          <table:table-cell table:formula="of:=LEN([.C49])" office:value-type="float" office:value="23" calcext:value-type="float">
            <text:p>23</text:p>
          </table:table-cell>
        </table:table-row>
        <table:table-row table:style-name="ro7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</text:p>
          </table:table-cell>
          <table:table-cell table:formula="of:=LEN([.A50])" office:value-type="float" office:value="3" calcext:value-type="float">
            <text:p>3</text:p>
          </table:table-cell>
          <table:table-cell table:formula="of:=LEN([.C5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  <table:table-cell office:value-type="string" calcext:value-type="string">
            <text:p>Indogermanische Sprachen (Andere)</text:p>
          </table:table-cell>
          <table:table-cell table:formula="of:=LEN([.A51])" office:value-type="float" office:value="3" calcext:value-type="float">
            <text:p>3</text:p>
          </table:table-cell>
          <table:table-cell table:formula="of:=LEN([.C5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Nyanja-Sprache</text:p>
          </table:table-cell>
          <table:table-cell table:formula="of:=LEN([.A52])" office:value-type="float" office:value="3" calcext:value-type="float">
            <text:p>3</text:p>
          </table:table-cell>
          <table:table-cell table:formula="of:=LEN([.C5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  <table:table-cell office:value-type="string" calcext:value-type="string">
            <text:p>Reserviert für lokale Verwendung</text:p>
          </table:table-cell>
          <table:table-cell table:formula="of:=LEN([.A53])" office:value-type="float" office:value="7" calcext:value-type="float">
            <text:p>7</text:p>
          </table:table-cell>
          <table:table-cell table:formula="of:=LEN([.C5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  <table:table-cell office:value-type="string" calcext:value-type="string">
            <text:p>Hamitosemitische Sprachen (Andere)</text:p>
          </table:table-cell>
          <table:table-cell table:formula="of:=LEN([.A54])" office:value-type="float" office:value="3" calcext:value-type="float">
            <text:p>3</text:p>
          </table:table-cell>
          <table:table-cell table:formula="of:=LEN([.C54])" office:value-type="float" office:value="22" calcext:value-type="float">
            <text:p>22</text:p>
          </table:table-cell>
        </table:table-row>
        <table:table-row table:style-name="ro7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  <table:table-cell office:value-type="string" calcext:value-type="string">
            <text:p>Chipewyan-Sprache</text:p>
          </table:table-cell>
          <table:table-cell table:formula="of:=LEN([.A55])" office:value-type="float" office:value="3" calcext:value-type="float">
            <text:p>3</text:p>
          </table:table-cell>
          <table:table-cell table:formula="of:=LEN([.C5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  <table:table-cell office:value-type="string" calcext:value-type="string">
            <text:p>Finnougrische Sprachen (Andere)</text:p>
          </table:table-cell>
          <table:table-cell table:formula="of:=LEN([.A56])" office:value-type="float" office:value="3" calcext:value-type="float">
            <text:p>3</text:p>
          </table:table-cell>
          <table:table-cell table:formula="of:=LEN([.C5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  <table:table-cell office:value-type="string" calcext:value-type="string">
            <text:p>Austronesische Sprachen (Andere)</text:p>
          </table:table-cell>
          <table:table-cell table:formula="of:=LEN([.A57])" office:value-type="float" office:value="3" calcext:value-type="float">
            <text:p>3</text:p>
          </table:table-cell>
          <table:table-cell table:formula="of:=LEN([.C5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  <table:table-cell office:value-type="string" calcext:value-type="string">
            <text:p>Sinotibetische Sprachen (Andere)</text:p>
          </table:table-cell>
          <table:table-cell table:formula="of:=LEN([.A58])" office:value-type="float" office:value="3" calcext:value-type="float">
            <text:p>3</text:p>
          </table:table-cell>
          <table:table-cell table:formula="of:=LEN([.C5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  <table:table-cell office:value-type="string" calcext:value-type="string">
            <text:p>Nilosaharanische Sprachen (Andere)</text:p>
          </table:table-cell>
          <table:table-cell table:formula="of:=LEN([.A59])" office:value-type="float" office:value="3" calcext:value-type="float">
            <text:p>3</text:p>
          </table:table-cell>
          <table:table-cell table:formula="of:=LEN([.C5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e (B)</text:p>
            <text:p>ell (T)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 office:value-type="string" calcext:value-type="string">
            <text:p>Neugriechisch</text:p>
          </table:table-cell>
          <table:table-cell table:formula="of:=LEN([.A60])" office:value-type="float" office:value="15" calcext:value-type="float">
            <text:p>15</text:p>
          </table:table-cell>
          <table:table-cell table:formula="of:=LEN([.C6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e (B)</text:p>
            <text:p>ell (T)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 office:value-type="string" calcext:value-type="string">
            <text:p>Neugriechisch</text:p>
          </table:table-cell>
          <table:table-cell table:formula="of:=LEN([.A61])" office:value-type="float" office:value="15" calcext:value-type="float">
            <text:p>15</text:p>
          </table:table-cell>
          <table:table-cell table:formula="of:=LEN([.C61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  <table:table-cell office:value-type="string" calcext:value-type="string">
            <text:p>Pampanggan-Sprache</text:p>
          </table:table-cell>
          <table:table-cell table:formula="of:=LEN([.A62])" office:value-type="float" office:value="3" calcext:value-type="float">
            <text:p>3</text:p>
          </table:table-cell>
          <table:table-cell table:formula="of:=LEN([.C62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Klingonisch</text:p>
          </table:table-cell>
          <table:table-cell table:formula="of:=LEN([.A63])" office:value-type="float" office:value="3" calcext:value-type="float">
            <text:p>3</text:p>
          </table:table-cell>
          <table:table-cell table:formula="of:=LEN([.C63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  <table:table-cell office:value-type="string" calcext:value-type="string">
            <text:p>Tongaisch</text:p>
          </table:table-cell>
          <table:table-cell table:formula="of:=LEN([.A64])" office:value-type="float" office:value="3" calcext:value-type="float">
            <text:p>3</text:p>
          </table:table-cell>
          <table:table-cell table:formula="of:=LEN([.C6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  <table:table-cell office:value-type="string" calcext:value-type="string">
            <text:p>Algonkin-Sprachen (Andere)</text:p>
          </table:table-cell>
          <table:table-cell table:formula="of:=LEN([.A65])" office:value-type="float" office:value="3" calcext:value-type="float">
            <text:p>3</text:p>
          </table:table-cell>
          <table:table-cell table:formula="of:=LEN([.C65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  <table:table-cell office:value-type="string" calcext:value-type="string">
            <text:p>Kunstsprachen (Andere)</text:p>
          </table:table-cell>
          <table:table-cell table:formula="of:=LEN([.A66])" office:value-type="float" office:value="3" calcext:value-type="float">
            <text:p>3</text:p>
          </table:table-cell>
          <table:table-cell table:formula="of:=LEN([.C6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  <table:table-cell office:value-type="string" calcext:value-type="string">
            <text:p>Athapaskische Sprachen (Andere)</text:p>
          </table:table-cell>
          <table:table-cell table:formula="of:=LEN([.A67])" office:value-type="float" office:value="3" calcext:value-type="float">
            <text:p>3</text:p>
          </table:table-cell>
          <table:table-cell table:formula="of:=LEN([.C67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  <table:table-cell office:value-type="string" calcext:value-type="string">
            <text:p>Australische Sprachen</text:p>
          </table:table-cell>
          <table:table-cell table:formula="of:=LEN([.A68])" office:value-type="float" office:value="3" calcext:value-type="float">
            <text:p>3</text:p>
          </table:table-cell>
          <table:table-cell table:formula="of:=LEN([.C68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  <table:table-cell office:value-type="string" calcext:value-type="string">
            <text:p>Dajakisch</text:p>
          </table:table-cell>
          <table:table-cell table:formula="of:=LEN([.A69])" office:value-type="float" office:value="3" calcext:value-type="float">
            <text:p>3</text:p>
          </table:table-cell>
          <table:table-cell table:formula="of:=LEN([.C6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  <table:table-cell office:value-type="string" calcext:value-type="string">
            <text:p>Philippinisch-Austronesisch (Andere)</text:p>
          </table:table-cell>
          <table:table-cell table:formula="of:=LEN([.A70])" office:value-type="float" office:value="3" calcext:value-type="float">
            <text:p>3</text:p>
          </table:table-cell>
          <table:table-cell table:formula="of:=LEN([.C7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  <table:table-cell office:value-type="string" calcext:value-type="string">
            <text:p>Arauka-Sprachen</text:p>
          </table:table-cell>
          <table:table-cell table:formula="of:=LEN([.A71])" office:value-type="float" office:value="3" calcext:value-type="float">
            <text:p>3</text:p>
          </table:table-cell>
          <table:table-cell table:formula="of:=LEN([.C7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  <table:table-cell office:value-type="string" calcext:value-type="string">
            <text:p>Kaukasische Sprachen (Andere)</text:p>
          </table:table-cell>
          <table:table-cell table:formula="of:=LEN([.A72])" office:value-type="float" office:value="3" calcext:value-type="float">
            <text:p>3</text:p>
          </table:table-cell>
          <table:table-cell table:formula="of:=LEN([.C72])" office:value-type="float" office:value="19" calcext:value-type="float">
            <text:p>19</text:p>
          </table:table-cell>
        </table:table-row>
        <table:table-row table:style-name="ro6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</text:p>
          </table:table-cell>
          <table:table-cell office:value-type="string" calcext:value-type="string">
            <text:p>créoles et pidgins</text:p>
          </table:table-cell>
          <table:table-cell office:value-type="string" calcext:value-type="string">
            <text:p>Kreolische Sprachen; Pidginsprachen (Andere)</text:p>
          </table:table-cell>
          <table:table-cell table:formula="of:=LEN([.A73])" office:value-type="float" office:value="3" calcext:value-type="float">
            <text:p>3</text:p>
          </table:table-cell>
          <table:table-cell table:formula="of:=LEN([.C7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  <table:table-cell office:value-type="string" calcext:value-type="string">
            <text:p>Drawidische Sprachen (Andere)</text:p>
          </table:table-cell>
          <table:table-cell table:formula="of:=LEN([.A74])" office:value-type="float" office:value="3" calcext:value-type="float">
            <text:p>3</text:p>
          </table:table-cell>
          <table:table-cell table:formula="of:=LEN([.C74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  <table:table-cell office:value-type="string" calcext:value-type="string">
            <text:p>Irokesische Sprachen</text:p>
          </table:table-cell>
          <table:table-cell table:formula="of:=LEN([.A75])" office:value-type="float" office:value="3" calcext:value-type="float">
            <text:p>3</text:p>
          </table:table-cell>
          <table:table-cell table:formula="of:=LEN([.C7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  <table:table-cell office:value-type="string" calcext:value-type="string">
            <text:p>Mon-Khmer-Sprachen (Andere)</text:p>
          </table:table-cell>
          <table:table-cell table:formula="of:=LEN([.A76])" office:value-type="float" office:value="3" calcext:value-type="float">
            <text:p>3</text:p>
          </table:table-cell>
          <table:table-cell table:formula="of:=LEN([.C76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  <table:table-cell office:value-type="string" calcext:value-type="string">
            <text:p>Newari</text:p>
          </table:table-cell>
          <table:table-cell table:formula="of:=LEN([.A77])" office:value-type="float" office:value="3" calcext:value-type="float">
            <text:p>3</text:p>
          </table:table-cell>
          <table:table-cell table:formula="of:=LEN([.C77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ccitan (post 1500)</text:p>
          </table:table-cell>
          <table:table-cell office:value-type="string" calcext:value-type="string">
            <text:p>occitan (après 1500)</text:p>
          </table:table-cell>
          <table:table-cell office:value-type="string" calcext:value-type="string">
            <text:p>Okzitanisch</text:p>
          </table:table-cell>
          <table:table-cell table:formula="of:=LEN([.A78])" office:value-type="float" office:value="3" calcext:value-type="float">
            <text:p>3</text:p>
          </table:table-cell>
          <table:table-cell table:formula="of:=LEN([.C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  <table:table-cell office:value-type="string" calcext:value-type="string">
            <text:p>Altirisch</text:p>
          </table:table-cell>
          <table:table-cell table:formula="of:=LEN([.A79])" office:value-type="float" office:value="3" calcext:value-type="float">
            <text:p>3</text:p>
          </table:table-cell>
          <table:table-cell table:formula="of:=LEN([.C79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  <table:table-cell office:value-type="string" calcext:value-type="string">
            <text:p>Bamileke-Sprachen</text:p>
          </table:table-cell>
          <table:table-cell table:formula="of:=LEN([.A80])" office:value-type="float" office:value="3" calcext:value-type="float">
            <text:p>3</text:p>
          </table:table-cell>
          <table:table-cell table:formula="of:=LEN([.C80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  <table:table-cell office:value-type="string" calcext:value-type="string">
            <text:p>Katalanisch</text:p>
          </table:table-cell>
          <table:table-cell table:formula="of:=LEN([.A81])" office:value-type="float" office:value="3" calcext:value-type="float">
            <text:p>3</text:p>
          </table:table-cell>
          <table:table-cell table:formula="of:=LEN([.C8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  <table:table-cell office:value-type="string" calcext:value-type="string">
            <text:p>Kuschitische Sprachen (Andere)</text:p>
          </table:table-cell>
          <table:table-cell table:formula="of:=LEN([.A82])" office:value-type="float" office:value="3" calcext:value-type="float">
            <text:p>3</text:p>
          </table:table-cell>
          <table:table-cell table:formula="of:=LEN([.C82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  <table:table-cell office:value-type="string" calcext:value-type="string">
            <text:p>Slave-Sprache</text:p>
          </table:table-cell>
          <table:table-cell table:formula="of:=LEN([.A83])" office:value-type="float" office:value="3" calcext:value-type="float">
            <text:p>3</text:p>
          </table:table-cell>
          <table:table-cell table:formula="of:=LEN([.C83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  <table:table-cell office:value-type="string" calcext:value-type="string">
            <text:p>Ägyptisch</text:p>
          </table:table-cell>
          <table:table-cell table:formula="of:=LEN([.A84])" office:value-type="float" office:value="3" calcext:value-type="float">
            <text:p>3</text:p>
          </table:table-cell>
          <table:table-cell table:formula="of:=LEN([.C84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  <table:table-cell office:value-type="string" calcext:value-type="string">
            <text:p>Pilipino</text:p>
          </table:table-cell>
          <table:table-cell table:formula="of:=LEN([.A85])" office:value-type="float" office:value="3" calcext:value-type="float">
            <text:p>3</text:p>
          </table:table-cell>
          <table:table-cell table:formula="of:=LEN([.C8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  <table:table-cell office:value-type="string" calcext:value-type="string">
            <text:p>Germanische Sprachen (Andere)</text:p>
          </table:table-cell>
          <table:table-cell table:formula="of:=LEN([.A86])" office:value-type="float" office:value="3" calcext:value-type="float">
            <text:p>3</text:p>
          </table:table-cell>
          <table:table-cell table:formula="of:=LEN([.C86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wanyama-Sprache</text:p>
          </table:table-cell>
          <table:table-cell table:formula="of:=LEN([.A87])" office:value-type="float" office:value="3" calcext:value-type="float">
            <text:p>3</text:p>
          </table:table-cell>
          <table:table-cell table:formula="of:=LEN([.C87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  <table:table-cell office:value-type="string" calcext:value-type="string">
            <text:p>Mehrere Sprachen</text:p>
          </table:table-cell>
          <table:table-cell table:formula="of:=LEN([.A88])" office:value-type="float" office:value="3" calcext:value-type="float">
            <text:p>3</text:p>
          </table:table-cell>
          <table:table-cell table:formula="of:=LEN([.C88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  <table:table-cell office:value-type="string" calcext:value-type="string">
            <text:p>Salish-Sprache</text:p>
          </table:table-cell>
          <table:table-cell table:formula="of:=LEN([.A89])" office:value-type="float" office:value="3" calcext:value-type="float">
            <text:p>3</text:p>
          </table:table-cell>
          <table:table-cell table:formula="of:=LEN([.C89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  <table:table-cell office:value-type="string" calcext:value-type="string">
            <text:p>Singhalesisch</text:p>
          </table:table-cell>
          <table:table-cell table:formula="of:=LEN([.A90])" office:value-type="float" office:value="3" calcext:value-type="float">
            <text:p>3</text:p>
          </table:table-cell>
          <table:table-cell table:formula="of:=LEN([.C90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  <table:table-cell office:value-type="string" calcext:value-type="string">
            <text:p>Spanisch</text:p>
          </table:table-cell>
          <table:table-cell table:formula="of:=LEN([.A91])" office:value-type="float" office:value="3" calcext:value-type="float">
            <text:p>3</text:p>
          </table:table-cell>
          <table:table-cell table:formula="of:=LEN([.C91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  <table:table-cell office:value-type="string" calcext:value-type="string">
            <text:p>Wakash-Sprachen</text:p>
          </table:table-cell>
          <table:table-cell table:formula="of:=LEN([.A92])" office:value-type="float" office:value="3" calcext:value-type="float">
            <text:p>3</text:p>
          </table:table-cell>
          <table:table-cell table:formula="of:=LEN([.C92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olaitta; Wolaytta</text:p>
          </table:table-cell>
          <table:table-cell office:value-type="string" calcext:value-type="string">
            <text:p>wolaitta; wolaytta</text:p>
          </table:table-cell>
          <table:table-cell office:value-type="string" calcext:value-type="string">
            <text:p>Walamo-Sprache</text:p>
          </table:table-cell>
          <table:table-cell table:formula="of:=LEN([.A93])" office:value-type="float" office:value="3" calcext:value-type="float">
            <text:p>3</text:p>
          </table:table-cell>
          <table:table-cell table:formula="of:=LEN([.C93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  <table:table-cell office:value-type="string" calcext:value-type="string">
            <text:p>Lalo-Sprache</text:p>
          </table:table-cell>
          <table:table-cell table:formula="of:=LEN([.A94])" office:value-type="float" office:value="3" calcext:value-type="float">
            <text:p>3</text:p>
          </table:table-cell>
          <table:table-cell table:formula="of:=LEN([.C9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  <table:table-cell office:value-type="string" calcext:value-type="string">
            <text:p>Iranische Sprachen (Andere)</text:p>
          </table:table-cell>
          <table:table-cell table:formula="of:=LEN([.A95])" office:value-type="float" office:value="3" calcext:value-type="float">
            <text:p>3</text:p>
          </table:table-cell>
          <table:table-cell table:formula="of:=LEN([.C9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  <table:table-cell office:value-type="string" calcext:value-type="string">
            <text:p>Khoisan-Sprachen (Andere)</text:p>
          </table:table-cell>
          <table:table-cell table:formula="of:=LEN([.A96])" office:value-type="float" office:value="3" calcext:value-type="float">
            <text:p>3</text:p>
          </table:table-cell>
          <table:table-cell table:formula="of:=LEN([.C9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  <table:table-cell office:value-type="string" calcext:value-type="string">
            <text:p>Einzelne andere Sprachen</text:p>
          </table:table-cell>
          <table:table-cell table:formula="of:=LEN([.A97])" office:value-type="float" office:value="3" calcext:value-type="float">
            <text:p>3</text:p>
          </table:table-cell>
          <table:table-cell table:formula="of:=LEN([.C97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  <table:table-cell office:value-type="string" calcext:value-type="string">
            <text:p>Nahuatl</text:p>
          </table:table-cell>
          <table:table-cell table:formula="of:=LEN([.A98])" office:value-type="float" office:value="3" calcext:value-type="float">
            <text:p>3</text:p>
          </table:table-cell>
          <table:table-cell table:formula="of:=LEN([.C98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  <table:table-cell office:value-type="string" calcext:value-type="string">
            <text:p>Ossetisch</text:p>
          </table:table-cell>
          <table:table-cell table:formula="of:=LEN([.A99])" office:value-type="float" office:value="3" calcext:value-type="float">
            <text:p>3</text:p>
          </table:table-cell>
          <table:table-cell table:formula="of:=LEN([.C99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  <table:table-cell office:value-type="string" calcext:value-type="string">
            <text:p>Otomangue-Sprachen</text:p>
          </table:table-cell>
          <table:table-cell table:formula="of:=LEN([.A100])" office:value-type="float" office:value="3" calcext:value-type="float">
            <text:p>3</text:p>
          </table:table-cell>
          <table:table-cell table:formula="of:=LEN([.C100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  <table:table-cell office:value-type="string" calcext:value-type="string">
            <text:p>Prakrit</text:p>
          </table:table-cell>
          <table:table-cell table:formula="of:=LEN([.A101])" office:value-type="float" office:value="3" calcext:value-type="float">
            <text:p>3</text:p>
          </table:table-cell>
          <table:table-cell table:formula="of:=LEN([.C10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  <table:table-cell office:value-type="string" calcext:value-type="string">
            <text:p>Romanische Sprachen (Andere)</text:p>
          </table:table-cell>
          <table:table-cell table:formula="of:=LEN([.A102])" office:value-type="float" office:value="3" calcext:value-type="float">
            <text:p>3</text:p>
          </table:table-cell>
          <table:table-cell table:formula="of:=LEN([.C102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  <table:table-cell office:value-type="string" calcext:value-type="string">
            <text:p>Samaritanisch</text:p>
          </table:table-cell>
          <table:table-cell table:formula="of:=LEN([.A103])" office:value-type="float" office:value="3" calcext:value-type="float">
            <text:p>3</text:p>
          </table:table-cell>
          <table:table-cell table:formula="of:=LEN([.C10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  <table:table-cell office:value-type="string" calcext:value-type="string">
            <text:p>Semitische Sprachen (Andere)</text:p>
          </table:table-cell>
          <table:table-cell table:formula="of:=LEN([.A104])" office:value-type="float" office:value="3" calcext:value-type="float">
            <text:p>3</text:p>
          </table:table-cell>
          <table:table-cell table:formula="of:=LEN([.C104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  <table:table-cell office:value-type="string" calcext:value-type="string">
            <text:p>Songhai-Sprache</text:p>
          </table:table-cell>
          <table:table-cell table:formula="of:=LEN([.A105])" office:value-type="float" office:value="3" calcext:value-type="float">
            <text:p>3</text:p>
          </table:table-cell>
          <table:table-cell table:formula="of:=LEN([.C105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  <table:table-cell office:value-type="string" calcext:value-type="string">
            <text:p>Sorbisch (Andere)</text:p>
          </table:table-cell>
          <table:table-cell table:formula="of:=LEN([.A106])" office:value-type="float" office:value="3" calcext:value-type="float">
            <text:p>3</text:p>
          </table:table-cell>
          <table:table-cell table:formula="of:=LEN([.C106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  <table:table-cell office:value-type="string" calcext:value-type="string">
            <text:p>Apachen-Sprachen</text:p>
          </table:table-cell>
          <table:table-cell table:formula="of:=LEN([.A107])" office:value-type="float" office:value="3" calcext:value-type="float">
            <text:p>3</text:p>
          </table:table-cell>
          <table:table-cell table:formula="of:=LEN([.C10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  <table:table-cell office:value-type="string" calcext:value-type="string">
            <text:p>Baltische Sprachen (Andere)</text:p>
          </table:table-cell>
          <table:table-cell table:formula="of:=LEN([.A108])" office:value-type="float" office:value="3" calcext:value-type="float">
            <text:p>3</text:p>
          </table:table-cell>
          <table:table-cell table:formula="of:=LEN([.C108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  <table:table-cell office:value-type="string" calcext:value-type="string">
            <text:p>Berbersprachen (Andere)</text:p>
          </table:table-cell>
          <table:table-cell table:formula="of:=LEN([.A109])" office:value-type="float" office:value="3" calcext:value-type="float">
            <text:p>3</text:p>
          </table:table-cell>
          <table:table-cell table:formula="of:=LEN([.C109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  <table:table-cell office:value-type="string" calcext:value-type="string">
            <text:p>Bihari (Andere)</text:p>
          </table:table-cell>
          <table:table-cell table:formula="of:=LEN([.A110])" office:value-type="float" office:value="3" calcext:value-type="float">
            <text:p>3</text:p>
          </table:table-cell>
          <table:table-cell table:formula="of:=LEN([.C110])"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  <table:table-cell office:value-type="string" calcext:value-type="string">
            <text:p>Keltische Sprachen (Andere)</text:p>
          </table:table-cell>
          <table:table-cell table:formula="of:=LEN([.A111])" office:value-type="float" office:value="3" calcext:value-type="float">
            <text:p>3</text:p>
          </table:table-cell>
          <table:table-cell table:formula="of:=LEN([.C111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  <table:table-cell office:value-type="string" calcext:value-type="string">
            <text:p>Cham-Sprachen</text:p>
          </table:table-cell>
          <table:table-cell table:formula="of:=LEN([.A112])" office:value-type="float" office:value="3" calcext:value-type="float">
            <text:p>3</text:p>
          </table:table-cell>
          <table:table-cell table:formula="of:=LEN([.C112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  <table:table-cell office:value-type="string" calcext:value-type="string">
            <text:p>Nordfriesisch</text:p>
          </table:table-cell>
          <table:table-cell table:formula="of:=LEN([.A113])" office:value-type="float" office:value="3" calcext:value-type="float">
            <text:p>3</text:p>
          </table:table-cell>
          <table:table-cell table:formula="of:=LEN([.C113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  <table:table-cell office:value-type="string" calcext:value-type="string">
            <text:p>Sakisch</text:p>
          </table:table-cell>
          <table:table-cell table:formula="of:=LEN([.A114])" office:value-type="float" office:value="3" calcext:value-type="float">
            <text:p>3</text:p>
          </table:table-cell>
          <table:table-cell table:formula="of:=LEN([.C114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  <table:table-cell office:value-type="string" calcext:value-type="string">
            <text:p>Manobo-Sprachen</text:p>
          </table:table-cell>
          <table:table-cell table:formula="of:=LEN([.A115])" office:value-type="float" office:value="3" calcext:value-type="float">
            <text:p>3</text:p>
          </table:table-cell>
          <table:table-cell table:formula="of:=LEN([.C115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  <table:table-cell office:value-type="string" calcext:value-type="string">
            <text:p>Nubische Sprachen</text:p>
          </table:table-cell>
          <table:table-cell table:formula="of:=LEN([.A116])" office:value-type="float" office:value="3" calcext:value-type="float">
            <text:p>3</text:p>
          </table:table-cell>
          <table:table-cell table:formula="of:=LEN([.C116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  <table:table-cell office:value-type="string" calcext:value-type="string">
            <text:p>Papuasprachen (Andere)</text:p>
          </table:table-cell>
          <table:table-cell table:formula="of:=LEN([.A117])" office:value-type="float" office:value="3" calcext:value-type="float">
            <text:p>3</text:p>
          </table:table-cell>
          <table:table-cell table:formula="of:=LEN([.C117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  <table:table-cell office:value-type="string" calcext:value-type="string">
            <text:p>Pandschabi-Sprache</text:p>
          </table:table-cell>
          <table:table-cell table:formula="of:=LEN([.A118])" office:value-type="float" office:value="3" calcext:value-type="float">
            <text:p>3</text:p>
          </table:table-cell>
          <table:table-cell table:formula="of:=LEN([.C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  <table:table-cell office:value-type="string" calcext:value-type="string">
            <text:p>Sioux-Sprachen (Andere)</text:p>
          </table:table-cell>
          <table:table-cell table:formula="of:=LEN([.A119])" office:value-type="float" office:value="3" calcext:value-type="float">
            <text:p>3</text:p>
          </table:table-cell>
          <table:table-cell table:formula="of:=LEN([.C11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  <table:table-cell office:value-type="string" calcext:value-type="string">
            <text:p>Slawische Sprachen (Andere)</text:p>
          </table:table-cell>
          <table:table-cell table:formula="of:=LEN([.A120])" office:value-type="float" office:value="3" calcext:value-type="float">
            <text:p>3</text:p>
          </table:table-cell>
          <table:table-cell table:formula="of:=LEN([.C120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  <table:table-cell office:value-type="string" calcext:value-type="string">
            <text:p>Syrisch</text:p>
          </table:table-cell>
          <table:table-cell table:formula="of:=LEN([.A121])" office:value-type="float" office:value="3" calcext:value-type="float">
            <text:p>3</text:p>
          </table:table-cell>
          <table:table-cell table:formula="of:=LEN([.C12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  <table:table-cell office:value-type="string" calcext:value-type="string">
            <text:p>Altaische Sprachen (Andere)</text:p>
          </table:table-cell>
          <table:table-cell table:formula="of:=LEN([.A122])" office:value-type="float" office:value="3" calcext:value-type="float">
            <text:p>3</text:p>
          </table:table-cell>
          <table:table-cell table:formula="of:=LEN([.C122])"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  <table:table-cell office:value-type="string" calcext:value-type="string">
            <text:p>Banda-Sprachen (Ubangi-Sprachen)</text:p>
          </table:table-cell>
          <table:table-cell table:formula="of:=LEN([.A123])" office:value-type="float" office:value="3" calcext:value-type="float">
            <text:p>3</text:p>
          </table:table-cell>
          <table:table-cell table:formula="of:=LEN([.C123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  <table:table-cell office:value-type="string" calcext:value-type="string">
            <text:p>Bedauye</text:p>
          </table:table-cell>
          <table:table-cell table:formula="of:=LEN([.A124])" office:value-type="float" office:value="3" calcext:value-type="float">
            <text:p>3</text:p>
          </table:table-cell>
          <table:table-cell table:formula="of:=LEN([.C124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ntu languages</text:p>
          </table:table-cell>
          <table:table-cell office:value-type="string" calcext:value-type="string">
            <text:p>bantou, langues</text:p>
          </table:table-cell>
          <table:table-cell office:value-type="string" calcext:value-type="string">
            <text:p>Bantusprachen (Andere)</text:p>
          </table:table-cell>
          <table:table-cell table:formula="of:=LEN([.A125])" office:value-type="float" office:value="3" calcext:value-type="float">
            <text:p>3</text:p>
          </table:table-cell>
          <table:table-cell table:formula="of:=LEN([.C125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  <table:table-cell office:value-type="string" calcext:value-type="string">
            <text:p>Batak-Sprache</text:p>
          </table:table-cell>
          <table:table-cell table:formula="of:=LEN([.A126])" office:value-type="float" office:value="3" calcext:value-type="float">
            <text:p>3</text:p>
          </table:table-cell>
          <table:table-cell table:formula="of:=LEN([.C126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  <table:table-cell office:value-type="string" calcext:value-type="string">
            <text:p>Ostfriesisch</text:p>
          </table:table-cell>
          <table:table-cell table:formula="of:=LEN([.A127])" office:value-type="float" office:value="3" calcext:value-type="float">
            <text:p>3</text:p>
          </table:table-cell>
          <table:table-cell table:formula="of:=LEN([.C127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  <table:table-cell office:value-type="string" calcext:value-type="string">
            <text:p>Friesisch</text:p>
          </table:table-cell>
          <table:table-cell table:formula="of:=LEN([.A128])" office:value-type="float" office:value="3" calcext:value-type="float">
            <text:p>3</text:p>
          </table:table-cell>
          <table:table-cell table:formula="of:=LEN([.C12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  <table:table-cell office:value-type="string" calcext:value-type="string">
            <text:p>Indoarische Sprachen (Andere)</text:p>
          </table:table-cell>
          <table:table-cell table:formula="of:=LEN([.A129])" office:value-type="float" office:value="3" calcext:value-type="float">
            <text:p>3</text:p>
          </table:table-cell>
          <table:table-cell table:formula="of:=LEN([.C129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  <table:table-cell office:value-type="string" calcext:value-type="string">
            <text:p>Kachin-Sprache</text:p>
          </table:table-cell>
          <table:table-cell table:formula="of:=LEN([.A130])" office:value-type="float" office:value="3" calcext:value-type="float">
            <text:p>3</text:p>
          </table:table-cell>
          <table:table-cell table:formula="of:=LEN([.C130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  <table:table-cell office:value-type="string" calcext:value-type="string">
            <text:p>Karenisch</text:p>
          </table:table-cell>
          <table:table-cell table:formula="of:=LEN([.A131])" office:value-type="float" office:value="3" calcext:value-type="float">
            <text:p>3</text:p>
          </table:table-cell>
          <table:table-cell table:formula="of:=LEN([.C131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  <table:table-cell office:value-type="string" calcext:value-type="string">
            <text:p>Kirgisisch</text:p>
          </table:table-cell>
          <table:table-cell table:formula="of:=LEN([.A132])" office:value-type="float" office:value="3" calcext:value-type="float">
            <text:p>3</text:p>
          </table:table-cell>
          <table:table-cell table:formula="of:=LEN([.C132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  <table:table-cell office:value-type="string" calcext:value-type="string">
            <text:p>Karatschaiisch-Balkarisch</text:p>
          </table:table-cell>
          <table:table-cell table:formula="of:=LEN([.A133])" office:value-type="float" office:value="3" calcext:value-type="float">
            <text:p>3</text:p>
          </table:table-cell>
          <table:table-cell table:formula="of:=LEN([.C133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  <table:table-cell office:value-type="string" calcext:value-type="string">
            <text:p>Micmac-Sprache</text:p>
          </table:table-cell>
          <table:table-cell table:formula="of:=LEN([.A134])" office:value-type="float" office:value="3" calcext:value-type="float">
            <text:p>3</text:p>
          </table:table-cell>
          <table:table-cell table:formula="of:=LEN([.C134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  <table:table-cell office:value-type="string" calcext:value-type="string">
            <text:p>Mundasprachen (Andere)</text:p>
          </table:table-cell>
          <table:table-cell table:formula="of:=LEN([.A135])" office:value-type="float" office:value="3" calcext:value-type="float">
            <text:p>3</text:p>
          </table:table-cell>
          <table:table-cell table:formula="of:=LEN([.C135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  <table:table-cell office:value-type="string" calcext:value-type="string">
            <text:p>Maya-Sprachen</text:p>
          </table:table-cell>
          <table:table-cell table:formula="of:=LEN([.A136])" office:value-type="float" office:value="3" calcext:value-type="float">
            <text:p>3</text:p>
          </table:table-cell>
          <table:table-cell table:formula="of:=LEN([.C136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  <table:table-cell office:value-type="string" calcext:value-type="string">
            <text:p>Süd-Sotho-Sprache</text:p>
          </table:table-cell>
          <table:table-cell table:formula="of:=LEN([.A137])" office:value-type="float" office:value="3" calcext:value-type="float">
            <text:p>3</text:p>
          </table:table-cell>
          <table:table-cell table:formula="of:=LEN([.C137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  <table:table-cell office:value-type="string" calcext:value-type="string">
            <text:p>Ypik-Sprachen</text:p>
          </table:table-cell>
          <table:table-cell table:formula="of:=LEN([.A138])" office:value-type="float" office:value="3" calcext:value-type="float">
            <text:p>3</text:p>
          </table:table-cell>
          <table:table-cell table:formula="of:=LEN([.C138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  <table:table-cell office:value-type="string" calcext:value-type="string">
            <text:p>Zande-Sprachen</text:p>
          </table:table-cell>
          <table:table-cell table:formula="of:=LEN([.A139])" office:value-type="float" office:value="3" calcext:value-type="float">
            <text:p>3</text:p>
          </table:table-cell>
          <table:table-cell table:formula="of:=LEN([.C139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dut (B)</text:p>
            <text:p>nld (T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 office:value-type="string" calcext:value-type="string">
            <text:p>Niederländisch</text:p>
          </table:table-cell>
          <table:table-cell table:formula="of:=LEN([.A140])" office:value-type="float" office:value="15" calcext:value-type="float">
            <text:p>15</text:p>
          </table:table-cell>
          <table:table-cell table:formula="of:=LEN([.C140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ut (B)</text:p>
            <text:p>nld (T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 office:value-type="string" calcext:value-type="string">
            <text:p>Niederländisch</text:p>
          </table:table-cell>
          <table:table-cell table:formula="of:=LEN([.A141])" office:value-type="float" office:value="15" calcext:value-type="float">
            <text:p>15</text:p>
          </table:table-cell>
          <table:table-cell table:formula="of:=LEN([.C141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  <table:table-cell office:value-type="string" calcext:value-type="string">
            <text:p>Adygisch</text:p>
          </table:table-cell>
          <table:table-cell table:formula="of:=LEN([.A142])" office:value-type="float" office:value="3" calcext:value-type="float">
            <text:p>3</text:p>
          </table:table-cell>
          <table:table-cell table:formula="of:=LEN([.C142])"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  <table:table-cell office:value-type="string" calcext:value-type="string">
            <text:p>Altaisch</text:p>
          </table:table-cell>
          <table:table-cell table:formula="of:=LEN([.A143])" office:value-type="float" office:value="3" calcext:value-type="float">
            <text:p>3</text:p>
          </table:table-cell>
          <table:table-cell table:formula="of:=LEN([.C143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  <table:table-cell office:value-type="string" calcext:value-type="string">
            <text:p>Chinook-Jargon</text:p>
          </table:table-cell>
          <table:table-cell table:formula="of:=LEN([.A144])" office:value-type="float" office:value="3" calcext:value-type="float">
            <text:p>3</text:p>
          </table:table-cell>
          <table:table-cell table:formula="of:=LEN([.C144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  <table:table-cell office:value-type="string" calcext:value-type="string">
            <text:p>Kikuyu-Sprache</text:p>
          </table:table-cell>
          <table:table-cell table:formula="of:=LEN([.A145])" office:value-type="float" office:value="3" calcext:value-type="float">
            <text:p>3</text:p>
          </table:table-cell>
          <table:table-cell table:formula="of:=LEN([.C145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  <table:table-cell office:value-type="string" calcext:value-type="string">
            <text:p>Navajo-Sprache</text:p>
          </table:table-cell>
          <table:table-cell table:formula="of:=LEN([.A146])" office:value-type="float" office:value="3" calcext:value-type="float">
            <text:p>3</text:p>
          </table:table-cell>
          <table:table-cell table:formula="of:=LEN([.C146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  <table:table-cell office:value-type="string" calcext:value-type="string">
            <text:p>Paschtu</text:p>
          </table:table-cell>
          <table:table-cell table:formula="of:=LEN([.A147])" office:value-type="float" office:value="3" calcext:value-type="float">
            <text:p>3</text:p>
          </table:table-cell>
          <table:table-cell table:formula="of:=LEN([.C147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  <table:table-cell office:value-type="string" calcext:value-type="string">
            <text:p>Zeichensprachen</text:p>
          </table:table-cell>
          <table:table-cell table:formula="of:=LEN([.A148])" office:value-type="float" office:value="3" calcext:value-type="float">
            <text:p>3</text:p>
          </table:table-cell>
          <table:table-cell table:formula="of:=LEN([.C148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  <table:table-cell office:value-type="string" calcext:value-type="string">
            <text:p>Saamisch</text:p>
          </table:table-cell>
          <table:table-cell table:formula="of:=LEN([.A149])" office:value-type="float" office:value="3" calcext:value-type="float">
            <text:p>3</text:p>
          </table:table-cell>
          <table:table-cell table:formula="of:=LEN([.C149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  <table:table-cell office:value-type="string" calcext:value-type="string">
            <text:p>Tupi-Sprache</text:p>
          </table:table-cell>
          <table:table-cell table:formula="of:=LEN([.A150])" office:value-type="float" office:value="3" calcext:value-type="float">
            <text:p>3</text:p>
          </table:table-cell>
          <table:table-cell table:formula="of:=LEN([.C150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  <table:table-cell office:value-type="string" calcext:value-type="string">
            <text:p>Uigurisch</text:p>
          </table:table-cell>
          <table:table-cell table:formula="of:=LEN([.A151])" office:value-type="float" office:value="3" calcext:value-type="float">
            <text:p>3</text:p>
          </table:table-cell>
          <table:table-cell table:formula="of:=LEN([.C151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</text:p>
          </table:table-cell>
          <table:table-cell table:formula="of:=LEN([.A152])" office:value-type="float" office:value="3" calcext:value-type="float">
            <text:p>3</text:p>
          </table:table-cell>
          <table:table-cell table:formula="of:=LEN([.C152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  <table:table-cell office:value-type="string" calcext:value-type="string">
            <text:p>Niedersorbisch</text:p>
          </table:table-cell>
          <table:table-cell table:formula="of:=LEN([.A153])" office:value-type="float" office:value="3" calcext:value-type="float">
            <text:p>3</text:p>
          </table:table-cell>
          <table:table-cell table:formula="of:=LEN([.C153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  <table:table-cell office:value-type="string" calcext:value-type="string">
            <text:p>Obersorbisch</text:p>
          </table:table-cell>
          <table:table-cell table:formula="of:=LEN([.A154])" office:value-type="float" office:value="3" calcext:value-type="float">
            <text:p>3</text:p>
          </table:table-cell>
          <table:table-cell table:formula="of:=LEN([.C154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  <table:table-cell office:value-type="string" calcext:value-type="string">
            <text:p>Ijo-Sprache</text:p>
          </table:table-cell>
          <table:table-cell table:formula="of:=LEN([.A155])" office:value-type="float" office:value="3" calcext:value-type="float">
            <text:p>3</text:p>
          </table:table-cell>
          <table:table-cell table:formula="of:=LEN([.C155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  <table:table-cell office:value-type="string" calcext:value-type="string">
            <text:p>Jüdisch-Persisch</text:p>
          </table:table-cell>
          <table:table-cell table:formula="of:=LEN([.A156])" office:value-type="float" office:value="3" calcext:value-type="float">
            <text:p>3</text:p>
          </table:table-cell>
          <table:table-cell table:formula="of:=LEN([.C156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  <table:table-cell office:value-type="string" calcext:value-type="string">
            <text:p>Kambodschanisch</text:p>
          </table:table-cell>
          <table:table-cell table:formula="of:=LEN([.A157])" office:value-type="float" office:value="3" calcext:value-type="float">
            <text:p>3</text:p>
          </table:table-cell>
          <table:table-cell table:formula="of:=LEN([.C157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  <table:table-cell office:value-type="string" calcext:value-type="string">
            <text:p>Kru-Sprachen (Andere)</text:p>
          </table:table-cell>
          <table:table-cell table:formula="of:=LEN([.A158])" office:value-type="float" office:value="3" calcext:value-type="float">
            <text:p>3</text:p>
          </table:table-cell>
          <table:table-cell table:formula="of:=LEN([.C158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  <table:table-cell office:value-type="string" calcext:value-type="string">
            <text:p>Südsaamisch</text:p>
          </table:table-cell>
          <table:table-cell table:formula="of:=LEN([.A159])" office:value-type="float" office:value="3" calcext:value-type="float">
            <text:p>3</text:p>
          </table:table-cell>
          <table:table-cell table:formula="of:=LEN([.C159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  <table:table-cell office:value-type="string" calcext:value-type="string">
            <text:p>Nordsaamisch</text:p>
          </table:table-cell>
          <table:table-cell table:formula="of:=LEN([.A160])" office:value-type="float" office:value="3" calcext:value-type="float">
            <text:p>3</text:p>
          </table:table-cell>
          <table:table-cell table:formula="of:=LEN([.C160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  <table:table-cell office:value-type="string" calcext:value-type="string">
            <text:p>Thaisprachen (Andere)</text:p>
          </table:table-cell>
          <table:table-cell table:formula="of:=LEN([.A161])" office:value-type="float" office:value="3" calcext:value-type="float">
            <text:p>3</text:p>
          </table:table-cell>
          <table:table-cell table:formula="of:=LEN([.C16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  <table:table-cell office:value-type="string" calcext:value-type="string">
            <text:p>Tonga (Bantusprache, Sambia)</text:p>
          </table:table-cell>
          <table:table-cell table:formula="of:=LEN([.A162])" office:value-type="float" office:value="3" calcext:value-type="float">
            <text:p>3</text:p>
          </table:table-cell>
          <table:table-cell table:formula="of:=LEN([.C162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  <table:table-cell office:value-type="string" calcext:value-type="string">
            <text:p>Kalmückisch</text:p>
          </table:table-cell>
          <table:table-cell table:formula="of:=LEN([.A163])" office:value-type="float" office:value="3" calcext:value-type="float">
            <text:p>3</text:p>
          </table:table-cell>
          <table:table-cell table:formula="of:=LEN([.C163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  <table:table-cell office:value-type="string" calcext:value-type="string">
            <text:p>Karibische Sprachen</text:p>
          </table:table-cell>
          <table:table-cell table:formula="of:=LEN([.A164])" office:value-type="float" office:value="3" calcext:value-type="float">
            <text:p>3</text:p>
          </table:table-cell>
          <table:table-cell table:formula="of:=LEN([.C164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  <table:table-cell office:value-type="string" calcext:value-type="string">
            <text:p>Jüdisch-Arabisch</text:p>
          </table:table-cell>
          <table:table-cell table:formula="of:=LEN([.A165])" office:value-type="float" office:value="3" calcext:value-type="float">
            <text:p>3</text:p>
          </table:table-cell>
          <table:table-cell table:formula="of:=LEN([.C16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-Sprache</text:p>
          </table:table-cell>
          <table:table-cell table:formula="of:=LEN([.A166])" office:value-type="float" office:value="3" calcext:value-type="float">
            <text:p>3</text:p>
          </table:table-cell>
          <table:table-cell table:formula="of:=LEN([.C166])"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  <table:table-cell office:value-type="string" calcext:value-type="string">
            <text:p>Sranantongo</text:p>
          </table:table-cell>
          <table:table-cell table:formula="of:=LEN([.A167])" office:value-type="float" office:value="3" calcext:value-type="float">
            <text:p>3</text:p>
          </table:table-cell>
          <table:table-cell table:formula="of:=LEN([.C167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  <table:table-cell office:value-type="string" calcext:value-type="string">
            <text:p>Nicht zu entscheiden</text:p>
          </table:table-cell>
          <table:table-cell table:formula="of:=LEN([.A168])" office:value-type="float" office:value="3" calcext:value-type="float">
            <text:p>3</text:p>
          </table:table-cell>
          <table:table-cell table:formula="of:=LEN([.C168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  <table:table-cell office:value-type="string" calcext:value-type="string">
            <text:p>Aserbeidschanisch</text:p>
          </table:table-cell>
          <table:table-cell table:formula="of:=LEN([.A169])" office:value-type="float" office:value="3" calcext:value-type="float">
            <text:p>3</text:p>
          </table:table-cell>
          <table:table-cell table:formula="of:=LEN([.C169])"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  <table:table-cell office:value-type="string" calcext:value-type="string">
            <text:p>Bilin-Sprache</text:p>
          </table:table-cell>
          <table:table-cell table:formula="of:=LEN([.A170])" office:value-type="float" office:value="3" calcext:value-type="float">
            <text:p>3</text:p>
          </table:table-cell>
          <table:table-cell table:formula="of:=LEN([.C170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  <table:table-cell office:value-type="string" calcext:value-type="string">
            <text:p>Miao-Sprachen</text:p>
          </table:table-cell>
          <table:table-cell table:formula="of:=LEN([.A171])" office:value-type="float" office:value="3" calcext:value-type="float">
            <text:p>3</text:p>
          </table:table-cell>
          <table:table-cell table:formula="of:=LEN([.C171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  <table:table-cell office:value-type="string" calcext:value-type="string">
            <text:p>Karakalpakisch</text:p>
          </table:table-cell>
          <table:table-cell table:formula="of:=LEN([.A172])" office:value-type="float" office:value="3" calcext:value-type="float">
            <text:p>3</text:p>
          </table:table-cell>
          <table:table-cell table:formula="of:=LEN([.C172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nda-Sprache</text:p>
          </table:table-cell>
          <table:table-cell table:formula="of:=LEN([.A173])" office:value-type="float" office:value="3" calcext:value-type="float">
            <text:p>3</text:p>
          </table:table-cell>
          <table:table-cell table:formula="of:=LEN([.C173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arschallesisch</text:p>
          </table:table-cell>
          <table:table-cell table:formula="of:=LEN([.A174])" office:value-type="float" office:value="3" calcext:value-type="float">
            <text:p>3</text:p>
          </table:table-cell>
          <table:table-cell table:formula="of:=LEN([.C174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nangkabau-Sprache</text:p>
          </table:table-cell>
          <table:table-cell table:formula="of:=LEN([.A175])" office:value-type="float" office:value="3" calcext:value-type="float">
            <text:p>3</text:p>
          </table:table-cell>
          <table:table-cell table:formula="of:=LEN([.C175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ac (B)</text:p>
            <text:p>mkd (T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kedonisch</text:p>
          </table:table-cell>
          <table:table-cell table:formula="of:=LEN([.A176])" office:value-type="float" office:value="15" calcext:value-type="float">
            <text:p>15</text:p>
          </table:table-cell>
          <table:table-cell table:formula="of:=LEN([.C176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mac (B)</text:p>
            <text:p>mkd (T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kedonisch</text:p>
          </table:table-cell>
          <table:table-cell table:formula="of:=LEN([.A177])" office:value-type="float" office:value="15" calcext:value-type="float">
            <text:p>15</text:p>
          </table:table-cell>
          <table:table-cell table:formula="of:=LEN([.C177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Weißrussisch</text:p>
          </table:table-cell>
          <table:table-cell table:formula="of:=LEN([.A178])" office:value-type="float" office:value="3" calcext:value-type="float">
            <text:p>3</text:p>
          </table:table-cell>
          <table:table-cell table:formula="of:=LEN([.C178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Gilbertesisch</text:p>
          </table:table-cell>
          <table:table-cell table:formula="of:=LEN([.A179])" office:value-type="float" office:value="3" calcext:value-type="float">
            <text:p>3</text:p>
          </table:table-cell>
          <table:table-cell table:formula="of:=LEN([.C179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  <table:table-cell office:value-type="string" calcext:value-type="string">
            <text:p>Hiligaynon-Sprache</text:p>
          </table:table-cell>
          <table:table-cell table:formula="of:=LEN([.A180])" office:value-type="float" office:value="3" calcext:value-type="float">
            <text:p>3</text:p>
          </table:table-cell>
          <table:table-cell table:formula="of:=LEN([.C180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  <table:table-cell office:value-type="string" calcext:value-type="string">
            <text:p>Bahasa Indonesia</text:p>
          </table:table-cell>
          <table:table-cell table:formula="of:=LEN([.A181])" office:value-type="float" office:value="3" calcext:value-type="float">
            <text:p>3</text:p>
          </table:table-cell>
          <table:table-cell table:formula="of:=LEN([.C181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  <table:table-cell office:value-type="string" calcext:value-type="string">
            <text:p>Litauisch</text:p>
          </table:table-cell>
          <table:table-cell table:formula="of:=LEN([.A182])" office:value-type="float" office:value="3" calcext:value-type="float">
            <text:p>3</text:p>
          </table:table-cell>
          <table:table-cell table:formula="of:=LEN([.C182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  <table:table-cell office:value-type="string" calcext:value-type="string">
            <text:p>Lulua-Sprache</text:p>
          </table:table-cell>
          <table:table-cell table:formula="of:=LEN([.A183])" office:value-type="float" office:value="3" calcext:value-type="float">
            <text:p>3</text:p>
          </table:table-cell>
          <table:table-cell table:formula="of:=LEN([.C183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  <table:table-cell office:value-type="string" calcext:value-type="string">
            <text:p>Neapel / Mundart</text:p>
          </table:table-cell>
          <table:table-cell table:formula="of:=LEN([.A184])" office:value-type="float" office:value="3" calcext:value-type="float">
            <text:p>3</text:p>
          </table:table-cell>
          <table:table-cell table:formula="of:=LEN([.C184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  <table:table-cell office:value-type="string" calcext:value-type="string">
            <text:p>Altnorwegisch</text:p>
          </table:table-cell>
          <table:table-cell table:formula="of:=LEN([.A185])" office:value-type="float" office:value="3" calcext:value-type="float">
            <text:p>3</text:p>
          </table:table-cell>
          <table:table-cell table:formula="of:=LEN([.C185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Pangasinan-Sprache</text:p>
          </table:table-cell>
          <table:table-cell table:formula="of:=LEN([.A186])" office:value-type="float" office:value="3" calcext:value-type="float">
            <text:p>3</text:p>
          </table:table-cell>
          <table:table-cell table:formula="of:=LEN([.C186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 table:formula="of:=LEN([.A187])" office:value-type="float" office:value="3" calcext:value-type="float">
            <text:p>3</text:p>
          </table:table-cell>
          <table:table-cell table:formula="of:=LEN([.C187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  <table:table-cell office:value-type="string" calcext:value-type="string">
            <text:p>Phönikisch</text:p>
          </table:table-cell>
          <table:table-cell table:formula="of:=LEN([.A188])" office:value-type="float" office:value="3" calcext:value-type="float">
            <text:p>3</text:p>
          </table:table-cell>
          <table:table-cell table:formula="of:=LEN([.C188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iesisch</text:p>
          </table:table-cell>
          <table:table-cell table:formula="of:=LEN([.A189])" office:value-type="float" office:value="3" calcext:value-type="float">
            <text:p>3</text:p>
          </table:table-cell>
          <table:table-cell table:formula="of:=LEN([.C189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 table:formula="of:=LEN([.A190])" office:value-type="float" office:value="3" calcext:value-type="float">
            <text:p>3</text:p>
          </table:table-cell>
          <table:table-cell table:formula="of:=LEN([.C190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  <table:table-cell office:value-type="string" calcext:value-type="string">
            <text:p>Inarisaamisch</text:p>
          </table:table-cell>
          <table:table-cell table:formula="of:=LEN([.A191])" office:value-type="float" office:value="3" calcext:value-type="float">
            <text:p>3</text:p>
          </table:table-cell>
          <table:table-cell table:formula="of:=LEN([.C191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  <table:table-cell office:value-type="string" calcext:value-type="string">
            <text:p>Skoltsaamisch</text:p>
          </table:table-cell>
          <table:table-cell table:formula="of:=LEN([.A192])" office:value-type="float" office:value="3" calcext:value-type="float">
            <text:p>3</text:p>
          </table:table-cell>
          <table:table-cell table:formula="of:=LEN([.C192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  <table:table-cell office:value-type="string" calcext:value-type="string">
            <text:p>Vietnamesisch</text:p>
          </table:table-cell>
          <table:table-cell table:formula="of:=LEN([.A193])" office:value-type="float" office:value="3" calcext:value-type="float">
            <text:p>3</text:p>
          </table:table-cell>
          <table:table-cell table:formula="of:=LEN([.C193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ice (B)</text:p>
            <text:p>isl (T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ändisch</text:p>
          </table:table-cell>
          <table:table-cell table:formula="of:=LEN([.A194])" office:value-type="float" office:value="15" calcext:value-type="float">
            <text:p>15</text:p>
          </table:table-cell>
          <table:table-cell table:formula="of:=LEN([.C194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ice (B)</text:p>
            <text:p>isl (T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ändisch</text:p>
          </table:table-cell>
          <table:table-cell table:formula="of:=LEN([.A195])" office:value-type="float" office:value="15" calcext:value-type="float">
            <text:p>15</text:p>
          </table:table-cell>
          <table:table-cell table:formula="of:=LEN([.C19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  <table:table-cell office:value-type="string" calcext:value-type="string">
            <text:p>Abchasisch</text:p>
          </table:table-cell>
          <table:table-cell table:formula="of:=LEN([.A196])" office:value-type="float" office:value="3" calcext:value-type="float">
            <text:p>3</text:p>
          </table:table-cell>
          <table:table-cell table:formula="of:=LEN([.C19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 table:formula="of:=LEN([.A197])" office:value-type="float" office:value="3" calcext:value-type="float">
            <text:p>3</text:p>
          </table:table-cell>
          <table:table-cell table:formula="of:=LEN([.C197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  <table:table-cell office:value-type="string" calcext:value-type="string">
            <text:p>Aragonesisch</text:p>
          </table:table-cell>
          <table:table-cell table:formula="of:=LEN([.A198])" office:value-type="float" office:value="3" calcext:value-type="float">
            <text:p>3</text:p>
          </table:table-cell>
          <table:table-cell table:formula="of:=LEN([.C19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  <table:table-cell office:value-type="string" calcext:value-type="string">
            <text:p>Edo-Sprache</text:p>
          </table:table-cell>
          <table:table-cell table:formula="of:=LEN([.A199])" office:value-type="float" office:value="3" calcext:value-type="float">
            <text:p>3</text:p>
          </table:table-cell>
          <table:table-cell table:formula="of:=LEN([.C199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  <table:table-cell office:value-type="string" calcext:value-type="string">
            <text:p>Bulgarisch</text:p>
          </table:table-cell>
          <table:table-cell table:formula="of:=LEN([.A200])" office:value-type="float" office:value="3" calcext:value-type="float">
            <text:p>3</text:p>
          </table:table-cell>
          <table:table-cell table:formula="of:=LEN([.C200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  <table:table-cell office:value-type="string" calcext:value-type="string">
            <text:p>Kaschubisch</text:p>
          </table:table-cell>
          <table:table-cell table:formula="of:=LEN([.A201])" office:value-type="float" office:value="3" calcext:value-type="float">
            <text:p>3</text:p>
          </table:table-cell>
          <table:table-cell table:formula="of:=LEN([.C201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  <table:table-cell office:value-type="string" calcext:value-type="string">
            <text:p>Esperanto</text:p>
          </table:table-cell>
          <table:table-cell table:formula="of:=LEN([.A202])" office:value-type="float" office:value="3" calcext:value-type="float">
            <text:p>3</text:p>
          </table:table-cell>
          <table:table-cell table:formula="of:=LEN([.C202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Gorontalesisch</text:p>
          </table:table-cell>
          <table:table-cell table:formula="of:=LEN([.A203])" office:value-type="float" office:value="3" calcext:value-type="float">
            <text:p>3</text:p>
          </table:table-cell>
          <table:table-cell table:formula="of:=LEN([.C203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-Motu</text:p>
          </table:table-cell>
          <table:table-cell table:formula="of:=LEN([.A204])" office:value-type="float" office:value="3" calcext:value-type="float">
            <text:p>3</text:p>
          </table:table-cell>
          <table:table-cell table:formula="of:=LEN([.C20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  <table:table-cell office:value-type="string" calcext:value-type="string">
            <text:p>Ungarisch</text:p>
          </table:table-cell>
          <table:table-cell table:formula="of:=LEN([.A205])" office:value-type="float" office:value="3" calcext:value-type="float">
            <text:p>3</text:p>
          </table:table-cell>
          <table:table-cell table:formula="of:=LEN([.C20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 table:formula="of:=LEN([.A206])" office:value-type="float" office:value="3" calcext:value-type="float">
            <text:p>3</text:p>
          </table:table-cell>
          <table:table-cell table:formula="of:=LEN([.C20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  <table:table-cell office:value-type="string" calcext:value-type="string">
            <text:p>Kabardinisch</text:p>
          </table:table-cell>
          <table:table-cell table:formula="of:=LEN([.A207])" office:value-type="float" office:value="3" calcext:value-type="float">
            <text:p>3</text:p>
          </table:table-cell>
          <table:table-cell table:formula="of:=LEN([.C207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 table:formula="of:=LEN([.A208])" office:value-type="float" office:value="3" calcext:value-type="float">
            <text:p>3</text:p>
          </table:table-cell>
          <table:table-cell table:formula="of:=LEN([.C20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Mongolisch</text:p>
          </table:table-cell>
          <table:table-cell table:formula="of:=LEN([.A209])" office:value-type="float" office:value="3" calcext:value-type="float">
            <text:p>3</text:p>
          </table:table-cell>
          <table:table-cell table:formula="of:=LEN([.C209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  <table:table-cell office:value-type="string" calcext:value-type="string">
            <text:p>Mirandesisch</text:p>
          </table:table-cell>
          <table:table-cell table:formula="of:=LEN([.A210])" office:value-type="float" office:value="3" calcext:value-type="float">
            <text:p>3</text:p>
          </table:table-cell>
          <table:table-cell table:formula="of:=LEN([.C210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  <table:table-cell office:value-type="string" calcext:value-type="string">
            <text:p>Norwegisch</text:p>
          </table:table-cell>
          <table:table-cell table:formula="of:=LEN([.A211])" office:value-type="float" office:value="3" calcext:value-type="float">
            <text:p>3</text:p>
          </table:table-cell>
          <table:table-cell table:formula="of:=LEN([.C211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  <table:table-cell office:value-type="string" calcext:value-type="string">
            <text:p>Ponapeanisch</text:p>
          </table:table-cell>
          <table:table-cell table:formula="of:=LEN([.A212])" office:value-type="float" office:value="3" calcext:value-type="float">
            <text:p>3</text:p>
          </table:table-cell>
          <table:table-cell table:formula="of:=LEN([.C212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  <table:table-cell office:value-type="string" calcext:value-type="string">
            <text:p>Slowenisch</text:p>
          </table:table-cell>
          <table:table-cell table:formula="of:=LEN([.A213])" office:value-type="float" office:value="3" calcext:value-type="float">
            <text:p>3</text:p>
          </table:table-cell>
          <table:table-cell table:formula="of:=LEN([.C213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  <table:table-cell office:value-type="string" calcext:value-type="string">
            <text:p>Lulesaamisch</text:p>
          </table:table-cell>
          <table:table-cell table:formula="of:=LEN([.A214])" office:value-type="float" office:value="3" calcext:value-type="float">
            <text:p>3</text:p>
          </table:table-cell>
          <table:table-cell table:formula="of:=LEN([.C21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  <table:table-cell office:value-type="string" calcext:value-type="string">
            <text:p>Sardisch</text:p>
          </table:table-cell>
          <table:table-cell table:formula="of:=LEN([.A215])" office:value-type="float" office:value="3" calcext:value-type="float">
            <text:p>3</text:p>
          </table:table-cell>
          <table:table-cell table:formula="of:=LEN([.C21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  <table:table-cell office:value-type="string" calcext:value-type="string">
            <text:p>Sundanesisch</text:p>
          </table:table-cell>
          <table:table-cell table:formula="of:=LEN([.A216])" office:value-type="float" office:value="3" calcext:value-type="float">
            <text:p>3</text:p>
          </table:table-cell>
          <table:table-cell table:formula="of:=LEN([.C216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Neumelanesisch</text:p>
          </table:table-cell>
          <table:table-cell table:formula="of:=LEN([.A217])" office:value-type="float" office:value="3" calcext:value-type="float">
            <text:p>3</text:p>
          </table:table-cell>
          <table:table-cell table:formula="of:=LEN([.C217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imshian-Sprache</text:p>
          </table:table-cell>
          <table:table-cell table:formula="of:=LEN([.A218])" office:value-type="float" office:value="3" calcext:value-type="float">
            <text:p>3</text:p>
          </table:table-cell>
          <table:table-cell table:formula="of:=LEN([.C21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  <table:table-cell office:value-type="string" calcext:value-type="string">
            <text:p>Ukrainisch</text:p>
          </table:table-cell>
          <table:table-cell table:formula="of:=LEN([.A219])" office:value-type="float" office:value="3" calcext:value-type="float">
            <text:p>3</text:p>
          </table:table-cell>
          <table:table-cell table:formula="of:=LEN([.C219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alb (B)</text:p>
            <text:p>sqi (T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sch</text:p>
          </table:table-cell>
          <table:table-cell table:formula="of:=LEN([.A220])" office:value-type="float" office:value="15" calcext:value-type="float">
            <text:p>15</text:p>
          </table:table-cell>
          <table:table-cell table:formula="of:=LEN([.C22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rm (B)</text:p>
            <text:p>hye (T)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sch</text:p>
          </table:table-cell>
          <table:table-cell table:formula="of:=LEN([.A221])" office:value-type="float" office:value="15" calcext:value-type="float">
            <text:p>15</text:p>
          </table:table-cell>
          <table:table-cell table:formula="of:=LEN([.C221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eo (B)</text:p>
            <text:p>kat (T)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sch</text:p>
          </table:table-cell>
          <table:table-cell table:formula="of:=LEN([.A222])" office:value-type="float" office:value="15" calcext:value-type="float">
            <text:p>15</text:p>
          </table:table-cell>
          <table:table-cell table:formula="of:=LEN([.C222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rm (B)</text:p>
            <text:p>hye (T)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sch</text:p>
          </table:table-cell>
          <table:table-cell table:formula="of:=LEN([.A223])" office:value-type="float" office:value="15" calcext:value-type="float">
            <text:p>15</text:p>
          </table:table-cell>
          <table:table-cell table:formula="of:=LEN([.C223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eo (B)</text:p>
            <text:p>kat (T)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sch</text:p>
          </table:table-cell>
          <table:table-cell table:formula="of:=LEN([.A224])" office:value-type="float" office:value="15" calcext:value-type="float">
            <text:p>15</text:p>
          </table:table-cell>
          <table:table-cell table:formula="of:=LEN([.C224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lb (B)</text:p>
            <text:p>sqi (T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sch</text:p>
          </table:table-cell>
          <table:table-cell table:formula="of:=LEN([.A225])" office:value-type="float" office:value="15" calcext:value-type="float">
            <text:p>15</text:p>
          </table:table-cell>
          <table:table-cell table:formula="of:=LEN([.C22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h-Sprache</text:p>
          </table:table-cell>
          <table:table-cell table:formula="of:=LEN([.A226])" office:value-type="float" office:value="3" calcext:value-type="float">
            <text:p>3</text:p>
          </table:table-cell>
          <table:table-cell table:formula="of:=LEN([.C22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 table:formula="of:=LEN([.A227])" office:value-type="float" office:value="3" calcext:value-type="float">
            <text:p>3</text:p>
          </table:table-cell>
          <table:table-cell table:formula="of:=LEN([.C22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  <table:table-cell office:value-type="string" calcext:value-type="string">
            <text:p>Akkadisch</text:p>
          </table:table-cell>
          <table:table-cell table:formula="of:=LEN([.A228])" office:value-type="float" office:value="3" calcext:value-type="float">
            <text:p>3</text:p>
          </table:table-cell>
          <table:table-cell table:formula="of:=LEN([.C22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  <table:table-cell office:value-type="string" calcext:value-type="string">
            <text:p>Assamesisch</text:p>
          </table:table-cell>
          <table:table-cell table:formula="of:=LEN([.A229])" office:value-type="float" office:value="3" calcext:value-type="float">
            <text:p>3</text:p>
          </table:table-cell>
          <table:table-cell table:formula="of:=LEN([.C22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  <table:table-cell office:value-type="string" calcext:value-type="string">
            <text:p>Balinesisch</text:p>
          </table:table-cell>
          <table:table-cell table:formula="of:=LEN([.A230])" office:value-type="float" office:value="3" calcext:value-type="float">
            <text:p>3</text:p>
          </table:table-cell>
          <table:table-cell table:formula="of:=LEN([.C230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 table:formula="of:=LEN([.A231])" office:value-type="float" office:value="3" calcext:value-type="float">
            <text:p>3</text:p>
          </table:table-cell>
          <table:table-cell table:formula="of:=LEN([.C23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  <table:table-cell office:value-type="string" calcext:value-type="string">
            <text:p>Bugi-Sprache</text:p>
          </table:table-cell>
          <table:table-cell table:formula="of:=LEN([.A232])" office:value-type="float" office:value="3" calcext:value-type="float">
            <text:p>3</text:p>
          </table:table-cell>
          <table:table-cell table:formula="of:=LEN([.C232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-Sprache</text:p>
          </table:table-cell>
          <table:table-cell table:formula="of:=LEN([.A233])" office:value-type="float" office:value="3" calcext:value-type="float">
            <text:p>3</text:p>
          </table:table-cell>
          <table:table-cell table:formula="of:=LEN([.C23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  <table:table-cell office:value-type="string" calcext:value-type="string">
            <text:p>Tschagataisch</text:p>
          </table:table-cell>
          <table:table-cell table:formula="of:=LEN([.A234])" office:value-type="float" office:value="3" calcext:value-type="float">
            <text:p>3</text:p>
          </table:table-cell>
          <table:table-cell table:formula="of:=LEN([.C23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  <table:table-cell office:value-type="string" calcext:value-type="string">
            <text:p>Trukesisch</text:p>
          </table:table-cell>
          <table:table-cell table:formula="of:=LEN([.A235])" office:value-type="float" office:value="3" calcext:value-type="float">
            <text:p>3</text:p>
          </table:table-cell>
          <table:table-cell table:formula="of:=LEN([.C235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-Sprache</text:p>
          </table:table-cell>
          <table:table-cell table:formula="of:=LEN([.A236])" office:value-type="float" office:value="3" calcext:value-type="float">
            <text:p>3</text:p>
          </table:table-cell>
          <table:table-cell table:formula="of:=LEN([.C236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Cheyenne-Sprache</text:p>
          </table:table-cell>
          <table:table-cell table:formula="of:=LEN([.A237])" office:value-type="float" office:value="3" calcext:value-type="float">
            <text:p>3</text:p>
          </table:table-cell>
          <table:table-cell table:formula="of:=LEN([.C23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Korsisch</text:p>
          </table:table-cell>
          <table:table-cell table:formula="of:=LEN([.A238])" office:value-type="float" office:value="3" calcext:value-type="float">
            <text:p>3</text:p>
          </table:table-cell>
          <table:table-cell table:formula="of:=LEN([.C238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laware-Sprache</text:p>
          </table:table-cell>
          <table:table-cell table:formula="of:=LEN([.A239])" office:value-type="float" office:value="3" calcext:value-type="float">
            <text:p>3</text:p>
          </table:table-cell>
          <table:table-cell table:formula="of:=LEN([.C23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table:formula="of:=LEN([.A240])" office:value-type="float" office:value="3" calcext:value-type="float">
            <text:p>3</text:p>
          </table:table-cell>
          <table:table-cell table:formula="of:=LEN([.C240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  <table:table-cell office:value-type="string" calcext:value-type="string">
            <text:p>Estnisch</text:p>
          </table:table-cell>
          <table:table-cell table:formula="of:=LEN([.A241])" office:value-type="float" office:value="3" calcext:value-type="float">
            <text:p>3</text:p>
          </table:table-cell>
          <table:table-cell table:formula="of:=LEN([.C24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  <table:table-cell office:value-type="string" calcext:value-type="string">
            <text:p>Friulisch</text:p>
          </table:table-cell>
          <table:table-cell table:formula="of:=LEN([.A242])" office:value-type="float" office:value="3" calcext:value-type="float">
            <text:p>3</text:p>
          </table:table-cell>
          <table:table-cell table:formula="of:=LEN([.C24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  <table:table-cell office:value-type="string" calcext:value-type="string">
            <text:p>Galicisch</text:p>
          </table:table-cell>
          <table:table-cell table:formula="of:=LEN([.A243])" office:value-type="float" office:value="3" calcext:value-type="float">
            <text:p>3</text:p>
          </table:table-cell>
          <table:table-cell table:formula="of:=LEN([.C243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  <table:table-cell office:value-type="string" calcext:value-type="string">
            <text:p>Gujarati-Sprache</text:p>
          </table:table-cell>
          <table:table-cell table:formula="of:=LEN([.A244])" office:value-type="float" office:value="3" calcext:value-type="float">
            <text:p>3</text:p>
          </table:table-cell>
          <table:table-cell table:formula="of:=LEN([.C244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  <table:table-cell office:value-type="string" calcext:value-type="string">
            <text:p>Kutchin-Sprache</text:p>
          </table:table-cell>
          <table:table-cell table:formula="of:=LEN([.A245])" office:value-type="float" office:value="3" calcext:value-type="float">
            <text:p>3</text:p>
          </table:table-cell>
          <table:table-cell table:formula="of:=LEN([.C24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  <table:table-cell office:value-type="string" calcext:value-type="string">
            <text:p>Hawaiisch</text:p>
          </table:table-cell>
          <table:table-cell table:formula="of:=LEN([.A246])" office:value-type="float" office:value="3" calcext:value-type="float">
            <text:p>3</text:p>
          </table:table-cell>
          <table:table-cell table:formula="of:=LEN([.C24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  <table:table-cell office:value-type="string" calcext:value-type="string">
            <text:p>Kroatisch </text:p>
          </table:table-cell>
          <table:table-cell table:formula="of:=LEN([.A247])" office:value-type="float" office:value="3" calcext:value-type="float">
            <text:p>3</text:p>
          </table:table-cell>
          <table:table-cell table:formula="of:=LEN([.C24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  <table:table-cell office:value-type="string" calcext:value-type="string">
            <text:p>Javanisch</text:p>
          </table:table-cell>
          <table:table-cell table:formula="of:=LEN([.A248])" office:value-type="float" office:value="3" calcext:value-type="float">
            <text:p>3</text:p>
          </table:table-cell>
          <table:table-cell table:formula="of:=LEN([.C24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  <table:table-cell office:value-type="string" calcext:value-type="string">
            <text:p>Japanisch</text:p>
          </table:table-cell>
          <table:table-cell table:formula="of:=LEN([.A249])" office:value-type="float" office:value="3" calcext:value-type="float">
            <text:p>3</text:p>
          </table:table-cell>
          <table:table-cell table:formula="of:=LEN([.C24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chmiri</text:p>
          </table:table-cell>
          <table:table-cell table:formula="of:=LEN([.A250])" office:value-type="float" office:value="3" calcext:value-type="float">
            <text:p>3</text:p>
          </table:table-cell>
          <table:table-cell table:formula="of:=LEN([.C25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  <table:table-cell office:value-type="string" calcext:value-type="string">
            <text:p>Kimbundu-Sprache</text:p>
          </table:table-cell>
          <table:table-cell table:formula="of:=LEN([.A251])" office:value-type="float" office:value="3" calcext:value-type="float">
            <text:p>3</text:p>
          </table:table-cell>
          <table:table-cell table:formula="of:=LEN([.C25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  <table:table-cell office:value-type="string" calcext:value-type="string">
            <text:p>Kosraeanisch</text:p>
          </table:table-cell>
          <table:table-cell table:formula="of:=LEN([.A252])" office:value-type="float" office:value="3" calcext:value-type="float">
            <text:p>3</text:p>
          </table:table-cell>
          <table:table-cell table:formula="of:=LEN([.C25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  <table:table-cell office:value-type="string" calcext:value-type="string">
            <text:p>Karelisch</text:p>
          </table:table-cell>
          <table:table-cell table:formula="of:=LEN([.A253])" office:value-type="float" office:value="3" calcext:value-type="float">
            <text:p>3</text:p>
          </table:table-cell>
          <table:table-cell table:formula="of:=LEN([.C25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  <table:table-cell office:value-type="string" calcext:value-type="string">
            <text:p>Lesgisch</text:p>
          </table:table-cell>
          <table:table-cell table:formula="of:=LEN([.A254])" office:value-type="float" office:value="3" calcext:value-type="float">
            <text:p>3</text:p>
          </table:table-cell>
          <table:table-cell table:formula="of:=LEN([.C25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  <table:table-cell office:value-type="string" calcext:value-type="string">
            <text:p>Maduresisch</text:p>
          </table:table-cell>
          <table:table-cell table:formula="of:=LEN([.A255])" office:value-type="float" office:value="3" calcext:value-type="float">
            <text:p>3</text:p>
          </table:table-cell>
          <table:table-cell table:formula="of:=LEN([.C25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 table:formula="of:=LEN([.A256])" office:value-type="float" office:value="3" calcext:value-type="float">
            <text:p>3</text:p>
          </table:table-cell>
          <table:table-cell table:formula="of:=LEN([.C256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  <table:table-cell office:value-type="string" calcext:value-type="string">
            <text:p>Malinke-Sprache</text:p>
          </table:table-cell>
          <table:table-cell table:formula="of:=LEN([.A257])" office:value-type="float" office:value="3" calcext:value-type="float">
            <text:p>3</text:p>
          </table:table-cell>
          <table:table-cell table:formula="of:=LEN([.C257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Malagassi-Sprache</text:p>
          </table:table-cell>
          <table:table-cell table:formula="of:=LEN([.A258])" office:value-type="float" office:value="3" calcext:value-type="float">
            <text:p>3</text:p>
          </table:table-cell>
          <table:table-cell table:formula="of:=LEN([.C258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  <table:table-cell office:value-type="string" calcext:value-type="string">
            <text:p>Meithei-Sprache</text:p>
          </table:table-cell>
          <table:table-cell table:formula="of:=LEN([.A259])" office:value-type="float" office:value="3" calcext:value-type="float">
            <text:p>3</text:p>
          </table:table-cell>
          <table:table-cell table:formula="of:=LEN([.C259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  <table:table-cell office:value-type="string" calcext:value-type="string">
            <text:p>Nyamwezi-Sprache</text:p>
          </table:table-cell>
          <table:table-cell table:formula="of:=LEN([.A260])" office:value-type="float" office:value="3" calcext:value-type="float">
            <text:p>3</text:p>
          </table:table-cell>
          <table:table-cell table:formula="of:=LEN([.C26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  <table:table-cell office:value-type="string" calcext:value-type="string">
            <text:p>Nkole-Sprache</text:p>
          </table:table-cell>
          <table:table-cell table:formula="of:=LEN([.A261])" office:value-type="float" office:value="3" calcext:value-type="float">
            <text:p>3</text:p>
          </table:table-cell>
          <table:table-cell table:formula="of:=LEN([.C26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 table:formula="of:=LEN([.A262])" office:value-type="float" office:value="3" calcext:value-type="float">
            <text:p>3</text:p>
          </table:table-cell>
          <table:table-cell table:formula="of:=LEN([.C26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  <table:table-cell office:value-type="string" calcext:value-type="string">
            <text:p>Sizilianisch</text:p>
          </table:table-cell>
          <table:table-cell table:formula="of:=LEN([.A263])" office:value-type="float" office:value="3" calcext:value-type="float">
            <text:p>3</text:p>
          </table:table-cell>
          <table:table-cell table:formula="of:=LEN([.C26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  <table:table-cell office:value-type="string" calcext:value-type="string">
            <text:p>Sumerisch</text:p>
          </table:table-cell>
          <table:table-cell table:formula="of:=LEN([.A264])" office:value-type="float" office:value="3" calcext:value-type="float">
            <text:p>3</text:p>
          </table:table-cell>
          <table:table-cell table:formula="of:=LEN([.C26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  <table:table-cell office:value-type="string" calcext:value-type="string">
            <text:p>Tahitisch</text:p>
          </table:table-cell>
          <table:table-cell table:formula="of:=LEN([.A265])" office:value-type="float" office:value="3" calcext:value-type="float">
            <text:p>3</text:p>
          </table:table-cell>
          <table:table-cell table:formula="of:=LEN([.C265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  <table:table-cell office:value-type="string" calcext:value-type="string">
            <text:p>Tigrinja-Sprache</text:p>
          </table:table-cell>
          <table:table-cell table:formula="of:=LEN([.A266])" office:value-type="float" office:value="3" calcext:value-type="float">
            <text:p>3</text:p>
          </table:table-cell>
          <table:table-cell table:formula="of:=LEN([.C26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  <table:table-cell office:value-type="string" calcext:value-type="string">
            <text:p>Tamašeq</text:p>
          </table:table-cell>
          <table:table-cell table:formula="of:=LEN([.A267])" office:value-type="float" office:value="3" calcext:value-type="float">
            <text:p>3</text:p>
          </table:table-cell>
          <table:table-cell table:formula="of:=LEN([.C26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  <table:table-cell office:value-type="string" calcext:value-type="string">
            <text:p>Tuwinisch</text:p>
          </table:table-cell>
          <table:table-cell table:formula="of:=LEN([.A268])" office:value-type="float" office:value="3" calcext:value-type="float">
            <text:p>3</text:p>
          </table:table-cell>
          <table:table-cell table:formula="of:=LEN([.C26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  <table:table-cell office:value-type="string" calcext:value-type="string">
            <text:p>Ugaritisch</text:p>
          </table:table-cell>
          <table:table-cell table:formula="of:=LEN([.A269])" office:value-type="float" office:value="3" calcext:value-type="float">
            <text:p>3</text:p>
          </table:table-cell>
          <table:table-cell table:formula="of:=LEN([.C269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ib (B)</text:p>
            <text:p>bod (T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isch</text:p>
          </table:table-cell>
          <table:table-cell table:formula="of:=LEN([.A270])" office:value-type="float" office:value="15" calcext:value-type="float">
            <text:p>15</text:p>
          </table:table-cell>
          <table:table-cell table:formula="of:=LEN([.C27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ur (B)</text:p>
            <text:p>mya (T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anisch</text:p>
          </table:table-cell>
          <table:table-cell table:formula="of:=LEN([.A271])" office:value-type="float" office:value="15" calcext:value-type="float">
            <text:p>15</text:p>
          </table:table-cell>
          <table:table-cell table:formula="of:=LEN([.C27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i (B)</text:p>
            <text:p>zho (T)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isch</text:p>
          </table:table-cell>
          <table:table-cell table:formula="of:=LEN([.A272])" office:value-type="float" office:value="15" calcext:value-type="float">
            <text:p>15</text:p>
          </table:table-cell>
          <table:table-cell table:formula="of:=LEN([.C27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er (B)</text:p>
            <text:p>fas (T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sch</text:p>
          </table:table-cell>
          <table:table-cell table:formula="of:=LEN([.A273])" office:value-type="float" office:value="15" calcext:value-type="float">
            <text:p>15</text:p>
          </table:table-cell>
          <table:table-cell table:formula="of:=LEN([.C27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ur (B)</text:p>
            <text:p>mya (T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anisch</text:p>
          </table:table-cell>
          <table:table-cell table:formula="of:=LEN([.A274])" office:value-type="float" office:value="15" calcext:value-type="float">
            <text:p>15</text:p>
          </table:table-cell>
          <table:table-cell table:formula="of:=LEN([.C274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er (B)</text:p>
            <text:p>fas (T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sch</text:p>
          </table:table-cell>
          <table:table-cell table:formula="of:=LEN([.A275])" office:value-type="float" office:value="15" calcext:value-type="float">
            <text:p>15</text:p>
          </table:table-cell>
          <table:table-cell table:formula="of:=LEN([.C27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ib (B)</text:p>
            <text:p>bod (T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isch</text:p>
          </table:table-cell>
          <table:table-cell table:formula="of:=LEN([.A276])" office:value-type="float" office:value="15" calcext:value-type="float">
            <text:p>15</text:p>
          </table:table-cell>
          <table:table-cell table:formula="of:=LEN([.C27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i (B)</text:p>
            <text:p>zho (T)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isch</text:p>
          </table:table-cell>
          <table:table-cell table:formula="of:=LEN([.A277])" office:value-type="float" office:value="15" calcext:value-type="float">
            <text:p>15</text:p>
          </table:table-cell>
          <table:table-cell table:formula="of:=LEN([.C27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  <table:table-cell office:value-type="string" calcext:value-type="string">
            <text:p>Adangme-Sprache</text:p>
          </table:table-cell>
          <table:table-cell table:formula="of:=LEN([.A278])" office:value-type="float" office:value="3" calcext:value-type="float">
            <text:p>3</text:p>
          </table:table-cell>
          <table:table-cell table:formula="of:=LEN([.C27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  <table:table-cell office:value-type="string" calcext:value-type="string">
            <text:p>Amharisch</text:p>
          </table:table-cell>
          <table:table-cell table:formula="of:=LEN([.A279])" office:value-type="float" office:value="3" calcext:value-type="float">
            <text:p>3</text:p>
          </table:table-cell>
          <table:table-cell table:formula="of:=LEN([.C27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  <table:table-cell office:value-type="string" calcext:value-type="string">
            <text:p>Arapaho-Sprache</text:p>
          </table:table-cell>
          <table:table-cell table:formula="of:=LEN([.A280])" office:value-type="float" office:value="3" calcext:value-type="float">
            <text:p>3</text:p>
          </table:table-cell>
          <table:table-cell table:formula="of:=LEN([.C28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  <table:table-cell office:value-type="string" calcext:value-type="string">
            <text:p>Avestisch</text:p>
          </table:table-cell>
          <table:table-cell table:formula="of:=LEN([.A281])" office:value-type="float" office:value="3" calcext:value-type="float">
            <text:p>3</text:p>
          </table:table-cell>
          <table:table-cell table:formula="of:=LEN([.C28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  <table:table-cell office:value-type="string" calcext:value-type="string">
            <text:p>Baschkirisch</text:p>
          </table:table-cell>
          <table:table-cell table:formula="of:=LEN([.A282])" office:value-type="float" office:value="3" calcext:value-type="float">
            <text:p>3</text:p>
          </table:table-cell>
          <table:table-cell table:formula="of:=LEN([.C28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  <table:table-cell office:value-type="string" calcext:value-type="string">
            <text:p>Belutschisch</text:p>
          </table:table-cell>
          <table:table-cell table:formula="of:=LEN([.A283])" office:value-type="float" office:value="3" calcext:value-type="float">
            <text:p>3</text:p>
          </table:table-cell>
          <table:table-cell table:formula="of:=LEN([.C28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-Sprache</text:p>
          </table:table-cell>
          <table:table-cell table:formula="of:=LEN([.A284])" office:value-type="float" office:value="3" calcext:value-type="float">
            <text:p>3</text:p>
          </table:table-cell>
          <table:table-cell table:formula="of:=LEN([.C28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 table:formula="of:=LEN([.A285])" office:value-type="float" office:value="3" calcext:value-type="float">
            <text:p>3</text:p>
          </table:table-cell>
          <table:table-cell table:formula="of:=LEN([.C28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  <table:table-cell office:value-type="string" calcext:value-type="string">
            <text:p>Beach-la-mar</text:p>
          </table:table-cell>
          <table:table-cell table:formula="of:=LEN([.A286])" office:value-type="float" office:value="3" calcext:value-type="float">
            <text:p>3</text:p>
          </table:table-cell>
          <table:table-cell table:formula="of:=LEN([.C28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  <table:table-cell office:value-type="string" calcext:value-type="string">
            <text:p>Blackfoot-Sprache</text:p>
          </table:table-cell>
          <table:table-cell table:formula="of:=LEN([.A287])" office:value-type="float" office:value="3" calcext:value-type="float">
            <text:p>3</text:p>
          </table:table-cell>
          <table:table-cell table:formula="of:=LEN([.C28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  <table:table-cell office:value-type="string" calcext:value-type="string">
            <text:p>Bosnisch</text:p>
          </table:table-cell>
          <table:table-cell table:formula="of:=LEN([.A288])" office:value-type="float" office:value="3" calcext:value-type="float">
            <text:p>3</text:p>
          </table:table-cell>
          <table:table-cell table:formula="of:=LEN([.C28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 table:formula="of:=LEN([.A289])" office:value-type="float" office:value="3" calcext:value-type="float">
            <text:p>3</text:p>
          </table:table-cell>
          <table:table-cell table:formula="of:=LEN([.C28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  <table:table-cell office:value-type="string" calcext:value-type="string">
            <text:p>Chibcha-Sprachen</text:p>
          </table:table-cell>
          <table:table-cell table:formula="of:=LEN([.A290])" office:value-type="float" office:value="3" calcext:value-type="float">
            <text:p>3</text:p>
          </table:table-cell>
          <table:table-cell table:formula="of:=LEN([.C29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  <table:table-cell office:value-type="string" calcext:value-type="string">
            <text:p>Tschetschenisch</text:p>
          </table:table-cell>
          <table:table-cell table:formula="of:=LEN([.A291])" office:value-type="float" office:value="3" calcext:value-type="float">
            <text:p>3</text:p>
          </table:table-cell>
          <table:table-cell table:formula="of:=LEN([.C29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Choctaw-Sprache</text:p>
          </table:table-cell>
          <table:table-cell table:formula="of:=LEN([.A292])" office:value-type="float" office:value="3" calcext:value-type="float">
            <text:p>3</text:p>
          </table:table-cell>
          <table:table-cell table:formula="of:=LEN([.C29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  <table:table-cell office:value-type="string" calcext:value-type="string">
            <text:p>Tschuwaschisch</text:p>
          </table:table-cell>
          <table:table-cell table:formula="of:=LEN([.A293])" office:value-type="float" office:value="3" calcext:value-type="float">
            <text:p>3</text:p>
          </table:table-cell>
          <table:table-cell table:formula="of:=LEN([.C29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  <table:table-cell office:value-type="string" calcext:value-type="string">
            <text:p>Kornisch</text:p>
          </table:table-cell>
          <table:table-cell table:formula="of:=LEN([.A294])" office:value-type="float" office:value="3" calcext:value-type="float">
            <text:p>3</text:p>
          </table:table-cell>
          <table:table-cell table:formula="of:=LEN([.C29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  <table:table-cell office:value-type="string" calcext:value-type="string">
            <text:p>Elamisch</text:p>
          </table:table-cell>
          <table:table-cell table:formula="of:=LEN([.A295])" office:value-type="float" office:value="3" calcext:value-type="float">
            <text:p>3</text:p>
          </table:table-cell>
          <table:table-cell table:formula="of:=LEN([.C29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Englisch</text:p>
          </table:table-cell>
          <table:table-cell table:formula="of:=LEN([.A296])" office:value-type="float" office:value="3" calcext:value-type="float">
            <text:p>3</text:p>
          </table:table-cell>
          <table:table-cell table:formula="of:=LEN([.C29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  <table:table-cell office:value-type="string" calcext:value-type="string">
            <text:p>Färöisch</text:p>
          </table:table-cell>
          <table:table-cell table:formula="of:=LEN([.A297])" office:value-type="float" office:value="3" calcext:value-type="float">
            <text:p>3</text:p>
          </table:table-cell>
          <table:table-cell table:formula="of:=LEN([.C29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  <table:table-cell office:value-type="string" calcext:value-type="string">
            <text:p>Finnisch</text:p>
          </table:table-cell>
          <table:table-cell table:formula="of:=LEN([.A298])" office:value-type="float" office:value="3" calcext:value-type="float">
            <text:p>3</text:p>
          </table:table-cell>
          <table:table-cell table:formula="of:=LEN([.C29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í-Sprache</text:p>
          </table:table-cell>
          <table:table-cell table:formula="of:=LEN([.A299])" office:value-type="float" office:value="3" calcext:value-type="float">
            <text:p>3</text:p>
          </table:table-cell>
          <table:table-cell table:formula="of:=LEN([.C29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  <table:table-cell office:value-type="string" calcext:value-type="string">
            <text:p>Hethitisch</text:p>
          </table:table-cell>
          <table:table-cell table:formula="of:=LEN([.A300])" office:value-type="float" office:value="3" calcext:value-type="float">
            <text:p>3</text:p>
          </table:table-cell>
          <table:table-cell table:formula="of:=LEN([.C30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k</text:p>
          </table:table-cell>
          <table:table-cell table:formula="of:=LEN([.A301])" office:value-type="float" office:value="3" calcext:value-type="float">
            <text:p>3</text:p>
          </table:table-cell>
          <table:table-cell table:formula="of:=LEN([.C30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Italienisch</text:p>
          </table:table-cell>
          <table:table-cell table:formula="of:=LEN([.A302])" office:value-type="float" office:value="3" calcext:value-type="float">
            <text:p>3</text:p>
          </table:table-cell>
          <table:table-cell table:formula="of:=LEN([.C30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 table:formula="of:=LEN([.A303])" office:value-type="float" office:value="3" calcext:value-type="float">
            <text:p>3</text:p>
          </table:table-cell>
          <table:table-cell table:formula="of:=LEN([.C30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 table:formula="of:=LEN([.A304])" office:value-type="float" office:value="3" calcext:value-type="float">
            <text:p>3</text:p>
          </table:table-cell>
          <table:table-cell table:formula="of:=LEN([.C30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  <table:table-cell office:value-type="string" calcext:value-type="string">
            <text:p>Kurdisch</text:p>
          </table:table-cell>
          <table:table-cell table:formula="of:=LEN([.A305])" office:value-type="float" office:value="3" calcext:value-type="float">
            <text:p>3</text:p>
          </table:table-cell>
          <table:table-cell table:formula="of:=LEN([.C30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-Sprache</text:p>
          </table:table-cell>
          <table:table-cell table:formula="of:=LEN([.A306])" office:value-type="float" office:value="3" calcext:value-type="float">
            <text:p>3</text:p>
          </table:table-cell>
          <table:table-cell table:formula="of:=LEN([.C30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  <table:table-cell office:value-type="string" calcext:value-type="string">
            <text:p>Lettisch</text:p>
          </table:table-cell>
          <table:table-cell table:formula="of:=LEN([.A307])" office:value-type="float" office:value="3" calcext:value-type="float">
            <text:p>3</text:p>
          </table:table-cell>
          <table:table-cell table:formula="of:=LEN([.C30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 table:formula="of:=LEN([.A308])" office:value-type="float" office:value="3" calcext:value-type="float">
            <text:p>3</text:p>
          </table:table-cell>
          <table:table-cell table:formula="of:=LEN([.C30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  <table:table-cell office:value-type="string" calcext:value-type="string">
            <text:p>Luiseño-Sprache</text:p>
          </table:table-cell>
          <table:table-cell table:formula="of:=LEN([.A309])" office:value-type="float" office:value="3" calcext:value-type="float">
            <text:p>3</text:p>
          </table:table-cell>
          <table:table-cell table:formula="of:=LEN([.C30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assarisch</text:p>
          </table:table-cell>
          <table:table-cell table:formula="of:=LEN([.A310])" office:value-type="float" office:value="3" calcext:value-type="float">
            <text:p>3</text:p>
          </table:table-cell>
          <table:table-cell table:formula="of:=LEN([.C31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  <table:table-cell office:value-type="string" calcext:value-type="string">
            <text:p>Marathi</text:p>
          </table:table-cell>
          <table:table-cell table:formula="of:=LEN([.A311])" office:value-type="float" office:value="3" calcext:value-type="float">
            <text:p>3</text:p>
          </table:table-cell>
          <table:table-cell table:formula="of:=LEN([.C31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  <table:table-cell office:value-type="string" calcext:value-type="string">
            <text:p>Maltesisch</text:p>
          </table:table-cell>
          <table:table-cell table:formula="of:=LEN([.A312])" office:value-type="float" office:value="3" calcext:value-type="float">
            <text:p>3</text:p>
          </table:table-cell>
          <table:table-cell table:formula="of:=LEN([.C31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  <table:table-cell office:value-type="string" calcext:value-type="string">
            <text:p>Marwari</text:p>
          </table:table-cell>
          <table:table-cell table:formula="of:=LEN([.A313])" office:value-type="float" office:value="3" calcext:value-type="float">
            <text:p>3</text:p>
          </table:table-cell>
          <table:table-cell table:formula="of:=LEN([.C31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  <table:table-cell office:value-type="string" calcext:value-type="string">
            <text:p>Mittelpersisch</text:p>
          </table:table-cell>
          <table:table-cell table:formula="of:=LEN([.A314])" office:value-type="float" office:value="3" calcext:value-type="float">
            <text:p>3</text:p>
          </table:table-cell>
          <table:table-cell table:formula="of:=LEN([.C31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lau-Sprache</text:p>
          </table:table-cell>
          <table:table-cell table:formula="of:=LEN([.A315])" office:value-type="float" office:value="3" calcext:value-type="float">
            <text:p>3</text:p>
          </table:table-cell>
          <table:table-cell table:formula="of:=LEN([.C31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-Sprache</text:p>
          </table:table-cell>
          <table:table-cell table:formula="of:=LEN([.A316])" office:value-type="float" office:value="3" calcext:value-type="float">
            <text:p>3</text:p>
          </table:table-cell>
          <table:table-cell table:formula="of:=LEN([.C31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  <table:table-cell office:value-type="string" calcext:value-type="string">
            <text:p>Osterinsel-Sprache</text:p>
          </table:table-cell>
          <table:table-cell table:formula="of:=LEN([.A317])" office:value-type="float" office:value="3" calcext:value-type="float">
            <text:p>3</text:p>
          </table:table-cell>
          <table:table-cell table:formula="of:=LEN([.C31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  <table:table-cell office:value-type="string" calcext:value-type="string">
            <text:p>Rätoromanisch</text:p>
          </table:table-cell>
          <table:table-cell table:formula="of:=LEN([.A318])" office:value-type="float" office:value="3" calcext:value-type="float">
            <text:p>3</text:p>
          </table:table-cell>
          <table:table-cell table:formula="of:=LEN([.C31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Russisch</text:p>
          </table:table-cell>
          <table:table-cell table:formula="of:=LEN([.A319])" office:value-type="float" office:value="3" calcext:value-type="float">
            <text:p>3</text:p>
          </table:table-cell>
          <table:table-cell table:formula="of:=LEN([.C31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Sandawe-Sprache</text:p>
          </table:table-cell>
          <table:table-cell table:formula="of:=LEN([.A320])" office:value-type="float" office:value="3" calcext:value-type="float">
            <text:p>3</text:p>
          </table:table-cell>
          <table:table-cell table:formula="of:=LEN([.C32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  <table:table-cell office:value-type="string" calcext:value-type="string">
            <text:p>Santali</text:p>
          </table:table-cell>
          <table:table-cell table:formula="of:=LEN([.A321])" office:value-type="float" office:value="3" calcext:value-type="float">
            <text:p>3</text:p>
          </table:table-cell>
          <table:table-cell table:formula="of:=LEN([.C32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  <table:table-cell office:value-type="string" calcext:value-type="string">
            <text:p>Soninke-Sprache</text:p>
          </table:table-cell>
          <table:table-cell table:formula="of:=LEN([.A322])" office:value-type="float" office:value="3" calcext:value-type="float">
            <text:p>3</text:p>
          </table:table-cell>
          <table:table-cell table:formula="of:=LEN([.C32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  <table:table-cell office:value-type="string" calcext:value-type="string">
            <text:p>Sogdisch</text:p>
          </table:table-cell>
          <table:table-cell table:formula="of:=LEN([.A323])" office:value-type="float" office:value="3" calcext:value-type="float">
            <text:p>3</text:p>
          </table:table-cell>
          <table:table-cell table:formula="of:=LEN([.C32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  <table:table-cell office:value-type="string" calcext:value-type="string">
            <text:p>Serbisch </text:p>
          </table:table-cell>
          <table:table-cell table:formula="of:=LEN([.A324])" office:value-type="float" office:value="3" calcext:value-type="float">
            <text:p>3</text:p>
          </table:table-cell>
          <table:table-cell table:formula="of:=LEN([.C32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 table:formula="of:=LEN([.A325])" office:value-type="float" office:value="3" calcext:value-type="float">
            <text:p>3</text:p>
          </table:table-cell>
          <table:table-cell table:formula="of:=LEN([.C32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  <table:table-cell office:value-type="string" calcext:value-type="string">
            <text:p>Schwedisch</text:p>
          </table:table-cell>
          <table:table-cell table:formula="of:=LEN([.A326])" office:value-type="float" office:value="3" calcext:value-type="float">
            <text:p>3</text:p>
          </table:table-cell>
          <table:table-cell table:formula="of:=LEN([.C32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 table:formula="of:=LEN([.A327])" office:value-type="float" office:value="3" calcext:value-type="float">
            <text:p>3</text:p>
          </table:table-cell>
          <table:table-cell table:formula="of:=LEN([.C32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anisch</text:p>
          </table:table-cell>
          <table:table-cell table:formula="of:=LEN([.A328])" office:value-type="float" office:value="3" calcext:value-type="float">
            <text:p>3</text:p>
          </table:table-cell>
          <table:table-cell table:formula="of:=LEN([.C32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  <table:table-cell office:value-type="string" calcext:value-type="string">
            <text:p>Tlingit-Sprache</text:p>
          </table:table-cell>
          <table:table-cell table:formula="of:=LEN([.A329])" office:value-type="float" office:value="3" calcext:value-type="float">
            <text:p>3</text:p>
          </table:table-cell>
          <table:table-cell table:formula="of:=LEN([.C32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  <table:table-cell office:value-type="string" calcext:value-type="string">
            <text:p>Turkmenisch</text:p>
          </table:table-cell>
          <table:table-cell table:formula="of:=LEN([.A330])" office:value-type="float" office:value="3" calcext:value-type="float">
            <text:p>3</text:p>
          </table:table-cell>
          <table:table-cell table:formula="of:=LEN([.C33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Tumbuka-Sprache</text:p>
          </table:table-cell>
          <table:table-cell table:formula="of:=LEN([.A331])" office:value-type="float" office:value="3" calcext:value-type="float">
            <text:p>3</text:p>
          </table:table-cell>
          <table:table-cell table:formula="of:=LEN([.C33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ürkisch</text:p>
          </table:table-cell>
          <table:table-cell table:formula="of:=LEN([.A332])" office:value-type="float" office:value="3" calcext:value-type="float">
            <text:p>3</text:p>
          </table:table-cell>
          <table:table-cell table:formula="of:=LEN([.C33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  <table:table-cell office:value-type="string" calcext:value-type="string">
            <text:p>Mbundu-Sprache</text:p>
          </table:table-cell>
          <table:table-cell table:formula="of:=LEN([.A333])" office:value-type="float" office:value="3" calcext:value-type="float">
            <text:p>3</text:p>
          </table:table-cell>
          <table:table-cell table:formula="of:=LEN([.C33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 table:formula="of:=LEN([.A334])" office:value-type="float" office:value="3" calcext:value-type="float">
            <text:p>3</text:p>
          </table:table-cell>
          <table:table-cell table:formula="of:=LEN([.C33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Wallonisch</text:p>
          </table:table-cell>
          <table:table-cell table:formula="of:=LEN([.A335])" office:value-type="float" office:value="3" calcext:value-type="float">
            <text:p>3</text:p>
          </table:table-cell>
          <table:table-cell table:formula="of:=LEN([.C33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Jiddisch</text:p>
          </table:table-cell>
          <table:table-cell table:formula="of:=LEN([.A336])" office:value-type="float" office:value="3" calcext:value-type="float">
            <text:p>3</text:p>
          </table:table-cell>
          <table:table-cell table:formula="of:=LEN([.C33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  <table:table-cell office:value-type="string" calcext:value-type="string">
            <text:p>Zapotekisch</text:p>
          </table:table-cell>
          <table:table-cell table:formula="of:=LEN([.A337])" office:value-type="float" office:value="3" calcext:value-type="float">
            <text:p>3</text:p>
          </table:table-cell>
          <table:table-cell table:formula="of:=LEN([.C33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aq (B)</text:p>
            <text:p>eus (T)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kisch</text:p>
          </table:table-cell>
          <table:table-cell table:formula="of:=LEN([.A338])" office:value-type="float" office:value="15" calcext:value-type="float">
            <text:p>15</text:p>
          </table:table-cell>
          <table:table-cell table:formula="of:=LEN([.C338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ger (B)</text:p>
            <text:p>deu (T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  <table:table-cell table:formula="of:=LEN([.A339])" office:value-type="float" office:value="15" calcext:value-type="float">
            <text:p>15</text:p>
          </table:table-cell>
          <table:table-cell table:formula="of:=LEN([.C33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baq (B)</text:p>
            <text:p>eus (T)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kisch</text:p>
          </table:table-cell>
          <table:table-cell table:formula="of:=LEN([.A340])" office:value-type="float" office:value="15" calcext:value-type="float">
            <text:p>15</text:p>
          </table:table-cell>
          <table:table-cell table:formula="of:=LEN([.C34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re (B)</text:p>
            <text:p>fra (T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 table:formula="of:=LEN([.A341])" office:value-type="float" office:value="15" calcext:value-type="float">
            <text:p>15</text:p>
          </table:table-cell>
          <table:table-cell table:formula="of:=LEN([.C34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re (B)</text:p>
            <text:p>fra (T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 table:formula="of:=LEN([.A342])" office:value-type="float" office:value="15" calcext:value-type="float">
            <text:p>15</text:p>
          </table:table-cell>
          <table:table-cell table:formula="of:=LEN([.C34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ger (B)</text:p>
            <text:p>deu (T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  <table:table-cell table:formula="of:=LEN([.A343])" office:value-type="float" office:value="15" calcext:value-type="float">
            <text:p>15</text:p>
          </table:table-cell>
          <table:table-cell table:formula="of:=LEN([.C34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lo (B)</text:p>
            <text:p>slk (T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wakisch</text:p>
          </table:table-cell>
          <table:table-cell table:formula="of:=LEN([.A344])" office:value-type="float" office:value="15" calcext:value-type="float">
            <text:p>15</text:p>
          </table:table-cell>
          <table:table-cell table:formula="of:=LEN([.C34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lo (B)</text:p>
            <text:p>slk (T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wakisch</text:p>
          </table:table-cell>
          <table:table-cell table:formula="of:=LEN([.A345])" office:value-type="float" office:value="15" calcext:value-type="float">
            <text:p>15</text:p>
          </table:table-cell>
          <table:table-cell table:formula="of:=LEN([.C34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a-Sprache</text:p>
          </table:table-cell>
          <table:table-cell table:formula="of:=LEN([.A346])" office:value-type="float" office:value="3" calcext:value-type="float">
            <text:p>3</text:p>
          </table:table-cell>
          <table:table-cell table:formula="of:=LEN([.C34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  <table:table-cell office:value-type="string" calcext:value-type="string">
            <text:p>Arabisch</text:p>
          </table:table-cell>
          <table:table-cell table:formula="of:=LEN([.A347])" office:value-type="float" office:value="3" calcext:value-type="float">
            <text:p>3</text:p>
          </table:table-cell>
          <table:table-cell table:formula="of:=LEN([.C34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Arawak-Sprachen</text:p>
          </table:table-cell>
          <table:table-cell table:formula="of:=LEN([.A348])" office:value-type="float" office:value="3" calcext:value-type="float">
            <text:p>3</text:p>
          </table:table-cell>
          <table:table-cell table:formula="of:=LEN([.C34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Awarisch</text:p>
          </table:table-cell>
          <table:table-cell table:formula="of:=LEN([.A349])" office:value-type="float" office:value="3" calcext:value-type="float">
            <text:p>3</text:p>
          </table:table-cell>
          <table:table-cell table:formula="of:=LEN([.C34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 table:formula="of:=LEN([.A350])" office:value-type="float" office:value="3" calcext:value-type="float">
            <text:p>3</text:p>
          </table:table-cell>
          <table:table-cell table:formula="of:=LEN([.C35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á-Sprache</text:p>
          </table:table-cell>
          <table:table-cell table:formula="of:=LEN([.A351])" office:value-type="float" office:value="3" calcext:value-type="float">
            <text:p>3</text:p>
          </table:table-cell>
          <table:table-cell table:formula="of:=LEN([.C35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isch</text:p>
          </table:table-cell>
          <table:table-cell table:formula="of:=LEN([.A352])" office:value-type="float" office:value="3" calcext:value-type="float">
            <text:p>3</text:p>
          </table:table-cell>
          <table:table-cell table:formula="of:=LEN([.C35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  <table:table-cell office:value-type="string" calcext:value-type="string">
            <text:p>Burjatisch</text:p>
          </table:table-cell>
          <table:table-cell table:formula="of:=LEN([.A353])" office:value-type="float" office:value="3" calcext:value-type="float">
            <text:p>3</text:p>
          </table:table-cell>
          <table:table-cell table:formula="of:=LEN([.C353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  <table:table-cell office:value-type="string" calcext:value-type="string">
            <text:p>Koptisch</text:p>
          </table:table-cell>
          <table:table-cell table:formula="of:=LEN([.A354])" office:value-type="float" office:value="3" calcext:value-type="float">
            <text:p>3</text:p>
          </table:table-cell>
          <table:table-cell table:formula="of:=LEN([.C35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-Sprache</text:p>
          </table:table-cell>
          <table:table-cell table:formula="of:=LEN([.A355])" office:value-type="float" office:value="3" calcext:value-type="float">
            <text:p>3</text:p>
          </table:table-cell>
          <table:table-cell table:formula="of:=LEN([.C35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Dänisch</text:p>
          </table:table-cell>
          <table:table-cell table:formula="of:=LEN([.A356])" office:value-type="float" office:value="3" calcext:value-type="float">
            <text:p>3</text:p>
          </table:table-cell>
          <table:table-cell table:formula="of:=LEN([.C35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inisch</text:p>
          </table:table-cell>
          <table:table-cell table:formula="of:=LEN([.A357])" office:value-type="float" office:value="3" calcext:value-type="float">
            <text:p>3</text:p>
          </table:table-cell>
          <table:table-cell table:formula="of:=LEN([.C35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-Sprache</text:p>
          </table:table-cell>
          <table:table-cell table:formula="of:=LEN([.A358])" office:value-type="float" office:value="3" calcext:value-type="float">
            <text:p>3</text:p>
          </table:table-cell>
          <table:table-cell table:formula="of:=LEN([.C35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 table:formula="of:=LEN([.A359])" office:value-type="float" office:value="3" calcext:value-type="float">
            <text:p>3</text:p>
          </table:table-cell>
          <table:table-cell table:formula="of:=LEN([.C35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  <table:table-cell office:value-type="string" calcext:value-type="string">
            <text:p>Ewondo</text:p>
          </table:table-cell>
          <table:table-cell table:formula="of:=LEN([.A360])" office:value-type="float" office:value="3" calcext:value-type="float">
            <text:p>3</text:p>
          </table:table-cell>
          <table:table-cell table:formula="of:=LEN([.C36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  <table:table-cell office:value-type="string" calcext:value-type="string">
            <text:p>Fidschi-Sprache</text:p>
          </table:table-cell>
          <table:table-cell table:formula="of:=LEN([.A361])" office:value-type="float" office:value="3" calcext:value-type="float">
            <text:p>3</text:p>
          </table:table-cell>
          <table:table-cell table:formula="of:=LEN([.C36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  <table:table-cell office:value-type="string" calcext:value-type="string">
            <text:p>Gotisch</text:p>
          </table:table-cell>
          <table:table-cell table:formula="of:=LEN([.A362])" office:value-type="float" office:value="3" calcext:value-type="float">
            <text:p>3</text:p>
          </table:table-cell>
          <table:table-cell table:formula="of:=LEN([.C36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  <table:table-cell office:value-type="string" calcext:value-type="string">
            <text:p>Hebräisch</text:p>
          </table:table-cell>
          <table:table-cell table:formula="of:=LEN([.A363])" office:value-type="float" office:value="3" calcext:value-type="float">
            <text:p>3</text:p>
          </table:table-cell>
          <table:table-cell table:formula="of:=LEN([.C36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-Sprache</text:p>
          </table:table-cell>
          <table:table-cell table:formula="of:=LEN([.A364])" office:value-type="float" office:value="3" calcext:value-type="float">
            <text:p>3</text:p>
          </table:table-cell>
          <table:table-cell table:formula="of:=LEN([.C364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  <table:table-cell office:value-type="string" calcext:value-type="string">
            <text:p>Inguschisch</text:p>
          </table:table-cell>
          <table:table-cell table:formula="of:=LEN([.A365])" office:value-type="float" office:value="3" calcext:value-type="float">
            <text:p>3</text:p>
          </table:table-cell>
          <table:table-cell table:formula="of:=LEN([.C36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 table:formula="of:=LEN([.A366])" office:value-type="float" office:value="3" calcext:value-type="float">
            <text:p>3</text:p>
          </table:table-cell>
          <table:table-cell table:formula="of:=LEN([.C36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  <table:table-cell office:value-type="string" calcext:value-type="string">
            <text:p>Kabylisch</text:p>
          </table:table-cell>
          <table:table-cell table:formula="of:=LEN([.A367])" office:value-type="float" office:value="3" calcext:value-type="float">
            <text:p>3</text:p>
          </table:table-cell>
          <table:table-cell table:formula="of:=LEN([.C36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  <table:table-cell office:value-type="string" calcext:value-type="string">
            <text:p>Kanuri-Sprache</text:p>
          </table:table-cell>
          <table:table-cell table:formula="of:=LEN([.A368])" office:value-type="float" office:value="3" calcext:value-type="float">
            <text:p>3</text:p>
          </table:table-cell>
          <table:table-cell table:formula="of:=LEN([.C36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sachisch</text:p>
          </table:table-cell>
          <table:table-cell table:formula="of:=LEN([.A369])" office:value-type="float" office:value="3" calcext:value-type="float">
            <text:p>3</text:p>
          </table:table-cell>
          <table:table-cell table:formula="of:=LEN([.C36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  <table:table-cell office:value-type="string" calcext:value-type="string">
            <text:p>Koreanisch</text:p>
          </table:table-cell>
          <table:table-cell table:formula="of:=LEN([.A370])" office:value-type="float" office:value="3" calcext:value-type="float">
            <text:p>3</text:p>
          </table:table-cell>
          <table:table-cell table:formula="of:=LEN([.C37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  <table:table-cell office:value-type="string" calcext:value-type="string">
            <text:p>Kpelle-Sprache</text:p>
          </table:table-cell>
          <table:table-cell table:formula="of:=LEN([.A371])" office:value-type="float" office:value="3" calcext:value-type="float">
            <text:p>3</text:p>
          </table:table-cell>
          <table:table-cell table:formula="of:=LEN([.C37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  <table:table-cell office:value-type="string" calcext:value-type="string">
            <text:p>Oraon-Sprache</text:p>
          </table:table-cell>
          <table:table-cell table:formula="of:=LEN([.A372])" office:value-type="float" office:value="3" calcext:value-type="float">
            <text:p>3</text:p>
          </table:table-cell>
          <table:table-cell table:formula="of:=LEN([.C37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  <table:table-cell office:value-type="string" calcext:value-type="string">
            <text:p>Judenspanisch</text:p>
          </table:table-cell>
          <table:table-cell table:formula="of:=LEN([.A373])" office:value-type="float" office:value="3" calcext:value-type="float">
            <text:p>3</text:p>
          </table:table-cell>
          <table:table-cell table:formula="of:=LEN([.C373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 table:formula="of:=LEN([.A374])" office:value-type="float" office:value="3" calcext:value-type="float">
            <text:p>3</text:p>
          </table:table-cell>
          <table:table-cell table:formula="of:=LEN([.C37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Lushai-Sprache</text:p>
          </table:table-cell>
          <table:table-cell table:formula="of:=LEN([.A375])" office:value-type="float" office:value="3" calcext:value-type="float">
            <text:p>3</text:p>
          </table:table-cell>
          <table:table-cell table:formula="of:=LEN([.C37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  <table:table-cell office:value-type="string" calcext:value-type="string">
            <text:p>Khotta</text:p>
          </table:table-cell>
          <table:table-cell table:formula="of:=LEN([.A376])" office:value-type="float" office:value="3" calcext:value-type="float">
            <text:p>3</text:p>
          </table:table-cell>
          <table:table-cell table:formula="of:=LEN([.C376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  <table:table-cell office:value-type="string" calcext:value-type="string">
            <text:p>Mokscha-Sprache</text:p>
          </table:table-cell>
          <table:table-cell table:formula="of:=LEN([.A377])" office:value-type="float" office:value="3" calcext:value-type="float">
            <text:p>3</text:p>
          </table:table-cell>
          <table:table-cell table:formula="of:=LEN([.C377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Mandaresisch</text:p>
          </table:table-cell>
          <table:table-cell table:formula="of:=LEN([.A378])" office:value-type="float" office:value="3" calcext:value-type="float">
            <text:p>3</text:p>
          </table:table-cell>
          <table:table-cell table:formula="of:=LEN([.C378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  <table:table-cell office:value-type="string" calcext:value-type="string">
            <text:p>Mandschurisch</text:p>
          </table:table-cell>
          <table:table-cell table:formula="of:=LEN([.A379])" office:value-type="float" office:value="3" calcext:value-type="float">
            <text:p>3</text:p>
          </table:table-cell>
          <table:table-cell table:formula="of:=LEN([.C37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Mohawk-Sprache</text:p>
          </table:table-cell>
          <table:table-cell table:formula="of:=LEN([.A380])" office:value-type="float" office:value="3" calcext:value-type="float">
            <text:p>3</text:p>
          </table:table-cell>
          <table:table-cell table:formula="of:=LEN([.C380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 table:formula="of:=LEN([.A381])" office:value-type="float" office:value="3" calcext:value-type="float">
            <text:p>3</text:p>
          </table:table-cell>
          <table:table-cell table:formula="of:=LEN([.C38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  <table:table-cell office:value-type="string" calcext:value-type="string">
            <text:p>Nepali</text:p>
          </table:table-cell>
          <table:table-cell table:formula="of:=LEN([.A382])" office:value-type="float" office:value="3" calcext:value-type="float">
            <text:p>3</text:p>
          </table:table-cell>
          <table:table-cell table:formula="of:=LEN([.C38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  <table:table-cell office:value-type="string" calcext:value-type="string">
            <text:p>Niue-Sprache</text:p>
          </table:table-cell>
          <table:table-cell table:formula="of:=LEN([.A383])" office:value-type="float" office:value="3" calcext:value-type="float">
            <text:p>3</text:p>
          </table:table-cell>
          <table:table-cell table:formula="of:=LEN([.C38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-Sprache</text:p>
          </table:table-cell>
          <table:table-cell table:formula="of:=LEN([.A384])" office:value-type="float" office:value="3" calcext:value-type="float">
            <text:p>3</text:p>
          </table:table-cell>
          <table:table-cell table:formula="of:=LEN([.C384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  <table:table-cell office:value-type="string" calcext:value-type="string">
            <text:p>Polnisch</text:p>
          </table:table-cell>
          <table:table-cell table:formula="of:=LEN([.A385])" office:value-type="float" office:value="3" calcext:value-type="float">
            <text:p>3</text:p>
          </table:table-cell>
          <table:table-cell table:formula="of:=LEN([.C385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  <table:table-cell office:value-type="string" calcext:value-type="string">
            <text:p>Romani (Sprache)</text:p>
          </table:table-cell>
          <table:table-cell table:formula="of:=LEN([.A386])" office:value-type="float" office:value="3" calcext:value-type="float">
            <text:p>3</text:p>
          </table:table-cell>
          <table:table-cell table:formula="of:=LEN([.C38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  <table:table-cell office:value-type="string" calcext:value-type="string">
            <text:p>Selkupisch</text:p>
          </table:table-cell>
          <table:table-cell table:formula="of:=LEN([.A387])" office:value-type="float" office:value="3" calcext:value-type="float">
            <text:p>3</text:p>
          </table:table-cell>
          <table:table-cell table:formula="of:=LEN([.C38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  <table:table-cell office:value-type="string" calcext:value-type="string">
            <text:p>Sidamo-Sprache</text:p>
          </table:table-cell>
          <table:table-cell table:formula="of:=LEN([.A388])" office:value-type="float" office:value="3" calcext:value-type="float">
            <text:p>3</text:p>
          </table:table-cell>
          <table:table-cell table:formula="of:=LEN([.C38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isch</text:p>
          </table:table-cell>
          <table:table-cell table:formula="of:=LEN([.A389])" office:value-type="float" office:value="3" calcext:value-type="float">
            <text:p>3</text:p>
          </table:table-cell>
          <table:table-cell table:formula="of:=LEN([.C38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-Sprache</text:p>
          </table:table-cell>
          <table:table-cell table:formula="of:=LEN([.A390])" office:value-type="float" office:value="3" calcext:value-type="float">
            <text:p>3</text:p>
          </table:table-cell>
          <table:table-cell table:formula="of:=LEN([.C390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 table:formula="of:=LEN([.A391])" office:value-type="float" office:value="3" calcext:value-type="float">
            <text:p>3</text:p>
          </table:table-cell>
          <table:table-cell table:formula="of:=LEN([.C39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  <table:table-cell office:value-type="string" calcext:value-type="string">
            <text:p>Sukuma-Sprache</text:p>
          </table:table-cell>
          <table:table-cell table:formula="of:=LEN([.A392])" office:value-type="float" office:value="3" calcext:value-type="float">
            <text:p>3</text:p>
          </table:table-cell>
          <table:table-cell table:formula="of:=LEN([.C39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  <table:table-cell office:value-type="string" calcext:value-type="string">
            <text:p>Neuostaramäisch</text:p>
          </table:table-cell>
          <table:table-cell table:formula="of:=LEN([.A393])" office:value-type="float" office:value="3" calcext:value-type="float">
            <text:p>3</text:p>
          </table:table-cell>
          <table:table-cell table:formula="of:=LEN([.C39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  <table:table-cell office:value-type="string" calcext:value-type="string">
            <text:p>Telugu-Sprache</text:p>
          </table:table-cell>
          <table:table-cell table:formula="of:=LEN([.A394])" office:value-type="float" office:value="3" calcext:value-type="float">
            <text:p>3</text:p>
          </table:table-cell>
          <table:table-cell table:formula="of:=LEN([.C39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Tereno-Sprache</text:p>
          </table:table-cell>
          <table:table-cell table:formula="of:=LEN([.A395])" office:value-type="float" office:value="3" calcext:value-type="float">
            <text:p>3</text:p>
          </table:table-cell>
          <table:table-cell table:formula="of:=LEN([.C395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-Sprache</text:p>
          </table:table-cell>
          <table:table-cell table:formula="of:=LEN([.A396])" office:value-type="float" office:value="3" calcext:value-type="float">
            <text:p>3</text:p>
          </table:table-cell>
          <table:table-cell table:formula="of:=LEN([.C396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-Sprache</text:p>
          </table:table-cell>
          <table:table-cell table:formula="of:=LEN([.A397])" office:value-type="float" office:value="3" calcext:value-type="float">
            <text:p>3</text:p>
          </table:table-cell>
          <table:table-cell table:formula="of:=LEN([.C397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Elliceanisch</text:p>
          </table:table-cell>
          <table:table-cell table:formula="of:=LEN([.A398])" office:value-type="float" office:value="3" calcext:value-type="float">
            <text:p>3</text:p>
          </table:table-cell>
          <table:table-cell table:formula="of:=LEN([.C39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  <table:table-cell office:value-type="string" calcext:value-type="string">
            <text:p>Udmurtisch</text:p>
          </table:table-cell>
          <table:table-cell table:formula="of:=LEN([.A399])" office:value-type="float" office:value="3" calcext:value-type="float">
            <text:p>3</text:p>
          </table:table-cell>
          <table:table-cell table:formula="of:=LEN([.C39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  <table:table-cell office:value-type="string" calcext:value-type="string">
            <text:p>Yapesisch</text:p>
          </table:table-cell>
          <table:table-cell table:formula="of:=LEN([.A400])" office:value-type="float" office:value="3" calcext:value-type="float">
            <text:p>3</text:p>
          </table:table-cell>
          <table:table-cell table:formula="of:=LEN([.C40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-Sprache</text:p>
          </table:table-cell>
          <table:table-cell table:formula="of:=LEN([.A401])" office:value-type="float" office:value="3" calcext:value-type="float">
            <text:p>3</text:p>
          </table:table-cell>
          <table:table-cell table:formula="of:=LEN([.C40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 table:formula="of:=LEN([.A402])" office:value-type="float" office:value="3" calcext:value-type="float">
            <text:p>3</text:p>
          </table:table-cell>
          <table:table-cell table:formula="of:=LEN([.C40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cze (B)</text:p>
            <text:p>ces (T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chechisch</text:p>
          </table:table-cell>
          <table:table-cell table:formula="of:=LEN([.A403])" office:value-type="float" office:value="15" calcext:value-type="float">
            <text:p>15</text:p>
          </table:table-cell>
          <table:table-cell table:formula="of:=LEN([.C403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el (B)</text:p>
            <text:p>cym (T)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Kymrisch</text:p>
          </table:table-cell>
          <table:table-cell table:formula="of:=LEN([.A404])" office:value-type="float" office:value="15" calcext:value-type="float">
            <text:p>15</text:p>
          </table:table-cell>
          <table:table-cell table:formula="of:=LEN([.C40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cze (B)</text:p>
            <text:p>ces (T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chechisch</text:p>
          </table:table-cell>
          <table:table-cell table:formula="of:=LEN([.A405])" office:value-type="float" office:value="15" calcext:value-type="float">
            <text:p>15</text:p>
          </table:table-cell>
          <table:table-cell table:formula="of:=LEN([.C40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o (B)</text:p>
            <text:p>mri (T)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-Sprache</text:p>
          </table:table-cell>
          <table:table-cell table:formula="of:=LEN([.A406])" office:value-type="float" office:value="15" calcext:value-type="float">
            <text:p>15</text:p>
          </table:table-cell>
          <table:table-cell table:formula="of:=LEN([.C40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y (B)</text:p>
            <text:p>msa (T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iisch</text:p>
          </table:table-cell>
          <table:table-cell table:formula="of:=LEN([.A407])" office:value-type="float" office:value="15" calcext:value-type="float">
            <text:p>15</text:p>
          </table:table-cell>
          <table:table-cell table:formula="of:=LEN([.C40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o (B)</text:p>
            <text:p>mri (T)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-Sprache</text:p>
          </table:table-cell>
          <table:table-cell table:formula="of:=LEN([.A408])" office:value-type="float" office:value="15" calcext:value-type="float">
            <text:p>15</text:p>
          </table:table-cell>
          <table:table-cell table:formula="of:=LEN([.C40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y (B)</text:p>
            <text:p>msa (T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iisch</text:p>
          </table:table-cell>
          <table:table-cell table:formula="of:=LEN([.A409])" office:value-type="float" office:value="15" calcext:value-type="float">
            <text:p>15</text:p>
          </table:table-cell>
          <table:table-cell table:formula="of:=LEN([.C40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el (B)</text:p>
            <text:p>cym (T)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Kymrisch</text:p>
          </table:table-cell>
          <table:table-cell table:formula="of:=LEN([.A410])" office:value-type="float" office:value="15" calcext:value-type="float">
            <text:p>15</text:p>
          </table:table-cell>
          <table:table-cell table:formula="of:=LEN([.C41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  <table:table-cell office:value-type="string" calcext:value-type="string">
            <text:p>Acholi-Sprache</text:p>
          </table:table-cell>
          <table:table-cell table:formula="of:=LEN([.A411])" office:value-type="float" office:value="3" calcext:value-type="float">
            <text:p>3</text:p>
          </table:table-cell>
          <table:table-cell table:formula="of:=LEN([.C411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  <table:table-cell office:value-type="string" calcext:value-type="string">
            <text:p>Aleutisch</text:p>
          </table:table-cell>
          <table:table-cell table:formula="of:=LEN([.A412])" office:value-type="float" office:value="3" calcext:value-type="float">
            <text:p>3</text:p>
          </table:table-cell>
          <table:table-cell table:formula="of:=LEN([.C412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  <table:table-cell office:value-type="string" calcext:value-type="string">
            <text:p>Bemba-Sprache</text:p>
          </table:table-cell>
          <table:table-cell table:formula="of:=LEN([.A413])" office:value-type="float" office:value="3" calcext:value-type="float">
            <text:p>3</text:p>
          </table:table-cell>
          <table:table-cell table:formula="of:=LEN([.C41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ol-Sprache</text:p>
          </table:table-cell>
          <table:table-cell table:formula="of:=LEN([.A414])" office:value-type="float" office:value="3" calcext:value-type="float">
            <text:p>3</text:p>
          </table:table-cell>
          <table:table-cell table:formula="of:=LEN([.C41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-Sprachen</text:p>
          </table:table-cell>
          <table:table-cell table:formula="of:=LEN([.A415])" office:value-type="float" office:value="3" calcext:value-type="float">
            <text:p>3</text:p>
          </table:table-cell>
          <table:table-cell table:formula="of:=LEN([.C41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Dinka-Sprache</text:p>
          </table:table-cell>
          <table:table-cell table:formula="of:=LEN([.A416])" office:value-type="float" office:value="3" calcext:value-type="float">
            <text:p>3</text:p>
          </table:table-cell>
          <table:table-cell table:formula="of:=LEN([.C41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 table:formula="of:=LEN([.A417])" office:value-type="float" office:value="3" calcext:value-type="float">
            <text:p>3</text:p>
          </table:table-cell>
          <table:table-cell table:formula="of:=LEN([.C41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Duala-Sprachen</text:p>
          </table:table-cell>
          <table:table-cell table:formula="of:=LEN([.A418])" office:value-type="float" office:value="3" calcext:value-type="float">
            <text:p>3</text:p>
          </table:table-cell>
          <table:table-cell table:formula="of:=LEN([.C41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  <table:table-cell office:value-type="string" calcext:value-type="string">
            <text:p>Dyula-Sprache</text:p>
          </table:table-cell>
          <table:table-cell table:formula="of:=LEN([.A419])" office:value-type="float" office:value="3" calcext:value-type="float">
            <text:p>3</text:p>
          </table:table-cell>
          <table:table-cell table:formula="of:=LEN([.C419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  <table:table-cell office:value-type="string" calcext:value-type="string">
            <text:p>Fante-Sprache</text:p>
          </table:table-cell>
          <table:table-cell table:formula="of:=LEN([.A420])" office:value-type="float" office:value="3" calcext:value-type="float">
            <text:p>3</text:p>
          </table:table-cell>
          <table:table-cell table:formula="of:=LEN([.C420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  <table:table-cell office:value-type="string" calcext:value-type="string">
            <text:p>Ful</text:p>
          </table:table-cell>
          <table:table-cell table:formula="of:=LEN([.A421])" office:value-type="float" office:value="3" calcext:value-type="float">
            <text:p>3</text:p>
          </table:table-cell>
          <table:table-cell table:formula="of:=LEN([.C42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  <table:table-cell office:value-type="string" calcext:value-type="string">
            <text:p>Gbaya-Sprache</text:p>
          </table:table-cell>
          <table:table-cell table:formula="of:=LEN([.A422])" office:value-type="float" office:value="3" calcext:value-type="float">
            <text:p>3</text:p>
          </table:table-cell>
          <table:table-cell table:formula="of:=LEN([.C42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isch</text:p>
          </table:table-cell>
          <table:table-cell table:formula="of:=LEN([.A423])" office:value-type="float" office:value="3" calcext:value-type="float">
            <text:p>3</text:p>
          </table:table-cell>
          <table:table-cell table:formula="of:=LEN([.C423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  <table:table-cell office:value-type="string" calcext:value-type="string">
            <text:p>Gondi-Sprache</text:p>
          </table:table-cell>
          <table:table-cell table:formula="of:=LEN([.A424])" office:value-type="float" office:value="3" calcext:value-type="float">
            <text:p>3</text:p>
          </table:table-cell>
          <table:table-cell table:formula="of:=LEN([.C42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  <table:table-cell office:value-type="string" calcext:value-type="string">
            <text:p>Grebo-Sprache</text:p>
          </table:table-cell>
          <table:table-cell table:formula="of:=LEN([.A425])" office:value-type="float" office:value="3" calcext:value-type="float">
            <text:p>3</text:p>
          </table:table-cell>
          <table:table-cell table:formula="of:=LEN([.C42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  <table:table-cell office:value-type="string" calcext:value-type="string">
            <text:p>Haida-Sprache</text:p>
          </table:table-cell>
          <table:table-cell table:formula="of:=LEN([.A426])" office:value-type="float" office:value="3" calcext:value-type="float">
            <text:p>3</text:p>
          </table:table-cell>
          <table:table-cell table:formula="of:=LEN([.C42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  <table:table-cell office:value-type="string" calcext:value-type="string">
            <text:p>Haussa-Sprache</text:p>
          </table:table-cell>
          <table:table-cell table:formula="of:=LEN([.A427])" office:value-type="float" office:value="3" calcext:value-type="float">
            <text:p>3</text:p>
          </table:table-cell>
          <table:table-cell table:formula="of:=LEN([.C42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 table:formula="of:=LEN([.A428])" office:value-type="float" office:value="3" calcext:value-type="float">
            <text:p>3</text:p>
          </table:table-cell>
          <table:table-cell table:formula="of:=LEN([.C42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  <table:table-cell office:value-type="string" calcext:value-type="string">
            <text:p>Ilokano-Sprache</text:p>
          </table:table-cell>
          <table:table-cell table:formula="of:=LEN([.A429])" office:value-type="float" office:value="3" calcext:value-type="float">
            <text:p>3</text:p>
          </table:table-cell>
          <table:table-cell table:formula="of:=LEN([.C42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Kamba-Sprache</text:p>
          </table:table-cell>
          <table:table-cell table:formula="of:=LEN([.A430])" office:value-type="float" office:value="3" calcext:value-type="float">
            <text:p>3</text:p>
          </table:table-cell>
          <table:table-cell table:formula="of:=LEN([.C43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-Sprache</text:p>
          </table:table-cell>
          <table:table-cell table:formula="of:=LEN([.A431])" office:value-type="float" office:value="3" calcext:value-type="float">
            <text:p>3</text:p>
          </table:table-cell>
          <table:table-cell table:formula="of:=LEN([.C43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-Sprache</text:p>
          </table:table-cell>
          <table:table-cell table:formula="of:=LEN([.A432])" office:value-type="float" office:value="3" calcext:value-type="float">
            <text:p>3</text:p>
          </table:table-cell>
          <table:table-cell table:formula="of:=LEN([.C43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  <table:table-cell office:value-type="string" calcext:value-type="string">
            <text:p>Kumükisch</text:p>
          </table:table-cell>
          <table:table-cell table:formula="of:=LEN([.A433])" office:value-type="float" office:value="3" calcext:value-type="float">
            <text:p>3</text:p>
          </table:table-cell>
          <table:table-cell table:formula="of:=LEN([.C433])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Lamba-Sprache (Bantusprache)</text:p>
          </table:table-cell>
          <table:table-cell table:formula="of:=LEN([.A434])" office:value-type="float" office:value="3" calcext:value-type="float">
            <text:p>3</text:p>
          </table:table-cell>
          <table:table-cell table:formula="of:=LEN([.C43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ein</text:p>
          </table:table-cell>
          <table:table-cell table:formula="of:=LEN([.A435])" office:value-type="float" office:value="3" calcext:value-type="float">
            <text:p>3</text:p>
          </table:table-cell>
          <table:table-cell table:formula="of:=LEN([.C43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Mongo-Sprache</text:p>
          </table:table-cell>
          <table:table-cell table:formula="of:=LEN([.A436])" office:value-type="float" office:value="3" calcext:value-type="float">
            <text:p>3</text:p>
          </table:table-cell>
          <table:table-cell table:formula="of:=LEN([.C43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-Sprache</text:p>
          </table:table-cell>
          <table:table-cell table:formula="of:=LEN([.A437])" office:value-type="float" office:value="3" calcext:value-type="float">
            <text:p>3</text:p>
          </table:table-cell>
          <table:table-cell table:formula="of:=LEN([.C43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Lunda-Sprache</text:p>
          </table:table-cell>
          <table:table-cell table:formula="of:=LEN([.A438])" office:value-type="float" office:value="3" calcext:value-type="float">
            <text:p>3</text:p>
          </table:table-cell>
          <table:table-cell table:formula="of:=LEN([.C43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  <table:table-cell office:value-type="string" calcext:value-type="string">
            <text:p>Massai-Sprache</text:p>
          </table:table-cell>
          <table:table-cell table:formula="of:=LEN([.A439])" office:value-type="float" office:value="3" calcext:value-type="float">
            <text:p>3</text:p>
          </table:table-cell>
          <table:table-cell table:formula="of:=LEN([.C43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  <table:table-cell office:value-type="string" calcext:value-type="string">
            <text:p>Mende-Sprache</text:p>
          </table:table-cell>
          <table:table-cell table:formula="of:=LEN([.A440])" office:value-type="float" office:value="3" calcext:value-type="float">
            <text:p>3</text:p>
          </table:table-cell>
          <table:table-cell table:formula="of:=LEN([.C44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  <table:table-cell office:value-type="string" calcext:value-type="string">
            <text:p>Mossi-Sprache</text:p>
          </table:table-cell>
          <table:table-cell table:formula="of:=LEN([.A441])" office:value-type="float" office:value="3" calcext:value-type="float">
            <text:p>3</text:p>
          </table:table-cell>
          <table:table-cell table:formula="of:=LEN([.C441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Muskogisch</text:p>
          </table:table-cell>
          <table:table-cell table:formula="of:=LEN([.A442])" office:value-type="float" office:value="3" calcext:value-type="float">
            <text:p>3</text:p>
          </table:table-cell>
          <table:table-cell table:formula="of:=LEN([.C442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  <table:table-cell office:value-type="string" calcext:value-type="string">
            <text:p>Erza-Mordwinisch</text:p>
          </table:table-cell>
          <table:table-cell table:formula="of:=LEN([.A443])" office:value-type="float" office:value="3" calcext:value-type="float">
            <text:p>3</text:p>
          </table:table-cell>
          <table:table-cell table:formula="of:=LEN([.C44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isch</text:p>
          </table:table-cell>
          <table:table-cell table:formula="of:=LEN([.A444])" office:value-type="float" office:value="3" calcext:value-type="float">
            <text:p>3</text:p>
          </table:table-cell>
          <table:table-cell table:formula="of:=LEN([.C44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  <table:table-cell office:value-type="string" calcext:value-type="string">
            <text:p>Nogaisch</text:p>
          </table:table-cell>
          <table:table-cell table:formula="of:=LEN([.A445])" office:value-type="float" office:value="3" calcext:value-type="float">
            <text:p>3</text:p>
          </table:table-cell>
          <table:table-cell table:formula="of:=LEN([.C44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  <table:table-cell office:value-type="string" calcext:value-type="string">
            <text:p>Nyoro-Sprache</text:p>
          </table:table-cell>
          <table:table-cell table:formula="of:=LEN([.A446])" office:value-type="float" office:value="3" calcext:value-type="float">
            <text:p>3</text:p>
          </table:table-cell>
          <table:table-cell table:formula="of:=LEN([.C44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  <table:table-cell office:value-type="string" calcext:value-type="string">
            <text:p>Nzima-Sprache</text:p>
          </table:table-cell>
          <table:table-cell table:formula="of:=LEN([.A447])" office:value-type="float" office:value="3" calcext:value-type="float">
            <text:p>3</text:p>
          </table:table-cell>
          <table:table-cell table:formula="of:=LEN([.C44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-Sprache</text:p>
          </table:table-cell>
          <table:table-cell table:formula="of:=LEN([.A448])" office:value-type="float" office:value="3" calcext:value-type="float">
            <text:p>3</text:p>
          </table:table-cell>
          <table:table-cell table:formula="of:=LEN([.C448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Galla-Sprache</text:p>
          </table:table-cell>
          <table:table-cell table:formula="of:=LEN([.A449])" office:value-type="float" office:value="3" calcext:value-type="float">
            <text:p>3</text:p>
          </table:table-cell>
          <table:table-cell table:formula="of:=LEN([.C44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-Sprache</text:p>
          </table:table-cell>
          <table:table-cell table:formula="of:=LEN([.A450])" office:value-type="float" office:value="3" calcext:value-type="float">
            <text:p>3</text:p>
          </table:table-cell>
          <table:table-cell table:formula="of:=LEN([.C45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-Sprache</text:p>
          </table:table-cell>
          <table:table-cell table:formula="of:=LEN([.A451])" office:value-type="float" office:value="3" calcext:value-type="float">
            <text:p>3</text:p>
          </table:table-cell>
          <table:table-cell table:formula="of:=LEN([.C45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-Sprache</text:p>
          </table:table-cell>
          <table:table-cell table:formula="of:=LEN([.A452])" office:value-type="float" office:value="3" calcext:value-type="float">
            <text:p>3</text:p>
          </table:table-cell>
          <table:table-cell table:formula="of:=LEN([.C45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  <table:table-cell office:value-type="string" calcext:value-type="string">
            <text:p>Jakutisch</text:p>
          </table:table-cell>
          <table:table-cell table:formula="of:=LEN([.A453])" office:value-type="float" office:value="3" calcext:value-type="float">
            <text:p>3</text:p>
          </table:table-cell>
          <table:table-cell table:formula="of:=LEN([.C45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 table:formula="of:=LEN([.A454])" office:value-type="float" office:value="3" calcext:value-type="float">
            <text:p>3</text:p>
          </table:table-cell>
          <table:table-cell table:formula="of:=LEN([.C45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Schottisch</text:p>
          </table:table-cell>
          <table:table-cell table:formula="of:=LEN([.A455])" office:value-type="float" office:value="3" calcext:value-type="float">
            <text:p>3</text:p>
          </table:table-cell>
          <table:table-cell table:formula="of:=LEN([.C45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chona-Sprache</text:p>
          </table:table-cell>
          <table:table-cell table:formula="of:=LEN([.A456])" office:value-type="float" office:value="3" calcext:value-type="float">
            <text:p>3</text:p>
          </table:table-cell>
          <table:table-cell table:formula="of:=LEN([.C45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  <table:table-cell office:value-type="string" calcext:value-type="string">
            <text:p>Serer-Sprache</text:p>
          </table:table-cell>
          <table:table-cell table:formula="of:=LEN([.A457])" office:value-type="float" office:value="3" calcext:value-type="float">
            <text:p>3</text:p>
          </table:table-cell>
          <table:table-cell table:formula="of:=LEN([.C45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si-Sprache</text:p>
          </table:table-cell>
          <table:table-cell table:formula="of:=LEN([.A458])" office:value-type="float" office:value="3" calcext:value-type="float">
            <text:p>3</text:p>
          </table:table-cell>
          <table:table-cell table:formula="of:=LEN([.C458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  <table:table-cell office:value-type="string" calcext:value-type="string">
            <text:p>Tamil</text:p>
          </table:table-cell>
          <table:table-cell table:formula="of:=LEN([.A459])" office:value-type="float" office:value="3" calcext:value-type="float">
            <text:p>3</text:p>
          </table:table-cell>
          <table:table-cell table:formula="of:=LEN([.C459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isch</text:p>
          </table:table-cell>
          <table:table-cell table:formula="of:=LEN([.A460])" office:value-type="float" office:value="3" calcext:value-type="float">
            <text:p>3</text:p>
          </table:table-cell>
          <table:table-cell table:formula="of:=LEN([.C46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  <table:table-cell office:value-type="string" calcext:value-type="string">
            <text:p>Temne-Sprache</text:p>
          </table:table-cell>
          <table:table-cell table:formula="of:=LEN([.A461])" office:value-type="float" office:value="3" calcext:value-type="float">
            <text:p>3</text:p>
          </table:table-cell>
          <table:table-cell table:formula="of:=LEN([.C46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Tetum-Sprache</text:p>
          </table:table-cell>
          <table:table-cell table:formula="of:=LEN([.A462])" office:value-type="float" office:value="3" calcext:value-type="float">
            <text:p>3</text:p>
          </table:table-cell>
          <table:table-cell table:formula="of:=LEN([.C46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  <table:table-cell office:value-type="string" calcext:value-type="string">
            <text:p>Tadschikisch</text:p>
          </table:table-cell>
          <table:table-cell table:formula="of:=LEN([.A463])" office:value-type="float" office:value="3" calcext:value-type="float">
            <text:p>3</text:p>
          </table:table-cell>
          <table:table-cell table:formula="of:=LEN([.C46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  <table:table-cell office:value-type="string" calcext:value-type="string">
            <text:p>Tigre-Sprache</text:p>
          </table:table-cell>
          <table:table-cell table:formula="of:=LEN([.A464])" office:value-type="float" office:value="3" calcext:value-type="float">
            <text:p>3</text:p>
          </table:table-cell>
          <table:table-cell table:formula="of:=LEN([.C46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  <table:table-cell office:value-type="string" calcext:value-type="string">
            <text:p>Usbekisch</text:p>
          </table:table-cell>
          <table:table-cell table:formula="of:=LEN([.A465])" office:value-type="float" office:value="3" calcext:value-type="float">
            <text:p>3</text:p>
          </table:table-cell>
          <table:table-cell table:formula="of:=LEN([.C46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-Sprache</text:p>
          </table:table-cell>
          <table:table-cell table:formula="of:=LEN([.A466])" office:value-type="float" office:value="3" calcext:value-type="float">
            <text:p>3</text:p>
          </table:table-cell>
          <table:table-cell table:formula="of:=LEN([.C46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Wotisch</text:p>
          </table:table-cell>
          <table:table-cell table:formula="of:=LEN([.A467])" office:value-type="float" office:value="3" calcext:value-type="float">
            <text:p>3</text:p>
          </table:table-cell>
          <table:table-cell table:formula="of:=LEN([.C46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 table:formula="of:=LEN([.A468])" office:value-type="float" office:value="3" calcext:value-type="float">
            <text:p>3</text:p>
          </table:table-cell>
          <table:table-cell table:formula="of:=LEN([.C46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  <table:table-cell office:value-type="string" calcext:value-type="string">
            <text:p>Washo-Sprache</text:p>
          </table:table-cell>
          <table:table-cell table:formula="of:=LEN([.A469])" office:value-type="float" office:value="3" calcext:value-type="float">
            <text:p>3</text:p>
          </table:table-cell>
          <table:table-cell table:formula="of:=LEN([.C46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-Sprache</text:p>
          </table:table-cell>
          <table:table-cell table:formula="of:=LEN([.A470])" office:value-type="float" office:value="3" calcext:value-type="float">
            <text:p>3</text:p>
          </table:table-cell>
          <table:table-cell table:formula="of:=LEN([.C47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-Sprache</text:p>
          </table:table-cell>
          <table:table-cell table:formula="of:=LEN([.A471])" office:value-type="float" office:value="3" calcext:value-type="float">
            <text:p>3</text:p>
          </table:table-cell>
          <table:table-cell table:formula="of:=LEN([.C47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Danakil-Sprache</text:p>
          </table:table-cell>
          <table:table-cell table:formula="of:=LEN([.A472])" office:value-type="float" office:value="3" calcext:value-type="float">
            <text:p>3</text:p>
          </table:table-cell>
          <table:table-cell table:formula="of:=LEN([.C472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  <table:table-cell office:value-type="string" calcext:value-type="string">
            <text:p>Ainu-Sprache</text:p>
          </table:table-cell>
          <table:table-cell table:formula="of:=LEN([.A473])" office:value-type="float" office:value="3" calcext:value-type="float">
            <text:p>3</text:p>
          </table:table-cell>
          <table:table-cell table:formula="of:=LEN([.C47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-Sprache</text:p>
          </table:table-cell>
          <table:table-cell table:formula="of:=LEN([.A474])" office:value-type="float" office:value="3" calcext:value-type="float">
            <text:p>3</text:p>
          </table:table-cell>
          <table:table-cell table:formula="of:=LEN([.C474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a-Sprache</text:p>
          </table:table-cell>
          <table:table-cell table:formula="of:=LEN([.A475])" office:value-type="float" office:value="3" calcext:value-type="float">
            <text:p>3</text:p>
          </table:table-cell>
          <table:table-cell table:formula="of:=LEN([.C47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  <table:table-cell office:value-type="string" calcext:value-type="string">
            <text:p>Braj-Bhakha</text:p>
          </table:table-cell>
          <table:table-cell table:formula="of:=LEN([.A476])" office:value-type="float" office:value="3" calcext:value-type="float">
            <text:p>3</text:p>
          </table:table-cell>
          <table:table-cell table:formula="of:=LEN([.C476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Tscheremissisch</text:p>
          </table:table-cell>
          <table:table-cell table:formula="of:=LEN([.A477])" office:value-type="float" office:value="3" calcext:value-type="float">
            <text:p>3</text:p>
          </table:table-cell>
          <table:table-cell table:formula="of:=LEN([.C477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-Sprache</text:p>
          </table:table-cell>
          <table:table-cell table:formula="of:=LEN([.A478])" office:value-type="float" office:value="3" calcext:value-type="float">
            <text:p>3</text:p>
          </table:table-cell>
          <table:table-cell table:formula="of:=LEN([.C47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 table:formula="of:=LEN([.A479])" office:value-type="float" office:value="3" calcext:value-type="float">
            <text:p>3</text:p>
          </table:table-cell>
          <table:table-cell table:formula="of:=LEN([.C479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Pangwe-Sprache</text:p>
          </table:table-cell>
          <table:table-cell table:formula="of:=LEN([.A480])" office:value-type="float" office:value="3" calcext:value-type="float">
            <text:p>3</text:p>
          </table:table-cell>
          <table:table-cell table:formula="of:=LEN([.C480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  <table:table-cell office:value-type="string" calcext:value-type="string">
            <text:p>Gayo-Sprache</text:p>
          </table:table-cell>
          <table:table-cell table:formula="of:=LEN([.A481])" office:value-type="float" office:value="3" calcext:value-type="float">
            <text:p>3</text:p>
          </table:table-cell>
          <table:table-cell table:formula="of:=LEN([.C481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  <table:table-cell office:value-type="string" calcext:value-type="string">
            <text:p>Altäthiopisch</text:p>
          </table:table-cell>
          <table:table-cell table:formula="of:=LEN([.A482])" office:value-type="float" office:value="3" calcext:value-type="float">
            <text:p>3</text:p>
          </table:table-cell>
          <table:table-cell table:formula="of:=LEN([.C482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  <table:table-cell office:value-type="string" calcext:value-type="string">
            <text:p>Manx</text:p>
          </table:table-cell>
          <table:table-cell table:formula="of:=LEN([.A483])" office:value-type="float" office:value="3" calcext:value-type="float">
            <text:p>3</text:p>
          </table:table-cell>
          <table:table-cell table:formula="of:=LEN([.C48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  <table:table-cell office:value-type="string" calcext:value-type="string">
            <text:p>Hupa-Sprache</text:p>
          </table:table-cell>
          <table:table-cell table:formula="of:=LEN([.A484])" office:value-type="float" office:value="3" calcext:value-type="float">
            <text:p>3</text:p>
          </table:table-cell>
          <table:table-cell table:formula="of:=LEN([.C484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Iban-Sprache</text:p>
          </table:table-cell>
          <table:table-cell table:formula="of:=LEN([.A485])" office:value-type="float" office:value="3" calcext:value-type="float">
            <text:p>3</text:p>
          </table:table-cell>
          <table:table-cell table:formula="of:=LEN([.C48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bo-Sprache</text:p>
          </table:table-cell>
          <table:table-cell table:formula="of:=LEN([.A486])" office:value-type="float" office:value="3" calcext:value-type="float">
            <text:p>3</text:p>
          </table:table-cell>
          <table:table-cell table:formula="of:=LEN([.C486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 table:formula="of:=LEN([.A487])" office:value-type="float" office:value="3" calcext:value-type="float">
            <text:p>3</text:p>
          </table:table-cell>
          <table:table-cell table:formula="of:=LEN([.C487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i-Sprache</text:p>
          </table:table-cell>
          <table:table-cell table:formula="of:=LEN([.A488])" office:value-type="float" office:value="3" calcext:value-type="float">
            <text:p>3</text:p>
          </table:table-cell>
          <table:table-cell table:formula="of:=LEN([.C488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Rotse-Sprache</text:p>
          </table:table-cell>
          <table:table-cell table:formula="of:=LEN([.A489])" office:value-type="float" office:value="3" calcext:value-type="float">
            <text:p>3</text:p>
          </table:table-cell>
          <table:table-cell table:formula="of:=LEN([.C489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as-Sprache</text:p>
          </table:table-cell>
          <table:table-cell table:formula="of:=LEN([.A490])" office:value-type="float" office:value="3" calcext:value-type="float">
            <text:p>3</text:p>
          </table:table-cell>
          <table:table-cell table:formula="of:=LEN([.C490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 table:formula="of:=LEN([.A491])" office:value-type="float" office:value="3" calcext:value-type="float">
            <text:p>3</text:p>
          </table:table-cell>
          <table:table-cell table:formula="of:=LEN([.C491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table:formula="of:=LEN([.A492])" office:value-type="float" office:value="3" calcext:value-type="float">
            <text:p>3</text:p>
          </table:table-cell>
          <table:table-cell table:formula="of:=LEN([.C492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chan-Sprache</text:p>
          </table:table-cell>
          <table:table-cell table:formula="of:=LEN([.A493])" office:value-type="float" office:value="3" calcext:value-type="float">
            <text:p>3</text:p>
          </table:table-cell>
          <table:table-cell table:formula="of:=LEN([.C49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  <table:table-cell office:value-type="string" calcext:value-type="string">
            <text:p>Susu</text:p>
          </table:table-cell>
          <table:table-cell table:formula="of:=LEN([.A494])" office:value-type="float" office:value="3" calcext:value-type="float">
            <text:p>3</text:p>
          </table:table-cell>
          <table:table-cell table:formula="of:=LEN([.C494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  <table:table-cell office:value-type="string" calcext:value-type="string">
            <text:p>Thailändisch</text:p>
          </table:table-cell>
          <table:table-cell table:formula="of:=LEN([.A495])" office:value-type="float" office:value="3" calcext:value-type="float">
            <text:p>3</text:p>
          </table:table-cell>
          <table:table-cell table:formula="of:=LEN([.C49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  <table:table-cell office:value-type="string" calcext:value-type="string">
            <text:p>Urdu</text:p>
          </table:table-cell>
          <table:table-cell table:formula="of:=LEN([.A496])" office:value-type="float" office:value="3" calcext:value-type="float">
            <text:p>3</text:p>
          </table:table-cell>
          <table:table-cell table:formula="of:=LEN([.C496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  <table:table-cell office:value-type="string" calcext:value-type="string">
            <text:p>Zulu-Sprache</text:p>
          </table:table-cell>
          <table:table-cell table:formula="of:=LEN([.A497])" office:value-type="float" office:value="3" calcext:value-type="float">
            <text:p>3</text:p>
          </table:table-cell>
          <table:table-cell table:formula="of:=LEN([.C497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ñi-Sprache</text:p>
          </table:table-cell>
          <table:table-cell table:formula="of:=LEN([.A498])" office:value-type="float" office:value="3" calcext:value-type="float">
            <text:p>3</text:p>
          </table:table-cell>
          <table:table-cell table:formula="of:=LEN([.C49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  <table:table-cell office:value-type="string" calcext:value-type="string">
            <text:p>Ewe-Sprache</text:p>
          </table:table-cell>
          <table:table-cell table:formula="of:=LEN([.A499])" office:value-type="float" office:value="3" calcext:value-type="float">
            <text:p>3</text:p>
          </table:table-cell>
          <table:table-cell table:formula="of:=LEN([.C499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n-Sprache</text:p>
          </table:table-cell>
          <table:table-cell table:formula="of:=LEN([.A500])" office:value-type="float" office:value="3" calcext:value-type="float">
            <text:p>3</text:p>
          </table:table-cell>
          <table:table-cell table:formula="of:=LEN([.C500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table:formula="of:=LEN([.A501])" office:value-type="float" office:value="3" calcext:value-type="float">
            <text:p>3</text:p>
          </table:table-cell>
          <table:table-cell table:formula="of:=LEN([.C501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tisch</text:p>
          </table:table-cell>
          <table:table-cell table:formula="of:=LEN([.A502])" office:value-type="float" office:value="3" calcext:value-type="float">
            <text:p>3</text:p>
          </table:table-cell>
          <table:table-cell table:formula="of:=LEN([.C502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Tiv-Sprache</text:p>
          </table:table-cell>
          <table:table-cell table:formula="of:=LEN([.A503])" office:value-type="float" office:value="3" calcext:value-type="float">
            <text:p>3</text:p>
          </table:table-cell>
          <table:table-cell table:formula="of:=LEN([.C503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-Sprache</text:p>
          </table:table-cell>
          <table:table-cell table:formula="of:=LEN([.A504])" office:value-type="float" office:value="3" calcext:value-type="float">
            <text:p>3</text:p>
          </table:table-cell>
          <table:table-cell table:formula="of:=LEN([.C504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  <table:table-cell office:value-type="string" calcext:value-type="string">
            <text:p>Vai-Sprache</text:p>
          </table:table-cell>
          <table:table-cell table:formula="of:=LEN([.A505])" office:value-type="float" office:value="3" calcext:value-type="float">
            <text:p>3</text:p>
          </table:table-cell>
          <table:table-cell table:formula="of:=LEN([.C5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ao-Sprache (Bantusprache)</text:p>
          </table:table-cell>
          <table:table-cell table:formula="of:=LEN([.A506])" office:value-type="float" office:value="3" calcext:value-type="float">
            <text:p>3</text:p>
          </table:table-cell>
          <table:table-cell table:formula="of:=LEN([.C506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-Sprache</text:p>
          </table:table-cell>
          <table:table-cell table:formula="of:=LEN([.A507])" office:value-type="float" office:value="3" calcext:value-type="float">
            <text:p>3</text:p>
          </table:table-cell>
          <table:table-cell table:formula="of:=LEN([.C507])"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No</text:p>
          </table:table-cell>
          <table:table-cell table:style-name="ce4" office:value-type="string" calcext:value-type="string">
            <text:p>Full Wikipedia language list sorted by code. (<text:a xlink:href="https://meta.wikimedia.org/w/index.php?title=Template:N_en/list&amp;action=edit" xlink:type="simple">edit list</text:a>) </text:p>
            <text:p>Code</text:p>
          </table:table-cell>
          <table:table-cell table:style-name="ce7" office:value-type="string" calcext:value-type="string">
            <text:p><text:a xlink:href="https://meta.wikimedia.org/wiki/Template:N_en" xlink:type="simple">English language name</text:a></text:p>
          </table:table-cell>
          <table:table-cell table:style-name="ce7" office:value-type="string" calcext:value-type="string">
            <text:p><text:a xlink:href="https://meta.wikimedia.org/wiki/Template:N_dir" xlink:type="simple">Directionality</text:a></text:p>
          </table:table-cell>
          <table:table-cell table:style-name="ce7" office:value-type="string" calcext:value-type="string">
            <text:p><text:a xlink:href="https://meta.wikimedia.org/wiki/Template:N_local" xlink:type="simple">Local language name</text:a></text:p>
          </table:table-cell>
          <table:table-cell table:style-name="ce7" office:value-type="string" calcext:value-type="string">
            <text:p><text:a xlink:href="https://meta.wikimedia.org/wiki/Template:N_wiki_article" xlink:type="simple">Local or English Wikipedia article</text:a></text:p>
          </table:table-cell>
          <table:table-cell table:style-name="ce4" office:value-type="string" calcext:value-type="string">
            <text:p>Comment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<text:a xlink:href="https://en.wikipedia.org/wiki/Afar_language" xlink:type="simple">en:Afar language</text:a></text:p>
          </table:table-cell>
          <table:table-cell/>
          <table:table-cell table:formula="of:=COM.MICROSOFT.CONCAT(&quot;INSERT INTO Language (Id, EnglishName, NativeName)   VALUES(&quot;; [.A2]; &quot;,'&quot;;[.C2];&quot;', '&quot;;[.E2]; &quot;');&quot;)" office:value-type="string" office:string-value="INSERT INTO Language (Id, EnglishName, NativeName)   VALUES(1,'Afar', 'Afar');" calcext:value-type="string">
            <text:p>INSERT INTO Language (Id, EnglishName, NativeName) <text:s text:c="2"/>VALUES(1,'Afar', 'Afar');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<text:a xlink:href="https://en.wikipedia.org/wiki/Abkhazian_language" xlink:type="simple">en:Abkhazian language</text:a></text:p>
          </table:table-cell>
          <table:table-cell/>
          <table:table-cell table:formula="of:=COM.MICROSOFT.CONCAT(&quot;INSERT INTO Language (Id, EnglishName, NativeName)   VALUES(&quot;; [.A3]; &quot;,'&quot;;[.C3];&quot;', '&quot;;[.E3]; &quot;');&quot;)" office:value-type="string" office:string-value="INSERT INTO Language (Id, EnglishName, NativeName)   VALUES(2,'Abkhazian', 'Аҧсуа');" calcext:value-type="string">
            <text:p>INSERT INTO Language (Id, EnglishName, NativeName) <text:s text:c="2"/>VALUES(2,'Abkhazian', 'Аҧсуа');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<text:a xlink:href="https://en.wikipedia.org/wiki/Afrikaans_language" xlink:type="simple">en:Afrikaans language</text:a></text:p>
          </table:table-cell>
          <table:table-cell/>
          <table:table-cell table:formula="of:=COM.MICROSOFT.CONCAT(&quot;INSERT INTO Language (Id, EnglishName, NativeName)   VALUES(&quot;; [.A4]; &quot;,'&quot;;[.C4];&quot;', '&quot;;[.E4]; &quot;');&quot;)" office:value-type="string" office:string-value="INSERT INTO Language (Id, EnglishName, NativeName)   VALUES(3,'Afrikaans', 'Afrikaans');" calcext:value-type="string">
            <text:p>INSERT INTO Language (Id, EnglishName, NativeName) <text:s text:c="2"/>VALUES(3,'Afrikaans', 'Afrikaans');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kana</text:p>
          </table:table-cell>
          <table:table-cell office:value-type="string" calcext:value-type="string">
            <text:p><text:a xlink:href="https://en.wikipedia.org/wiki/Akan_language" xlink:type="simple">en:Akan language</text:a></text:p>
          </table:table-cell>
          <table:table-cell/>
          <table:table-cell table:formula="of:=COM.MICROSOFT.CONCAT(&quot;INSERT INTO Language (Id, EnglishName, NativeName)   VALUES(&quot;; [.A5]; &quot;,'&quot;;[.C5];&quot;', '&quot;;[.E5]; &quot;');&quot;)" office:value-type="string" office:string-value="INSERT INTO Language (Id, EnglishName, NativeName)   VALUES(4,'Akan', 'Akana');" calcext:value-type="string">
            <text:p>INSERT INTO Language (Id, EnglishName, NativeName) <text:s text:c="2"/>VALUES(4,'Akan', 'Akana');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emann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lemannisch</text:p>
          </table:table-cell>
          <table:table-cell office:value-type="string" calcext:value-type="string">
            <text:p><text:a xlink:href="https://en.wikipedia.org/wiki/Alemannic_language" xlink:type="simple">en:Alemannic language</text:a></text:p>
          </table:table-cell>
          <table:table-cell table:style-name="ce5" office:value-type="string" calcext:value-type="string">
            <text:p><text:a xlink:href="https://en.wikipedia.org/wiki/ISO_639-3" xlink:type="simple">en:ISO 639-3</text:a>: gsw (als is <text:a xlink:href="https://en.wikipedia.org/wiki/Tosk_Albanian" xlink:type="simple">en:Tosk Albanian</text:a>)</text:p>
          </table:table-cell>
          <table:table-cell table:formula="of:=COM.MICROSOFT.CONCAT(&quot;INSERT INTO Language (Id, EnglishName, NativeName)   VALUES(&quot;; [.A6]; &quot;,'&quot;;[.C6];&quot;', '&quot;;[.E6]; &quot;');&quot;)" office:value-type="string" office:string-value="INSERT INTO Language (Id, EnglishName, NativeName)   VALUES(5,'Alemannic', 'Alemannisch');" calcext:value-type="string">
            <text:p>INSERT INTO Language (Id, EnglishName, NativeName) <text:s text:c="2"/>VALUES(5,'Alemannic', 'Alemannisch');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<text:a xlink:href="https://en.wikipedia.org/wiki/Amharic_language" xlink:type="simple">en:Amharic language</text:a></text:p>
          </table:table-cell>
          <table:table-cell/>
          <table:table-cell table:formula="of:=COM.MICROSOFT.CONCAT(&quot;INSERT INTO Language (Id, EnglishName, NativeName)   VALUES(&quot;; [.A7]; &quot;,'&quot;;[.C7];&quot;', '&quot;;[.E7]; &quot;');&quot;)" office:value-type="string" office:string-value="INSERT INTO Language (Id, EnglishName, NativeName)   VALUES(6,'Amharic', 'አማርኛ');" calcext:value-type="string">
            <text:p>INSERT INTO Language (Id, EnglishName, NativeName) <text:s text:c="2"/>VALUES(6,'Amharic', 'አማርኛ');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<text:a xlink:href="https://en.wikipedia.org/wiki/Aragonese_language" xlink:type="simple">en:Aragonese language</text:a></text:p>
          </table:table-cell>
          <table:table-cell/>
          <table:table-cell table:formula="of:=COM.MICROSOFT.CONCAT(&quot;INSERT INTO Language (Id, EnglishName, NativeName)   VALUES(&quot;; [.A8]; &quot;,'&quot;;[.C8];&quot;', '&quot;;[.E8]; &quot;');&quot;)" office:value-type="string" office:string-value="INSERT INTO Language (Id, EnglishName, NativeName)   VALUES(7,'Aragonese', 'Aragonés');" calcext:value-type="string">
            <text:p>INSERT INTO Language (Id, EnglishName, NativeName) <text:s text:c="2"/>VALUES(7,'Aragonese', 'Aragonés');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glo-Saxon / Old Eng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nglisc</text:p>
          </table:table-cell>
          <table:table-cell office:value-type="string" calcext:value-type="string">
            <text:p><text:a xlink:href="https://en.wikipedia.org/wiki/Anglo-Saxon_language" xlink:type="simple">en:Anglo-Saxon language</text:a></text:p>
          </table:table-cell>
          <table:table-cell/>
          <table:table-cell table:formula="of:=COM.MICROSOFT.CONCAT(&quot;INSERT INTO Language (Id, EnglishName, NativeName)   VALUES(&quot;; [.A9]; &quot;,'&quot;;[.C9];&quot;', '&quot;;[.E9]; &quot;');&quot;)" office:value-type="string" office:string-value="INSERT INTO Language (Id, EnglishName, NativeName)   VALUES(8,'Anglo-Saxon / Old English', 'Englisc');" calcext:value-type="string">
            <text:p>INSERT INTO Language (Id, EnglishName, NativeName) <text:s text:c="2"/>VALUES(8,'Anglo-Saxon / Old English', 'Englisc');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العربية</text:p>
          </table:table-cell>
          <table:table-cell office:value-type="string" calcext:value-type="string">
            <text:p><text:a xlink:href="https://en.wikipedia.org/wiki/Arabic_language" xlink:type="simple">en:Arabic language</text:a></text:p>
          </table:table-cell>
          <table:table-cell/>
          <table:table-cell table:formula="of:=COM.MICROSOFT.CONCAT(&quot;INSERT INTO Language (Id, EnglishName, NativeName)   VALUES(&quot;; [.A10]; &quot;,'&quot;;[.C10];&quot;', '&quot;;[.E10]; &quot;');&quot;)" office:value-type="string" office:string-value="INSERT INTO Language (Id, EnglishName, NativeName)   VALUES(9,'Arabic', 'العربية');" calcext:value-type="string">
            <text:p>INSERT INTO Language (Id, EnglishName, NativeName) <text:s text:c="2"/>VALUES(9,'Arabic', 'العربية');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amaic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ܣܘܪܬ</text:p>
          </table:table-cell>
          <table:table-cell office:value-type="string" calcext:value-type="string">
            <text:p><text:a xlink:href="https://en.wikipedia.org/wiki/Assyrian_Neo-Aramaic_language" xlink:type="simple">en:Assyrian Neo-Aramaic language</text:a></text:p>
          </table:table-cell>
          <table:table-cell/>
          <table:table-cell table:formula="of:=COM.MICROSOFT.CONCAT(&quot;INSERT INTO Language (Id, EnglishName, NativeName)   VALUES(&quot;; [.A11]; &quot;,'&quot;;[.C11];&quot;', '&quot;;[.E11]; &quot;');&quot;)" office:value-type="string" office:string-value="INSERT INTO Language (Id, EnglishName, NativeName)   VALUES(10,'Aramaic', 'ܣܘܪܬ');" calcext:value-type="string">
            <text:p>INSERT INTO Language (Id, EnglishName, NativeName) <text:s text:c="2"/>VALUES(10,'Aramaic', 'ܣܘܪܬ');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<text:a xlink:href="https://en.wikipedia.org/wiki/Assamese_language" xlink:type="simple">en:Assamese language</text:a></text:p>
          </table:table-cell>
          <table:table-cell/>
          <table:table-cell table:formula="of:=COM.MICROSOFT.CONCAT(&quot;INSERT INTO Language (Id, EnglishName, NativeName)   VALUES(&quot;; [.A12]; &quot;,'&quot;;[.C12];&quot;', '&quot;;[.E12]; &quot;');&quot;)" office:value-type="string" office:string-value="INSERT INTO Language (Id, EnglishName, NativeName)   VALUES(11,'Assamese', 'অসমীয়া');" calcext:value-type="string">
            <text:p>INSERT INTO Language (Id, EnglishName, NativeName) <text:s text:c="2"/>VALUES(11,'Assamese', 'অসমীয়া');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u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sturianu</text:p>
          </table:table-cell>
          <table:table-cell office:value-type="string" calcext:value-type="string">
            <text:p><text:a xlink:href="https://en.wikipedia.org/wiki/Asturian_language" xlink:type="simple">en:Asturian language</text:a></text:p>
          </table:table-cell>
          <table:table-cell/>
          <table:table-cell table:formula="of:=COM.MICROSOFT.CONCAT(&quot;INSERT INTO Language (Id, EnglishName, NativeName)   VALUES(&quot;; [.A13]; &quot;,'&quot;;[.C13];&quot;', '&quot;;[.E13]; &quot;');&quot;)" office:value-type="string" office:string-value="INSERT INTO Language (Id, EnglishName, NativeName)   VALUES(12,'Asturian', 'Asturianu');" calcext:value-type="string">
            <text:p>INSERT INTO Language (Id, EnglishName, NativeName) <text:s text:c="2"/>VALUES(12,'Asturian', 'Asturianu');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Авар</text:p>
          </table:table-cell>
          <table:table-cell office:value-type="string" calcext:value-type="string">
            <text:p><text:a xlink:href="https://en.wikipedia.org/wiki/Avar_language" xlink:type="simple">en:Avar language</text:a></text:p>
          </table:table-cell>
          <table:table-cell/>
          <table:table-cell table:formula="of:=COM.MICROSOFT.CONCAT(&quot;INSERT INTO Language (Id, EnglishName, NativeName)   VALUES(&quot;; [.A14]; &quot;,'&quot;;[.C14];&quot;', '&quot;;[.E14]; &quot;');&quot;)" office:value-type="string" office:string-value="INSERT INTO Language (Id, EnglishName, NativeName)   VALUES(13,'Avar', 'Авар');" calcext:value-type="string">
            <text:p>INSERT INTO Language (Id, EnglishName, NativeName) <text:s text:c="2"/>VALUES(13,'Avar', 'Авар');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ymar</text:p>
          </table:table-cell>
          <table:table-cell office:value-type="string" calcext:value-type="string">
            <text:p><text:a xlink:href="https://en.wikipedia.org/wiki/Aymara_language" xlink:type="simple">en:Aymara language</text:a></text:p>
          </table:table-cell>
          <table:table-cell/>
          <table:table-cell table:formula="of:=COM.MICROSOFT.CONCAT(&quot;INSERT INTO Language (Id, EnglishName, NativeName)   VALUES(&quot;; [.A15]; &quot;,'&quot;;[.C15];&quot;', '&quot;;[.E15]; &quot;');&quot;)" office:value-type="string" office:string-value="INSERT INTO Language (Id, EnglishName, NativeName)   VALUES(14,'Aymara', 'Aymar');" calcext:value-type="string">
            <text:p>INSERT INTO Language (Id, EnglishName, NativeName) <text:s text:c="2"/>VALUES(14,'Aymara', 'Aymar');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zərbaycanca / آذربايجان</text:p>
          </table:table-cell>
          <table:table-cell office:value-type="string" calcext:value-type="string">
            <text:p><text:a xlink:href="https://en.wikipedia.org/wiki/Azerbaijani_language" xlink:type="simple">en:Azerbaijani language</text:a></text:p>
          </table:table-cell>
          <table:table-cell/>
          <table:table-cell table:formula="of:=COM.MICROSOFT.CONCAT(&quot;INSERT INTO Language (Id, EnglishName, NativeName)   VALUES(&quot;; [.A16]; &quot;,'&quot;;[.C16];&quot;', '&quot;;[.E16]; &quot;');&quot;)" office:value-type="string" office:string-value="INSERT INTO Language (Id, EnglishName, NativeName)   VALUES(15,'Azerbaijani', 'Azərbaycanca / آذربايجان');" calcext:value-type="string">
            <text:p>INSERT INTO Language (Id, EnglishName, NativeName) <text:s text:c="2"/>VALUES(15,'Azerbaijani', 'Azərbaycanca / آذربايجان');</text:p>
          </table:table-cell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ашҡорт</text:p>
          </table:table-cell>
          <table:table-cell office:value-type="string" calcext:value-type="string">
            <text:p><text:a xlink:href="https://en.wikipedia.org/wiki/Bashkir_language" xlink:type="simple">en:Bashkir language</text:a></text:p>
          </table:table-cell>
          <table:table-cell/>
          <table:table-cell table:formula="of:=COM.MICROSOFT.CONCAT(&quot;INSERT INTO Language (Id, EnglishName, NativeName)   VALUES(&quot;; [.A17]; &quot;,'&quot;;[.C17];&quot;', '&quot;;[.E17]; &quot;');&quot;)" office:value-type="string" office:string-value="INSERT INTO Language (Id, EnglishName, NativeName)   VALUES(16,'Bashkir', 'Башҡорт');" calcext:value-type="string">
            <text:p>INSERT INTO Language (Id, EnglishName, NativeName) <text:s text:c="2"/>VALUES(16,'Bashkir', 'Башҡорт');</text:p>
          </table:table-cell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v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oarisch</text:p>
          </table:table-cell>
          <table:table-cell office:value-type="string" calcext:value-type="string">
            <text:p><text:a xlink:href="https://en.wikipedia.org/wiki/Bavarian_language" xlink:type="simple">en:Bavarian language</text:a></text:p>
          </table:table-cell>
          <table:table-cell/>
          <table:table-cell table:formula="of:=COM.MICROSOFT.CONCAT(&quot;INSERT INTO Language (Id, EnglishName, NativeName)   VALUES(&quot;; [.A18]; &quot;,'&quot;;[.C18];&quot;', '&quot;;[.E18]; &quot;');&quot;)" office:value-type="string" office:string-value="INSERT INTO Language (Id, EnglishName, NativeName)   VALUES(17,'Bavarian', 'Boarisch');" calcext:value-type="string">
            <text:p>INSERT INTO Language (Id, EnglishName, NativeName) <text:s text:c="2"/>VALUES(17,'Bavarian', 'Boarisch');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bat-smg</text:p>
          </table:table-cell>
          <table:table-cell office:value-type="string" calcext:value-type="string">
            <text:p>Samogi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Žemaitėška</text:p>
          </table:table-cell>
          <table:table-cell office:value-type="string" calcext:value-type="string">
            <text:p><text:a xlink:href="https://en.wikipedia.org/wiki/Samogitian_language" xlink:type="simple">en:Samogitian language</text:a></text:p>
          </table:table-cell>
          <table:table-cell table:style-name="ce5" office:value-type="string" calcext:value-type="string">
            <text:p>ISO 639-3: sgs</text:p>
          </table:table-cell>
          <table:table-cell table:formula="of:=COM.MICROSOFT.CONCAT(&quot;INSERT INTO Language (Id, EnglishName, NativeName)   VALUES(&quot;; [.A19]; &quot;,'&quot;;[.C19];&quot;', '&quot;;[.E19]; &quot;');&quot;)" office:value-type="string" office:string-value="INSERT INTO Language (Id, EnglishName, NativeName)   VALUES(18,'Samogitian', 'Žemaitėška');" calcext:value-type="string">
            <text:p>INSERT INTO Language (Id, EnglishName, NativeName) <text:s text:c="2"/>VALUES(18,'Samogitian', 'Žemaitėška');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bcl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ikol Central</text:p>
          </table:table-cell>
          <table:table-cell office:value-type="string" calcext:value-type="string">
            <text:p><text:a xlink:href="https://en.wikipedia.org/wiki/Bikol_language" xlink:type="simple">en:Bikol language</text:a></text:p>
          </table:table-cell>
          <table:table-cell table:style-name="ce5" office:value-type="string" calcext:value-type="string">
            <text:p>ISO: 639-2:bik (also known as Central Bicolano)</text:p>
          </table:table-cell>
          <table:table-cell table:formula="of:=COM.MICROSOFT.CONCAT(&quot;INSERT INTO Language (Id, EnglishName, NativeName)   VALUES(&quot;; [.A20]; &quot;,'&quot;;[.C20];&quot;', '&quot;;[.E20]; &quot;');&quot;)" office:value-type="string" office:string-value="INSERT INTO Language (Id, EnglishName, NativeName)   VALUES(19,'Bikol', 'Bikol Central');" calcext:value-type="string">
            <text:p>INSERT INTO Language (Id, EnglishName, NativeName) <text:s text:c="2"/>VALUES(19,'Bikol', 'Bikol Central');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<text:a xlink:href="https://en.wikipedia.org/wiki/Belarusian_language" xlink:type="simple">en:Belarusian language</text:a></text:p>
          </table:table-cell>
          <table:table-cell/>
          <table:table-cell table:formula="of:=COM.MICROSOFT.CONCAT(&quot;INSERT INTO Language (Id, EnglishName, NativeName)   VALUES(&quot;; [.A21]; &quot;,'&quot;;[.C21];&quot;', '&quot;;[.E21]; &quot;');&quot;)" office:value-type="string" office:string-value="INSERT INTO Language (Id, EnglishName, NativeName)   VALUES(20,'Belarusian', 'Беларуская');" calcext:value-type="string">
            <text:p>INSERT INTO Language (Id, EnglishName, NativeName) <text:s text:c="2"/>VALUES(20,'Belarusian', 'Беларуская');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be-x-old</text:p>
          </table:table-cell>
          <table:table-cell office:value-type="string" calcext:value-type="string">
            <text:p>Belarusian (Taraškievica)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еларуская (тарашкевіца)</text:p>
          </table:table-cell>
          <table:table-cell office:value-type="string" calcext:value-type="string">
            <text:p><text:a xlink:href="https://en.wikipedia.org/wiki/Taraškievica" xlink:type="simple">en:Taraškievica</text:a></text:p>
          </table:table-cell>
          <table:table-cell/>
          <table:table-cell table:formula="of:=COM.MICROSOFT.CONCAT(&quot;INSERT INTO Language (Id, EnglishName, NativeName)   VALUES(&quot;; [.A22]; &quot;,'&quot;;[.C22];&quot;', '&quot;;[.E22]; &quot;');&quot;)" office:value-type="string" office:string-value="INSERT INTO Language (Id, EnglishName, NativeName)   VALUES(21,'Belarusian (Taraškievica)', 'Беларуская (тарашкевіца)');" calcext:value-type="string">
            <text:p>INSERT INTO Language (Id, EnglishName, NativeName) <text:s text:c="2"/>VALUES(21,'Belarusian (Taraškievica)', 'Беларуская (тарашкевіца)');</text:p>
          </table:table-cell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ългарски</text:p>
          </table:table-cell>
          <table:table-cell office:value-type="string" calcext:value-type="string">
            <text:p><text:a xlink:href="https://bg.wikipedia.org/wiki/Български_език" xlink:type="simple">bg:Български език</text:a></text:p>
          </table:table-cell>
          <table:table-cell/>
          <table:table-cell table:formula="of:=COM.MICROSOFT.CONCAT(&quot;INSERT INTO Language (Id, EnglishName, NativeName)   VALUES(&quot;; [.A23]; &quot;,'&quot;;[.C23];&quot;', '&quot;;[.E23]; &quot;');&quot;)" office:value-type="string" office:string-value="INSERT INTO Language (Id, EnglishName, NativeName)   VALUES(22,'Bulgarian', 'Български');" calcext:value-type="string">
            <text:p>INSERT INTO Language (Id, EnglishName, NativeName) <text:s text:c="2"/>VALUES(22,'Bulgarian', 'Български');</text:p>
          </table:table-cell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a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<text:a xlink:href="https://en.wikipedia.org/wiki/Bihari_language" xlink:type="simple">en:Bihari language</text:a></text:p>
          </table:table-cell>
          <table:table-cell/>
          <table:table-cell table:formula="of:=COM.MICROSOFT.CONCAT(&quot;INSERT INTO Language (Id, EnglishName, NativeName)   VALUES(&quot;; [.A24]; &quot;,'&quot;;[.C24];&quot;', '&quot;;[.E24]; &quot;');&quot;)" office:value-type="string" office:string-value="INSERT INTO Language (Id, EnglishName, NativeName)   VALUES(23,'Bihari', 'भोजपुरी');" calcext:value-type="string">
            <text:p>INSERT INTO Language (Id, EnglishName, NativeName) <text:s text:c="2"/>VALUES(23,'Bihari', 'भोजपुरी');</text:p>
          </table:table-cell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<text:a xlink:href="https://en.wikipedia.org/wiki/Bislama_language" xlink:type="simple">en:Bislama language</text:a></text:p>
          </table:table-cell>
          <table:table-cell/>
          <table:table-cell table:formula="of:=COM.MICROSOFT.CONCAT(&quot;INSERT INTO Language (Id, EnglishName, NativeName)   VALUES(&quot;; [.A25]; &quot;,'&quot;;[.C25];&quot;', '&quot;;[.E25]; &quot;');&quot;)" office:value-type="string" office:string-value="INSERT INTO Language (Id, EnglishName, NativeName)   VALUES(24,'Bislama', 'Bislama');" calcext:value-type="string">
            <text:p>INSERT INTO Language (Id, EnglishName, NativeName) <text:s text:c="2"/>VALUES(24,'Bislama', 'Bislama');</text:p>
          </table:table-cell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<text:a xlink:href="https://en.wikipedia.org/wiki/Bambara_language" xlink:type="simple">en:Bambara language</text:a></text:p>
          </table:table-cell>
          <table:table-cell/>
          <table:table-cell table:formula="of:=COM.MICROSOFT.CONCAT(&quot;INSERT INTO Language (Id, EnglishName, NativeName)   VALUES(&quot;; [.A26]; &quot;,'&quot;;[.C26];&quot;', '&quot;;[.E26]; &quot;');&quot;)" office:value-type="string" office:string-value="INSERT INTO Language (Id, EnglishName, NativeName)   VALUES(25,'Bambara', 'Bamanankan');" calcext:value-type="string">
            <text:p>INSERT INTO Language (Id, EnglishName, NativeName) <text:s text:c="2"/>VALUES(25,'Bambara', 'Bamanankan');</text:p>
          </table:table-cell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<text:a xlink:href="https://en.wikipedia.org/wiki/Bengali_language" xlink:type="simple">en:Bengali language</text:a></text:p>
          </table:table-cell>
          <table:table-cell/>
          <table:table-cell table:formula="of:=COM.MICROSOFT.CONCAT(&quot;INSERT INTO Language (Id, EnglishName, NativeName)   VALUES(&quot;; [.A27]; &quot;,'&quot;;[.C27];&quot;', '&quot;;[.E27]; &quot;');&quot;)" office:value-type="string" office:string-value="INSERT INTO Language (Id, EnglishName, NativeName)   VALUES(26,'Bengali', 'বাংলা');" calcext:value-type="string">
            <text:p>INSERT INTO Language (Id, EnglishName, NativeName) <text:s text:c="2"/>VALUES(26,'Bengali', 'বাংলা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བོད་ཡིག / Bod skad</text:p>
          </table:table-cell>
          <table:table-cell office:value-type="string" calcext:value-type="string">
            <text:p><text:a xlink:href="https://en.wikipedia.org/wiki/Tibetan_language" xlink:type="simple">en:Tibetan language</text:a></text:p>
          </table:table-cell>
          <table:table-cell/>
          <table:table-cell table:formula="of:=COM.MICROSOFT.CONCAT(&quot;INSERT INTO Language (Id, EnglishName, NativeName)   VALUES(&quot;; [.A28]; &quot;,'&quot;;[.C28];&quot;', '&quot;;[.E28]; &quot;');&quot;)" office:value-type="string" office:string-value="INSERT INTO Language (Id, EnglishName, NativeName)   VALUES(27,'Tibetan', 'བོད་ཡིག / Bod skad');" calcext:value-type="string">
            <text:p>INSERT INTO Language (Id, EnglishName, NativeName) <text:s text:c="2"/>VALUES(27,'Tibetan', 'བོད་ཡིག / Bod skad');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bpy</text:p>
          </table:table-cell>
          <table:table-cell office:value-type="string" calcext:value-type="string">
            <text:p>Bishnupriya Manipu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ইমার ঠার/বিষ্ণুপ্রিয়া মণিপুরী</text:p>
          </table:table-cell>
          <table:table-cell office:value-type="string" calcext:value-type="string">
            <text:p><text:a xlink:href="https://en.wikipedia.org/wiki/Bishnupriya_Manipuri_language" xlink:type="simple">en:Bishnupriya Manipuri language</text:a></text:p>
          </table:table-cell>
          <table:table-cell/>
          <table:table-cell table:formula="of:=COM.MICROSOFT.CONCAT(&quot;INSERT INTO Language (Id, EnglishName, NativeName)   VALUES(&quot;; [.A29]; &quot;,'&quot;;[.C29];&quot;', '&quot;;[.E29]; &quot;');&quot;)" office:value-type="string" office:string-value="INSERT INTO Language (Id, EnglishName, NativeName)   VALUES(28,'Bishnupriya Manipuri', 'ইমার ঠার/বিষ্ণুপ্রিয়া মণিপুরী');" calcext:value-type="string">
            <text:p>INSERT INTO Language (Id, EnglishName, NativeName) <text:s text:c="2"/>VALUES(28,'Bishnupriya Manipuri', 'ইমার ঠার/বিষ্ণুপ্রিয়া মণিপুরী');</text:p>
          </table:table-cell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<text:a xlink:href="https://en.wikipedia.org/wiki/Breton_language" xlink:type="simple">en:Breton language</text:a></text:p>
          </table:table-cell>
          <table:table-cell/>
          <table:table-cell table:formula="of:=COM.MICROSOFT.CONCAT(&quot;INSERT INTO Language (Id, EnglishName, NativeName)   VALUES(&quot;; [.A30]; &quot;,'&quot;;[.C30];&quot;', '&quot;;[.E30]; &quot;');&quot;)" office:value-type="string" office:string-value="INSERT INTO Language (Id, EnglishName, NativeName)   VALUES(29,'Breton', 'Brezhoneg');" calcext:value-type="string">
            <text:p>INSERT INTO Language (Id, EnglishName, NativeName) <text:s text:c="2"/>VALUES(29,'Breton', 'Brezhoneg');</text:p>
          </table:table-cell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osanski</text:p>
          </table:table-cell>
          <table:table-cell office:value-type="string" calcext:value-type="string">
            <text:p><text:a xlink:href="https://en.wikipedia.org/wiki/Bosnian_language" xlink:type="simple">en:Bosnian language</text:a></text:p>
          </table:table-cell>
          <table:table-cell/>
          <table:table-cell table:formula="of:=COM.MICROSOFT.CONCAT(&quot;INSERT INTO Language (Id, EnglishName, NativeName)   VALUES(&quot;; [.A31]; &quot;,'&quot;;[.C31];&quot;', '&quot;;[.E31]; &quot;');&quot;)" office:value-type="string" office:string-value="INSERT INTO Language (Id, EnglishName, NativeName)   VALUES(30,'Bosnian', 'Bosanski');" calcext:value-type="string">
            <text:p>INSERT INTO Language (Id, EnglishName, NativeName) <text:s text:c="2"/>VALUES(30,'Bosnian', 'Bosanski');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Bug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ᨅᨔ ᨕᨘᨁᨗ / Basa Ugi</text:p>
          </table:table-cell>
          <table:table-cell office:value-type="string" calcext:value-type="string">
            <text:p><text:a xlink:href="https://en.wikipedia.org/wiki/Buginese_language" xlink:type="simple">en:Buginese language</text:a></text:p>
          </table:table-cell>
          <table:table-cell/>
          <table:table-cell table:formula="of:=COM.MICROSOFT.CONCAT(&quot;INSERT INTO Language (Id, EnglishName, NativeName)   VALUES(&quot;; [.A32]; &quot;,'&quot;;[.C32];&quot;', '&quot;;[.E32]; &quot;');&quot;)" office:value-type="string" office:string-value="INSERT INTO Language (Id, EnglishName, NativeName)   VALUES(31,'Buginese', 'ᨅᨔ ᨕᨘᨁᨗ / Basa Ugi');" calcext:value-type="string">
            <text:p>INSERT INTO Language (Id, EnglishName, NativeName) <text:s text:c="2"/>VALUES(31,'Buginese', 'ᨅᨔ ᨕᨘᨁᨗ / Basa Ugi');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bxr</text:p>
          </table:table-cell>
          <table:table-cell office:value-type="string" calcext:value-type="string">
            <text:p>Buriat (Russia)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Буряад хэлэн</text:p>
          </table:table-cell>
          <table:table-cell office:value-type="string" calcext:value-type="string">
            <text:p><text:a xlink:href="https://en.wikipedia.org/wiki/Buryat_language" xlink:type="simple">en:Buryat language</text:a></text:p>
          </table:table-cell>
          <table:table-cell/>
          <table:table-cell table:formula="of:=COM.MICROSOFT.CONCAT(&quot;INSERT INTO Language (Id, EnglishName, NativeName)   VALUES(&quot;; [.A33]; &quot;,'&quot;;[.C33];&quot;', '&quot;;[.E33]; &quot;');&quot;)" office:value-type="string" office:string-value="INSERT INTO Language (Id, EnglishName, NativeName)   VALUES(32,'Buriat (Russia)', 'Буряад хэлэн');" calcext:value-type="string">
            <text:p>INSERT INTO Language (Id, EnglishName, NativeName) <text:s text:c="2"/>VALUES(32,'Buriat (Russia)', 'Буряад хэлэн');</text:p>
          </table:table-cell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<text:a xlink:href="https://ca.wikipedia.org/wiki/Català" xlink:type="simple">ca:Català</text:a></text:p>
          </table:table-cell>
          <table:table-cell/>
          <table:table-cell table:formula="of:=COM.MICROSOFT.CONCAT(&quot;INSERT INTO Language (Id, EnglishName, NativeName)   VALUES(&quot;; [.A34]; &quot;,'&quot;;[.C34];&quot;', '&quot;;[.E34]; &quot;');&quot;)" office:value-type="string" office:string-value="INSERT INTO Language (Id, EnglishName, NativeName)   VALUES(33,'Catalan', 'Català');" calcext:value-type="string">
            <text:p>INSERT INTO Language (Id, EnglishName, NativeName) <text:s text:c="2"/>VALUES(33,'Catalan', 'Català');</text:p>
          </table:table-cell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cdo</text:p>
          </table:table-cell>
          <table:table-cell office:value-type="string" calcext:value-type="string">
            <text:p>Min Dong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ìng-dĕ̤ng-ngṳ̄ / 閩東語</text:p>
          </table:table-cell>
          <table:table-cell office:value-type="string" calcext:value-type="string">
            <text:p><text:a xlink:href="https://en.wikipedia.org/wiki/Min_Dong_language" xlink:type="simple">en:Min Dong language</text:a></text:p>
          </table:table-cell>
          <table:table-cell/>
          <table:table-cell table:formula="of:=COM.MICROSOFT.CONCAT(&quot;INSERT INTO Language (Id, EnglishName, NativeName)   VALUES(&quot;; [.A35]; &quot;,'&quot;;[.C35];&quot;', '&quot;;[.E35]; &quot;');&quot;)" office:value-type="string" office:string-value="INSERT INTO Language (Id, EnglishName, NativeName)   VALUES(34,'Min Dong Chinese', 'Mìng-dĕ̤ng-ngṳ̄ / 閩東語');" calcext:value-type="string">
            <text:p>INSERT INTO Language (Id, EnglishName, NativeName) <text:s text:c="2"/>VALUES(34,'Min Dong Chinese', 'Mìng-dĕ̤ng-ngṳ̄ / 閩東語');</text:p>
          </table:table-cell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Нохчийн</text:p>
          </table:table-cell>
          <table:table-cell office:value-type="string" calcext:value-type="string">
            <text:p><text:a xlink:href="https://en.wikipedia.org/wiki/Chechen_language" xlink:type="simple">en:Chechen language</text:a></text:p>
          </table:table-cell>
          <table:table-cell/>
          <table:table-cell table:formula="of:=COM.MICROSOFT.CONCAT(&quot;INSERT INTO Language (Id, EnglishName, NativeName)   VALUES(&quot;; [.A36]; &quot;,'&quot;;[.C36];&quot;', '&quot;;[.E36]; &quot;');&quot;)" office:value-type="string" office:string-value="INSERT INTO Language (Id, EnglishName, NativeName)   VALUES(35,'Chechen', 'Нохчийн');" calcext:value-type="string">
            <text:p>INSERT INTO Language (Id, EnglishName, NativeName) <text:s text:c="2"/>VALUES(35,'Chechen', 'Нохчийн');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nugboanong Binisaya</text:p>
          </table:table-cell>
          <table:table-cell office:value-type="string" calcext:value-type="string">
            <text:p><text:a xlink:href="https://en.wikipedia.org/wiki/Cebuano_language" xlink:type="simple">en:Cebuano language</text:a></text:p>
          </table:table-cell>
          <table:table-cell/>
          <table:table-cell table:formula="of:=COM.MICROSOFT.CONCAT(&quot;INSERT INTO Language (Id, EnglishName, NativeName)   VALUES(&quot;; [.A37]; &quot;,'&quot;;[.C37];&quot;', '&quot;;[.E37]; &quot;');&quot;)" office:value-type="string" office:string-value="INSERT INTO Language (Id, EnglishName, NativeName)   VALUES(36,'Cebuano', 'Sinugboanong Binisaya');" calcext:value-type="string">
            <text:p>INSERT INTO Language (Id, EnglishName, NativeName) <text:s text:c="2"/>VALUES(36,'Cebuano', 'Sinugboanong Binisaya');</text:p>
          </table:table-cell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<text:a xlink:href="https://en.wikipedia.org/wiki/Chamorro_language" xlink:type="simple">en:Chamorro language</text:a></text:p>
          </table:table-cell>
          <table:table-cell/>
          <table:table-cell table:formula="of:=COM.MICROSOFT.CONCAT(&quot;INSERT INTO Language (Id, EnglishName, NativeName)   VALUES(&quot;; [.A38]; &quot;,'&quot;;[.C38];&quot;', '&quot;;[.E38]; &quot;');&quot;)" office:value-type="string" office:string-value="INSERT INTO Language (Id, EnglishName, NativeName)   VALUES(37,'Chamorro', 'Chamoru');" calcext:value-type="string">
            <text:p>INSERT INTO Language (Id, EnglishName, NativeName) <text:s text:c="2"/>VALUES(37,'Chamorro', 'Chamoru');</text:p>
          </table:table-cell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<text:a xlink:href="https://en.wikipedia.org/wiki/Choctaw_language" xlink:type="simple">en:Choctaw language</text:a></text:p>
          </table:table-cell>
          <table:table-cell/>
          <table:table-cell table:formula="of:=COM.MICROSOFT.CONCAT(&quot;INSERT INTO Language (Id, EnglishName, NativeName)   VALUES(&quot;; [.A39]; &quot;,'&quot;;[.C39];&quot;', '&quot;;[.E39]; &quot;');&quot;)" office:value-type="string" office:string-value="INSERT INTO Language (Id, EnglishName, NativeName)   VALUES(38,'Choctaw', 'Choctaw');" calcext:value-type="string">
            <text:p>INSERT INTO Language (Id, EnglishName, NativeName) <text:s text:c="2"/>VALUES(38,'Choctaw', 'Choctaw');</text:p>
          </table:table-cell>
        </table:table-row>
        <table:table-row table:style-name="ro8">
          <table:table-cell office:value-type="float" office:value="39" calcext:value-type="float">
            <text:p>39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ᏣᎳᎩ</text:p>
          </table:table-cell>
          <table:table-cell office:value-type="string" calcext:value-type="string">
            <text:p><text:a xlink:href="https://en.wikipedia.org/wiki/Cherokee_language" xlink:type="simple">en:Cherokee language</text:a></text:p>
          </table:table-cell>
          <table:table-cell/>
          <table:table-cell table:formula="of:=COM.MICROSOFT.CONCAT(&quot;INSERT INTO Language (Id, EnglishName, NativeName)   VALUES(&quot;; [.A40]; &quot;,'&quot;;[.C40];&quot;', '&quot;;[.E40]; &quot;');&quot;)" office:value-type="string" office:string-value="INSERT INTO Language (Id, EnglishName, NativeName)   VALUES(39,'Cherokee', 'ᏣᎳᎩ');" calcext:value-type="string">
            <text:p>INSERT INTO Language (Id, EnglishName, NativeName) <text:s text:c="2"/>VALUES(39,'Cherokee', 'ᏣᎳᎩ');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setsêhestâhese</text:p>
          </table:table-cell>
          <table:table-cell office:value-type="string" calcext:value-type="string">
            <text:p><text:a xlink:href="https://en.wikipedia.org/wiki/Cheyenne_language" xlink:type="simple">en:Cheyenne language</text:a></text:p>
          </table:table-cell>
          <table:table-cell/>
          <table:table-cell table:formula="of:=COM.MICROSOFT.CONCAT(&quot;INSERT INTO Language (Id, EnglishName, NativeName)   VALUES(&quot;; [.A41]; &quot;,'&quot;;[.C41];&quot;', '&quot;;[.E41]; &quot;');&quot;)" office:value-type="string" office:string-value="INSERT INTO Language (Id, EnglishName, NativeName)   VALUES(40,'Cheyenne', 'Tsetsêhestâhese');" calcext:value-type="string">
            <text:p>INSERT INTO Language (Id, EnglishName, NativeName) <text:s text:c="2"/>VALUES(40,'Cheyenne', 'Tsetsêhestâhese');</text:p>
          </table:table-cell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orsu</text:p>
          </table:table-cell>
          <table:table-cell office:value-type="string" calcext:value-type="string">
            <text:p><text:a xlink:href="https://en.wikipedia.org/wiki/Corsican_language" xlink:type="simple">en:Corsican language</text:a></text:p>
          </table:table-cell>
          <table:table-cell/>
          <table:table-cell table:formula="of:=COM.MICROSOFT.CONCAT(&quot;INSERT INTO Language (Id, EnglishName, NativeName)   VALUES(&quot;; [.A42]; &quot;,'&quot;;[.C42];&quot;', '&quot;;[.E42]; &quot;');&quot;)" office:value-type="string" office:string-value="INSERT INTO Language (Id, EnglishName, NativeName)   VALUES(41,'Corsican', 'Corsu');" calcext:value-type="string">
            <text:p>INSERT INTO Language (Id, EnglishName, NativeName) <text:s text:c="2"/>VALUES(41,'Corsican', 'Corsu');</text:p>
          </table:table-cell>
        </table:table-row>
        <table:table-row table:style-name="ro8">
          <table:table-cell office:value-type="float" office:value="42" calcext:value-type="float">
            <text:p>4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ehiyaw</text:p>
          </table:table-cell>
          <table:table-cell office:value-type="string" calcext:value-type="string">
            <text:p><text:a xlink:href="https://en.wikipedia.org/wiki/Cree_language" xlink:type="simple">en:Cree language</text:a></text:p>
          </table:table-cell>
          <table:table-cell/>
          <table:table-cell table:formula="of:=COM.MICROSOFT.CONCAT(&quot;INSERT INTO Language (Id, EnglishName, NativeName)   VALUES(&quot;; [.A43]; &quot;,'&quot;;[.C43];&quot;', '&quot;;[.E43]; &quot;');&quot;)" office:value-type="string" office:string-value="INSERT INTO Language (Id, EnglishName, NativeName)   VALUES(42,'Cree', 'Nehiyaw');" calcext:value-type="string">
            <text:p>INSERT INTO Language (Id, EnglishName, NativeName) <text:s text:c="2"/>VALUES(42,'Cree', 'Nehiyaw');</text:p>
          </table:table-cell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Česky</text:p>
          </table:table-cell>
          <table:table-cell office:value-type="string" calcext:value-type="string">
            <text:p><text:a xlink:href="https://cs.wikipedia.org/wiki/Čeština" xlink:type="simple">cs:Čeština</text:a></text:p>
          </table:table-cell>
          <table:table-cell/>
          <table:table-cell table:formula="of:=COM.MICROSOFT.CONCAT(&quot;INSERT INTO Language (Id, EnglishName, NativeName)   VALUES(&quot;; [.A44]; &quot;,'&quot;;[.C44];&quot;', '&quot;;[.E44]; &quot;');&quot;)" office:value-type="string" office:string-value="INSERT INTO Language (Id, EnglishName, NativeName)   VALUES(43,'Czech', 'Česky');" calcext:value-type="string">
            <text:p>INSERT INTO Language (Id, EnglishName, NativeName) <text:s text:c="2"/>VALUES(43,'Czech', 'Česky');</text:p>
          </table:table-cell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szëbsczi</text:p>
          </table:table-cell>
          <table:table-cell office:value-type="string" calcext:value-type="string">
            <text:p><text:a xlink:href="https://en.wikipedia.org/wiki/Kashubian_language" xlink:type="simple">en:Kashubian language</text:a></text:p>
          </table:table-cell>
          <table:table-cell/>
          <table:table-cell table:formula="of:=COM.MICROSOFT.CONCAT(&quot;INSERT INTO Language (Id, EnglishName, NativeName)   VALUES(&quot;; [.A45]; &quot;,'&quot;;[.C45];&quot;', '&quot;;[.E45]; &quot;');&quot;)" office:value-type="string" office:string-value="INSERT INTO Language (Id, EnglishName, NativeName)   VALUES(44,'Kashubian', 'Kaszëbsczi');" calcext:value-type="string">
            <text:p>INSERT INTO Language (Id, EnglishName, NativeName) <text:s text:c="2"/>VALUES(44,'Kashubian', 'Kaszëbsczi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Old Church Slavonic / Old Bulg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словѣньскъ / slověnĭskŭ</text:p>
          </table:table-cell>
          <table:table-cell office:value-type="string" calcext:value-type="string">
            <text:p><text:a xlink:href="https://en.wikipedia.org/wiki/Old_Church_Slavonic" xlink:type="simple">en:Old Church Slavonic</text:a></text:p>
          </table:table-cell>
          <table:table-cell/>
          <table:table-cell table:formula="of:=COM.MICROSOFT.CONCAT(&quot;INSERT INTO Language (Id, EnglishName, NativeName)   VALUES(&quot;; [.A46]; &quot;,'&quot;;[.C46];&quot;', '&quot;;[.E46]; &quot;');&quot;)" office:value-type="string" office:string-value="INSERT INTO Language (Id, EnglishName, NativeName)   VALUES(45,'Old Church Slavonic / Old Bulgarian', 'словѣньскъ / slověnĭskŭ');" calcext:value-type="string">
            <text:p>INSERT INTO Language (Id, EnglishName, NativeName) <text:s text:c="2"/>VALUES(45,'Old Church Slavonic / Old Bulgarian', 'словѣньскъ / slověnĭskŭ');</text:p>
          </table:table-cell>
        </table:table-row>
        <table:table-row table:style-name="ro8">
          <table:table-cell office:value-type="float" office:value="46" calcext:value-type="float">
            <text:p>46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Чăваш</text:p>
          </table:table-cell>
          <table:table-cell office:value-type="string" calcext:value-type="string">
            <text:p><text:a xlink:href="https://en.wikipedia.org/wiki/Chuvash_language" xlink:type="simple">en:Chuvash language</text:a></text:p>
          </table:table-cell>
          <table:table-cell/>
          <table:table-cell table:formula="of:=COM.MICROSOFT.CONCAT(&quot;INSERT INTO Language (Id, EnglishName, NativeName)   VALUES(&quot;; [.A47]; &quot;,'&quot;;[.C47];&quot;', '&quot;;[.E47]; &quot;');&quot;)" office:value-type="string" office:string-value="INSERT INTO Language (Id, EnglishName, NativeName)   VALUES(46,'Chuvash', 'Чăваш');" calcext:value-type="string">
            <text:p>INSERT INTO Language (Id, EnglishName, NativeName) <text:s text:c="2"/>VALUES(46,'Chuvash', 'Чăваш');</text:p>
          </table:table-cell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<text:a xlink:href="https://en.wikipedia.org/wiki/Welsh_language" xlink:type="simple">en:Welsh language</text:a></text:p>
          </table:table-cell>
          <table:table-cell/>
          <table:table-cell table:formula="of:=COM.MICROSOFT.CONCAT(&quot;INSERT INTO Language (Id, EnglishName, NativeName)   VALUES(&quot;; [.A48]; &quot;,'&quot;;[.C48];&quot;', '&quot;;[.E48]; &quot;');&quot;)" office:value-type="string" office:string-value="INSERT INTO Language (Id, EnglishName, NativeName)   VALUES(47,'Welsh', 'Cymraeg');" calcext:value-type="string">
            <text:p>INSERT INTO Language (Id, EnglishName, NativeName) <text:s text:c="2"/>VALUES(47,'Welsh', 'Cymraeg');</text:p>
          </table:table-cell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<text:a xlink:href="https://en.wikipedia.org/wiki/da:Dansk_%28sprog%29" xlink:type="simple">en:da:Dansk (sprog)</text:a></text:p>
          </table:table-cell>
          <table:table-cell/>
          <table:table-cell table:formula="of:=COM.MICROSOFT.CONCAT(&quot;INSERT INTO Language (Id, EnglishName, NativeName)   VALUES(&quot;; [.A49]; &quot;,'&quot;;[.C49];&quot;', '&quot;;[.E49]; &quot;');&quot;)" office:value-type="string" office:string-value="INSERT INTO Language (Id, EnglishName, NativeName)   VALUES(48,'Danish', 'Dansk');" calcext:value-type="string">
            <text:p>INSERT INTO Language (Id, EnglishName, NativeName) <text:s text:c="2"/>VALUES(48,'Danish', 'Dansk');</text:p>
          </table:table-cell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<text:a xlink:href="https://en.wikipedia.org/wiki/de:Deutsche_Sprache" xlink:type="simple">en:de:Deutsche Sprache</text:a></text:p>
          </table:table-cell>
          <table:table-cell/>
          <table:table-cell table:formula="of:=COM.MICROSOFT.CONCAT(&quot;INSERT INTO Language (Id, EnglishName, NativeName)   VALUES(&quot;; [.A50]; &quot;,'&quot;;[.C50];&quot;', '&quot;;[.E50]; &quot;');&quot;)" office:value-type="string" office:string-value="INSERT INTO Language (Id, EnglishName, NativeName)   VALUES(49,'German', 'Deutsch');" calcext:value-type="string">
            <text:p>INSERT INTO Language (Id, EnglishName, NativeName) <text:s text:c="2"/>VALUES(49,'German', 'Deutsch');</text:p>
          </table:table-cell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diq</text:p>
          </table:table-cell>
          <table:table-cell office:value-type="string" calcext:value-type="string">
            <text:p>Dim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<text:a xlink:href="https://en.wikipedia.org/wiki/diq:Zazaki" xlink:type="simple">en:diq:Zazaki</text:a></text:p>
          </table:table-cell>
          <table:table-cell/>
          <table:table-cell table:formula="of:=COM.MICROSOFT.CONCAT(&quot;INSERT INTO Language (Id, EnglishName, NativeName)   VALUES(&quot;; [.A51]; &quot;,'&quot;;[.C51];&quot;', '&quot;;[.E51]; &quot;');&quot;)" office:value-type="string" office:string-value="INSERT INTO Language (Id, EnglishName, NativeName)   VALUES(50,'Dimli', 'Zazaki');" calcext:value-type="string">
            <text:p>INSERT INTO Language (Id, EnglishName, NativeName) <text:s text:c="2"/>VALUES(50,'Dimli', 'Zazaki');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Lower Sorb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olnoserbski</text:p>
          </table:table-cell>
          <table:table-cell office:value-type="string" calcext:value-type="string">
            <text:p><text:a xlink:href="https://en.wikipedia.org/wiki/Lower_Sorbian_language" xlink:type="simple">en:Lower Sorbian language</text:a></text:p>
          </table:table-cell>
          <table:table-cell/>
          <table:table-cell table:formula="of:=COM.MICROSOFT.CONCAT(&quot;INSERT INTO Language (Id, EnglishName, NativeName)   VALUES(&quot;; [.A52]; &quot;,'&quot;;[.C52];&quot;', '&quot;;[.E52]; &quot;');&quot;)" office:value-type="string" office:string-value="INSERT INTO Language (Id, EnglishName, NativeName)   VALUES(51,'Lower Sorbian', 'Dolnoserbski');" calcext:value-type="string">
            <text:p>INSERT INTO Language (Id, EnglishName, NativeName) <text:s text:c="2"/>VALUES(51,'Lower Sorbian', 'Dolnoserbski');</text:p>
          </table:table-cell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vehi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ދިވެހިބަސް</text:p>
          </table:table-cell>
          <table:table-cell office:value-type="string" calcext:value-type="string">
            <text:p><text:a xlink:href="https://en.wikipedia.org/wiki/Divehi_language" xlink:type="simple">en:Divehi language</text:a></text:p>
          </table:table-cell>
          <table:table-cell/>
          <table:table-cell table:formula="of:=COM.MICROSOFT.CONCAT(&quot;INSERT INTO Language (Id, EnglishName, NativeName)   VALUES(&quot;; [.A53]; &quot;,'&quot;;[.C53];&quot;', '&quot;;[.E53]; &quot;');&quot;)" office:value-type="string" office:string-value="INSERT INTO Language (Id, EnglishName, NativeName)   VALUES(52,'Divehi', 'ދިވެހިބަސް');" calcext:value-type="string">
            <text:p>INSERT INTO Language (Id, EnglishName, NativeName) <text:s text:c="2"/>VALUES(52,'Divehi', 'ދިވެހިބަސް');</text:p>
          </table:table-cell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ཇོང་ཁ</text:p>
          </table:table-cell>
          <table:table-cell office:value-type="string" calcext:value-type="string">
            <text:p><text:a xlink:href="https://en.wikipedia.org/wiki/Dzongkha_language" xlink:type="simple">en:Dzongkha language</text:a></text:p>
          </table:table-cell>
          <table:table-cell/>
          <table:table-cell table:formula="of:=COM.MICROSOFT.CONCAT(&quot;INSERT INTO Language (Id, EnglishName, NativeName)   VALUES(&quot;; [.A54]; &quot;,'&quot;;[.C54];&quot;', '&quot;;[.E54]; &quot;');&quot;)" office:value-type="string" office:string-value="INSERT INTO Language (Id, EnglishName, NativeName)   VALUES(53,'Dzongkha', 'ཇོང་ཁ');" calcext:value-type="string">
            <text:p>INSERT INTO Language (Id, EnglishName, NativeName) <text:s text:c="2"/>VALUES(53,'Dzongkha', 'ཇོང་ཁ');</text:p>
          </table:table-cell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Ɛʋɛ</text:p>
          </table:table-cell>
          <table:table-cell office:value-type="string" calcext:value-type="string">
            <text:p><text:a xlink:href="https://en.wikipedia.org/wiki/Ewe_language" xlink:type="simple">en:Ewe language</text:a></text:p>
          </table:table-cell>
          <table:table-cell/>
          <table:table-cell table:formula="of:=COM.MICROSOFT.CONCAT(&quot;INSERT INTO Language (Id, EnglishName, NativeName)   VALUES(&quot;; [.A55]; &quot;,'&quot;;[.C55];&quot;', '&quot;;[.E55]; &quot;');&quot;)" office:value-type="string" office:string-value="INSERT INTO Language (Id, EnglishName, NativeName)   VALUES(54,'Ewe', 'Ɛʋɛ');" calcext:value-type="string">
            <text:p>INSERT INTO Language (Id, EnglishName, NativeName) <text:s text:c="2"/>VALUES(54,'Ewe', 'Ɛʋɛ');</text:p>
          </table:table-cell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فارسی</text:p>
          </table:table-cell>
          <table:table-cell office:value-type="string" calcext:value-type="string">
            <text:p><text:a xlink:href="https://en.wikipedia.org/wiki/Farsi_language" xlink:type="simple">en:Farsi language</text:a></text:p>
          </table:table-cell>
          <table:table-cell/>
          <table:table-cell table:formula="of:=COM.MICROSOFT.CONCAT(&quot;INSERT INTO Language (Id, EnglishName, NativeName)   VALUES(&quot;; [.A56]; &quot;,'&quot;;[.C56];&quot;', '&quot;;[.E56]; &quot;');&quot;)" office:value-type="string" office:string-value="INSERT INTO Language (Id, EnglishName, NativeName)   VALUES(55,'Farsi', 'فارسی');" calcext:value-type="string">
            <text:p>INSERT INTO Language (Id, EnglishName, NativeName) <text:s text:c="2"/>VALUES(55,'Farsi', 'فارسی');</text:p>
          </table:table-cell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<text:a xlink:href="https://el.wikipedia.org/wiki/Ελληνική_γλώσσα" xlink:type="simple">el:Ελληνική γλώσσα</text:a></text:p>
          </table:table-cell>
          <table:table-cell/>
          <table:table-cell table:formula="of:=COM.MICROSOFT.CONCAT(&quot;INSERT INTO Language (Id, EnglishName, NativeName)   VALUES(&quot;; [.A57]; &quot;,'&quot;;[.C57];&quot;', '&quot;;[.E57]; &quot;');&quot;)" office:value-type="string" office:string-value="INSERT INTO Language (Id, EnglishName, NativeName)   VALUES(56,'Greek', 'Ελληνικά');" calcext:value-type="string">
            <text:p>INSERT INTO Language (Id, EnglishName, NativeName) <text:s text:c="2"/>VALUES(56,'Greek', 'Ελληνικά');</text:p>
          </table:table-cell>
        </table:table-row>
        <table:table-row table:style-name="ro8">
          <table:table-cell office:value-type="float" office:value="57" calcext:value-type="float">
            <text:p>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a xlink:href="https://en.wikipedia.org/wiki/English_language" xlink:type="simple">en:English language</text:a></text:p>
          </table:table-cell>
          <table:table-cell/>
          <table:table-cell table:formula="of:=COM.MICROSOFT.CONCAT(&quot;INSERT INTO Language (Id, EnglishName, NativeName)   VALUES(&quot;; [.A58]; &quot;,'&quot;;[.C58];&quot;', '&quot;;[.E58]; &quot;');&quot;)" office:value-type="string" office:string-value="INSERT INTO Language (Id, EnglishName, NativeName)   VALUES(57,'English', 'English');" calcext:value-type="string">
            <text:p>INSERT INTO Language (Id, EnglishName, NativeName) <text:s text:c="2"/>VALUES(57,'English', 'English');</text:p>
          </table:table-cell>
        </table:table-row>
        <table:table-row table:style-name="ro8">
          <table:table-cell office:value-type="float" office:value="58" calcext:value-type="float">
            <text:p>58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<text:a xlink:href="https://eo.wikipedia.org/wiki/Esperanto" xlink:type="simple">eo:Esperanto</text:a></text:p>
          </table:table-cell>
          <table:table-cell/>
          <table:table-cell table:formula="of:=COM.MICROSOFT.CONCAT(&quot;INSERT INTO Language (Id, EnglishName, NativeName)   VALUES(&quot;; [.A59]; &quot;,'&quot;;[.C59];&quot;', '&quot;;[.E59]; &quot;');&quot;)" office:value-type="string" office:string-value="INSERT INTO Language (Id, EnglishName, NativeName)   VALUES(58,'Esperanto', 'Esperanto');" calcext:value-type="string">
            <text:p>INSERT INTO Language (Id, EnglishName, NativeName) <text:s text:c="2"/>VALUES(58,'Esperanto', 'Esperanto');</text:p>
          </table:table-cell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<text:a xlink:href="https://es.wikipedia.org/wiki/Idioma_español" xlink:type="simple">es:Idioma español</text:a></text:p>
          </table:table-cell>
          <table:table-cell/>
          <table:table-cell table:formula="of:=COM.MICROSOFT.CONCAT(&quot;INSERT INTO Language (Id, EnglishName, NativeName)   VALUES(&quot;; [.A60]; &quot;,'&quot;;[.C60];&quot;', '&quot;;[.E60]; &quot;');&quot;)" office:value-type="string" office:string-value="INSERT INTO Language (Id, EnglishName, NativeName)   VALUES(59,'Spanish', 'Español');" calcext:value-type="string">
            <text:p>INSERT INTO Language (Id, EnglishName, NativeName) <text:s text:c="2"/>VALUES(59,'Spanish', 'Español');</text:p>
          </table:table-cell>
        </table:table-row>
        <table:table-row table:style-name="ro8">
          <table:table-cell office:value-type="float" office:value="60" calcext:value-type="float">
            <text:p>6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<text:a xlink:href="https://en.wikipedia.org/wiki/Estonian_language" xlink:type="simple">en:Estonian language</text:a></text:p>
          </table:table-cell>
          <table:table-cell/>
          <table:table-cell table:formula="of:=COM.MICROSOFT.CONCAT(&quot;INSERT INTO Language (Id, EnglishName, NativeName)   VALUES(&quot;; [.A61]; &quot;,'&quot;;[.C61];&quot;', '&quot;;[.E61]; &quot;');&quot;)" office:value-type="string" office:string-value="INSERT INTO Language (Id, EnglishName, NativeName)   VALUES(60,'Estonian', 'Eesti');" calcext:value-type="string">
            <text:p>INSERT INTO Language (Id, EnglishName, NativeName) <text:s text:c="2"/>VALUES(60,'Estonian', 'Eesti');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<text:a xlink:href="https://en.wikipedia.org/wiki/Basque_language" xlink:type="simple">en:Basque language</text:a></text:p>
          </table:table-cell>
          <table:table-cell/>
          <table:table-cell table:formula="of:=COM.MICROSOFT.CONCAT(&quot;INSERT INTO Language (Id, EnglishName, NativeName)   VALUES(&quot;; [.A62]; &quot;,'&quot;;[.C62];&quot;', '&quot;;[.E62]; &quot;');&quot;)" office:value-type="string" office:string-value="INSERT INTO Language (Id, EnglishName, NativeName)   VALUES(61,'Basque', 'Euskara');" calcext:value-type="string">
            <text:p>INSERT INTO Language (Id, EnglishName, NativeName) <text:s text:c="2"/>VALUES(61,'Basque', 'Euskara');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xtremadur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Estremeñu</text:p>
          </table:table-cell>
          <table:table-cell office:value-type="string" calcext:value-type="string">
            <text:p><text:a xlink:href="https://en.wikipedia.org/wiki/Extremaduran_language" xlink:type="simple">en:Extremaduran language</text:a></text:p>
          </table:table-cell>
          <table:table-cell/>
          <table:table-cell table:formula="of:=COM.MICROSOFT.CONCAT(&quot;INSERT INTO Language (Id, EnglishName, NativeName)   VALUES(&quot;; [.A63]; &quot;,'&quot;;[.C63];&quot;', '&quot;;[.E63]; &quot;');&quot;)" office:value-type="string" office:string-value="INSERT INTO Language (Id, EnglishName, NativeName)   VALUES(62,'Extremaduran', 'Estremeñu');" calcext:value-type="string">
            <text:p>INSERT INTO Language (Id, EnglishName, NativeName) <text:s text:c="2"/>VALUES(62,'Extremaduran', 'Estremeñu');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Peu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<text:a xlink:href="https://en.wikipedia.org/wiki/Peul_language" xlink:type="simple">en:Peul language</text:a></text:p>
          </table:table-cell>
          <table:table-cell/>
          <table:table-cell table:formula="of:=COM.MICROSOFT.CONCAT(&quot;INSERT INTO Language (Id, EnglishName, NativeName)   VALUES(&quot;; [.A64]; &quot;,'&quot;;[.C64];&quot;', '&quot;;[.E64]; &quot;');&quot;)" office:value-type="string" office:string-value="INSERT INTO Language (Id, EnglishName, NativeName)   VALUES(63,'Peul', 'Fulfulde');" calcext:value-type="string">
            <text:p>INSERT INTO Language (Id, EnglishName, NativeName) <text:s text:c="2"/>VALUES(63,'Peul', 'Fulfulde');</text:p>
          </table:table-cell>
        </table:table-row>
        <table:table-row table:style-name="ro8">
          <table:table-cell office:value-type="float" office:value="64" calcext:value-type="float">
            <text:p>6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uomi</text:p>
          </table:table-cell>
          <table:table-cell office:value-type="string" calcext:value-type="string">
            <text:p><text:a xlink:href="https://fi.wikipedia.org/wiki/Suomen_kieli" xlink:type="simple">fi:Suomen kieli</text:a></text:p>
          </table:table-cell>
          <table:table-cell/>
          <table:table-cell table:formula="of:=COM.MICROSOFT.CONCAT(&quot;INSERT INTO Language (Id, EnglishName, NativeName)   VALUES(&quot;; [.A65]; &quot;,'&quot;;[.C65];&quot;', '&quot;;[.E65]; &quot;');&quot;)" office:value-type="string" office:string-value="INSERT INTO Language (Id, EnglishName, NativeName)   VALUES(64,'Finnish', 'Suomi');" calcext:value-type="string">
            <text:p>INSERT INTO Language (Id, EnglishName, NativeName) <text:s text:c="2"/>VALUES(64,'Finnish', 'Suomi');</text:p>
          </table:table-cell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string" calcext:value-type="string">
            <text:p>fiu-vro</text:p>
          </table:table-cell>
          <table:table-cell office:value-type="string" calcext:value-type="string">
            <text:p>Võr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Võro</text:p>
          </table:table-cell>
          <table:table-cell office:value-type="string" calcext:value-type="string">
            <text:p><text:a xlink:href="https://en.wikipedia.org/wiki/Võro_language" xlink:type="simple">en:Võro language</text:a></text:p>
          </table:table-cell>
          <table:table-cell table:style-name="ce5" office:value-type="string" calcext:value-type="string">
            <text:p>ISO 639-3: vro</text:p>
          </table:table-cell>
          <table:table-cell table:formula="of:=COM.MICROSOFT.CONCAT(&quot;INSERT INTO Language (Id, EnglishName, NativeName)   VALUES(&quot;; [.A66]; &quot;,'&quot;;[.C66];&quot;', '&quot;;[.E66]; &quot;');&quot;)" office:value-type="string" office:string-value="INSERT INTO Language (Id, EnglishName, NativeName)   VALUES(65,'Võro', 'Võro');" calcext:value-type="string">
            <text:p>INSERT INTO Language (Id, EnglishName, NativeName) <text:s text:c="2"/>VALUES(65,'Võro', 'Võro');</text:p>
          </table:table-cell>
        </table:table-row>
        <table:table-row table:style-name="ro7">
          <table:table-cell office:value-type="float" office:value="66" calcext:value-type="float">
            <text:p>66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a Vosa Vakaviti</text:p>
          </table:table-cell>
          <table:table-cell office:value-type="string" calcext:value-type="string">
            <text:p><text:a xlink:href="https://en.wikipedia.org/wiki/Fijian_language" xlink:type="simple">en:Fijian language</text:a></text:p>
          </table:table-cell>
          <table:table-cell/>
          <table:table-cell table:formula="of:=COM.MICROSOFT.CONCAT(&quot;INSERT INTO Language (Id, EnglishName, NativeName)   VALUES(&quot;; [.A67]; &quot;,'&quot;;[.C67];&quot;', '&quot;;[.E67]; &quot;');&quot;)" office:value-type="string" office:string-value="INSERT INTO Language (Id, EnglishName, NativeName)   VALUES(66,'Fijian', 'Na Vosa Vakaviti');" calcext:value-type="string">
            <text:p>INSERT INTO Language (Id, EnglishName, NativeName) <text:s text:c="2"/>VALUES(66,'Fijian', 'Na Vosa Vakaviti');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<text:a xlink:href="https://en.wikipedia.org/wiki/Faroese_language" xlink:type="simple">en:Faroese language</text:a></text:p>
          </table:table-cell>
          <table:table-cell/>
          <table:table-cell table:formula="of:=COM.MICROSOFT.CONCAT(&quot;INSERT INTO Language (Id, EnglishName, NativeName)   VALUES(&quot;; [.A68]; &quot;,'&quot;;[.C68];&quot;', '&quot;;[.E68]; &quot;');&quot;)" office:value-type="string" office:string-value="INSERT INTO Language (Id, EnglishName, NativeName)   VALUES(67,'Faroese', 'Føroyskt');" calcext:value-type="string">
            <text:p>INSERT INTO Language (Id, EnglishName, NativeName) <text:s text:c="2"/>VALUES(67,'Faroese', 'Føroyskt');</text:p>
          </table:table-cell>
        </table:table-row>
        <table:table-row table:style-name="ro8">
          <table:table-cell office:value-type="float" office:value="68" calcext:value-type="float">
            <text:p>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<text:a xlink:href="https://fr.wikipedia.org/wiki/Français" xlink:type="simple">fr:Français</text:a></text:p>
          </table:table-cell>
          <table:table-cell/>
          <table:table-cell table:formula="of:=COM.MICROSOFT.CONCAT(&quot;INSERT INTO Language (Id, EnglishName, NativeName)   VALUES(&quot;; [.A69]; &quot;,'&quot;;[.C69];&quot;', '&quot;;[.E69]; &quot;');&quot;)" office:value-type="string" office:string-value="INSERT INTO Language (Id, EnglishName, NativeName)   VALUES(68,'French', 'Français');" calcext:value-type="string">
            <text:p>INSERT INTO Language (Id, EnglishName, NativeName) <text:s text:c="2"/>VALUES(68,'French', 'Français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p</text:p>
          </table:table-cell>
          <table:table-cell office:value-type="string" calcext:value-type="string">
            <text:p>Arpitan / Franco-Provença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rpitan / francoprovençal</text:p>
          </table:table-cell>
          <table:table-cell office:value-type="string" calcext:value-type="string">
            <text:p><text:a xlink:href="https://en.wikipedia.org/wiki/Franco-Provençal/Arpitan_language" xlink:type="simple">en:Franco-Provençal/Arpitan language</text:a></text:p>
          </table:table-cell>
          <table:table-cell/>
          <table:table-cell table:formula="of:=COM.MICROSOFT.CONCAT(&quot;INSERT INTO Language (Id, EnglishName, NativeName)   VALUES(&quot;; [.A70]; &quot;,'&quot;;[.C70];&quot;', '&quot;;[.E70]; &quot;');&quot;)" office:value-type="string" office:string-value="INSERT INTO Language (Id, EnglishName, NativeName)   VALUES(69,'Arpitan / Franco-Provençal', 'Arpitan / francoprovençal');" calcext:value-type="string">
            <text:p>INSERT INTO Language (Id, EnglishName, NativeName) <text:s text:c="2"/>VALUES(69,'Arpitan / Franco-Provençal', 'Arpitan / francoprovençal');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urlan</text:p>
          </table:table-cell>
          <table:table-cell office:value-type="string" calcext:value-type="string">
            <text:p><text:a xlink:href="https://en.wikipedia.org/wiki/Friulian_language" xlink:type="simple">en:Friulian language</text:a></text:p>
          </table:table-cell>
          <table:table-cell/>
          <table:table-cell table:formula="of:=COM.MICROSOFT.CONCAT(&quot;INSERT INTO Language (Id, EnglishName, NativeName)   VALUES(&quot;; [.A71]; &quot;,'&quot;;[.C71];&quot;', '&quot;;[.E71]; &quot;');&quot;)" office:value-type="string" office:string-value="INSERT INTO Language (Id, EnglishName, NativeName)   VALUES(70,'Friulian', 'Furlan');" calcext:value-type="string">
            <text:p>INSERT INTO Language (Id, EnglishName, NativeName) <text:s text:c="2"/>VALUES(70,'Friulian', 'Furlan');</text:p>
          </table:table-cell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West Fri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<text:a xlink:href="https://en.wikipedia.org/wiki/West_Frisian_language" xlink:type="simple">en:West Frisian language</text:a></text:p>
          </table:table-cell>
          <table:table-cell/>
          <table:table-cell table:formula="of:=COM.MICROSOFT.CONCAT(&quot;INSERT INTO Language (Id, EnglishName, NativeName)   VALUES(&quot;; [.A72]; &quot;,'&quot;;[.C72];&quot;', '&quot;;[.E72]; &quot;');&quot;)" office:value-type="string" office:string-value="INSERT INTO Language (Id, EnglishName, NativeName)   VALUES(71,'West Frisian', 'Frysk');" calcext:value-type="string">
            <text:p>INSERT INTO Language (Id, EnglishName, NativeName) <text:s text:c="2"/>VALUES(71,'West Frisian', 'Frysk');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<text:a xlink:href="https://en.wikipedia.org/wiki/Irish_Gaelic_language" xlink:type="simple">en:Irish Gaelic language</text:a></text:p>
          </table:table-cell>
          <table:table-cell/>
          <table:table-cell table:formula="of:=COM.MICROSOFT.CONCAT(&quot;INSERT INTO Language (Id, EnglishName, NativeName)   VALUES(&quot;; [.A73]; &quot;,'&quot;;[.C73];&quot;', '&quot;;[.E73]; &quot;');&quot;)" office:value-type="string" office:string-value="INSERT INTO Language (Id, EnglishName, NativeName)   VALUES(72,'Irish', 'Gaeilge');" calcext:value-type="string">
            <text:p>INSERT INTO Language (Id, EnglishName, NativeName) <text:s text:c="2"/>VALUES(72,'Irish', 'Gaeilge');</text:p>
          </table:table-cell>
        </table:table-row>
        <table:table-row table:style-name="ro10">
          <table:table-cell office:value-type="float" office:value="73" calcext:value-type="float">
            <text:p>73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n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贛語</text:p>
          </table:table-cell>
          <table:table-cell office:value-type="string" calcext:value-type="string">
            <text:p><text:a xlink:href="https://en.wikipedia.org/wiki/Gan_language" xlink:type="simple">en:Gan language</text:a></text:p>
          </table:table-cell>
          <table:table-cell/>
          <table:table-cell table:formula="of:=COM.MICROSOFT.CONCAT(&quot;INSERT INTO Language (Id, EnglishName, NativeName)   VALUES(&quot;; [.A74]; &quot;,'&quot;;[.C74];&quot;', '&quot;;[.E74]; &quot;');&quot;)" office:value-type="string" office:string-value="INSERT INTO Language (Id, EnglishName, NativeName)   VALUES(73,'Gan Chinese', '贛語');" calcext:value-type="string">
            <text:p>INSERT INTO Language (Id, EnglishName, NativeName) <text:s text:c="2"/>VALUES(73,'Gan Chinese', '贛語');</text:p>
          </table:table-cell>
        </table:table-row>
        <table:table-row table:style-name="ro7">
          <table:table-cell office:value-type="float" office:value="74" calcext:value-type="float">
            <text:p>7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Scottish Gael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<text:a xlink:href="https://en.wikipedia.org/wiki/Scottish_Gaelic_language" xlink:type="simple">en:Scottish Gaelic language</text:a></text:p>
          </table:table-cell>
          <table:table-cell/>
          <table:table-cell table:formula="of:=COM.MICROSOFT.CONCAT(&quot;INSERT INTO Language (Id, EnglishName, NativeName)   VALUES(&quot;; [.A75]; &quot;,'&quot;;[.C75];&quot;', '&quot;;[.E75]; &quot;');&quot;)" office:value-type="string" office:string-value="INSERT INTO Language (Id, EnglishName, NativeName)   VALUES(74,'Scottish Gaelic', 'Gàidhlig');" calcext:value-type="string">
            <text:p>INSERT INTO Language (Id, EnglishName, NativeName) <text:s text:c="2"/>VALUES(74,'Scottish Gaelic', 'Gàidhlig');</text:p>
          </table:table-cell>
        </table:table-row>
        <table:table-row table:style-name="ro7">
          <table:table-cell office:value-type="float" office:value="75" calcext:value-type="float">
            <text:p>75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ilbert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aetae ni kiribati</text:p>
          </table:table-cell>
          <table:table-cell office:value-type="string" calcext:value-type="string">
            <text:p><text:a xlink:href="https://en.wikipedia.org/wiki/Gilbertese_language" xlink:type="simple">en:Gilbertese language</text:a></text:p>
          </table:table-cell>
          <table:table-cell/>
          <table:table-cell table:formula="of:=COM.MICROSOFT.CONCAT(&quot;INSERT INTO Language (Id, EnglishName, NativeName)   VALUES(&quot;; [.A76]; &quot;,'&quot;;[.C76];&quot;', '&quot;;[.E76]; &quot;');&quot;)" office:value-type="string" office:string-value="INSERT INTO Language (Id, EnglishName, NativeName)   VALUES(75,'Gilbertese', 'Taetae ni kiribati');" calcext:value-type="string">
            <text:p>INSERT INTO Language (Id, EnglishName, NativeName) <text:s text:c="2"/>VALUES(75,'Gilbertese', 'Taetae ni kiribati');</text:p>
          </table:table-cell>
        </table:table-row>
        <table:table-row table:style-name="ro8">
          <table:table-cell office:value-type="float" office:value="76" calcext:value-type="float">
            <text:p>76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<text:a xlink:href="https://en.wikipedia.org/wiki/Galician_language" xlink:type="simple">en:Galician language</text:a></text:p>
          </table:table-cell>
          <table:table-cell/>
          <table:table-cell table:formula="of:=COM.MICROSOFT.CONCAT(&quot;INSERT INTO Language (Id, EnglishName, NativeName)   VALUES(&quot;; [.A77]; &quot;,'&quot;;[.C77];&quot;', '&quot;;[.E77]; &quot;');&quot;)" office:value-type="string" office:string-value="INSERT INTO Language (Id, EnglishName, NativeName)   VALUES(76,'Galician', 'Galego');" calcext:value-type="string">
            <text:p>INSERT INTO Language (Id, EnglishName, NativeName) <text:s text:c="2"/>VALUES(76,'Galician', 'Galego');</text:p>
          </table:table-cell>
        </table:table-row>
        <table:table-row table:style-name="ro8">
          <table:table-cell office:value-type="float" office:value="77" calcext:value-type="float">
            <text:p>77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<text:a xlink:href="https://en.wikipedia.org/wiki/Guarani_language" xlink:type="simple">en:Guarani language</text:a></text:p>
          </table:table-cell>
          <table:table-cell/>
          <table:table-cell table:formula="of:=COM.MICROSOFT.CONCAT(&quot;INSERT INTO Language (Id, EnglishName, NativeName)   VALUES(&quot;; [.A78]; &quot;,'&quot;;[.C78];&quot;', '&quot;;[.E78]; &quot;');&quot;)" office:value-type="string" office:string-value="INSERT INTO Language (Id, EnglishName, NativeName)   VALUES(77,'Guarani', 'Avañe'ẽ');" calcext:value-type="string">
            <text:p>INSERT INTO Language (Id, EnglishName, NativeName) <text:s text:c="2"/>VALUES(77,'Guarani', 'Avañe'ẽ');</text:p>
          </table:table-cell>
        </table:table-row>
        <table:table-row table:style-name="ro8">
          <table:table-cell office:value-type="float" office:value="78" calcext:value-type="float">
            <text:p>78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th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utisk</text:p>
          </table:table-cell>
          <table:table-cell office:value-type="string" calcext:value-type="string">
            <text:p><text:a xlink:href="https://en.wikipedia.org/wiki/Gothic_language" xlink:type="simple">en:Gothic language</text:a></text:p>
          </table:table-cell>
          <table:table-cell/>
          <table:table-cell table:formula="of:=COM.MICROSOFT.CONCAT(&quot;INSERT INTO Language (Id, EnglishName, NativeName)   VALUES(&quot;; [.A79]; &quot;,'&quot;;[.C79];&quot;', '&quot;;[.E79]; &quot;');&quot;)" office:value-type="string" office:string-value="INSERT INTO Language (Id, EnglishName, NativeName)   VALUES(78,'Gothic', 'gutisk');" calcext:value-type="string">
            <text:p>INSERT INTO Language (Id, EnglishName, NativeName) <text:s text:c="2"/>VALUES(78,'Gothic', 'gutisk');</text:p>
          </table:table-cell>
        </table:table-row>
        <table:table-row table:style-name="ro8">
          <table:table-cell office:value-type="float" office:value="79" calcext:value-type="float">
            <text:p>7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<text:a xlink:href="https://en.wikipedia.org/wiki/Gujarati_language" xlink:type="simple">en:Gujarati language</text:a></text:p>
          </table:table-cell>
          <table:table-cell/>
          <table:table-cell table:formula="of:=COM.MICROSOFT.CONCAT(&quot;INSERT INTO Language (Id, EnglishName, NativeName)   VALUES(&quot;; [.A80]; &quot;,'&quot;;[.C80];&quot;', '&quot;;[.E80]; &quot;');&quot;)" office:value-type="string" office:string-value="INSERT INTO Language (Id, EnglishName, NativeName)   VALUES(79,'Gujarati', 'ગુજરાતી');" calcext:value-type="string">
            <text:p>INSERT INTO Language (Id, EnglishName, NativeName) <text:s text:c="2"/>VALUES(79,'Gujarati', 'ગુજરાતી');</text:p>
          </table:table-cell>
        </table:table-row>
        <table:table-row table:style-name="ro8">
          <table:table-cell office:value-type="float" office:value="80" calcext:value-type="float">
            <text:p>80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elg</text:p>
          </table:table-cell>
          <table:table-cell office:value-type="string" calcext:value-type="string">
            <text:p><text:a xlink:href="https://en.wikipedia.org/wiki/Manx_language" xlink:type="simple">en:Manx language</text:a></text:p>
          </table:table-cell>
          <table:table-cell/>
          <table:table-cell table:formula="of:=COM.MICROSOFT.CONCAT(&quot;INSERT INTO Language (Id, EnglishName, NativeName)   VALUES(&quot;; [.A81]; &quot;,'&quot;;[.C81];&quot;', '&quot;;[.E81]; &quot;');&quot;)" office:value-type="string" office:string-value="INSERT INTO Language (Id, EnglishName, NativeName)   VALUES(80,'Manx', 'Gaelg');" calcext:value-type="string">
            <text:p>INSERT INTO Language (Id, EnglishName, NativeName) <text:s text:c="2"/>VALUES(80,'Manx', 'Gaelg');</text:p>
          </table:table-cell>
        </table:table-row>
        <table:table-row table:style-name="ro8">
          <table:table-cell office:value-type="float" office:value="81" calcext:value-type="float">
            <text:p>8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هَوُسَ</text:p>
          </table:table-cell>
          <table:table-cell office:value-type="string" calcext:value-type="string">
            <text:p><text:a xlink:href="https://en.wikipedia.org/wiki/Hausa_language" xlink:type="simple">en:Hausa language</text:a></text:p>
          </table:table-cell>
          <table:table-cell/>
          <table:table-cell table:formula="of:=COM.MICROSOFT.CONCAT(&quot;INSERT INTO Language (Id, EnglishName, NativeName)   VALUES(&quot;; [.A82]; &quot;,'&quot;;[.C82];&quot;', '&quot;;[.E82]; &quot;');&quot;)" office:value-type="string" office:string-value="INSERT INTO Language (Id, EnglishName, NativeName)   VALUES(81,'Hausa', 'هَوُسَ');" calcext:value-type="string">
            <text:p>INSERT INTO Language (Id, EnglishName, NativeName) <text:s text:c="2"/>VALUES(81,'Hausa', 'هَوُسَ');</text:p>
          </table:table-cell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Hakka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客家語/Hak-kâ-ngî</text:p>
          </table:table-cell>
          <table:table-cell office:value-type="string" calcext:value-type="string">
            <text:p><text:a xlink:href="https://en.wikipedia.org/wiki/Hakka_Chinese" xlink:type="simple">Hakka language</text:a></text:p>
          </table:table-cell>
          <table:table-cell/>
          <table:table-cell table:formula="of:=COM.MICROSOFT.CONCAT(&quot;INSERT INTO Language (Id, EnglishName, NativeName)   VALUES(&quot;; [.A83]; &quot;,'&quot;;[.C83];&quot;', '&quot;;[.E83]; &quot;');&quot;)" office:value-type="string" office:string-value="INSERT INTO Language (Id, EnglishName, NativeName)   VALUES(82,'Hakka Chinese', '客家語/Hak-kâ-ngî');" calcext:value-type="string">
            <text:p>INSERT INTO Language (Id, EnglishName, NativeName) <text:s text:c="2"/>VALUES(82,'Hakka Chinese', '客家語/Hak-kâ-ngî');</text:p>
          </table:table-cell>
        </table:table-row>
        <table:table-row table:style-name="ro8">
          <table:table-cell office:value-type="float" office:value="83" calcext:value-type="float">
            <text:p>83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Hawai`i</text:p>
          </table:table-cell>
          <table:table-cell office:value-type="string" calcext:value-type="string">
            <text:p><text:a xlink:href="https://en.wikipedia.org/wiki/Hawaiian_language" xlink:type="simple">en:Hawaiian language</text:a></text:p>
          </table:table-cell>
          <table:table-cell/>
          <table:table-cell table:formula="of:=COM.MICROSOFT.CONCAT(&quot;INSERT INTO Language (Id, EnglishName, NativeName)   VALUES(&quot;; [.A84]; &quot;,'&quot;;[.C84];&quot;', '&quot;;[.E84]; &quot;');&quot;)" office:value-type="string" office:string-value="INSERT INTO Language (Id, EnglishName, NativeName)   VALUES(83,'Hawaiian', 'Hawai`i');" calcext:value-type="string">
            <text:p>INSERT INTO Language (Id, EnglishName, NativeName) <text:s text:c="2"/>VALUES(83,'Hawaiian', 'Hawai`i');</text:p>
          </table:table-cell>
        </table:table-row>
        <table:table-row table:style-name="ro8">
          <table:table-cell office:value-type="float" office:value="84" calcext:value-type="float">
            <text:p>8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עברית</text:p>
          </table:table-cell>
          <table:table-cell office:value-type="string" calcext:value-type="string">
            <text:p><text:a xlink:href="https://he.wikipedia.org/wiki/עברית" xlink:type="simple">he:עברית</text:a></text:p>
          </table:table-cell>
          <table:table-cell/>
          <table:table-cell table:formula="of:=COM.MICROSOFT.CONCAT(&quot;INSERT INTO Language (Id, EnglishName, NativeName)   VALUES(&quot;; [.A85]; &quot;,'&quot;;[.C85];&quot;', '&quot;;[.E85]; &quot;');&quot;)" office:value-type="string" office:string-value="INSERT INTO Language (Id, EnglishName, NativeName)   VALUES(84,'Hebrew', 'עברית');" calcext:value-type="string">
            <text:p>INSERT INTO Language (Id, EnglishName, NativeName) <text:s text:c="2"/>VALUES(84,'Hebrew', 'עברית');</text:p>
          </table:table-cell>
        </table:table-row>
        <table:table-row table:style-name="ro8">
          <table:table-cell office:value-type="float" office:value="85" calcext:value-type="float">
            <text:p>8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<text:a xlink:href="https://en.wikipedia.org/wiki/Hindi_language" xlink:type="simple">en:Hindi language</text:a></text:p>
          </table:table-cell>
          <table:table-cell/>
          <table:table-cell table:formula="of:=COM.MICROSOFT.CONCAT(&quot;INSERT INTO Language (Id, EnglishName, NativeName)   VALUES(&quot;; [.A86]; &quot;,'&quot;;[.C86];&quot;', '&quot;;[.E86]; &quot;');&quot;)" office:value-type="string" office:string-value="INSERT INTO Language (Id, EnglishName, NativeName)   VALUES(85,'Hindi', 'हिन्दी');" calcext:value-type="string">
            <text:p>INSERT INTO Language (Id, EnglishName, NativeName) <text:s text:c="2"/>VALUES(85,'Hindi', 'हिन्दी');</text:p>
          </table:table-cell>
        </table:table-row>
        <table:table-row table:style-name="ro8">
          <table:table-cell office:value-type="float" office:value="86" calcext:value-type="float">
            <text:p>86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<text:a xlink:href="https://en.wikipedia.org/wiki/Hiri_Motu_language" xlink:type="simple">en:Hiri Motu language</text:a></text:p>
          </table:table-cell>
          <table:table-cell/>
          <table:table-cell table:formula="of:=COM.MICROSOFT.CONCAT(&quot;INSERT INTO Language (Id, EnglishName, NativeName)   VALUES(&quot;; [.A87]; &quot;,'&quot;;[.C87];&quot;', '&quot;;[.E87]; &quot;');&quot;)" office:value-type="string" office:string-value="INSERT INTO Language (Id, EnglishName, NativeName)   VALUES(86,'Hiri Motu', 'Hiri Motu');" calcext:value-type="string">
            <text:p>INSERT INTO Language (Id, EnglishName, NativeName) <text:s text:c="2"/>VALUES(86,'Hiri Motu', 'Hiri Motu');</text:p>
          </table:table-cell>
        </table:table-row>
        <table:table-row table:style-name="ro8">
          <table:table-cell office:value-type="float" office:value="87" calcext:value-type="float">
            <text:p>8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<text:a xlink:href="https://en.wikipedia.org/wiki/Croatian_language" xlink:type="simple">en:Croatian language</text:a></text:p>
          </table:table-cell>
          <table:table-cell/>
          <table:table-cell table:formula="of:=COM.MICROSOFT.CONCAT(&quot;INSERT INTO Language (Id, EnglishName, NativeName)   VALUES(&quot;; [.A88]; &quot;,'&quot;;[.C88];&quot;', '&quot;;[.E88]; &quot;');&quot;)" office:value-type="string" office:string-value="INSERT INTO Language (Id, EnglishName, NativeName)   VALUES(87,'Croatian', 'Hrvatski');" calcext:value-type="string">
            <text:p>INSERT INTO Language (Id, EnglishName, NativeName) <text:s text:c="2"/>VALUES(87,'Croatian', 'Hrvatski');</text:p>
          </table:table-cell>
        </table:table-row>
        <table:table-row table:style-name="ro7">
          <table:table-cell office:value-type="float" office:value="88" calcext:value-type="float">
            <text:p>88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rèyol ayisyen</text:p>
          </table:table-cell>
          <table:table-cell office:value-type="string" calcext:value-type="string">
            <text:p><text:a xlink:href="https://en.wikipedia.org/wiki/Haitian_language" xlink:type="simple">en:Haitian language</text:a></text:p>
          </table:table-cell>
          <table:table-cell/>
          <table:table-cell table:formula="of:=COM.MICROSOFT.CONCAT(&quot;INSERT INTO Language (Id, EnglishName, NativeName)   VALUES(&quot;; [.A89]; &quot;,'&quot;;[.C89];&quot;', '&quot;;[.E89]; &quot;');&quot;)" office:value-type="string" office:string-value="INSERT INTO Language (Id, EnglishName, NativeName)   VALUES(88,'Haitian', 'Krèyol ayisyen');" calcext:value-type="string">
            <text:p>INSERT INTO Language (Id, EnglishName, NativeName) <text:s text:c="2"/>VALUES(88,'Haitian', 'Krèyol ayisyen');</text:p>
          </table:table-cell>
        </table:table-row>
        <table:table-row table:style-name="ro8">
          <table:table-cell office:value-type="float" office:value="89" calcext:value-type="float">
            <text:p>89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<text:a xlink:href="https://en.wikipedia.org/wiki/hu:Magyar_nyelv" xlink:type="simple">en:hu:Magyar nyelv</text:a></text:p>
          </table:table-cell>
          <table:table-cell/>
          <table:table-cell table:formula="of:=COM.MICROSOFT.CONCAT(&quot;INSERT INTO Language (Id, EnglishName, NativeName)   VALUES(&quot;; [.A90]; &quot;,'&quot;;[.C90];&quot;', '&quot;;[.E90]; &quot;');&quot;)" office:value-type="string" office:string-value="INSERT INTO Language (Id, EnglishName, NativeName)   VALUES(89,'Hungarian', 'Magyar');" calcext:value-type="string">
            <text:p>INSERT INTO Language (Id, EnglishName, NativeName) <text:s text:c="2"/>VALUES(89,'Hungarian', 'Magyar');</text:p>
          </table:table-cell>
        </table:table-row>
        <table:table-row table:style-name="ro8">
          <table:table-cell office:value-type="float" office:value="90" calcext:value-type="float">
            <text:p>90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<text:a xlink:href="https://en.wikipedia.org/wiki/Armenian_language" xlink:type="simple">en:Armenian language</text:a></text:p>
          </table:table-cell>
          <table:table-cell/>
          <table:table-cell table:formula="of:=COM.MICROSOFT.CONCAT(&quot;INSERT INTO Language (Id, EnglishName, NativeName)   VALUES(&quot;; [.A91]; &quot;,'&quot;;[.C91];&quot;', '&quot;;[.E91]; &quot;');&quot;)" office:value-type="string" office:string-value="INSERT INTO Language (Id, EnglishName, NativeName)   VALUES(90,'Armenian', 'Հայերեն');" calcext:value-type="string">
            <text:p>INSERT INTO Language (Id, EnglishName, NativeName) <text:s text:c="2"/>VALUES(90,'Armenian', 'Հայերեն');</text:p>
          </table:table-cell>
        </table:table-row>
        <table:table-row table:style-name="ro8">
          <table:table-cell office:value-type="float" office:value="91" calcext:value-type="float">
            <text:p>91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tsiherero</text:p>
          </table:table-cell>
          <table:table-cell office:value-type="string" calcext:value-type="string">
            <text:p><text:a xlink:href="https://en.wikipedia.org/wiki/Herero_language" xlink:type="simple">en:Herero language</text:a></text:p>
          </table:table-cell>
          <table:table-cell/>
          <table:table-cell table:formula="of:=COM.MICROSOFT.CONCAT(&quot;INSERT INTO Language (Id, EnglishName, NativeName)   VALUES(&quot;; [.A92]; &quot;,'&quot;;[.C92];&quot;', '&quot;;[.E92]; &quot;');&quot;)" office:value-type="string" office:string-value="INSERT INTO Language (Id, EnglishName, NativeName)   VALUES(91,'Herero', 'Otsiherero');" calcext:value-type="string">
            <text:p>INSERT INTO Language (Id, EnglishName, NativeName) <text:s text:c="2"/>VALUES(91,'Herero', 'Otsiherero');</text:p>
          </table:table-cell>
        </table:table-row>
        <table:table-row table:style-name="ro8">
          <table:table-cell office:value-type="float" office:value="92" calcext:value-type="float">
            <text:p>9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<text:a xlink:href="https://en.wikipedia.org/wiki/Interlingua_language" xlink:type="simple">en:Interlingua language</text:a></text:p>
          </table:table-cell>
          <table:table-cell/>
          <table:table-cell table:formula="of:=COM.MICROSOFT.CONCAT(&quot;INSERT INTO Language (Id, EnglishName, NativeName)   VALUES(&quot;; [.A93]; &quot;,'&quot;;[.C93];&quot;', '&quot;;[.E93]; &quot;');&quot;)" office:value-type="string" office:string-value="INSERT INTO Language (Id, EnglishName, NativeName)   VALUES(92,'Interlingua', 'Interlingua');" calcext:value-type="string">
            <text:p>INSERT INTO Language (Id, EnglishName, NativeName) <text:s text:c="2"/>VALUES(92,'Interlingua', 'Interlingua');</text:p>
          </table:table-cell>
        </table:table-row>
        <table:table-row table:style-name="ro7">
          <table:table-cell office:value-type="float" office:value="93" calcext:value-type="float">
            <text:p>9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<text:a xlink:href="https://id.wikipedia.org/wiki/Bahasa_Indonesia" xlink:type="simple">id:Bahasa Indonesia</text:a></text:p>
          </table:table-cell>
          <table:table-cell/>
          <table:table-cell table:formula="of:=COM.MICROSOFT.CONCAT(&quot;INSERT INTO Language (Id, EnglishName, NativeName)   VALUES(&quot;; [.A94]; &quot;,'&quot;;[.C94];&quot;', '&quot;;[.E94]; &quot;');&quot;)" office:value-type="string" office:string-value="INSERT INTO Language (Id, EnglishName, NativeName)   VALUES(93,'Indonesian', 'Bahasa Indonesia');" calcext:value-type="string">
            <text:p>INSERT INTO Language (Id, EnglishName, NativeName) <text:s text:c="2"/>VALUES(93,'Indonesian', 'Bahasa Indonesia');</text:p>
          </table:table-cell>
        </table:table-row>
        <table:table-row table:style-name="ro8">
          <table:table-cell office:value-type="float" office:value="94" calcext:value-type="float">
            <text:p>94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<text:a xlink:href="https://en.wikipedia.org/wiki/Interlingue_language" xlink:type="simple">en:Interlingue language</text:a></text:p>
          </table:table-cell>
          <table:table-cell/>
          <table:table-cell table:formula="of:=COM.MICROSOFT.CONCAT(&quot;INSERT INTO Language (Id, EnglishName, NativeName)   VALUES(&quot;; [.A95]; &quot;,'&quot;;[.C95];&quot;', '&quot;;[.E95]; &quot;');&quot;)" office:value-type="string" office:string-value="INSERT INTO Language (Id, EnglishName, NativeName)   VALUES(94,'Interlingue', 'Interlingue');" calcext:value-type="string">
            <text:p>INSERT INTO Language (Id, EnglishName, NativeName) <text:s text:c="2"/>VALUES(94,'Interlingue', 'Interlingue');</text:p>
          </table:table-cell>
        </table:table-row>
        <table:table-row table:style-name="ro8">
          <table:table-cell office:value-type="float" office:value="95" calcext:value-type="float">
            <text:p>95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<text:a xlink:href="https://en.wikipedia.org/wiki/Igbo_language" xlink:type="simple">en:Igbo language</text:a></text:p>
          </table:table-cell>
          <table:table-cell/>
          <table:table-cell table:formula="of:=COM.MICROSOFT.CONCAT(&quot;INSERT INTO Language (Id, EnglishName, NativeName)   VALUES(&quot;; [.A96]; &quot;,'&quot;;[.C96];&quot;', '&quot;;[.E96]; &quot;');&quot;)" office:value-type="string" office:string-value="INSERT INTO Language (Id, EnglishName, NativeName)   VALUES(95,'Igbo', 'Igbo');" calcext:value-type="string">
            <text:p>INSERT INTO Language (Id, EnglishName, NativeName) <text:s text:c="2"/>VALUES(95,'Igbo', 'Igbo');</text:p>
          </table:table-cell>
        </table:table-row>
        <table:table-row table:style-name="ro11">
          <table:table-cell office:value-type="float" office:value="96" calcext:value-type="float">
            <text:p>9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chuan Y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ꆇꉙ / 四川彝语</text:p>
          </table:table-cell>
          <table:table-cell office:value-type="string" calcext:value-type="string">
            <text:p><text:a xlink:href="https://en.wikipedia.org/wiki/Sichuan_Yi_language" xlink:type="simple">en:Sichuan Yi language</text:a></text:p>
          </table:table-cell>
          <table:table-cell/>
          <table:table-cell table:formula="of:=COM.MICROSOFT.CONCAT(&quot;INSERT INTO Language (Id, EnglishName, NativeName)   VALUES(&quot;; [.A97]; &quot;,'&quot;;[.C97];&quot;', '&quot;;[.E97]; &quot;');&quot;)" office:value-type="string" office:string-value="INSERT INTO Language (Id, EnglishName, NativeName)   VALUES(96,'Sichuan Yi', 'ꆇꉙ / 四川彝语');" calcext:value-type="string">
            <text:p>INSERT INTO Language (Id, EnglishName, NativeName) <text:s text:c="2"/>VALUES(96,'Sichuan Yi', 'ꆇꉙ / 四川彝语');</text:p>
          </table:table-cell>
        </table:table-row>
        <table:table-row table:style-name="ro8">
          <table:table-cell office:value-type="float" office:value="97" calcext:value-type="float">
            <text:p>97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Inupia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ñupiak</text:p>
          </table:table-cell>
          <table:table-cell office:value-type="string" calcext:value-type="string">
            <text:p><text:a xlink:href="https://en.wikipedia.org/wiki/Inupiak_language" xlink:type="simple">en:Inupiak language</text:a></text:p>
          </table:table-cell>
          <table:table-cell/>
          <table:table-cell table:formula="of:=COM.MICROSOFT.CONCAT(&quot;INSERT INTO Language (Id, EnglishName, NativeName)   VALUES(&quot;; [.A98]; &quot;,'&quot;;[.C98];&quot;', '&quot;;[.E98]; &quot;');&quot;)" office:value-type="string" office:string-value="INSERT INTO Language (Id, EnglishName, NativeName)   VALUES(97,'Inupiak', 'Iñupiak');" calcext:value-type="string">
            <text:p>INSERT INTO Language (Id, EnglishName, NativeName) <text:s text:c="2"/>VALUES(97,'Inupiak', 'Iñupiak');</text:p>
          </table:table-cell>
        </table:table-row>
        <table:table-row table:style-name="ro8">
          <table:table-cell office:value-type="float" office:value="98" calcext:value-type="float">
            <text:p>98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lokan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lokano</text:p>
          </table:table-cell>
          <table:table-cell office:value-type="string" calcext:value-type="string">
            <text:p><text:a xlink:href="https://en.wikipedia.org/wiki/Ilokano_language" xlink:type="simple">en:Ilokano language</text:a></text:p>
          </table:table-cell>
          <table:table-cell/>
          <table:table-cell table:formula="of:=COM.MICROSOFT.CONCAT(&quot;INSERT INTO Language (Id, EnglishName, NativeName)   VALUES(&quot;; [.A99]; &quot;,'&quot;;[.C99];&quot;', '&quot;;[.E99]; &quot;');&quot;)" office:value-type="string" office:string-value="INSERT INTO Language (Id, EnglishName, NativeName)   VALUES(98,'Ilokano', 'Ilokano');" calcext:value-type="string">
            <text:p>INSERT INTO Language (Id, EnglishName, NativeName) <text:s text:c="2"/>VALUES(98,'Ilokano', 'Ilokano');</text:p>
          </table:table-cell>
        </table:table-row>
        <table:table-row table:style-name="ro8">
          <table:table-cell office:value-type="float" office:value="99" calcext:value-type="float">
            <text:p>9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<text:a xlink:href="https://en.wikipedia.org/wiki/Ido_language" xlink:type="simple">en:Ido language</text:a></text:p>
          </table:table-cell>
          <table:table-cell/>
          <table:table-cell table:formula="of:=COM.MICROSOFT.CONCAT(&quot;INSERT INTO Language (Id, EnglishName, NativeName)   VALUES(&quot;; [.A100]; &quot;,'&quot;;[.C100];&quot;', '&quot;;[.E100]; &quot;');&quot;)" office:value-type="string" office:string-value="INSERT INTO Language (Id, EnglishName, NativeName)   VALUES(99,'Ido', 'Ido');" calcext:value-type="string">
            <text:p>INSERT INTO Language (Id, EnglishName, NativeName) <text:s text:c="2"/>VALUES(99,'Ido', 'Ido');</text:p>
          </table:table-cell>
        </table:table-row>
        <table:table-row table:style-name="ro8">
          <table:table-cell office:value-type="float" office:value="100" calcext:value-type="float">
            <text:p>1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<text:a xlink:href="https://en.wikipedia.org/wiki/Icelandic_language" xlink:type="simple">en:Icelandic language</text:a></text:p>
          </table:table-cell>
          <table:table-cell/>
          <table:table-cell table:formula="of:=COM.MICROSOFT.CONCAT(&quot;INSERT INTO Language (Id, EnglishName, NativeName)   VALUES(&quot;; [.A101]; &quot;,'&quot;;[.C101];&quot;', '&quot;;[.E101]; &quot;');&quot;)" office:value-type="string" office:string-value="INSERT INTO Language (Id, EnglishName, NativeName)   VALUES(100,'Icelandic', 'Íslenska');" calcext:value-type="string">
            <text:p>INSERT INTO Language (Id, EnglishName, NativeName) <text:s text:c="2"/>VALUES(100,'Icelandic', 'Íslenska');</text:p>
          </table:table-cell>
        </table:table-row>
        <table:table-row table:style-name="ro8">
          <table:table-cell office:value-type="float" office:value="101" calcext:value-type="float">
            <text:p>10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<text:a xlink:href="https://it.wikipedia.org/wiki/Lingua_italiana" xlink:type="simple">it:Lingua italiana</text:a></text:p>
          </table:table-cell>
          <table:table-cell/>
          <table:table-cell table:formula="of:=COM.MICROSOFT.CONCAT(&quot;INSERT INTO Language (Id, EnglishName, NativeName)   VALUES(&quot;; [.A102]; &quot;,'&quot;;[.C102];&quot;', '&quot;;[.E102]; &quot;');&quot;)" office:value-type="string" office:string-value="INSERT INTO Language (Id, EnglishName, NativeName)   VALUES(101,'Italian', 'Italiano');" calcext:value-type="string">
            <text:p>INSERT INTO Language (Id, EnglishName, NativeName) <text:s text:c="2"/>VALUES(101,'Italian', 'Italiano');</text:p>
          </table:table-cell>
        </table:table-row>
        <table:table-row table:style-name="ro8">
          <table:table-cell office:value-type="float" office:value="102" calcext:value-type="float">
            <text:p>102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<text:a xlink:href="https://en.wikipedia.org/wiki/Inuktitut_language" xlink:type="simple">en:Inuktitut language</text:a></text:p>
          </table:table-cell>
          <table:table-cell/>
          <table:table-cell table:formula="of:=COM.MICROSOFT.CONCAT(&quot;INSERT INTO Language (Id, EnglishName, NativeName)   VALUES(&quot;; [.A103]; &quot;,'&quot;;[.C103];&quot;', '&quot;;[.E103]; &quot;');&quot;)" office:value-type="string" office:string-value="INSERT INTO Language (Id, EnglishName, NativeName)   VALUES(102,'Inuktitut', 'ᐃᓄᒃᑎᑐᑦ');" calcext:value-type="string">
            <text:p>INSERT INTO Language (Id, EnglishName, NativeName) <text:s text:c="2"/>VALUES(102,'Inuktitut', 'ᐃᓄᒃᑎᑐᑦ');</text:p>
          </table:table-cell>
        </table:table-row>
        <table:table-row table:style-name="ro10">
          <table:table-cell office:value-type="float" office:value="103" calcext:value-type="float">
            <text:p>1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<text:a xlink:href="https://ja.wikipedia.org/wiki/日本語" xlink:type="simple">ja:日本語</text:a></text:p>
          </table:table-cell>
          <table:table-cell/>
          <table:table-cell table:formula="of:=COM.MICROSOFT.CONCAT(&quot;INSERT INTO Language (Id, EnglishName, NativeName)   VALUES(&quot;; [.A104]; &quot;,'&quot;;[.C104];&quot;', '&quot;;[.E104]; &quot;');&quot;)" office:value-type="string" office:string-value="INSERT INTO Language (Id, EnglishName, NativeName)   VALUES(103,'Japanese', '日本語');" calcext:value-type="string">
            <text:p>INSERT INTO Language (Id, EnglishName, NativeName) <text:s text:c="2"/>VALUES(103,'Japanese', '日本語');</text:p>
          </table:table-cell>
        </table:table-row>
        <table:table-row table:style-name="ro8">
          <table:table-cell office:value-type="float" office:value="104" calcext:value-type="float">
            <text:p>104</text:p>
          </table:table-cell>
          <table:table-cell office:value-type="string" calcext:value-type="string">
            <text:p>jbo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<text:a xlink:href="https://en.wikipedia.org/wiki/Lojban_language" xlink:type="simple">en:Lojban language</text:a></text:p>
          </table:table-cell>
          <table:table-cell/>
          <table:table-cell table:formula="of:=COM.MICROSOFT.CONCAT(&quot;INSERT INTO Language (Id, EnglishName, NativeName)   VALUES(&quot;; [.A105]; &quot;,'&quot;;[.C105];&quot;', '&quot;;[.E105]; &quot;');&quot;)" office:value-type="string" office:string-value="INSERT INTO Language (Id, EnglishName, NativeName)   VALUES(104,'Lojban', 'Lojban');" calcext:value-type="string">
            <text:p>INSERT INTO Language (Id, EnglishName, NativeName) <text:s text:c="2"/>VALUES(104,'Lojban', 'Lojban');</text:p>
          </table:table-cell>
        </table:table-row>
        <table:table-row table:style-name="ro8">
          <table:table-cell office:value-type="float" office:value="105" calcext:value-type="float">
            <text:p>10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<text:a xlink:href="https://en.wikipedia.org/wiki/Javanese_language" xlink:type="simple">en:Javanese language</text:a></text:p>
          </table:table-cell>
          <table:table-cell/>
          <table:table-cell table:formula="of:=COM.MICROSOFT.CONCAT(&quot;INSERT INTO Language (Id, EnglishName, NativeName)   VALUES(&quot;; [.A106]; &quot;,'&quot;;[.C106];&quot;', '&quot;;[.E106]; &quot;');&quot;)" office:value-type="string" office:string-value="INSERT INTO Language (Id, EnglishName, NativeName)   VALUES(105,'Javanese', 'Basa Jawa');" calcext:value-type="string">
            <text:p>INSERT INTO Language (Id, EnglishName, NativeName) <text:s text:c="2"/>VALUES(105,'Javanese', 'Basa Jawa');</text:p>
          </table:table-cell>
        </table:table-row>
        <table:table-row table:style-name="ro8">
          <table:table-cell office:value-type="float" office:value="106" calcext:value-type="float">
            <text:p>106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<text:a xlink:href="https://en.wikipedia.org/wiki/Georgian_language" xlink:type="simple">en:Georgian language</text:a></text:p>
          </table:table-cell>
          <table:table-cell/>
          <table:table-cell table:formula="of:=COM.MICROSOFT.CONCAT(&quot;INSERT INTO Language (Id, EnglishName, NativeName)   VALUES(&quot;; [.A107]; &quot;,'&quot;;[.C107];&quot;', '&quot;;[.E107]; &quot;');&quot;)" office:value-type="string" office:string-value="INSERT INTO Language (Id, EnglishName, NativeName)   VALUES(106,'Georgian', 'ქართული');" calcext:value-type="string">
            <text:p>INSERT INTO Language (Id, EnglishName, NativeName) <text:s text:c="2"/>VALUES(106,'Georgian', 'ქართული');</text:p>
          </table:table-cell>
        </table:table-row>
        <table:table-row table:style-name="ro8">
          <table:table-cell office:value-type="float" office:value="107" calcext:value-type="float">
            <text:p>10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<text:a xlink:href="https://en.wikipedia.org/wiki/Kongo_language" xlink:type="simple">en:Kongo language</text:a></text:p>
          </table:table-cell>
          <table:table-cell/>
          <table:table-cell table:formula="of:=COM.MICROSOFT.CONCAT(&quot;INSERT INTO Language (Id, EnglishName, NativeName)   VALUES(&quot;; [.A108]; &quot;,'&quot;;[.C108];&quot;', '&quot;;[.E108]; &quot;');&quot;)" office:value-type="string" office:string-value="INSERT INTO Language (Id, EnglishName, NativeName)   VALUES(107,'Kongo', 'KiKongo');" calcext:value-type="string">
            <text:p>INSERT INTO Language (Id, EnglishName, NativeName) <text:s text:c="2"/>VALUES(107,'Kongo', 'KiKongo');</text:p>
          </table:table-cell>
        </table:table-row>
        <table:table-row table:style-name="ro8">
          <table:table-cell office:value-type="float" office:value="108" calcext:value-type="float">
            <text:p>1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kuy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<text:a xlink:href="https://en.wikipedia.org/wiki/Kikuyu_language" xlink:type="simple">en:Kikuyu language</text:a></text:p>
          </table:table-cell>
          <table:table-cell/>
          <table:table-cell table:formula="of:=COM.MICROSOFT.CONCAT(&quot;INSERT INTO Language (Id, EnglishName, NativeName)   VALUES(&quot;; [.A109]; &quot;,'&quot;;[.C109];&quot;', '&quot;;[.E109]; &quot;');&quot;)" office:value-type="string" office:string-value="INSERT INTO Language (Id, EnglishName, NativeName)   VALUES(108,'Kikuyu', 'Gĩkũyũ');" calcext:value-type="string">
            <text:p>INSERT INTO Language (Id, EnglishName, NativeName) <text:s text:c="2"/>VALUES(108,'Kikuyu', 'Gĩkũyũ');</text:p>
          </table:table-cell>
        </table:table-row>
        <table:table-row table:style-name="ro8"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<text:a xlink:href="https://en.wikipedia.org/wiki/Kuanyama_language" xlink:type="simple">en:Kuanyama language</text:a></text:p>
          </table:table-cell>
          <table:table-cell/>
          <table:table-cell table:formula="of:=COM.MICROSOFT.CONCAT(&quot;INSERT INTO Language (Id, EnglishName, NativeName)   VALUES(&quot;; [.A110]; &quot;,'&quot;;[.C110];&quot;', '&quot;;[.E110]; &quot;');&quot;)" office:value-type="string" office:string-value="INSERT INTO Language (Id, EnglishName, NativeName)   VALUES(109,'Kuanyama', 'Kuanyama');" calcext:value-type="string">
            <text:p>INSERT INTO Language (Id, EnglishName, NativeName) <text:s text:c="2"/>VALUES(109,'Kuanyama', 'Kuanyama');</text:p>
          </table:table-cell>
        </table:table-row>
        <table:table-row table:style-name="ro8">
          <table:table-cell office:value-type="float" office:value="110" calcext:value-type="float">
            <text:p>110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Қазақша</text:p>
          </table:table-cell>
          <table:table-cell office:value-type="string" calcext:value-type="string">
            <text:p><text:a xlink:href="https://en.wikipedia.org/wiki/Kazakh_language" xlink:type="simple">en:Kazakh language</text:a></text:p>
          </table:table-cell>
          <table:table-cell/>
          <table:table-cell table:formula="of:=COM.MICROSOFT.CONCAT(&quot;INSERT INTO Language (Id, EnglishName, NativeName)   VALUES(&quot;; [.A111]; &quot;,'&quot;;[.C111];&quot;', '&quot;;[.E111]; &quot;');&quot;)" office:value-type="string" office:string-value="INSERT INTO Language (Id, EnglishName, NativeName)   VALUES(110,'Kazakh', 'Қазақша');" calcext:value-type="string">
            <text:p>INSERT INTO Language (Id, EnglishName, NativeName) <text:s text:c="2"/>VALUES(110,'Kazakh', 'Қазақша');</text:p>
          </table:table-cell>
        </table:table-row>
        <table:table-row table:style-name="ro8">
          <table:table-cell office:value-type="float" office:value="111" calcext:value-type="float">
            <text:p>111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Greenland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laallisut</text:p>
          </table:table-cell>
          <table:table-cell office:value-type="string" calcext:value-type="string">
            <text:p><text:a xlink:href="https://en.wikipedia.org/wiki/Greenlandic_language" xlink:type="simple">en:Greenlandic language</text:a></text:p>
          </table:table-cell>
          <table:table-cell/>
          <table:table-cell table:formula="of:=COM.MICROSOFT.CONCAT(&quot;INSERT INTO Language (Id, EnglishName, NativeName)   VALUES(&quot;; [.A112]; &quot;,'&quot;;[.C112];&quot;', '&quot;;[.E112]; &quot;');&quot;)" office:value-type="string" office:string-value="INSERT INTO Language (Id, EnglishName, NativeName)   VALUES(111,'Greenlandic', 'Kalaallisut');" calcext:value-type="string">
            <text:p>INSERT INTO Language (Id, EnglishName, NativeName) <text:s text:c="2"/>VALUES(111,'Greenlandic', 'Kalaallisut');</text:p>
          </table:table-cell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ambod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<text:a xlink:href="https://en.wikipedia.org/wiki/Khmer_language" xlink:type="simple">en:Khmer language</text:a></text:p>
          </table:table-cell>
          <table:table-cell/>
          <table:table-cell table:formula="of:=COM.MICROSOFT.CONCAT(&quot;INSERT INTO Language (Id, EnglishName, NativeName)   VALUES(&quot;; [.A113]; &quot;,'&quot;;[.C113];&quot;', '&quot;;[.E113]; &quot;');&quot;)" office:value-type="string" office:string-value="INSERT INTO Language (Id, EnglishName, NativeName)   VALUES(112,'Cambodian', 'ភាសាខ្មែរ');" calcext:value-type="string">
            <text:p>INSERT INTO Language (Id, EnglishName, NativeName) <text:s text:c="2"/>VALUES(112,'Cambodian', 'ភាសាខ្មែរ');</text:p>
          </table:table-cell>
        </table:table-row>
        <table:table-row table:style-name="ro8">
          <table:table-cell office:value-type="float" office:value="113" calcext:value-type="float">
            <text:p>113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<text:a xlink:href="https://en.wikipedia.org/wiki/Kannada_language" xlink:type="simple">en:Kannada language</text:a></text:p>
          </table:table-cell>
          <table:table-cell/>
          <table:table-cell table:formula="of:=COM.MICROSOFT.CONCAT(&quot;INSERT INTO Language (Id, EnglishName, NativeName)   VALUES(&quot;; [.A114]; &quot;,'&quot;;[.C114];&quot;', '&quot;;[.E114]; &quot;');&quot;)" office:value-type="string" office:string-value="INSERT INTO Language (Id, EnglishName, NativeName)   VALUES(113,'Kannada', 'ಕನ್ನಡ');" calcext:value-type="string">
            <text:p>INSERT INTO Language (Id, EnglishName, NativeName) <text:s text:c="2"/>VALUES(113,'Kannada', 'ಕನ್ನಡ');</text:p>
          </table:table-cell>
        </table:table-row>
        <table:table-row table:style-name="ro8">
          <table:table-cell office:value-type="float" office:value="114" calcext:value-type="float">
            <text:p>114</text:p>
          </table:table-cell>
          <table:table-cell office:value-type="string" calcext:value-type="string">
            <text:p>khw</text:p>
          </table:table-cell>
          <table:table-cell office:value-type="string" calcext:value-type="string">
            <text:p>Khowar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کھوار</text:p>
          </table:table-cell>
          <table:table-cell office:value-type="string" calcext:value-type="string">
            <text:p><text:a xlink:href="https://en.wikipedia.org/wiki/Khowar_language" xlink:type="simple">en:Khowar language</text:a></text:p>
          </table:table-cell>
          <table:table-cell/>
          <table:table-cell table:formula="of:=COM.MICROSOFT.CONCAT(&quot;INSERT INTO Language (Id, EnglishName, NativeName)   VALUES(&quot;; [.A115]; &quot;,'&quot;;[.C115];&quot;', '&quot;;[.E115]; &quot;');&quot;)" office:value-type="string" office:string-value="INSERT INTO Language (Id, EnglishName, NativeName)   VALUES(114,'Khowar', 'کھوار');" calcext:value-type="string">
            <text:p>INSERT INTO Language (Id, EnglishName, NativeName) <text:s text:c="2"/>VALUES(114,'Khowar', 'کھوار');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한국어</text:p>
          </table:table-cell>
          <table:table-cell office:value-type="string" calcext:value-type="string">
            <text:p><text:a xlink:href="https://en.wikipedia.org/wiki/Korean_language" xlink:type="simple">en:Korean language</text:a></text:p>
          </table:table-cell>
          <table:table-cell/>
          <table:table-cell table:formula="of:=COM.MICROSOFT.CONCAT(&quot;INSERT INTO Language (Id, EnglishName, NativeName)   VALUES(&quot;; [.A116]; &quot;,'&quot;;[.C116];&quot;', '&quot;;[.E116]; &quot;');&quot;)" office:value-type="string" office:string-value="INSERT INTO Language (Id, EnglishName, NativeName)   VALUES(115,'Korean', '한국어');" calcext:value-type="string">
            <text:p>INSERT INTO Language (Id, EnglishName, NativeName) <text:s text:c="2"/>VALUES(115,'Korean', '한국어');</text:p>
          </table:table-cell>
        </table:table-row>
        <table:table-row table:style-name="ro8">
          <table:table-cell office:value-type="float" office:value="116" calcext:value-type="float">
            <text:p>11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<text:a xlink:href="https://en.wikipedia.org/wiki/Kanuri_language" xlink:type="simple">en:Kanuri language</text:a></text:p>
          </table:table-cell>
          <table:table-cell/>
          <table:table-cell table:formula="of:=COM.MICROSOFT.CONCAT(&quot;INSERT INTO Language (Id, EnglishName, NativeName)   VALUES(&quot;; [.A117]; &quot;,'&quot;;[.C117];&quot;', '&quot;;[.E117]; &quot;');&quot;)" office:value-type="string" office:string-value="INSERT INTO Language (Id, EnglishName, NativeName)   VALUES(116,'Kanuri', 'Kanuri');" calcext:value-type="string">
            <text:p>INSERT INTO Language (Id, EnglishName, NativeName) <text:s text:c="2"/>VALUES(116,'Kanuri', 'Kanuri');</text:p>
          </table:table-cell>
        </table:table-row>
        <table:table-row table:style-name="ro7">
          <table:table-cell office:value-type="float" office:value="117" calcext:value-type="float">
            <text:p>11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कश्मीरी / كشميري</text:p>
          </table:table-cell>
          <table:table-cell office:value-type="string" calcext:value-type="string">
            <text:p><text:a xlink:href="https://en.wikipedia.org/wiki/Kashmiri_language" xlink:type="simple">en:Kashmiri language</text:a></text:p>
          </table:table-cell>
          <table:table-cell/>
          <table:table-cell table:formula="of:=COM.MICROSOFT.CONCAT(&quot;INSERT INTO Language (Id, EnglishName, NativeName)   VALUES(&quot;; [.A118]; &quot;,'&quot;;[.C118];&quot;', '&quot;;[.E118]; &quot;');&quot;)" office:value-type="string" office:string-value="INSERT INTO Language (Id, EnglishName, NativeName)   VALUES(117,'Kashmiri', 'कश्मीरी / كشميري');" calcext:value-type="string">
            <text:p>INSERT INTO Language (Id, EnglishName, NativeName) <text:s text:c="2"/>VALUES(117,'Kashmiri', 'कश्मीरी / كشميري');</text:p>
          </table:table-cell>
        </table:table-row>
        <table:table-row table:style-name="ro8">
          <table:table-cell office:value-type="float" office:value="118" calcext:value-type="float">
            <text:p>118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Ripua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ipoarisch</text:p>
          </table:table-cell>
          <table:table-cell office:value-type="string" calcext:value-type="string">
            <text:p><text:a xlink:href="https://en.wikipedia.org/wiki/Ripuarian_language" xlink:type="simple">en:Ripuarian language</text:a></text:p>
          </table:table-cell>
          <table:table-cell/>
          <table:table-cell table:formula="of:=COM.MICROSOFT.CONCAT(&quot;INSERT INTO Language (Id, EnglishName, NativeName)   VALUES(&quot;; [.A119]; &quot;,'&quot;;[.C119];&quot;', '&quot;;[.E119]; &quot;');&quot;)" office:value-type="string" office:string-value="INSERT INTO Language (Id, EnglishName, NativeName)   VALUES(118,'Ripuarian', 'Ripoarisch');" calcext:value-type="string">
            <text:p>INSERT INTO Language (Id, EnglishName, NativeName) <text:s text:c="2"/>VALUES(118,'Ripuarian', 'Ripoarisch');</text:p>
          </table:table-cell>
        </table:table-row>
        <table:table-row table:style-name="ro8">
          <table:table-cell office:value-type="float" office:value="119" calcext:value-type="float">
            <text:p>119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Kurdî / كوردی</text:p>
          </table:table-cell>
          <table:table-cell office:value-type="string" calcext:value-type="string">
            <text:p><text:a xlink:href="https://en.wikipedia.org/wiki/Kurdish_language" xlink:type="simple">en:Kurdish language</text:a></text:p>
          </table:table-cell>
          <table:table-cell/>
          <table:table-cell table:formula="of:=COM.MICROSOFT.CONCAT(&quot;INSERT INTO Language (Id, EnglishName, NativeName)   VALUES(&quot;; [.A120]; &quot;,'&quot;;[.C120];&quot;', '&quot;;[.E120]; &quot;');&quot;)" office:value-type="string" office:string-value="INSERT INTO Language (Id, EnglishName, NativeName)   VALUES(119,'Kurdish', 'Kurdî / كوردی');" calcext:value-type="string">
            <text:p>INSERT INTO Language (Id, EnglishName, NativeName) <text:s text:c="2"/>VALUES(119,'Kurdish', 'Kurdî / كوردی');</text:p>
          </table:table-cell>
        </table:table-row>
        <table:table-row table:style-name="ro8">
          <table:table-cell office:value-type="float" office:value="120" calcext:value-type="float">
            <text:p>120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Коми</text:p>
          </table:table-cell>
          <table:table-cell office:value-type="string" calcext:value-type="string">
            <text:p><text:a xlink:href="https://en.wikipedia.org/wiki/Komi_language" xlink:type="simple">en:Komi language</text:a></text:p>
          </table:table-cell>
          <table:table-cell/>
          <table:table-cell table:formula="of:=COM.MICROSOFT.CONCAT(&quot;INSERT INTO Language (Id, EnglishName, NativeName)   VALUES(&quot;; [.A121]; &quot;,'&quot;;[.C121];&quot;', '&quot;;[.E121]; &quot;');&quot;)" office:value-type="string" office:string-value="INSERT INTO Language (Id, EnglishName, NativeName)   VALUES(120,'Komi', 'Коми');" calcext:value-type="string">
            <text:p>INSERT INTO Language (Id, EnglishName, NativeName) <text:s text:c="2"/>VALUES(120,'Komi', 'Коми');</text:p>
          </table:table-cell>
        </table:table-row>
        <table:table-row table:style-name="ro8">
          <table:table-cell office:value-type="float" office:value="121" calcext:value-type="float">
            <text:p>121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<text:a xlink:href="https://en.wikipedia.org/wiki/Cornish_language" xlink:type="simple">en:Cornish language</text:a></text:p>
          </table:table-cell>
          <table:table-cell/>
          <table:table-cell table:formula="of:=COM.MICROSOFT.CONCAT(&quot;INSERT INTO Language (Id, EnglishName, NativeName)   VALUES(&quot;; [.A122]; &quot;,'&quot;;[.C122];&quot;', '&quot;;[.E122]; &quot;');&quot;)" office:value-type="string" office:string-value="INSERT INTO Language (Id, EnglishName, NativeName)   VALUES(121,'Cornish', 'Kernewek');" calcext:value-type="string">
            <text:p>INSERT INTO Language (Id, EnglishName, NativeName) <text:s text:c="2"/>VALUES(121,'Cornish', 'Kernewek');</text:p>
          </table:table-cell>
        </table:table-row>
        <table:table-row table:style-name="ro7">
          <table:table-cell office:value-type="float" office:value="122" calcext:value-type="float">
            <text:p>122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irghiz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ırgızca / Кыргызча</text:p>
          </table:table-cell>
          <table:table-cell office:value-type="string" calcext:value-type="string">
            <text:p><text:a xlink:href="https://en.wikipedia.org/wiki/Kirghiz_language" xlink:type="simple">en:Kirghiz language</text:a></text:p>
          </table:table-cell>
          <table:table-cell/>
          <table:table-cell table:formula="of:=COM.MICROSOFT.CONCAT(&quot;INSERT INTO Language (Id, EnglishName, NativeName)   VALUES(&quot;; [.A123]; &quot;,'&quot;;[.C123];&quot;', '&quot;;[.E123]; &quot;');&quot;)" office:value-type="string" office:string-value="INSERT INTO Language (Id, EnglishName, NativeName)   VALUES(122,'Kirghiz', 'Kırgızca / Кыргызча');" calcext:value-type="string">
            <text:p>INSERT INTO Language (Id, EnglishName, NativeName) <text:s text:c="2"/>VALUES(122,'Kirghiz', 'Kırgızca / Кыргызча');</text:p>
          </table:table-cell>
        </table:table-row>
        <table:table-row table:style-name="ro8">
          <table:table-cell office:value-type="float" office:value="123" calcext:value-type="float">
            <text:p>1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<text:a xlink:href="https://en.wikipedia.org/wiki/Latin_language" xlink:type="simple">en:Latin language</text:a></text:p>
          </table:table-cell>
          <table:table-cell/>
          <table:table-cell table:formula="of:=COM.MICROSOFT.CONCAT(&quot;INSERT INTO Language (Id, EnglishName, NativeName)   VALUES(&quot;; [.A124]; &quot;,'&quot;;[.C124];&quot;', '&quot;;[.E124]; &quot;');&quot;)" office:value-type="string" office:string-value="INSERT INTO Language (Id, EnglishName, NativeName)   VALUES(123,'Latin', 'Latina');" calcext:value-type="string">
            <text:p>INSERT INTO Language (Id, EnglishName, NativeName) <text:s text:c="2"/>VALUES(123,'Latin', 'Latina'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dino / Judeo-Span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zhudezmo / Djudeo-Espanyol</text:p>
          </table:table-cell>
          <table:table-cell office:value-type="string" calcext:value-type="string">
            <text:p><text:a xlink:href="https://en.wikipedia.org/wiki/Ladino_language" xlink:type="simple">en:Ladino language</text:a></text:p>
          </table:table-cell>
          <table:table-cell/>
          <table:table-cell table:formula="of:=COM.MICROSOFT.CONCAT(&quot;INSERT INTO Language (Id, EnglishName, NativeName)   VALUES(&quot;; [.A125]; &quot;,'&quot;;[.C125];&quot;', '&quot;;[.E125]; &quot;');&quot;)" office:value-type="string" office:string-value="INSERT INTO Language (Id, EnglishName, NativeName)   VALUES(124,'Ladino / Judeo-Spanish', 'Dzhudezmo / Djudeo-Espanyol');" calcext:value-type="string">
            <text:p>INSERT INTO Language (Id, EnglishName, NativeName) <text:s text:c="2"/>VALUES(124,'Ladino / Judeo-Spanish', 'Dzhudezmo / Djudeo-Espanyol');</text:p>
          </table:table-cell>
        </table:table-row>
        <table:table-row table:style-name="ro7">
          <table:table-cell office:value-type="float" office:value="125" calcext:value-type="float">
            <text:p>125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g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eb Lango / Luo</text:p>
          </table:table-cell>
          <table:table-cell office:value-type="string" calcext:value-type="string">
            <text:p><text:a xlink:href="https://en.wikipedia.org/wiki/Lango" xlink:type="simple">en:Lango</text:a></text:p>
          </table:table-cell>
          <table:table-cell/>
          <table:table-cell table:formula="of:=COM.MICROSOFT.CONCAT(&quot;INSERT INTO Language (Id, EnglishName, NativeName)   VALUES(&quot;; [.A126]; &quot;,'&quot;;[.C126];&quot;', '&quot;;[.E126]; &quot;');&quot;)" office:value-type="string" office:string-value="INSERT INTO Language (Id, EnglishName, NativeName)   VALUES(125,'Lango', 'Leb Lango / Luo');" calcext:value-type="string">
            <text:p>INSERT INTO Language (Id, EnglishName, NativeName) <text:s text:c="2"/>VALUES(125,'Lango', 'Leb Lango / Luo');</text:p>
          </table:table-cell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<text:a xlink:href="https://en.wikipedia.org/wiki/Luxembourgish_language" xlink:type="simple">en:Luxembourgish language</text:a></text:p>
          </table:table-cell>
          <table:table-cell/>
          <table:table-cell table:formula="of:=COM.MICROSOFT.CONCAT(&quot;INSERT INTO Language (Id, EnglishName, NativeName)   VALUES(&quot;; [.A127]; &quot;,'&quot;;[.C127];&quot;', '&quot;;[.E127]; &quot;');&quot;)" office:value-type="string" office:string-value="INSERT INTO Language (Id, EnglishName, NativeName)   VALUES(126,'Luxembourgish', 'Lëtzebuergesch');" calcext:value-type="string">
            <text:p>INSERT INTO Language (Id, EnglishName, NativeName) <text:s text:c="2"/>VALUES(126,'Luxembourgish', 'Lëtzebuergesch');</text:p>
          </table:table-cell>
        </table:table-row>
        <table:table-row table:style-name="ro8">
          <table:table-cell office:value-type="float" office:value="127" calcext:value-type="float">
            <text:p>127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<text:a xlink:href="https://en.wikipedia.org/wiki/Luganda_language" xlink:type="simple">en:Luganda language</text:a></text:p>
          </table:table-cell>
          <table:table-cell/>
          <table:table-cell table:formula="of:=COM.MICROSOFT.CONCAT(&quot;INSERT INTO Language (Id, EnglishName, NativeName)   VALUES(&quot;; [.A128]; &quot;,'&quot;;[.C128];&quot;', '&quot;;[.E128]; &quot;');&quot;)" office:value-type="string" office:string-value="INSERT INTO Language (Id, EnglishName, NativeName)   VALUES(127,'Ganda', 'Luganda');" calcext:value-type="string">
            <text:p>INSERT INTO Language (Id, EnglishName, NativeName) <text:s text:c="2"/>VALUES(127,'Ganda', 'Luganda');</text:p>
          </table:table-cell>
        </table:table-row>
        <table:table-row table:style-name="ro8">
          <table:table-cell office:value-type="float" office:value="128" calcext:value-type="float">
            <text:p>1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mburg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<text:a xlink:href="https://en.wikipedia.org/wiki/Limburgian_language" xlink:type="simple">en:Limburgian language</text:a></text:p>
          </table:table-cell>
          <table:table-cell/>
          <table:table-cell table:formula="of:=COM.MICROSOFT.CONCAT(&quot;INSERT INTO Language (Id, EnglishName, NativeName)   VALUES(&quot;; [.A129]; &quot;,'&quot;;[.C129];&quot;', '&quot;;[.E129]; &quot;');&quot;)" office:value-type="string" office:string-value="INSERT INTO Language (Id, EnglishName, NativeName)   VALUES(128,'Limburgian', 'Limburgs');" calcext:value-type="string">
            <text:p>INSERT INTO Language (Id, EnglishName, NativeName) <text:s text:c="2"/>VALUES(128,'Limburgian', 'Limburgs');</text:p>
          </table:table-cell>
        </table:table-row>
        <table:table-row table:style-name="ro8">
          <table:table-cell office:value-type="float" office:value="129" calcext:value-type="float">
            <text:p>129</text:p>
          </table:table-cell>
          <table:table-cell office:value-type="string" calcext:value-type="string">
            <text:p>lij</text:p>
          </table:table-cell>
          <table:table-cell office:value-type="string" calcext:value-type="string">
            <text:p>Ligur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íguru</text:p>
          </table:table-cell>
          <table:table-cell office:value-type="string" calcext:value-type="string">
            <text:p><text:a xlink:href="https://en.wikipedia.org/wiki/Ligurian_language" xlink:type="simple">en:Ligurian language</text:a></text:p>
          </table:table-cell>
          <table:table-cell/>
          <table:table-cell table:formula="of:=COM.MICROSOFT.CONCAT(&quot;INSERT INTO Language (Id, EnglishName, NativeName)   VALUES(&quot;; [.A130]; &quot;,'&quot;;[.C130];&quot;', '&quot;;[.E130]; &quot;');&quot;)" office:value-type="string" office:string-value="INSERT INTO Language (Id, EnglishName, NativeName)   VALUES(129,'Ligurian', 'Líguru');" calcext:value-type="string">
            <text:p>INSERT INTO Language (Id, EnglishName, NativeName) <text:s text:c="2"/>VALUES(129,'Ligurian', 'Líguru');</text:p>
          </table:table-cell>
        </table:table-row>
        <table:table-row table:style-name="ro8">
          <table:table-cell office:value-type="float" office:value="130" calcext:value-type="float">
            <text:p>130</text:p>
          </table:table-cell>
          <table:table-cell office:value-type="string" calcext:value-type="string">
            <text:p>lmo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umbaart</text:p>
          </table:table-cell>
          <table:table-cell office:value-type="string" calcext:value-type="string">
            <text:p><text:a xlink:href="https://en.wikipedia.org/wiki/Lombard_language" xlink:type="simple">en:Lombard language</text:a></text:p>
          </table:table-cell>
          <table:table-cell/>
          <table:table-cell table:formula="of:=COM.MICROSOFT.CONCAT(&quot;INSERT INTO Language (Id, EnglishName, NativeName)   VALUES(&quot;; [.A131]; &quot;,'&quot;;[.C131];&quot;', '&quot;;[.E131]; &quot;');&quot;)" office:value-type="string" office:string-value="INSERT INTO Language (Id, EnglishName, NativeName)   VALUES(130,'Lombard', 'Lumbaart');" calcext:value-type="string">
            <text:p>INSERT INTO Language (Id, EnglishName, NativeName) <text:s text:c="2"/>VALUES(130,'Lombard', 'Lumbaart');</text:p>
          </table:table-cell>
        </table:table-row>
        <table:table-row table:style-name="ro8">
          <table:table-cell office:value-type="float" office:value="131" calcext:value-type="float">
            <text:p>13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<text:a xlink:href="https://en.wikipedia.org/wiki/Lingala_language" xlink:type="simple">en:Lingala language</text:a></text:p>
          </table:table-cell>
          <table:table-cell/>
          <table:table-cell table:formula="of:=COM.MICROSOFT.CONCAT(&quot;INSERT INTO Language (Id, EnglishName, NativeName)   VALUES(&quot;; [.A132]; &quot;,'&quot;;[.C132];&quot;', '&quot;;[.E132]; &quot;');&quot;)" office:value-type="string" office:string-value="INSERT INTO Language (Id, EnglishName, NativeName)   VALUES(131,'Lingala', 'Lingála');" calcext:value-type="string">
            <text:p>INSERT INTO Language (Id, EnglishName, NativeName) <text:s text:c="2"/>VALUES(131,'Lingala', 'Lingála');</text:p>
          </table:table-cell>
        </table:table-row>
        <table:table-row table:style-name="ro7">
          <table:table-cell office:value-type="float" office:value="132" calcext:value-type="float">
            <text:p>132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o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ລາວ / Pha xa lao</text:p>
          </table:table-cell>
          <table:table-cell office:value-type="string" calcext:value-type="string">
            <text:p><text:a xlink:href="https://en.wikipedia.org/wiki/Lao_language" xlink:type="simple">en:Lao language</text:a></text:p>
          </table:table-cell>
          <table:table-cell/>
          <table:table-cell table:formula="of:=COM.MICROSOFT.CONCAT(&quot;INSERT INTO Language (Id, EnglishName, NativeName)   VALUES(&quot;; [.A133]; &quot;,'&quot;;[.C133];&quot;', '&quot;;[.E133]; &quot;');&quot;)" office:value-type="string" office:string-value="INSERT INTO Language (Id, EnglishName, NativeName)   VALUES(132,'Laotian', 'ລາວ / Pha xa lao');" calcext:value-type="string">
            <text:p>INSERT INTO Language (Id, EnglishName, NativeName) <text:s text:c="2"/>VALUES(132,'Laotian', 'ລາວ / Pha xa lao');</text:p>
          </table:table-cell>
        </table:table-row>
        <table:table-row table:style-name="ro8">
          <table:table-cell office:value-type="float" office:value="133" calcext:value-type="float">
            <text:p>13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ietuvių</text:p>
          </table:table-cell>
          <table:table-cell office:value-type="string" calcext:value-type="string">
            <text:p><text:a xlink:href="https://en.wikipedia.org/wiki/Lithuanian_language" xlink:type="simple">en:Lithuanian language</text:a></text:p>
          </table:table-cell>
          <table:table-cell/>
          <table:table-cell table:formula="of:=COM.MICROSOFT.CONCAT(&quot;INSERT INTO Language (Id, EnglishName, NativeName)   VALUES(&quot;; [.A134]; &quot;,'&quot;;[.C134];&quot;', '&quot;;[.E134]; &quot;');&quot;)" office:value-type="string" office:string-value="INSERT INTO Language (Id, EnglishName, NativeName)   VALUES(133,'Lithuanian', 'Lietuvių');" calcext:value-type="string">
            <text:p>INSERT INTO Language (Id, EnglishName, NativeName) <text:s text:c="2"/>VALUES(133,'Lithuanian', 'Lietuvių');</text:p>
          </table:table-cell>
        </table:table-row>
        <table:table-row table:style-name="ro8">
          <table:table-cell office:value-type="float" office:value="134" calcext:value-type="float">
            <text:p>13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atviešu</text:p>
          </table:table-cell>
          <table:table-cell office:value-type="string" calcext:value-type="string">
            <text:p><text:a xlink:href="https://en.wikipedia.org/wiki/Latvian_language" xlink:type="simple">en:Latvian language</text:a></text:p>
          </table:table-cell>
          <table:table-cell/>
          <table:table-cell table:formula="of:=COM.MICROSOFT.CONCAT(&quot;INSERT INTO Language (Id, EnglishName, NativeName)   VALUES(&quot;; [.A135]; &quot;,'&quot;;[.C135];&quot;', '&quot;;[.E135]; &quot;');&quot;)" office:value-type="string" office:string-value="INSERT INTO Language (Id, EnglishName, NativeName)   VALUES(134,'Latvian', 'Latviešu');" calcext:value-type="string">
            <text:p>INSERT INTO Language (Id, EnglishName, NativeName) <text:s text:c="2"/>VALUES(134,'Latvian', 'Latviešu');</text:p>
          </table:table-cell>
        </table:table-row>
        <table:table-row table:style-name="ro7">
          <table:table-cell office:value-type="float" office:value="135" calcext:value-type="float">
            <text:p>135</text:p>
          </table:table-cell>
          <table:table-cell office:value-type="string" calcext:value-type="string">
            <text:p>map-bms</text:p>
          </table:table-cell>
          <table:table-cell office:value-type="string" calcext:value-type="string">
            <text:p>Banyumas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sa Banyumasan</text:p>
          </table:table-cell>
          <table:table-cell office:value-type="string" calcext:value-type="string">
            <text:p><text:a xlink:href="https://en.wikipedia.org/wiki/Banyumasan_language" xlink:type="simple">en:Banyumasan language</text:a></text:p>
          </table:table-cell>
          <table:table-cell table:style-name="ce5" office:value-type="string" calcext:value-type="string">
            <text:p> !no ISO 639 language code</text:p>
          </table:table-cell>
          <table:table-cell table:formula="of:=COM.MICROSOFT.CONCAT(&quot;INSERT INTO Language (Id, EnglishName, NativeName)   VALUES(&quot;; [.A136]; &quot;,'&quot;;[.C136];&quot;', '&quot;;[.E136]; &quot;');&quot;)" office:value-type="string" office:string-value="INSERT INTO Language (Id, EnglishName, NativeName)   VALUES(135,'Banyumasan', 'Basa Banyumasan');" calcext:value-type="string">
            <text:p>INSERT INTO Language (Id, EnglishName, NativeName) <text:s text:c="2"/>VALUES(135,'Banyumasan', 'Basa Banyumasan');</text:p>
          </table:table-cell>
        </table:table-row>
        <table:table-row table:style-name="ro8">
          <table:table-cell office:value-type="float" office:value="136" calcext:value-type="float">
            <text:p>13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<text:a xlink:href="https://en.wikipedia.org/wiki/Malagasy_language" xlink:type="simple">en:Malagasy language</text:a></text:p>
          </table:table-cell>
          <table:table-cell/>
          <table:table-cell table:formula="of:=COM.MICROSOFT.CONCAT(&quot;INSERT INTO Language (Id, EnglishName, NativeName)   VALUES(&quot;; [.A137]; &quot;,'&quot;;[.C137];&quot;', '&quot;;[.E137]; &quot;');&quot;)" office:value-type="string" office:string-value="INSERT INTO Language (Id, EnglishName, NativeName)   VALUES(136,'Malagasy', 'Malagasy');" calcext:value-type="string">
            <text:p>INSERT INTO Language (Id, EnglishName, NativeName) <text:s text:c="2"/>VALUES(136,'Malagasy', 'Malagasy');</text:p>
          </table:table-cell>
        </table:table-row>
        <table:table-row table:style-name="ro10">
          <table:table-cell office:value-type="float" office:value="137" calcext:value-type="float">
            <text:p>13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官話/官话</text:p>
          </table:table-cell>
          <table:table-cell office:value-type="string" calcext:value-type="string">
            <text:p><text:a xlink:href="https://en.wikipedia.org/wiki/Mandarin_language" xlink:type="simple">en:Mandarin language</text:a></text:p>
          </table:table-cell>
          <table:table-cell/>
          <table:table-cell table:formula="of:=COM.MICROSOFT.CONCAT(&quot;INSERT INTO Language (Id, EnglishName, NativeName)   VALUES(&quot;; [.A138]; &quot;,'&quot;;[.C138];&quot;', '&quot;;[.E138]; &quot;');&quot;)" office:value-type="string" office:string-value="INSERT INTO Language (Id, EnglishName, NativeName)   VALUES(137,'Mandarin', '官話/官话');" calcext:value-type="string">
            <text:p>INSERT INTO Language (Id, EnglishName, NativeName) <text:s text:c="2"/>VALUES(137,'Mandarin', '官話/官话');</text:p>
          </table:table-cell>
        </table:table-row>
        <table:table-row table:style-name="ro7">
          <table:table-cell office:value-type="float" office:value="138" calcext:value-type="float">
            <text:p>138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jin Majel / Ebon</text:p>
          </table:table-cell>
          <table:table-cell office:value-type="string" calcext:value-type="string">
            <text:p><text:a xlink:href="https://en.wikipedia.org/wiki/Marshallese_language" xlink:type="simple">en:Marshallese language</text:a></text:p>
          </table:table-cell>
          <table:table-cell/>
          <table:table-cell table:formula="of:=COM.MICROSOFT.CONCAT(&quot;INSERT INTO Language (Id, EnglishName, NativeName)   VALUES(&quot;; [.A139]; &quot;,'&quot;;[.C139];&quot;', '&quot;;[.E139]; &quot;');&quot;)" office:value-type="string" office:string-value="INSERT INTO Language (Id, EnglishName, NativeName)   VALUES(138,'Marshallese', 'Kajin Majel / Ebon');" calcext:value-type="string">
            <text:p>INSERT INTO Language (Id, EnglishName, NativeName) <text:s text:c="2"/>VALUES(138,'Marshallese', 'Kajin Majel / Ebon');</text:p>
          </table:table-cell>
        </table:table-row>
        <table:table-row table:style-name="ro8">
          <table:table-cell office:value-type="float" office:value="139" calcext:value-type="float">
            <text:p>13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āori</text:p>
          </table:table-cell>
          <table:table-cell office:value-type="string" calcext:value-type="string">
            <text:p><text:a xlink:href="https://en.wikipedia.org/wiki/Maori_language" xlink:type="simple">en:Maori language</text:a></text:p>
          </table:table-cell>
          <table:table-cell/>
          <table:table-cell table:formula="of:=COM.MICROSOFT.CONCAT(&quot;INSERT INTO Language (Id, EnglishName, NativeName)   VALUES(&quot;; [.A140]; &quot;,'&quot;;[.C140];&quot;', '&quot;;[.E140]; &quot;');&quot;)" office:value-type="string" office:string-value="INSERT INTO Language (Id, EnglishName, NativeName)   VALUES(139,'Maori', 'Māori');" calcext:value-type="string">
            <text:p>INSERT INTO Language (Id, EnglishName, NativeName) <text:s text:c="2"/>VALUES(139,'Maori', 'Māori');</text:p>
          </table:table-cell>
        </table:table-row>
        <table:table-row table:style-name="ro8">
          <table:table-cell office:value-type="float" office:value="140" calcext:value-type="float">
            <text:p>1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<text:a xlink:href="https://en.wikipedia.org/wiki/Minangkabau_language" xlink:type="simple">en:Minangkabau language</text:a></text:p>
          </table:table-cell>
          <table:table-cell/>
          <table:table-cell table:formula="of:=COM.MICROSOFT.CONCAT(&quot;INSERT INTO Language (Id, EnglishName, NativeName)   VALUES(&quot;; [.A141]; &quot;,'&quot;;[.C141];&quot;', '&quot;;[.E141]; &quot;');&quot;)" office:value-type="string" office:string-value="INSERT INTO Language (Id, EnglishName, NativeName)   VALUES(140,'Minangkabau', 'Minangkabau');" calcext:value-type="string">
            <text:p>INSERT INTO Language (Id, EnglishName, NativeName) <text:s text:c="2"/>VALUES(140,'Minangkabau', 'Minangkabau');</text:p>
          </table:table-cell>
        </table:table-row>
        <table:table-row table:style-name="ro8">
          <table:table-cell office:value-type="float" office:value="141" calcext:value-type="float">
            <text:p>14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Македонски</text:p>
          </table:table-cell>
          <table:table-cell office:value-type="string" calcext:value-type="string">
            <text:p><text:a xlink:href="https://en.wikipedia.org/wiki/Macedonian_language" xlink:type="simple">en:Macedonian language</text:a></text:p>
          </table:table-cell>
          <table:table-cell/>
          <table:table-cell table:formula="of:=COM.MICROSOFT.CONCAT(&quot;INSERT INTO Language (Id, EnglishName, NativeName)   VALUES(&quot;; [.A142]; &quot;,'&quot;;[.C142];&quot;', '&quot;;[.E142]; &quot;');&quot;)" office:value-type="string" office:string-value="INSERT INTO Language (Id, EnglishName, NativeName)   VALUES(141,'Macedonian', 'Македонски');" calcext:value-type="string">
            <text:p>INSERT INTO Language (Id, EnglishName, NativeName) <text:s text:c="2"/>VALUES(141,'Macedonian', 'Македонски');</text:p>
          </table:table-cell>
        </table:table-row>
        <table:table-row table:style-name="ro8">
          <table:table-cell office:value-type="float" office:value="142" calcext:value-type="float">
            <text:p>14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<text:a xlink:href="https://en.wikipedia.org/wiki/Malayalam_language" xlink:type="simple">en:Malayalam language</text:a></text:p>
          </table:table-cell>
          <table:table-cell/>
          <table:table-cell table:formula="of:=COM.MICROSOFT.CONCAT(&quot;INSERT INTO Language (Id, EnglishName, NativeName)   VALUES(&quot;; [.A143]; &quot;,'&quot;;[.C143];&quot;', '&quot;;[.E143]; &quot;');&quot;)" office:value-type="string" office:string-value="INSERT INTO Language (Id, EnglishName, NativeName)   VALUES(142,'Malayalam', 'മലയാളം');" calcext:value-type="string">
            <text:p>INSERT INTO Language (Id, EnglishName, NativeName) <text:s text:c="2"/>VALUES(142,'Malayalam', 'മലയാളം');</text:p>
          </table:table-cell>
        </table:table-row>
        <table:table-row table:style-name="ro8">
          <table:table-cell office:value-type="float" office:value="143" calcext:value-type="float">
            <text:p>14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<text:a xlink:href="https://en.wikipedia.org/wiki/Mongolian_language" xlink:type="simple">en:Mongolian language</text:a></text:p>
          </table:table-cell>
          <table:table-cell/>
          <table:table-cell table:formula="of:=COM.MICROSOFT.CONCAT(&quot;INSERT INTO Language (Id, EnglishName, NativeName)   VALUES(&quot;; [.A144]; &quot;,'&quot;;[.C144];&quot;', '&quot;;[.E144]; &quot;');&quot;)" office:value-type="string" office:string-value="INSERT INTO Language (Id, EnglishName, NativeName)   VALUES(143,'Mongolian', 'Монгол');" calcext:value-type="string">
            <text:p>INSERT INTO Language (Id, EnglishName, NativeName) <text:s text:c="2"/>VALUES(143,'Mongolian', 'Монгол');</text:p>
          </table:table-cell>
        </table:table-row>
        <table:table-row table:style-name="ro7">
          <table:table-cell office:value-type="float" office:value="144" calcext:value-type="float">
            <text:p>14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ldov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oldovenească</text:p>
          </table:table-cell>
          <table:table-cell office:value-type="string" calcext:value-type="string">
            <text:p><text:a xlink:href="https://en.wikipedia.org/wiki/Moldovan_language" xlink:type="simple">en:Moldovan language</text:a></text:p>
          </table:table-cell>
          <table:table-cell/>
          <table:table-cell table:formula="of:=COM.MICROSOFT.CONCAT(&quot;INSERT INTO Language (Id, EnglishName, NativeName)   VALUES(&quot;; [.A145]; &quot;,'&quot;;[.C145];&quot;', '&quot;;[.E145]; &quot;');&quot;)" office:value-type="string" office:string-value="INSERT INTO Language (Id, EnglishName, NativeName)   VALUES(144,'Moldovan', 'Moldovenească');" calcext:value-type="string">
            <text:p>INSERT INTO Language (Id, EnglishName, NativeName) <text:s text:c="2"/>VALUES(144,'Moldovan', 'Moldovenească');</text:p>
          </table:table-cell>
        </table:table-row>
        <table:table-row table:style-name="ro8">
          <table:table-cell office:value-type="float" office:value="145" calcext:value-type="float">
            <text:p>145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<text:a xlink:href="https://en.wikipedia.org/wiki/Marathi_language" xlink:type="simple">en:Marathi language</text:a></text:p>
          </table:table-cell>
          <table:table-cell/>
          <table:table-cell table:formula="of:=COM.MICROSOFT.CONCAT(&quot;INSERT INTO Language (Id, EnglishName, NativeName)   VALUES(&quot;; [.A146]; &quot;,'&quot;;[.C146];&quot;', '&quot;;[.E146]; &quot;');&quot;)" office:value-type="string" office:string-value="INSERT INTO Language (Id, EnglishName, NativeName)   VALUES(145,'Marathi', 'मराठी');" calcext:value-type="string">
            <text:p>INSERT INTO Language (Id, EnglishName, NativeName) <text:s text:c="2"/>VALUES(145,'Marathi', 'मराठी');</text:p>
          </table:table-cell>
        </table:table-row>
        <table:table-row table:style-name="ro7">
          <table:table-cell office:value-type="float" office:value="146" calcext:value-type="float">
            <text:p>14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hasa Melayu</text:p>
          </table:table-cell>
          <table:table-cell office:value-type="string" calcext:value-type="string">
            <text:p><text:a xlink:href="https://en.wikipedia.org/wiki/Malay_language" xlink:type="simple">en:Malay language</text:a></text:p>
          </table:table-cell>
          <table:table-cell/>
          <table:table-cell table:formula="of:=COM.MICROSOFT.CONCAT(&quot;INSERT INTO Language (Id, EnglishName, NativeName)   VALUES(&quot;; [.A147]; &quot;,'&quot;;[.C147];&quot;', '&quot;;[.E147]; &quot;');&quot;)" office:value-type="string" office:string-value="INSERT INTO Language (Id, EnglishName, NativeName)   VALUES(146,'Malay', 'Bahasa Melayu');" calcext:value-type="string">
            <text:p>INSERT INTO Language (Id, EnglishName, NativeName) <text:s text:c="2"/>VALUES(146,'Malay', 'Bahasa Melayu');</text:p>
          </table:table-cell>
        </table:table-row>
        <table:table-row table:style-name="ro8">
          <table:table-cell office:value-type="float" office:value="147" calcext:value-type="float">
            <text:p>14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il-Malti</text:p>
          </table:table-cell>
          <table:table-cell office:value-type="string" calcext:value-type="string">
            <text:p><text:a xlink:href="https://en.wikipedia.org/wiki/Maltese_language" xlink:type="simple">en:Maltese language</text:a></text:p>
          </table:table-cell>
          <table:table-cell/>
          <table:table-cell table:formula="of:=COM.MICROSOFT.CONCAT(&quot;INSERT INTO Language (Id, EnglishName, NativeName)   VALUES(&quot;; [.A148]; &quot;,'&quot;;[.C148];&quot;', '&quot;;[.E148]; &quot;');&quot;)" office:value-type="string" office:string-value="INSERT INTO Language (Id, EnglishName, NativeName)   VALUES(147,'Maltese', 'bil-Malti');" calcext:value-type="string">
            <text:p>INSERT INTO Language (Id, EnglishName, NativeName) <text:s text:c="2"/>VALUES(147,'Maltese', 'bil-Malti');</text:p>
          </table:table-cell>
        </table:table-row>
        <table:table-row table:style-name="ro7">
          <table:table-cell office:value-type="float" office:value="148" calcext:value-type="float">
            <text:p>148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Creek / Muskoge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vskoke</text:p>
          </table:table-cell>
          <table:table-cell office:value-type="string" calcext:value-type="string">
            <text:p><text:a xlink:href="https://en.wikipedia.org/wiki/Muscogee_language" xlink:type="simple">en:Muscogee language</text:a></text:p>
          </table:table-cell>
          <table:table-cell/>
          <table:table-cell table:formula="of:=COM.MICROSOFT.CONCAT(&quot;INSERT INTO Language (Id, EnglishName, NativeName)   VALUES(&quot;; [.A149]; &quot;,'&quot;;[.C149];&quot;', '&quot;;[.E149]; &quot;');&quot;)" office:value-type="string" office:string-value="INSERT INTO Language (Id, EnglishName, NativeName)   VALUES(148,'Creek / Muskogee', 'Mvskoke');" calcext:value-type="string">
            <text:p>INSERT INTO Language (Id, EnglishName, NativeName) <text:s text:c="2"/>VALUES(148,'Creek / Muskogee', 'Mvskoke');</text:p>
          </table:table-cell>
        </table:table-row>
        <table:table-row table:style-name="ro8">
          <table:table-cell office:value-type="float" office:value="149" calcext:value-type="float">
            <text:p>149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Myanmasa</text:p>
          </table:table-cell>
          <table:table-cell office:value-type="string" calcext:value-type="string">
            <text:p><text:a xlink:href="https://en.wikipedia.org/wiki/Burmese_language" xlink:type="simple">en:Burmese language</text:a></text:p>
          </table:table-cell>
          <table:table-cell/>
          <table:table-cell table:formula="of:=COM.MICROSOFT.CONCAT(&quot;INSERT INTO Language (Id, EnglishName, NativeName)   VALUES(&quot;; [.A150]; &quot;,'&quot;;[.C150];&quot;', '&quot;;[.E150]; &quot;');&quot;)" office:value-type="string" office:string-value="INSERT INTO Language (Id, EnglishName, NativeName)   VALUES(149,'Burmese', 'Myanmasa');" calcext:value-type="string">
            <text:p>INSERT INTO Language (Id, EnglishName, NativeName) <text:s text:c="2"/>VALUES(149,'Burmese', 'Myanmasa');</text:p>
          </table:table-cell>
        </table:table-row>
        <table:table-row table:style-name="ro7"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orerin Naoero</text:p>
          </table:table-cell>
          <table:table-cell office:value-type="string" calcext:value-type="string">
            <text:p><text:a xlink:href="https://en.wikipedia.org/wiki/Nauruan_language" xlink:type="simple">en:Nauruan language</text:a></text:p>
          </table:table-cell>
          <table:table-cell/>
          <table:table-cell table:formula="of:=COM.MICROSOFT.CONCAT(&quot;INSERT INTO Language (Id, EnglishName, NativeName)   VALUES(&quot;; [.A151]; &quot;,'&quot;;[.C151];&quot;', '&quot;;[.E151]; &quot;');&quot;)" office:value-type="string" office:string-value="INSERT INTO Language (Id, EnglishName, NativeName)   VALUES(150,'Nauruan', 'Dorerin Naoero');" calcext:value-type="string">
            <text:p>INSERT INTO Language (Id, EnglishName, NativeName) <text:s text:c="2"/>VALUES(150,'Nauruan', 'Dorerin Naoero');</text:p>
          </table:table-cell>
        </table:table-row>
        <table:table-row table:style-name="ro8">
          <table:table-cell office:value-type="float" office:value="151" calcext:value-type="float">
            <text:p>151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ahuatl</text:p>
          </table:table-cell>
          <table:table-cell office:value-type="string" calcext:value-type="string">
            <text:p><text:a xlink:href="https://en.wikipedia.org/wiki/Nahuatl_language" xlink:type="simple">en:Nahuatl language</text:a></text:p>
          </table:table-cell>
          <table:table-cell/>
          <table:table-cell table:formula="of:=COM.MICROSOFT.CONCAT(&quot;INSERT INTO Language (Id, EnglishName, NativeName)   VALUES(&quot;; [.A152]; &quot;,'&quot;;[.C152];&quot;', '&quot;;[.E152]; &quot;');&quot;)" office:value-type="string" office:string-value="INSERT INTO Language (Id, EnglishName, NativeName)   VALUES(151,'Nahuatl', 'Nahuatl');" calcext:value-type="string">
            <text:p>INSERT INTO Language (Id, EnglishName, NativeName) <text:s text:c="2"/>VALUES(151,'Nahuatl', 'Nahuatl');</text:p>
          </table:table-cell>
        </table:table-row>
        <table:table-row table:style-name="ro8">
          <table:table-cell office:value-type="float" office:value="152" calcext:value-type="float">
            <text:p>152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napulitano</text:p>
          </table:table-cell>
          <table:table-cell office:value-type="string" calcext:value-type="string">
            <text:p><text:a xlink:href="https://en.wikipedia.org/wiki/Neapolitan_language" xlink:type="simple">en:Neapolitan language</text:a></text:p>
          </table:table-cell>
          <table:table-cell/>
          <table:table-cell table:formula="of:=COM.MICROSOFT.CONCAT(&quot;INSERT INTO Language (Id, EnglishName, NativeName)   VALUES(&quot;; [.A153]; &quot;,'&quot;;[.C153];&quot;', '&quot;;[.E153]; &quot;');&quot;)" office:value-type="string" office:string-value="INSERT INTO Language (Id, EnglishName, NativeName)   VALUES(152,'Neapolitan', 'Nnapulitano');" calcext:value-type="string">
            <text:p>INSERT INTO Language (Id, EnglishName, NativeName) <text:s text:c="2"/>VALUES(152,'Neapolitan', 'Nnapulitano');</text:p>
          </table:table-cell>
        </table:table-row>
        <table:table-row table:style-name="ro7">
          <table:table-cell office:value-type="float" office:value="153" calcext:value-type="float">
            <text:p>15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Ndebel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ndebele</text:p>
          </table:table-cell>
          <table:table-cell office:value-type="string" calcext:value-type="string">
            <text:p><text:a xlink:href="https://en.wikipedia.org/wiki/Northern_Ndebele_language" xlink:type="simple">en:Northern Ndebele language</text:a></text:p>
          </table:table-cell>
          <table:table-cell/>
          <table:table-cell table:formula="of:=COM.MICROSOFT.CONCAT(&quot;INSERT INTO Language (Id, EnglishName, NativeName)   VALUES(&quot;; [.A154]; &quot;,'&quot;;[.C154];&quot;', '&quot;;[.E154]; &quot;');&quot;)" office:value-type="string" office:string-value="INSERT INTO Language (Id, EnglishName, NativeName)   VALUES(153,'North Ndebele', 'Sindebele');" calcext:value-type="string">
            <text:p>INSERT INTO Language (Id, EnglishName, NativeName) <text:s text:c="2"/>VALUES(153,'North Ndebele', 'Sindebele');</text:p>
          </table:table-cell>
        </table:table-row>
        <table:table-row table:style-name="ro7">
          <table:table-cell office:value-type="float" office:value="154" calcext:value-type="float">
            <text:p>154</text:p>
          </table:table-cell>
          <table:table-cell office:value-type="string" calcext:value-type="string">
            <text:p>nds</text:p>
          </table:table-cell>
          <table:table-cell office:value-type="string" calcext:value-type="string">
            <text:p>Low German / Low Sax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lattdüütsch</text:p>
          </table:table-cell>
          <table:table-cell office:value-type="string" calcext:value-type="string">
            <text:p><text:a xlink:href="https://en.wikipedia.org/wiki/Low_Saxon_language" xlink:type="simple">en:Low Saxon language</text:a></text:p>
          </table:table-cell>
          <table:table-cell/>
          <table:table-cell table:formula="of:=COM.MICROSOFT.CONCAT(&quot;INSERT INTO Language (Id, EnglishName, NativeName)   VALUES(&quot;; [.A155]; &quot;,'&quot;;[.C155];&quot;', '&quot;;[.E155]; &quot;');&quot;)" office:value-type="string" office:string-value="INSERT INTO Language (Id, EnglishName, NativeName)   VALUES(154,'Low German / Low Saxon', 'Plattdüütsch');" calcext:value-type="string">
            <text:p>INSERT INTO Language (Id, EnglishName, NativeName) <text:s text:c="2"/>VALUES(154,'Low German / Low Saxon', 'Plattdüütsch');</text:p>
          </table:table-cell>
        </table:table-row>
        <table:table-row table:style-name="ro5">
          <table:table-cell office:value-type="float" office:value="155" calcext:value-type="float">
            <text:p>155</text:p>
          </table:table-cell>
          <table:table-cell office:value-type="string" calcext:value-type="string">
            <text:p>nds-nl</text:p>
          </table:table-cell>
          <table:table-cell office:value-type="string" calcext:value-type="string">
            <text:p>Dutch Low Sax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edersaksisch</text:p>
          </table:table-cell>
          <table:table-cell office:value-type="string" calcext:value-type="string">
            <text:p><text:a xlink:href="https://en.wikipedia.org/wiki/Dutch_Low_Saxon_language" xlink:type="simple">en:Dutch Low Saxon language</text:a></text:p>
          </table:table-cell>
          <table:table-cell table:style-name="ce5" office:value-type="string" calcext:value-type="string">
            <text:p>no code for that language, but several codes for constituent languages</text:p>
          </table:table-cell>
          <table:table-cell table:formula="of:=COM.MICROSOFT.CONCAT(&quot;INSERT INTO Language (Id, EnglishName, NativeName)   VALUES(&quot;; [.A156]; &quot;,'&quot;;[.C156];&quot;', '&quot;;[.E156]; &quot;');&quot;)" office:value-type="string" office:string-value="INSERT INTO Language (Id, EnglishName, NativeName)   VALUES(155,'Dutch Low Saxon', 'Nedersaksisch');" calcext:value-type="string">
            <text:p>INSERT INTO Language (Id, EnglishName, NativeName) <text:s text:c="2"/>VALUES(155,'Dutch Low Saxon', 'Nedersaksisch');</text:p>
          </table:table-cell>
        </table:table-row>
        <table:table-row table:style-name="ro8">
          <table:table-cell office:value-type="float" office:value="156" calcext:value-type="float">
            <text:p>1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<text:a xlink:href="https://en.wikipedia.org/wiki/Nepali_language" xlink:type="simple">en:Nepali language</text:a></text:p>
          </table:table-cell>
          <table:table-cell/>
          <table:table-cell table:formula="of:=COM.MICROSOFT.CONCAT(&quot;INSERT INTO Language (Id, EnglishName, NativeName)   VALUES(&quot;; [.A157]; &quot;,'&quot;;[.C157];&quot;', '&quot;;[.E157]; &quot;');&quot;)" office:value-type="string" office:string-value="INSERT INTO Language (Id, EnglishName, NativeName)   VALUES(156,'Nepali', 'नेपाली');" calcext:value-type="string">
            <text:p>INSERT INTO Language (Id, EnglishName, NativeName) <text:s text:c="2"/>VALUES(156,'Nepali', 'नेपाली'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नेपालभाषा / Newah Bhaye</text:p>
          </table:table-cell>
          <table:table-cell office:value-type="string" calcext:value-type="string">
            <text:p><text:a xlink:href="https://en.wikipedia.org/wiki/Nepal_Bhasa_language" xlink:type="simple">en:Nepal Bhasa language</text:a></text:p>
          </table:table-cell>
          <table:table-cell/>
          <table:table-cell table:formula="of:=COM.MICROSOFT.CONCAT(&quot;INSERT INTO Language (Id, EnglishName, NativeName)   VALUES(&quot;; [.A158]; &quot;,'&quot;;[.C158];&quot;', '&quot;;[.E158]; &quot;');&quot;)" office:value-type="string" office:string-value="INSERT INTO Language (Id, EnglishName, NativeName)   VALUES(157,'Newar', 'नेपालभाषा / Newah Bhaye');" calcext:value-type="string">
            <text:p>INSERT INTO Language (Id, EnglishName, NativeName) <text:s text:c="2"/>VALUES(157,'Newar', 'नेपालभाषा / Newah Bhaye');</text:p>
          </table:table-cell>
        </table:table-row>
        <table:table-row table:style-name="ro8">
          <table:table-cell office:value-type="float" office:value="158" calcext:value-type="float">
            <text:p>158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shiwambo</text:p>
          </table:table-cell>
          <table:table-cell office:value-type="string" calcext:value-type="string">
            <text:p><text:a xlink:href="https://en.wikipedia.org/wiki/Ndonga_language" xlink:type="simple">en:Ndonga language</text:a></text:p>
          </table:table-cell>
          <table:table-cell/>
          <table:table-cell table:formula="of:=COM.MICROSOFT.CONCAT(&quot;INSERT INTO Language (Id, EnglishName, NativeName)   VALUES(&quot;; [.A159]; &quot;,'&quot;;[.C159];&quot;', '&quot;;[.E159]; &quot;');&quot;)" office:value-type="string" office:string-value="INSERT INTO Language (Id, EnglishName, NativeName)   VALUES(158,'Ndonga', 'Oshiwambo');" calcext:value-type="string">
            <text:p>INSERT INTO Language (Id, EnglishName, NativeName) <text:s text:c="2"/>VALUES(158,'Ndonga', 'Oshiwambo');</text:p>
          </table:table-cell>
        </table:table-row>
        <table:table-row table:style-name="ro8">
          <table:table-cell office:value-type="float" office:value="159" calcext:value-type="float">
            <text:p>15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<text:a xlink:href="https://en.wikipedia.org/wiki/nl:Nederlands" xlink:type="simple">en:nl:Nederlands</text:a></text:p>
          </table:table-cell>
          <table:table-cell/>
          <table:table-cell table:formula="of:=COM.MICROSOFT.CONCAT(&quot;INSERT INTO Language (Id, EnglishName, NativeName)   VALUES(&quot;; [.A160]; &quot;,'&quot;;[.C160];&quot;', '&quot;;[.E160]; &quot;');&quot;)" office:value-type="string" office:string-value="INSERT INTO Language (Id, EnglishName, NativeName)   VALUES(159,'Dutch', 'Nederlands');" calcext:value-type="string">
            <text:p>INSERT INTO Language (Id, EnglishName, NativeName) <text:s text:c="2"/>VALUES(159,'Dutch', 'Nederlands');</text:p>
          </table:table-cell>
        </table:table-row>
        <table:table-row table:style-name="ro7">
          <table:table-cell office:value-type="float" office:value="160" calcext:value-type="float">
            <text:p>16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rwegian Nynors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sk (nynorsk)</text:p>
          </table:table-cell>
          <table:table-cell office:value-type="string" calcext:value-type="string">
            <text:p><text:a xlink:href="https://en.wikipedia.org/wiki/Nynorsk_language" xlink:type="simple">en:Nynorsk language</text:a></text:p>
          </table:table-cell>
          <table:table-cell/>
          <table:table-cell table:formula="of:=COM.MICROSOFT.CONCAT(&quot;INSERT INTO Language (Id, EnglishName, NativeName)   VALUES(&quot;; [.A161]; &quot;,'&quot;;[.C161];&quot;', '&quot;;[.E161]; &quot;');&quot;)" office:value-type="string" office:string-value="INSERT INTO Language (Id, EnglishName, NativeName)   VALUES(160,'Norwegian Nynorsk', 'Norsk (nynorsk)');" calcext:value-type="string">
            <text:p>INSERT INTO Language (Id, EnglishName, NativeName) <text:s text:c="2"/>VALUES(160,'Norwegian Nynorsk', 'Norsk (nynorsk)'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sk (bokmål / riksmål)</text:p>
          </table:table-cell>
          <table:table-cell office:value-type="string" calcext:value-type="string">
            <text:p><text:a xlink:href="https://en.wikipedia.org/wiki/no:Norsk_språk" xlink:type="simple">en:no:Norsk språk</text:a></text:p>
          </table:table-cell>
          <table:table-cell/>
          <table:table-cell table:formula="of:=COM.MICROSOFT.CONCAT(&quot;INSERT INTO Language (Id, EnglishName, NativeName)   VALUES(&quot;; [.A162]; &quot;,'&quot;;[.C162];&quot;', '&quot;;[.E162]; &quot;');&quot;)" office:value-type="string" office:string-value="INSERT INTO Language (Id, EnglishName, NativeName)   VALUES(161,'Norwegian', 'Norsk (bokmål / riksmål)');" calcext:value-type="string">
            <text:p>INSERT INTO Language (Id, EnglishName, NativeName) <text:s text:c="2"/>VALUES(161,'Norwegian', 'Norsk (bokmål / riksmål)');</text:p>
          </table:table-cell>
        </table:table-row>
        <table:table-row table:style-name="ro7">
          <table:table-cell office:value-type="float" office:value="162" calcext:value-type="float">
            <text:p>162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South Ndebel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<text:a xlink:href="https://en.wikipedia.org/wiki/Southern_Ndebele_language" xlink:type="simple">en:Southern Ndebele language</text:a></text:p>
          </table:table-cell>
          <table:table-cell/>
          <table:table-cell table:formula="of:=COM.MICROSOFT.CONCAT(&quot;INSERT INTO Language (Id, EnglishName, NativeName)   VALUES(&quot;; [.A163]; &quot;,'&quot;;[.C163];&quot;', '&quot;;[.E163]; &quot;');&quot;)" office:value-type="string" office:string-value="INSERT INTO Language (Id, EnglishName, NativeName)   VALUES(162,'South Ndebele', 'isiNdebele');" calcext:value-type="string">
            <text:p>INSERT INTO Language (Id, EnglishName, NativeName) <text:s text:c="2"/>VALUES(162,'South Ndebele', 'isiNdebele'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so</text:p>
          </table:table-cell>
          <table:table-cell office:value-type="string" calcext:value-type="string">
            <text:p>Northern Soth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esotho sa Leboa / Sepedi</text:p>
          </table:table-cell>
          <table:table-cell office:value-type="string" calcext:value-type="string">
            <text:p><text:a xlink:href="https://en.wikipedia.org/wiki/Northern_Sotho_language" xlink:type="simple">en:Northern Sotho language</text:a></text:p>
          </table:table-cell>
          <table:table-cell/>
          <table:table-cell table:formula="of:=COM.MICROSOFT.CONCAT(&quot;INSERT INTO Language (Id, EnglishName, NativeName)   VALUES(&quot;; [.A164]; &quot;,'&quot;;[.C164];&quot;', '&quot;;[.E164]; &quot;');&quot;)" office:value-type="string" office:string-value="INSERT INTO Language (Id, EnglishName, NativeName)   VALUES(163,'Northern Sotho', 'Sesotho sa Leboa / Sepedi');" calcext:value-type="string">
            <text:p>INSERT INTO Language (Id, EnglishName, NativeName) <text:s text:c="2"/>VALUES(163,'Northern Sotho', 'Sesotho sa Leboa / Sepedi');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nrm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uormand / Normaund</text:p>
          </table:table-cell>
          <table:table-cell office:value-type="string" calcext:value-type="string">
            <text:p><text:a xlink:href="https://en.wikipedia.org/wiki/Norman_language" xlink:type="simple">en:Norman language</text:a></text:p>
          </table:table-cell>
          <table:table-cell table:style-name="ce5" office:value-type="string" calcext:value-type="string">
            <text:p>Non-ISO 639 code (nrm is a language in East Malaysia)</text:p>
          </table:table-cell>
          <table:table-cell table:formula="of:=COM.MICROSOFT.CONCAT(&quot;INSERT INTO Language (Id, EnglishName, NativeName)   VALUES(&quot;; [.A165]; &quot;,'&quot;;[.C165];&quot;', '&quot;;[.E165]; &quot;');&quot;)" office:value-type="string" office:string-value="INSERT INTO Language (Id, EnglishName, NativeName)   VALUES(164,'Norman', 'Nouormand / Normaund');" calcext:value-type="string">
            <text:p>INSERT INTO Language (Id, EnglishName, NativeName) <text:s text:c="2"/>VALUES(164,'Norman', 'Nouormand / Normaund');</text:p>
          </table:table-cell>
        </table:table-row>
        <table:table-row table:style-name="ro8">
          <table:table-cell office:value-type="float" office:value="165" calcext:value-type="float">
            <text:p>165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avaj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iné bizaad</text:p>
          </table:table-cell>
          <table:table-cell office:value-type="string" calcext:value-type="string">
            <text:p><text:a xlink:href="https://en.wikipedia.org/wiki/Navajo_language" xlink:type="simple">en:Navajo language</text:a></text:p>
          </table:table-cell>
          <table:table-cell/>
          <table:table-cell table:formula="of:=COM.MICROSOFT.CONCAT(&quot;INSERT INTO Language (Id, EnglishName, NativeName)   VALUES(&quot;; [.A166]; &quot;,'&quot;;[.C166];&quot;', '&quot;;[.E166]; &quot;');&quot;)" office:value-type="string" office:string-value="INSERT INTO Language (Id, EnglishName, NativeName)   VALUES(165,'Navajo', 'Diné bizaad');" calcext:value-type="string">
            <text:p>INSERT INTO Language (Id, EnglishName, NativeName) <text:s text:c="2"/>VALUES(165,'Navajo', 'Diné bizaad');</text:p>
          </table:table-cell>
        </table:table-row>
        <table:table-row table:style-name="ro8">
          <table:table-cell office:value-type="float" office:value="166" calcext:value-type="float">
            <text:p>16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ichew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i-Chewa</text:p>
          </table:table-cell>
          <table:table-cell office:value-type="string" calcext:value-type="string">
            <text:p><text:a xlink:href="https://en.wikipedia.org/wiki/Chichewa_language" xlink:type="simple">en:Chichewa language</text:a></text:p>
          </table:table-cell>
          <table:table-cell/>
          <table:table-cell table:formula="of:=COM.MICROSOFT.CONCAT(&quot;INSERT INTO Language (Id, EnglishName, NativeName)   VALUES(&quot;; [.A167]; &quot;,'&quot;;[.C167];&quot;', '&quot;;[.E167]; &quot;');&quot;)" office:value-type="string" office:string-value="INSERT INTO Language (Id, EnglishName, NativeName)   VALUES(166,'Chichewa', 'Chi-Chewa');" calcext:value-type="string">
            <text:p>INSERT INTO Language (Id, EnglishName, NativeName) <text:s text:c="2"/>VALUES(166,'Chichewa', 'Chi-Chewa');</text:p>
          </table:table-cell>
        </table:table-row>
        <table:table-row table:style-name="ro8">
          <table:table-cell office:value-type="float" office:value="167" calcext:value-type="float">
            <text:p>16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<text:a xlink:href="https://en.wikipedia.org/wiki/Occitan_language" xlink:type="simple">en:Occitan language</text:a></text:p>
          </table:table-cell>
          <table:table-cell/>
          <table:table-cell table:formula="of:=COM.MICROSOFT.CONCAT(&quot;INSERT INTO Language (Id, EnglishName, NativeName)   VALUES(&quot;; [.A168]; &quot;,'&quot;;[.C168];&quot;', '&quot;;[.E168]; &quot;');&quot;)" office:value-type="string" office:string-value="INSERT INTO Language (Id, EnglishName, NativeName)   VALUES(167,'Occitan', 'Occitan');" calcext:value-type="string">
            <text:p>INSERT INTO Language (Id, EnglishName, NativeName) <text:s text:c="2"/>VALUES(167,'Occitan', 'Occitan');</text:p>
          </table:table-cell>
        </table:table-row>
        <table:table-row table:style-name="ro6">
          <table:table-cell office:value-type="float" office:value="168" calcext:value-type="float">
            <text:p>168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ᐊᓂᔑᓈᐯᒧᐎᓐ / Anishinaabemowin</text:p>
          </table:table-cell>
          <table:table-cell office:value-type="string" calcext:value-type="string">
            <text:p><text:a xlink:href="https://en.wikipedia.org/wiki/Ojibwe_language" xlink:type="simple">en:Ojibwe language</text:a></text:p>
          </table:table-cell>
          <table:table-cell/>
          <table:table-cell table:formula="of:=COM.MICROSOFT.CONCAT(&quot;INSERT INTO Language (Id, EnglishName, NativeName)   VALUES(&quot;; [.A169]; &quot;,'&quot;;[.C169];&quot;', '&quot;;[.E169]; &quot;');&quot;)" office:value-type="string" office:string-value="INSERT INTO Language (Id, EnglishName, NativeName)   VALUES(168,'Ojibwa', 'ᐊᓂᔑᓈᐯᒧᐎᓐ / Anishinaabemowin');" calcext:value-type="string">
            <text:p>INSERT INTO Language (Id, EnglishName, NativeName) <text:s text:c="2"/>VALUES(168,'Ojibwa', 'ᐊᓂᔑᓈᐯᒧᐎᓐ / Anishinaabemowin');</text:p>
          </table:table-cell>
        </table:table-row>
        <table:table-row table:style-name="ro8">
          <table:table-cell office:value-type="float" office:value="169" calcext:value-type="float">
            <text:p>169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Oromoo</text:p>
          </table:table-cell>
          <table:table-cell office:value-type="string" calcext:value-type="string">
            <text:p><text:a xlink:href="https://en.wikipedia.org/wiki/Oromo_language" xlink:type="simple">en:Oromo language</text:a></text:p>
          </table:table-cell>
          <table:table-cell/>
          <table:table-cell table:formula="of:=COM.MICROSOFT.CONCAT(&quot;INSERT INTO Language (Id, EnglishName, NativeName)   VALUES(&quot;; [.A170]; &quot;,'&quot;;[.C170];&quot;', '&quot;;[.E170]; &quot;');&quot;)" office:value-type="string" office:string-value="INSERT INTO Language (Id, EnglishName, NativeName)   VALUES(169,'Oromo', 'Oromoo');" calcext:value-type="string">
            <text:p>INSERT INTO Language (Id, EnglishName, NativeName) <text:s text:c="2"/>VALUES(169,'Oromo', 'Oromoo');</text:p>
          </table:table-cell>
        </table:table-row>
        <table:table-row table:style-name="ro8">
          <table:table-cell office:value-type="float" office:value="170" calcext:value-type="float">
            <text:p>17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<text:a xlink:href="https://en.wikipedia.org/wiki/Oriya_language" xlink:type="simple">en:Oriya language</text:a></text:p>
          </table:table-cell>
          <table:table-cell/>
          <table:table-cell table:formula="of:=COM.MICROSOFT.CONCAT(&quot;INSERT INTO Language (Id, EnglishName, NativeName)   VALUES(&quot;; [.A171]; &quot;,'&quot;;[.C171];&quot;', '&quot;;[.E171]; &quot;');&quot;)" office:value-type="string" office:string-value="INSERT INTO Language (Id, EnglishName, NativeName)   VALUES(170,'Oriya', 'ଓଡ଼ିଆ');" calcext:value-type="string">
            <text:p>INSERT INTO Language (Id, EnglishName, NativeName) <text:s text:c="2"/>VALUES(170,'Oriya', 'ଓଡ଼ିଆ');</text:p>
          </table:table-cell>
        </table:table-row>
        <table:table-row table:style-name="ro7">
          <table:table-cell office:value-type="float" office:value="171" calcext:value-type="float">
            <text:p>17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setian / Ossetic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Иронау</text:p>
          </table:table-cell>
          <table:table-cell office:value-type="string" calcext:value-type="string">
            <text:p><text:a xlink:href="https://en.wikipedia.org/wiki/Ossetian_language" xlink:type="simple">en:Ossetian language</text:a></text:p>
          </table:table-cell>
          <table:table-cell/>
          <table:table-cell table:formula="of:=COM.MICROSOFT.CONCAT(&quot;INSERT INTO Language (Id, EnglishName, NativeName)   VALUES(&quot;; [.A172]; &quot;,'&quot;;[.C172];&quot;', '&quot;;[.E172]; &quot;');&quot;)" office:value-type="string" office:string-value="INSERT INTO Language (Id, EnglishName, NativeName)   VALUES(171,'Ossetian / Ossetic', 'Иронау');" calcext:value-type="string">
            <text:p>INSERT INTO Language (Id, EnglishName, NativeName) <text:s text:c="2"/>VALUES(171,'Ossetian / Ossetic', 'Иронау'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jabi / Punjab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ਪੰਜਾਬੀ / पंजाबी / پنجابي</text:p>
          </table:table-cell>
          <table:table-cell office:value-type="string" calcext:value-type="string">
            <text:p><text:a xlink:href="https://en.wikipedia.org/wiki/Punjabi_language" xlink:type="simple">en:Punjabi language</text:a></text:p>
          </table:table-cell>
          <table:table-cell/>
          <table:table-cell table:formula="of:=COM.MICROSOFT.CONCAT(&quot;INSERT INTO Language (Id, EnglishName, NativeName)   VALUES(&quot;; [.A173]; &quot;,'&quot;;[.C173];&quot;', '&quot;;[.E173]; &quot;');&quot;)" office:value-type="string" office:string-value="INSERT INTO Language (Id, EnglishName, NativeName)   VALUES(172,'Panjabi / Punjabi', 'ਪੰਜਾਬੀ / पंजाबी / پنجابي');" calcext:value-type="string">
            <text:p>INSERT INTO Language (Id, EnglishName, NativeName) <text:s text:c="2"/>VALUES(172,'Panjabi / Punjabi', 'ਪੰਜਾਬੀ / पंजाबी / پنجابي');</text:p>
          </table:table-cell>
        </table:table-row>
        <table:table-row table:style-name="ro8">
          <table:table-cell office:value-type="float" office:value="173" calcext:value-type="float">
            <text:p>173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<text:a xlink:href="https://en.wikipedia.org/wiki/Pangasinan_language" xlink:type="simple">en:Pangasinan language</text:a></text:p>
          </table:table-cell>
          <table:table-cell/>
          <table:table-cell table:formula="of:=COM.MICROSOFT.CONCAT(&quot;INSERT INTO Language (Id, EnglishName, NativeName)   VALUES(&quot;; [.A174]; &quot;,'&quot;;[.C174];&quot;', '&quot;;[.E174]; &quot;');&quot;)" office:value-type="string" office:string-value="INSERT INTO Language (Id, EnglishName, NativeName)   VALUES(173,'Pangasinan', 'Pangasinan');" calcext:value-type="string">
            <text:p>INSERT INTO Language (Id, EnglishName, NativeName) <text:s text:c="2"/>VALUES(173,'Pangasinan', 'Pangasinan');</text:p>
          </table:table-cell>
        </table:table-row>
        <table:table-row table:style-name="ro8">
          <table:table-cell office:value-type="float" office:value="174" calcext:value-type="float">
            <text:p>174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Kapampang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apampangan</text:p>
          </table:table-cell>
          <table:table-cell office:value-type="string" calcext:value-type="string">
            <text:p><text:a xlink:href="https://en.wikipedia.org/wiki/Kapampangan_language" xlink:type="simple">en:Kapampangan language</text:a></text:p>
          </table:table-cell>
          <table:table-cell/>
          <table:table-cell table:formula="of:=COM.MICROSOFT.CONCAT(&quot;INSERT INTO Language (Id, EnglishName, NativeName)   VALUES(&quot;; [.A175]; &quot;,'&quot;;[.C175];&quot;', '&quot;;[.E175]; &quot;');&quot;)" office:value-type="string" office:string-value="INSERT INTO Language (Id, EnglishName, NativeName)   VALUES(174,'Kapampangan', 'Kapampangan');" calcext:value-type="string">
            <text:p>INSERT INTO Language (Id, EnglishName, NativeName) <text:s text:c="2"/>VALUES(174,'Kapampangan', 'Kapampangan');</text:p>
          </table:table-cell>
        </table:table-row>
        <table:table-row table:style-name="ro8">
          <table:table-cell office:value-type="float" office:value="175" calcext:value-type="float">
            <text:p>175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apiament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apiamentu</text:p>
          </table:table-cell>
          <table:table-cell office:value-type="string" calcext:value-type="string">
            <text:p><text:a xlink:href="https://en.wikipedia.org/wiki/Papiamentu_language" xlink:type="simple">en:Papiamentu language</text:a></text:p>
          </table:table-cell>
          <table:table-cell/>
          <table:table-cell table:formula="of:=COM.MICROSOFT.CONCAT(&quot;INSERT INTO Language (Id, EnglishName, NativeName)   VALUES(&quot;; [.A176]; &quot;,'&quot;;[.C176];&quot;', '&quot;;[.E176]; &quot;');&quot;)" office:value-type="string" office:string-value="INSERT INTO Language (Id, EnglishName, NativeName)   VALUES(175,'Papiamentu', 'Papiamentu');" calcext:value-type="string">
            <text:p>INSERT INTO Language (Id, EnglishName, NativeName) <text:s text:c="2"/>VALUES(175,'Papiamentu', 'Papiamentu');</text:p>
          </table:table-cell>
        </table:table-row>
        <table:table-row table:style-name="ro7">
          <table:table-cell office:value-type="float" office:value="176" calcext:value-type="float">
            <text:p>176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Pennsylvania Germ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eitsch</text:p>
          </table:table-cell>
          <table:table-cell office:value-type="string" calcext:value-type="string">
            <text:p><text:a xlink:href="https://en.wikipedia.org/wiki/Pennsylvania_German_language" xlink:type="simple">en:Pennsylvania German language</text:a></text:p>
          </table:table-cell>
          <table:table-cell/>
          <table:table-cell table:formula="of:=COM.MICROSOFT.CONCAT(&quot;INSERT INTO Language (Id, EnglishName, NativeName)   VALUES(&quot;; [.A177]; &quot;,'&quot;;[.C177];&quot;', '&quot;;[.E177]; &quot;');&quot;)" office:value-type="string" office:string-value="INSERT INTO Language (Id, EnglishName, NativeName)   VALUES(176,'Pennsylvania German', 'Deitsch');" calcext:value-type="string">
            <text:p>INSERT INTO Language (Id, EnglishName, NativeName) <text:s text:c="2"/>VALUES(176,'Pennsylvania German', 'Deitsch');</text:p>
          </table:table-cell>
        </table:table-row>
        <table:table-row table:style-name="ro8">
          <table:table-cell office:value-type="float" office:value="177" calcext:value-type="float">
            <text:p>17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āli / पाऴि</text:p>
          </table:table-cell>
          <table:table-cell office:value-type="string" calcext:value-type="string">
            <text:p><text:a xlink:href="https://en.wikipedia.org/wiki/Pali_language" xlink:type="simple">en:Pali language</text:a></text:p>
          </table:table-cell>
          <table:table-cell/>
          <table:table-cell table:formula="of:=COM.MICROSOFT.CONCAT(&quot;INSERT INTO Language (Id, EnglishName, NativeName)   VALUES(&quot;; [.A178]; &quot;,'&quot;;[.C178];&quot;', '&quot;;[.E178]; &quot;');&quot;)" office:value-type="string" office:string-value="INSERT INTO Language (Id, EnglishName, NativeName)   VALUES(177,'Pali', 'Pāli / पाऴि');" calcext:value-type="string">
            <text:p>INSERT INTO Language (Id, EnglishName, NativeName) <text:s text:c="2"/>VALUES(177,'Pali', 'Pāli / पाऴि');</text:p>
          </table:table-cell>
        </table:table-row>
        <table:table-row table:style-name="ro8">
          <table:table-cell office:value-type="float" office:value="178" calcext:value-type="float">
            <text:p>178</text:p>
          </table:table-cell>
          <table:table-cell office:value-type="string" calcext:value-type="string">
            <text:p>pih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fuk</text:p>
          </table:table-cell>
          <table:table-cell office:value-type="string" calcext:value-type="string">
            <text:p><text:a xlink:href="https://en.wikipedia.org/wiki/Norfolk_language" xlink:type="simple">en:Norfolk language</text:a></text:p>
          </table:table-cell>
          <table:table-cell/>
          <table:table-cell table:formula="of:=COM.MICROSOFT.CONCAT(&quot;INSERT INTO Language (Id, EnglishName, NativeName)   VALUES(&quot;; [.A179]; &quot;,'&quot;;[.C179];&quot;', '&quot;;[.E179]; &quot;');&quot;)" office:value-type="string" office:string-value="INSERT INTO Language (Id, EnglishName, NativeName)   VALUES(178,'Norfolk', 'Norfuk');" calcext:value-type="string">
            <text:p>INSERT INTO Language (Id, EnglishName, NativeName) <text:s text:c="2"/>VALUES(178,'Norfolk', 'Norfuk');</text:p>
          </table:table-cell>
        </table:table-row>
        <table:table-row table:style-name="ro8">
          <table:table-cell office:value-type="float" office:value="179" calcext:value-type="float">
            <text:p>17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<text:a xlink:href="https://en.wikipedia.org/wiki/pl:Język_polski" xlink:type="simple">en:pl:Język polski</text:a></text:p>
          </table:table-cell>
          <table:table-cell/>
          <table:table-cell table:formula="of:=COM.MICROSOFT.CONCAT(&quot;INSERT INTO Language (Id, EnglishName, NativeName)   VALUES(&quot;; [.A180]; &quot;,'&quot;;[.C180];&quot;', '&quot;;[.E180]; &quot;');&quot;)" office:value-type="string" office:string-value="INSERT INTO Language (Id, EnglishName, NativeName)   VALUES(179,'Polish', 'Polski');" calcext:value-type="string">
            <text:p>INSERT INTO Language (Id, EnglishName, NativeName) <text:s text:c="2"/>VALUES(179,'Polish', 'Polski');</text:p>
          </table:table-cell>
        </table:table-row>
        <table:table-row table:style-name="ro8">
          <table:table-cell office:value-type="float" office:value="180" calcext:value-type="float">
            <text:p>180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Piedmont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iemontèis</text:p>
          </table:table-cell>
          <table:table-cell office:value-type="string" calcext:value-type="string">
            <text:p><text:a xlink:href="https://en.wikipedia.org/wiki/Piedmontese_language" xlink:type="simple">en:Piedmontese language</text:a></text:p>
          </table:table-cell>
          <table:table-cell/>
          <table:table-cell table:formula="of:=COM.MICROSOFT.CONCAT(&quot;INSERT INTO Language (Id, EnglishName, NativeName)   VALUES(&quot;; [.A181]; &quot;,'&quot;;[.C181];&quot;', '&quot;;[.E181]; &quot;');&quot;)" office:value-type="string" office:string-value="INSERT INTO Language (Id, EnglishName, NativeName)   VALUES(180,'Piedmontese', 'Piemontèis');" calcext:value-type="string">
            <text:p>INSERT INTO Language (Id, EnglishName, NativeName) <text:s text:c="2"/>VALUES(180,'Piedmontese', 'Piemontèis');</text:p>
          </table:table-cell>
        </table:table-row>
        <table:table-row table:style-name="ro8">
          <table:table-cell office:value-type="float" office:value="181" calcext:value-type="float">
            <text:p>18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ashto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پښتو</text:p>
          </table:table-cell>
          <table:table-cell office:value-type="string" calcext:value-type="string">
            <text:p><text:a xlink:href="https://en.wikipedia.org/wiki/Pashto_language" xlink:type="simple">en:Pashto language</text:a></text:p>
          </table:table-cell>
          <table:table-cell/>
          <table:table-cell table:formula="of:=COM.MICROSOFT.CONCAT(&quot;INSERT INTO Language (Id, EnglishName, NativeName)   VALUES(&quot;; [.A182]; &quot;,'&quot;;[.C182];&quot;', '&quot;;[.E182]; &quot;');&quot;)" office:value-type="string" office:string-value="INSERT INTO Language (Id, EnglishName, NativeName)   VALUES(181,'Pashto', 'پښتو');" calcext:value-type="string">
            <text:p>INSERT INTO Language (Id, EnglishName, NativeName) <text:s text:c="2"/>VALUES(181,'Pashto', 'پښتو');</text:p>
          </table:table-cell>
        </table:table-row>
        <table:table-row table:style-name="ro8">
          <table:table-cell office:value-type="float" office:value="182" calcext:value-type="float">
            <text:p>18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<text:a xlink:href="https://en.wikipedia.org/wiki/pt:Língua_portuguesa" xlink:type="simple">en:pt:Língua portuguesa</text:a></text:p>
          </table:table-cell>
          <table:table-cell/>
          <table:table-cell table:formula="of:=COM.MICROSOFT.CONCAT(&quot;INSERT INTO Language (Id, EnglishName, NativeName)   VALUES(&quot;; [.A183]; &quot;,'&quot;;[.C183];&quot;', '&quot;;[.E183]; &quot;');&quot;)" office:value-type="string" office:string-value="INSERT INTO Language (Id, EnglishName, NativeName)   VALUES(182,'Portuguese', 'Português');" calcext:value-type="string">
            <text:p>INSERT INTO Language (Id, EnglishName, NativeName) <text:s text:c="2"/>VALUES(182,'Portuguese', 'Português');</text:p>
          </table:table-cell>
        </table:table-row>
        <table:table-row table:style-name="ro8">
          <table:table-cell office:value-type="float" office:value="183" calcext:value-type="float">
            <text:p>18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una Simi</text:p>
          </table:table-cell>
          <table:table-cell office:value-type="string" calcext:value-type="string">
            <text:p><text:a xlink:href="https://en.wikipedia.org/wiki/Quechua_language" xlink:type="simple">en:Quechua language</text:a></text:p>
          </table:table-cell>
          <table:table-cell/>
          <table:table-cell table:formula="of:=COM.MICROSOFT.CONCAT(&quot;INSERT INTO Language (Id, EnglishName, NativeName)   VALUES(&quot;; [.A184]; &quot;,'&quot;;[.C184];&quot;', '&quot;;[.E184]; &quot;');&quot;)" office:value-type="string" office:string-value="INSERT INTO Language (Id, EnglishName, NativeName)   VALUES(183,'Quechua', 'Runa Simi');" calcext:value-type="string">
            <text:p>INSERT INTO Language (Id, EnglishName, NativeName) <text:s text:c="2"/>VALUES(183,'Quechua', 'Runa Simi');</text:p>
          </table:table-cell>
        </table:table-row>
        <table:table-row table:style-name="ro7">
          <table:table-cell office:value-type="float" office:value="184" calcext:value-type="float">
            <text:p>184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aeto Romanc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umantsch</text:p>
          </table:table-cell>
          <table:table-cell office:value-type="string" calcext:value-type="string">
            <text:p><text:a xlink:href="https://en.wikipedia.org/wiki/Romansh_language" xlink:type="simple">en:Romansh language</text:a></text:p>
          </table:table-cell>
          <table:table-cell/>
          <table:table-cell table:formula="of:=COM.MICROSOFT.CONCAT(&quot;INSERT INTO Language (Id, EnglishName, NativeName)   VALUES(&quot;; [.A185]; &quot;,'&quot;;[.C185];&quot;', '&quot;;[.E185]; &quot;');&quot;)" office:value-type="string" office:string-value="INSERT INTO Language (Id, EnglishName, NativeName)   VALUES(184,'Raeto Romance', 'Rumantsch');" calcext:value-type="string">
            <text:p>INSERT INTO Language (Id, EnglishName, NativeName) <text:s text:c="2"/>VALUES(184,'Raeto Romance', 'Rumantsch');</text:p>
          </table:table-cell>
        </table:table-row>
        <table:table-row table:style-name="ro7">
          <table:table-cell office:value-type="float" office:value="185" calcext:value-type="float">
            <text:p>185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omani / रोमानी</text:p>
          </table:table-cell>
          <table:table-cell office:value-type="string" calcext:value-type="string">
            <text:p><text:a xlink:href="https://en.wikipedia.org/wiki/Romani_language" xlink:type="simple">en:Romani language</text:a></text:p>
          </table:table-cell>
          <table:table-cell/>
          <table:table-cell table:formula="of:=COM.MICROSOFT.CONCAT(&quot;INSERT INTO Language (Id, EnglishName, NativeName)   VALUES(&quot;; [.A186]; &quot;,'&quot;;[.C186];&quot;', '&quot;;[.E186]; &quot;');&quot;)" office:value-type="string" office:string-value="INSERT INTO Language (Id, EnglishName, NativeName)   VALUES(185,'Romani', 'Romani / रोमानी');" calcext:value-type="string">
            <text:p>INSERT INTO Language (Id, EnglishName, NativeName) <text:s text:c="2"/>VALUES(185,'Romani', 'Romani / रोमानी');</text:p>
          </table:table-cell>
        </table:table-row>
        <table:table-row table:style-name="ro8">
          <table:table-cell office:value-type="float" office:value="186" calcext:value-type="float">
            <text:p>1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<text:a xlink:href="https://en.wikipedia.org/wiki/Kirundi_language" xlink:type="simple">en:Kirundi language</text:a></text:p>
          </table:table-cell>
          <table:table-cell/>
          <table:table-cell table:formula="of:=COM.MICROSOFT.CONCAT(&quot;INSERT INTO Language (Id, EnglishName, NativeName)   VALUES(&quot;; [.A187]; &quot;,'&quot;;[.C187];&quot;', '&quot;;[.E187]; &quot;');&quot;)" office:value-type="string" office:string-value="INSERT INTO Language (Id, EnglishName, NativeName)   VALUES(186,'Kirundi', 'Kirundi');" calcext:value-type="string">
            <text:p>INSERT INTO Language (Id, EnglishName, NativeName) <text:s text:c="2"/>VALUES(186,'Kirundi', 'Kirundi');</text:p>
          </table:table-cell>
        </table:table-row>
        <table:table-row table:style-name="ro8">
          <table:table-cell office:value-type="float" office:value="187" calcext:value-type="float">
            <text:p>187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<text:a xlink:href="https://en.wikipedia.org/wiki/ro:Limba_română" xlink:type="simple">en:ro:Limba română</text:a></text:p>
          </table:table-cell>
          <table:table-cell/>
          <table:table-cell table:formula="of:=COM.MICROSOFT.CONCAT(&quot;INSERT INTO Language (Id, EnglishName, NativeName)   VALUES(&quot;; [.A188]; &quot;,'&quot;;[.C188];&quot;', '&quot;;[.E188]; &quot;');&quot;)" office:value-type="string" office:string-value="INSERT INTO Language (Id, EnglishName, NativeName)   VALUES(187,'Romanian', 'Română');" calcext:value-type="string">
            <text:p>INSERT INTO Language (Id, EnglishName, NativeName) <text:s text:c="2"/>VALUES(187,'Romanian', 'Română');</text:p>
          </table:table-cell>
        </table:table-row>
        <table:table-row table:style-name="ro7">
          <table:table-cell office:value-type="float" office:value="188" calcext:value-type="float">
            <text:p>188</text:p>
          </table:table-cell>
          <table:table-cell office:value-type="string" calcext:value-type="string">
            <text:p>roa-rup</text:p>
          </table:table-cell>
          <table:table-cell office:value-type="string" calcext:value-type="string">
            <text:p>Arom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Armâneashti</text:p>
          </table:table-cell>
          <table:table-cell office:value-type="string" calcext:value-type="string">
            <text:p><text:a xlink:href="https://en.wikipedia.org/wiki/Aromanian_language" xlink:type="simple">en:Aromanian language</text:a></text:p>
          </table:table-cell>
          <table:table-cell table:style-name="ce5" office:value-type="string" calcext:value-type="string">
            <text:p>ISO 639-2: rup</text:p>
          </table:table-cell>
          <table:table-cell table:formula="of:=COM.MICROSOFT.CONCAT(&quot;INSERT INTO Language (Id, EnglishName, NativeName)   VALUES(&quot;; [.A189]; &quot;,'&quot;;[.C189];&quot;', '&quot;;[.E189]; &quot;');&quot;)" office:value-type="string" office:string-value="INSERT INTO Language (Id, EnglishName, NativeName)   VALUES(188,'Aromanian', 'Armâneashti');" calcext:value-type="string">
            <text:p>INSERT INTO Language (Id, EnglishName, NativeName) <text:s text:c="2"/>VALUES(188,'Aromanian', 'Armâneashti');</text:p>
          </table:table-cell>
        </table:table-row>
        <table:table-row table:style-name="ro8">
          <table:table-cell office:value-type="float" office:value="189" calcext:value-type="float">
            <text:p>18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<text:a xlink:href="https://en.wikipedia.org/wiki/ru:Русский_язык" xlink:type="simple">en:ru:Русский язык</text:a></text:p>
          </table:table-cell>
          <table:table-cell/>
          <table:table-cell table:formula="of:=COM.MICROSOFT.CONCAT(&quot;INSERT INTO Language (Id, EnglishName, NativeName)   VALUES(&quot;; [.A190]; &quot;,'&quot;;[.C190];&quot;', '&quot;;[.E190]; &quot;');&quot;)" office:value-type="string" office:string-value="INSERT INTO Language (Id, EnglishName, NativeName)   VALUES(189,'Russian', 'Русский');" calcext:value-type="string">
            <text:p>INSERT INTO Language (Id, EnglishName, NativeName) <text:s text:c="2"/>VALUES(189,'Russian', 'Русский');</text:p>
          </table:table-cell>
        </table:table-row>
        <table:table-row table:style-name="ro8">
          <table:table-cell office:value-type="float" office:value="190" calcext:value-type="float">
            <text:p>19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nyarwandi</text:p>
          </table:table-cell>
          <table:table-cell office:value-type="string" calcext:value-type="string">
            <text:p><text:a xlink:href="https://en.wikipedia.org/wiki/Kinyarwanda_language" xlink:type="simple">en:Kinyarwanda language</text:a></text:p>
          </table:table-cell>
          <table:table-cell/>
          <table:table-cell table:formula="of:=COM.MICROSOFT.CONCAT(&quot;INSERT INTO Language (Id, EnglishName, NativeName)   VALUES(&quot;; [.A191]; &quot;,'&quot;;[.C191];&quot;', '&quot;;[.E191]; &quot;');&quot;)" office:value-type="string" office:string-value="INSERT INTO Language (Id, EnglishName, NativeName)   VALUES(190,'Rwandi', 'Kinyarwandi');" calcext:value-type="string">
            <text:p>INSERT INTO Language (Id, EnglishName, NativeName) <text:s text:c="2"/>VALUES(190,'Rwandi', 'Kinyarwandi');</text:p>
          </table:table-cell>
        </table:table-row>
        <table:table-row table:style-name="ro7">
          <table:table-cell office:value-type="float" office:value="191" calcext:value-type="float">
            <text:p>19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<text:a xlink:href="https://en.wikipedia.org/wiki/Sanskrit_language" xlink:type="simple">en:Sanskrit language</text:a></text:p>
          </table:table-cell>
          <table:table-cell/>
          <table:table-cell table:formula="of:=COM.MICROSOFT.CONCAT(&quot;INSERT INTO Language (Id, EnglishName, NativeName)   VALUES(&quot;; [.A192]; &quot;,'&quot;;[.C192];&quot;', '&quot;;[.E192]; &quot;');&quot;)" office:value-type="string" office:string-value="INSERT INTO Language (Id, EnglishName, NativeName)   VALUES(191,'Sanskrit', 'संस्कृतम्');" calcext:value-type="string">
            <text:p>INSERT INTO Language (Id, EnglishName, NativeName) <text:s text:c="2"/>VALUES(191,'Sanskrit', 'संस्कृतम्');</text:p>
          </table:table-cell>
        </table:table-row>
        <table:table-row table:style-name="ro8">
          <table:table-cell office:value-type="float" office:value="192" calcext:value-type="float">
            <text:p>19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<text:a xlink:href="https://en.wikipedia.org/wiki/Sardinian_language" xlink:type="simple">en:Sardinian language</text:a></text:p>
          </table:table-cell>
          <table:table-cell/>
          <table:table-cell table:formula="of:=COM.MICROSOFT.CONCAT(&quot;INSERT INTO Language (Id, EnglishName, NativeName)   VALUES(&quot;; [.A193]; &quot;,'&quot;;[.C193];&quot;', '&quot;;[.E193]; &quot;');&quot;)" office:value-type="string" office:string-value="INSERT INTO Language (Id, EnglishName, NativeName)   VALUES(192,'Sardinian', 'Sardu');" calcext:value-type="string">
            <text:p>INSERT INTO Language (Id, EnglishName, NativeName) <text:s text:c="2"/>VALUES(192,'Sardinian', 'Sardu');</text:p>
          </table:table-cell>
        </table:table-row>
        <table:table-row table:style-name="ro8">
          <table:table-cell office:value-type="float" office:value="193" calcext:value-type="float">
            <text:p>193</text:p>
          </table:table-cell>
          <table:table-cell office:value-type="string" calcext:value-type="string">
            <text:p>scn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cilianu</text:p>
          </table:table-cell>
          <table:table-cell office:value-type="string" calcext:value-type="string">
            <text:p><text:a xlink:href="https://en.wikipedia.org/wiki/Sicilian_language" xlink:type="simple">en:Sicilian language</text:a></text:p>
          </table:table-cell>
          <table:table-cell/>
          <table:table-cell table:formula="of:=COM.MICROSOFT.CONCAT(&quot;INSERT INTO Language (Id, EnglishName, NativeName)   VALUES(&quot;; [.A194]; &quot;,'&quot;;[.C194];&quot;', '&quot;;[.E194]; &quot;');&quot;)" office:value-type="string" office:string-value="INSERT INTO Language (Id, EnglishName, NativeName)   VALUES(193,'Sicilian', 'Sicilianu');" calcext:value-type="string">
            <text:p>INSERT INTO Language (Id, EnglishName, NativeName) <text:s text:c="2"/>VALUES(193,'Sicilian', 'Sicilianu');</text:p>
          </table:table-cell>
        </table:table-row>
        <table:table-row table:style-name="ro8">
          <table:table-cell office:value-type="float" office:value="194" calcext:value-type="float">
            <text:p>194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<text:a xlink:href="https://en.wikipedia.org/wiki/Scots_language" xlink:type="simple">en:Scots language</text:a></text:p>
          </table:table-cell>
          <table:table-cell/>
          <table:table-cell table:formula="of:=COM.MICROSOFT.CONCAT(&quot;INSERT INTO Language (Id, EnglishName, NativeName)   VALUES(&quot;; [.A195]; &quot;,'&quot;;[.C195];&quot;', '&quot;;[.E195]; &quot;');&quot;)" office:value-type="string" office:string-value="INSERT INTO Language (Id, EnglishName, NativeName)   VALUES(194,'Scots', 'Scots');" calcext:value-type="string">
            <text:p>INSERT INTO Language (Id, EnglishName, NativeName) <text:s text:c="2"/>VALUES(194,'Scots', 'Scots');</text:p>
          </table:table-cell>
        </table:table-row>
        <table:table-row table:style-name="ro8">
          <table:table-cell office:value-type="float" office:value="195" calcext:value-type="float">
            <text:p>19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सिनधि</text:p>
          </table:table-cell>
          <table:table-cell office:value-type="string" calcext:value-type="string">
            <text:p><text:a xlink:href="https://en.wikipedia.org/wiki/Sindhi_language" xlink:type="simple">en:Sindhi language</text:a></text:p>
          </table:table-cell>
          <table:table-cell/>
          <table:table-cell table:formula="of:=COM.MICROSOFT.CONCAT(&quot;INSERT INTO Language (Id, EnglishName, NativeName)   VALUES(&quot;; [.A196]; &quot;,'&quot;;[.C196];&quot;', '&quot;;[.E196]; &quot;');&quot;)" office:value-type="string" office:string-value="INSERT INTO Language (Id, EnglishName, NativeName)   VALUES(195,'Sindhi', 'सिनधि');" calcext:value-type="string">
            <text:p>INSERT INTO Language (Id, EnglishName, NativeName) <text:s text:c="2"/>VALUES(195,'Sindhi', 'सिनधि');</text:p>
          </table:table-cell>
        </table:table-row>
        <table:table-row table:style-name="ro7">
          <table:table-cell office:value-type="float" office:value="196" calcext:value-type="float">
            <text:p>1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<text:a xlink:href="https://en.wikipedia.org/wiki/Northern_Sami_language" xlink:type="simple">en:Northern Sami language</text:a></text:p>
          </table:table-cell>
          <table:table-cell/>
          <table:table-cell table:formula="of:=COM.MICROSOFT.CONCAT(&quot;INSERT INTO Language (Id, EnglishName, NativeName)   VALUES(&quot;; [.A197]; &quot;,'&quot;;[.C197];&quot;', '&quot;;[.E197]; &quot;');&quot;)" office:value-type="string" office:string-value="INSERT INTO Language (Id, EnglishName, NativeName)   VALUES(196,'Northern Sami', 'Davvisámegiella');" calcext:value-type="string">
            <text:p>INSERT INTO Language (Id, EnglishName, NativeName) <text:s text:c="2"/>VALUES(196,'Northern Sami', 'Davvisámegiella');</text:p>
          </table:table-cell>
        </table:table-row>
        <table:table-row table:style-name="ro8">
          <table:table-cell office:value-type="float" office:value="197" calcext:value-type="float">
            <text:p>19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ängö</text:p>
          </table:table-cell>
          <table:table-cell office:value-type="string" calcext:value-type="string">
            <text:p><text:a xlink:href="https://en.wikipedia.org/wiki/Sango_language" xlink:type="simple">en:Sango language</text:a></text:p>
          </table:table-cell>
          <table:table-cell/>
          <table:table-cell table:formula="of:=COM.MICROSOFT.CONCAT(&quot;INSERT INTO Language (Id, EnglishName, NativeName)   VALUES(&quot;; [.A198]; &quot;,'&quot;;[.C198];&quot;', '&quot;;[.E198]; &quot;');&quot;)" office:value-type="string" office:string-value="INSERT INTO Language (Id, EnglishName, NativeName)   VALUES(197,'Sango', 'Sängö');" calcext:value-type="string">
            <text:p>INSERT INTO Language (Id, EnglishName, NativeName) <text:s text:c="2"/>VALUES(197,'Sango', 'Sängö');</text:p>
          </table:table-cell>
        </table:table-row>
        <table:table-row table:style-name="ro6">
          <table:table-cell office:value-type="float" office:value="198" calcext:value-type="float">
            <text:p>19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erbo-Croa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rpskohrvatski / Српскохрватски</text:p>
          </table:table-cell>
          <table:table-cell office:value-type="string" calcext:value-type="string">
            <text:p><text:a xlink:href="https://en.wikipedia.org/wiki/Serbo-Croatian_language" xlink:type="simple">en:Serbo-Croatian language</text:a></text:p>
          </table:table-cell>
          <table:table-cell table:style-name="ce5" office:value-type="string" calcext:value-type="string">
            <text:p>deprecated</text:p>
          </table:table-cell>
          <table:table-cell table:formula="of:=COM.MICROSOFT.CONCAT(&quot;INSERT INTO Language (Id, EnglishName, NativeName)   VALUES(&quot;; [.A199]; &quot;,'&quot;;[.C199];&quot;', '&quot;;[.E199]; &quot;');&quot;)" office:value-type="string" office:string-value="INSERT INTO Language (Id, EnglishName, NativeName)   VALUES(198,'Serbo-Croatian', 'Srpskohrvatski / Српскохрватски');" calcext:value-type="string">
            <text:p>INSERT INTO Language (Id, EnglishName, NativeName) <text:s text:c="2"/>VALUES(198,'Serbo-Croatian', 'Srpskohrvatski / Српскохрватски');</text:p>
          </table:table-cell>
        </table:table-row>
        <table:table-row table:style-name="ro8">
          <table:table-cell office:value-type="float" office:value="199" calcext:value-type="float">
            <text:p>19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nhal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<text:a xlink:href="https://en.wikipedia.org/wiki/Sinhalese_language" xlink:type="simple">en:Sinhalese language</text:a></text:p>
          </table:table-cell>
          <table:table-cell/>
          <table:table-cell table:formula="of:=COM.MICROSOFT.CONCAT(&quot;INSERT INTO Language (Id, EnglishName, NativeName)   VALUES(&quot;; [.A200]; &quot;,'&quot;;[.C200];&quot;', '&quot;;[.E200]; &quot;');&quot;)" office:value-type="string" office:string-value="INSERT INTO Language (Id, EnglishName, NativeName)   VALUES(199,'Sinhalese', 'සිංහල');" calcext:value-type="string">
            <text:p>INSERT INTO Language (Id, EnglishName, NativeName) <text:s text:c="2"/>VALUES(199,'Sinhalese', 'සිංහල');</text:p>
          </table:table-cell>
        </table:table-row>
        <table:table-row table:style-name="ro7">
          <table:table-cell office:value-type="float" office:value="200" calcext:value-type="float">
            <text:p>20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imple Engl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mple English</text:p>
          </table:table-cell>
          <table:table-cell office:value-type="string" calcext:value-type="string">
            <text:p><text:a xlink:href="https://en.wikipedia.org/wiki/Simple_English_language" xlink:type="simple">en:Simple English language</text:a></text:p>
          </table:table-cell>
          <table:table-cell/>
          <table:table-cell table:formula="of:=COM.MICROSOFT.CONCAT(&quot;INSERT INTO Language (Id, EnglishName, NativeName)   VALUES(&quot;; [.A201]; &quot;,'&quot;;[.C201];&quot;', '&quot;;[.E201]; &quot;');&quot;)" office:value-type="string" office:string-value="INSERT INTO Language (Id, EnglishName, NativeName)   VALUES(200,'Simple English', 'Simple English');" calcext:value-type="string">
            <text:p>INSERT INTO Language (Id, EnglishName, NativeName) <text:s text:c="2"/>VALUES(200,'Simple English', 'Simple English');</text:p>
          </table:table-cell>
        </table:table-row>
        <table:table-row table:style-name="ro8">
          <table:table-cell office:value-type="float" office:value="201" calcext:value-type="float">
            <text:p>20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<text:a xlink:href="https://sk.wikipedia.org/wiki/Slovenčina" xlink:type="simple">sk:Slovenčina</text:a></text:p>
          </table:table-cell>
          <table:table-cell/>
          <table:table-cell table:formula="of:=COM.MICROSOFT.CONCAT(&quot;INSERT INTO Language (Id, EnglishName, NativeName)   VALUES(&quot;; [.A202]; &quot;,'&quot;;[.C202];&quot;', '&quot;;[.E202]; &quot;');&quot;)" office:value-type="string" office:string-value="INSERT INTO Language (Id, EnglishName, NativeName)   VALUES(201,'Slovak', 'Slovenčina');" calcext:value-type="string">
            <text:p>INSERT INTO Language (Id, EnglishName, NativeName) <text:s text:c="2"/>VALUES(201,'Slovak', 'Slovenčina');</text:p>
          </table:table-cell>
        </table:table-row>
        <table:table-row table:style-name="ro8">
          <table:table-cell office:value-type="float" office:value="202" calcext:value-type="float">
            <text:p>202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<text:a xlink:href="https://sl.wikipedia.org/wiki/Slovenščina" xlink:type="simple">sl:Slovenščina</text:a></text:p>
          </table:table-cell>
          <table:table-cell/>
          <table:table-cell table:formula="of:=COM.MICROSOFT.CONCAT(&quot;INSERT INTO Language (Id, EnglishName, NativeName)   VALUES(&quot;; [.A203]; &quot;,'&quot;;[.C203];&quot;', '&quot;;[.E203]; &quot;');&quot;)" office:value-type="string" office:string-value="INSERT INTO Language (Id, EnglishName, NativeName)   VALUES(202,'Slovenian', 'Slovenščina');" calcext:value-type="string">
            <text:p>INSERT INTO Language (Id, EnglishName, NativeName) <text:s text:c="2"/>VALUES(202,'Slovenian', 'Slovenščina');</text:p>
          </table:table-cell>
        </table:table-row>
        <table:table-row table:style-name="ro8">
          <table:table-cell office:value-type="float" office:value="203" calcext:value-type="float">
            <text:p>203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Gagana Samoa</text:p>
          </table:table-cell>
          <table:table-cell office:value-type="string" calcext:value-type="string">
            <text:p><text:a xlink:href="https://en.wikipedia.org/wiki/Samoan_language" xlink:type="simple">en:Samoan language</text:a></text:p>
          </table:table-cell>
          <table:table-cell/>
          <table:table-cell table:formula="of:=COM.MICROSOFT.CONCAT(&quot;INSERT INTO Language (Id, EnglishName, NativeName)   VALUES(&quot;; [.A204]; &quot;,'&quot;;[.C204];&quot;', '&quot;;[.E204]; &quot;');&quot;)" office:value-type="string" office:string-value="INSERT INTO Language (Id, EnglishName, NativeName)   VALUES(203,'Samoan', 'Gagana Samoa');" calcext:value-type="string">
            <text:p>INSERT INTO Language (Id, EnglishName, NativeName) <text:s text:c="2"/>VALUES(203,'Samoan', 'Gagana Samoa');</text:p>
          </table:table-cell>
        </table:table-row>
        <table:table-row table:style-name="ro8">
          <table:table-cell office:value-type="float" office:value="204" calcext:value-type="float">
            <text:p>204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<text:a xlink:href="https://en.wikipedia.org/wiki/Shona_language" xlink:type="simple">en:Shona language</text:a></text:p>
          </table:table-cell>
          <table:table-cell/>
          <table:table-cell table:formula="of:=COM.MICROSOFT.CONCAT(&quot;INSERT INTO Language (Id, EnglishName, NativeName)   VALUES(&quot;; [.A205]; &quot;,'&quot;;[.C205];&quot;', '&quot;;[.E205]; &quot;');&quot;)" office:value-type="string" office:string-value="INSERT INTO Language (Id, EnglishName, NativeName)   VALUES(204,'Shona', 'chiShona');" calcext:value-type="string">
            <text:p>INSERT INTO Language (Id, EnglishName, NativeName) <text:s text:c="2"/>VALUES(204,'Shona', 'chiShona');</text:p>
          </table:table-cell>
        </table:table-row>
        <table:table-row table:style-name="ro8">
          <table:table-cell office:value-type="float" office:value="205" calcext:value-type="float">
            <text:p>20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oomaaliga</text:p>
          </table:table-cell>
          <table:table-cell office:value-type="string" calcext:value-type="string">
            <text:p><text:a xlink:href="https://en.wikipedia.org/wiki/Somali_language" xlink:type="simple">en:Somali language</text:a></text:p>
          </table:table-cell>
          <table:table-cell/>
          <table:table-cell table:formula="of:=COM.MICROSOFT.CONCAT(&quot;INSERT INTO Language (Id, EnglishName, NativeName)   VALUES(&quot;; [.A206]; &quot;,'&quot;;[.C206];&quot;', '&quot;;[.E206]; &quot;');&quot;)" office:value-type="string" office:string-value="INSERT INTO Language (Id, EnglishName, NativeName)   VALUES(205,'Somalia', 'Soomaaliga');" calcext:value-type="string">
            <text:p>INSERT INTO Language (Id, EnglishName, NativeName) <text:s text:c="2"/>VALUES(205,'Somalia', 'Soomaaliga');</text:p>
          </table:table-cell>
        </table:table-row>
        <table:table-row table:style-name="ro8">
          <table:table-cell office:value-type="float" office:value="206" calcext:value-type="float">
            <text:p>206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<text:a xlink:href="https://en.wikipedia.org/wiki/Albanian_language" xlink:type="simple">en:Albanian language</text:a></text:p>
          </table:table-cell>
          <table:table-cell/>
          <table:table-cell table:formula="of:=COM.MICROSOFT.CONCAT(&quot;INSERT INTO Language (Id, EnglishName, NativeName)   VALUES(&quot;; [.A207]; &quot;,'&quot;;[.C207];&quot;', '&quot;;[.E207]; &quot;');&quot;)" office:value-type="string" office:string-value="INSERT INTO Language (Id, EnglishName, NativeName)   VALUES(206,'Albanian', 'Shqip');" calcext:value-type="string">
            <text:p>INSERT INTO Language (Id, EnglishName, NativeName) <text:s text:c="2"/>VALUES(206,'Albanian', 'Shqip');</text:p>
          </table:table-cell>
        </table:table-row>
        <table:table-row table:style-name="ro8">
          <table:table-cell office:value-type="float" office:value="207" calcext:value-type="float">
            <text:p>20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Српски</text:p>
          </table:table-cell>
          <table:table-cell office:value-type="string" calcext:value-type="string">
            <text:p><text:a xlink:href="https://en.wikipedia.org/wiki/sr:Српски_језик" xlink:type="simple">en:sr:Српски језик</text:a></text:p>
          </table:table-cell>
          <table:table-cell/>
          <table:table-cell table:formula="of:=COM.MICROSOFT.CONCAT(&quot;INSERT INTO Language (Id, EnglishName, NativeName)   VALUES(&quot;; [.A208]; &quot;,'&quot;;[.C208];&quot;', '&quot;;[.E208]; &quot;');&quot;)" office:value-type="string" office:string-value="INSERT INTO Language (Id, EnglishName, NativeName)   VALUES(207,'Serbian', 'Српски');" calcext:value-type="string">
            <text:p>INSERT INTO Language (Id, EnglishName, NativeName) <text:s text:c="2"/>VALUES(207,'Serbian', 'Српски');</text:p>
          </table:table-cell>
        </table:table-row>
        <table:table-row table:style-name="ro8">
          <table:table-cell office:value-type="float" office:value="208" calcext:value-type="float">
            <text:p>208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<text:a xlink:href="https://en.wikipedia.org/wiki/Swati_language" xlink:type="simple">en:Swati language</text:a></text:p>
          </table:table-cell>
          <table:table-cell/>
          <table:table-cell table:formula="of:=COM.MICROSOFT.CONCAT(&quot;INSERT INTO Language (Id, EnglishName, NativeName)   VALUES(&quot;; [.A209]; &quot;,'&quot;;[.C209];&quot;', '&quot;;[.E209]; &quot;');&quot;)" office:value-type="string" office:string-value="INSERT INTO Language (Id, EnglishName, NativeName)   VALUES(208,'Swati', 'SiSwati');" calcext:value-type="string">
            <text:p>INSERT INTO Language (Id, EnglishName, NativeName) <text:s text:c="2"/>VALUES(208,'Swati', 'SiSwati');</text:p>
          </table:table-cell>
        </table:table-row>
        <table:table-row table:style-name="ro7">
          <table:table-cell office:value-type="float" office:value="209" calcext:value-type="float">
            <text:p>209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outhern Sotho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<text:a xlink:href="https://en.wikipedia.org/wiki/Sesotho_language" xlink:type="simple">en:Sesotho language</text:a></text:p>
          </table:table-cell>
          <table:table-cell/>
          <table:table-cell table:formula="of:=COM.MICROSOFT.CONCAT(&quot;INSERT INTO Language (Id, EnglishName, NativeName)   VALUES(&quot;; [.A210]; &quot;,'&quot;;[.C210];&quot;', '&quot;;[.E210]; &quot;');&quot;)" office:value-type="string" office:string-value="INSERT INTO Language (Id, EnglishName, NativeName)   VALUES(209,'Southern Sotho', 'Sesotho');" calcext:value-type="string">
            <text:p>INSERT INTO Language (Id, EnglishName, NativeName) <text:s text:c="2"/>VALUES(209,'Southern Sotho', 'Sesotho');</text:p>
          </table:table-cell>
        </table:table-row>
        <table:table-row table:style-name="ro8">
          <table:table-cell office:value-type="float" office:value="210" calcext:value-type="float">
            <text:p>21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<text:a xlink:href="https://en.wikipedia.org/wiki/Sundanese_language" xlink:type="simple">en:Sundanese language</text:a></text:p>
          </table:table-cell>
          <table:table-cell/>
          <table:table-cell table:formula="of:=COM.MICROSOFT.CONCAT(&quot;INSERT INTO Language (Id, EnglishName, NativeName)   VALUES(&quot;; [.A211]; &quot;,'&quot;;[.C211];&quot;', '&quot;;[.E211]; &quot;');&quot;)" office:value-type="string" office:string-value="INSERT INTO Language (Id, EnglishName, NativeName)   VALUES(210,'Sundanese', 'Basa Sunda');" calcext:value-type="string">
            <text:p>INSERT INTO Language (Id, EnglishName, NativeName) <text:s text:c="2"/>VALUES(210,'Sundanese', 'Basa Sunda');</text:p>
          </table:table-cell>
        </table:table-row>
        <table:table-row table:style-name="ro8">
          <table:table-cell office:value-type="float" office:value="211" calcext:value-type="float">
            <text:p>21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<text:a xlink:href="https://sv.wikipedia.org/wiki/Svenska" xlink:type="simple">sv:Svenska</text:a></text:p>
          </table:table-cell>
          <table:table-cell/>
          <table:table-cell table:formula="of:=COM.MICROSOFT.CONCAT(&quot;INSERT INTO Language (Id, EnglishName, NativeName)   VALUES(&quot;; [.A212]; &quot;,'&quot;;[.C212];&quot;', '&quot;;[.E212]; &quot;');&quot;)" office:value-type="string" office:string-value="INSERT INTO Language (Id, EnglishName, NativeName)   VALUES(211,'Swedish', 'Svenska');" calcext:value-type="string">
            <text:p>INSERT INTO Language (Id, EnglishName, NativeName) <text:s text:c="2"/>VALUES(211,'Swedish', 'Svenska');</text:p>
          </table:table-cell>
        </table:table-row>
        <table:table-row table:style-name="ro8">
          <table:table-cell office:value-type="float" office:value="212" calcext:value-type="float">
            <text:p>212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<text:a xlink:href="https://en.wikipedia.org/wiki/Swahili_language" xlink:type="simple">en:Swahili language</text:a></text:p>
          </table:table-cell>
          <table:table-cell/>
          <table:table-cell table:formula="of:=COM.MICROSOFT.CONCAT(&quot;INSERT INTO Language (Id, EnglishName, NativeName)   VALUES(&quot;; [.A213]; &quot;,'&quot;;[.C213];&quot;', '&quot;;[.E213]; &quot;');&quot;)" office:value-type="string" office:string-value="INSERT INTO Language (Id, EnglishName, NativeName)   VALUES(212,'Swahili', 'Kiswahili');" calcext:value-type="string">
            <text:p>INSERT INTO Language (Id, EnglishName, NativeName) <text:s text:c="2"/>VALUES(212,'Swahili', 'Kiswahili');</text:p>
          </table:table-cell>
        </table:table-row>
        <table:table-row table:style-name="ro8">
          <table:table-cell office:value-type="float" office:value="213" calcext:value-type="float">
            <text:p>21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<text:a xlink:href="https://en.wikipedia.org/wiki/Tamil_language" xlink:type="simple">en:Tamil language</text:a></text:p>
          </table:table-cell>
          <table:table-cell/>
          <table:table-cell table:formula="of:=COM.MICROSOFT.CONCAT(&quot;INSERT INTO Language (Id, EnglishName, NativeName)   VALUES(&quot;; [.A214]; &quot;,'&quot;;[.C214];&quot;', '&quot;;[.E214]; &quot;');&quot;)" office:value-type="string" office:string-value="INSERT INTO Language (Id, EnglishName, NativeName)   VALUES(213,'Tamil', 'தமிழ்');" calcext:value-type="string">
            <text:p>INSERT INTO Language (Id, EnglishName, NativeName) <text:s text:c="2"/>VALUES(213,'Tamil', 'தமிழ்');</text:p>
          </table:table-cell>
        </table:table-row>
        <table:table-row table:style-name="ro8">
          <table:table-cell office:value-type="float" office:value="214" calcext:value-type="float">
            <text:p>21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<text:a xlink:href="https://en.wikipedia.org/wiki/Telugu_language" xlink:type="simple">en:Telugu language</text:a></text:p>
          </table:table-cell>
          <table:table-cell/>
          <table:table-cell table:formula="of:=COM.MICROSOFT.CONCAT(&quot;INSERT INTO Language (Id, EnglishName, NativeName)   VALUES(&quot;; [.A215]; &quot;,'&quot;;[.C215];&quot;', '&quot;;[.E215]; &quot;');&quot;)" office:value-type="string" office:string-value="INSERT INTO Language (Id, EnglishName, NativeName)   VALUES(214,'Telugu', 'తెలుగు');" calcext:value-type="string">
            <text:p>INSERT INTO Language (Id, EnglishName, NativeName) <text:s text:c="2"/>VALUES(214,'Telugu', 'తెలుగు');</text:p>
          </table:table-cell>
        </table:table-row>
        <table:table-row table:style-name="ro8">
          <table:table-cell office:value-type="float" office:value="215" calcext:value-type="float">
            <text:p>215</text:p>
          </table:table-cell>
          <table:table-cell office:value-type="string" calcext:value-type="string">
            <text:p>tet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etun</text:p>
          </table:table-cell>
          <table:table-cell office:value-type="string" calcext:value-type="string">
            <text:p><text:a xlink:href="https://en.wikipedia.org/wiki/Tetum_language" xlink:type="simple">en:Tetum language</text:a></text:p>
          </table:table-cell>
          <table:table-cell/>
          <table:table-cell table:formula="of:=COM.MICROSOFT.CONCAT(&quot;INSERT INTO Language (Id, EnglishName, NativeName)   VALUES(&quot;; [.A216]; &quot;,'&quot;;[.C216];&quot;', '&quot;;[.E216]; &quot;');&quot;)" office:value-type="string" office:string-value="INSERT INTO Language (Id, EnglishName, NativeName)   VALUES(215,'Tetum', 'Tetun');" calcext:value-type="string">
            <text:p>INSERT INTO Language (Id, EnglishName, NativeName) <text:s text:c="2"/>VALUES(215,'Tetum', 'Tetun');</text:p>
          </table:table-cell>
        </table:table-row>
        <table:table-row table:style-name="ro8">
          <table:table-cell office:value-type="float" office:value="216" calcext:value-type="float">
            <text:p>216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Тоҷикӣ</text:p>
          </table:table-cell>
          <table:table-cell office:value-type="string" calcext:value-type="string">
            <text:p><text:a xlink:href="https://en.wikipedia.org/wiki/Tajik_language" xlink:type="simple">en:Tajik language</text:a></text:p>
          </table:table-cell>
          <table:table-cell/>
          <table:table-cell table:formula="of:=COM.MICROSOFT.CONCAT(&quot;INSERT INTO Language (Id, EnglishName, NativeName)   VALUES(&quot;; [.A217]; &quot;,'&quot;;[.C217];&quot;', '&quot;;[.E217]; &quot;');&quot;)" office:value-type="string" office:string-value="INSERT INTO Language (Id, EnglishName, NativeName)   VALUES(216,'Tajik', 'Тоҷикӣ');" calcext:value-type="string">
            <text:p>INSERT INTO Language (Id, EnglishName, NativeName) <text:s text:c="2"/>VALUES(216,'Tajik', 'Тоҷикӣ');</text:p>
          </table:table-cell>
        </table:table-row>
        <table:table-row table:style-name="ro7">
          <table:table-cell office:value-type="float" office:value="217" calcext:value-type="float">
            <text:p>21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ไทย / Phasa Thai</text:p>
          </table:table-cell>
          <table:table-cell office:value-type="string" calcext:value-type="string">
            <text:p><text:a xlink:href="https://en.wikipedia.org/wiki/Thai_language" xlink:type="simple">en:Thai language</text:a></text:p>
          </table:table-cell>
          <table:table-cell/>
          <table:table-cell table:formula="of:=COM.MICROSOFT.CONCAT(&quot;INSERT INTO Language (Id, EnglishName, NativeName)   VALUES(&quot;; [.A218]; &quot;,'&quot;;[.C218];&quot;', '&quot;;[.E218]; &quot;');&quot;)" office:value-type="string" office:string-value="INSERT INTO Language (Id, EnglishName, NativeName)   VALUES(217,'Thai', 'ไทย / Phasa Thai');" calcext:value-type="string">
            <text:p>INSERT INTO Language (Id, EnglishName, NativeName) <text:s text:c="2"/>VALUES(217,'Thai', 'ไทย / Phasa Thai');</text:p>
          </table:table-cell>
        </table:table-row>
        <table:table-row table:style-name="ro8">
          <table:table-cell office:value-type="float" office:value="218" calcext:value-type="float">
            <text:p>21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<text:a xlink:href="https://en.wikipedia.org/wiki/Tigrinya_language" xlink:type="simple">en:Tigrinya language</text:a></text:p>
          </table:table-cell>
          <table:table-cell/>
          <table:table-cell table:formula="of:=COM.MICROSOFT.CONCAT(&quot;INSERT INTO Language (Id, EnglishName, NativeName)   VALUES(&quot;; [.A219]; &quot;,'&quot;;[.C219];&quot;', '&quot;;[.E219]; &quot;');&quot;)" office:value-type="string" office:string-value="INSERT INTO Language (Id, EnglishName, NativeName)   VALUES(218,'Tigrinya', 'ትግርኛ');" calcext:value-type="string">
            <text:p>INSERT INTO Language (Id, EnglishName, NativeName) <text:s text:c="2"/>VALUES(218,'Tigrinya', 'ትግርኛ');</text:p>
          </table:table-cell>
        </table:table-row>
        <table:table-row table:style-name="ro7">
          <table:table-cell office:value-type="float" office:value="219" calcext:value-type="float">
            <text:p>219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Туркмен / تركمن</text:p>
          </table:table-cell>
          <table:table-cell office:value-type="string" calcext:value-type="string">
            <text:p><text:a xlink:href="https://en.wikipedia.org/wiki/Turkmen_language" xlink:type="simple">en:Turkmen language</text:a></text:p>
          </table:table-cell>
          <table:table-cell/>
          <table:table-cell table:formula="of:=COM.MICROSOFT.CONCAT(&quot;INSERT INTO Language (Id, EnglishName, NativeName)   VALUES(&quot;; [.A220]; &quot;,'&quot;;[.C220];&quot;', '&quot;;[.E220]; &quot;');&quot;)" office:value-type="string" office:string-value="INSERT INTO Language (Id, EnglishName, NativeName)   VALUES(219,'Turkmen', 'Туркмен / تركمن');" calcext:value-type="string">
            <text:p>INSERT INTO Language (Id, EnglishName, NativeName) <text:s text:c="2"/>VALUES(219,'Turkmen', 'Туркмен / تركمن');</text:p>
          </table:table-cell>
        </table:table-row>
        <table:table-row table:style-name="ro8">
          <table:table-cell office:value-type="float" office:value="220" calcext:value-type="float">
            <text:p>22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<text:a xlink:href="https://en.wikipedia.org/wiki/Tagalog_language" xlink:type="simple">en:Tagalog language</text:a></text:p>
          </table:table-cell>
          <table:table-cell/>
          <table:table-cell table:formula="of:=COM.MICROSOFT.CONCAT(&quot;INSERT INTO Language (Id, EnglishName, NativeName)   VALUES(&quot;; [.A221]; &quot;,'&quot;;[.C221];&quot;', '&quot;;[.E221]; &quot;');&quot;)" office:value-type="string" office:string-value="INSERT INTO Language (Id, EnglishName, NativeName)   VALUES(220,'Tagalog', 'Tagalog');" calcext:value-type="string">
            <text:p>INSERT INTO Language (Id, EnglishName, NativeName) <text:s text:c="2"/>VALUES(220,'Tagalog', 'Tagalog');</text:p>
          </table:table-cell>
        </table:table-row>
        <table:table-row table:style-name="ro8">
          <table:table-cell office:value-type="float" office:value="221" calcext:value-type="float">
            <text:p>221</text:p>
          </table:table-cell>
          <table:table-cell office:value-type="string" calcext:value-type="string">
            <text:p>tlh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lhIngan-Hol</text:p>
          </table:table-cell>
          <table:table-cell office:value-type="string" calcext:value-type="string">
            <text:p><text:a xlink:href="https://en.wikipedia.org/wiki/Klingon_language" xlink:type="simple">en:Klingon language</text:a></text:p>
          </table:table-cell>
          <table:table-cell/>
          <table:table-cell table:formula="of:=COM.MICROSOFT.CONCAT(&quot;INSERT INTO Language (Id, EnglishName, NativeName)   VALUES(&quot;; [.A222]; &quot;,'&quot;;[.C222];&quot;', '&quot;;[.E222]; &quot;');&quot;)" office:value-type="string" office:string-value="INSERT INTO Language (Id, EnglishName, NativeName)   VALUES(221,'Klingon', 'tlhIngan-Hol');" calcext:value-type="string">
            <text:p>INSERT INTO Language (Id, EnglishName, NativeName) <text:s text:c="2"/>VALUES(221,'Klingon', 'tlhIngan-Hol');</text:p>
          </table:table-cell>
        </table:table-row>
        <table:table-row table:style-name="ro8">
          <table:table-cell office:value-type="float" office:value="222" calcext:value-type="float">
            <text:p>22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<text:a xlink:href="https://en.wikipedia.org/wiki/Tswana_language" xlink:type="simple">en:Tswana language</text:a></text:p>
          </table:table-cell>
          <table:table-cell/>
          <table:table-cell table:formula="of:=COM.MICROSOFT.CONCAT(&quot;INSERT INTO Language (Id, EnglishName, NativeName)   VALUES(&quot;; [.A223]; &quot;,'&quot;;[.C223];&quot;', '&quot;;[.E223]; &quot;');&quot;)" office:value-type="string" office:string-value="INSERT INTO Language (Id, EnglishName, NativeName)   VALUES(222,'Tswana', 'Setswana');" calcext:value-type="string">
            <text:p>INSERT INTO Language (Id, EnglishName, NativeName) <text:s text:c="2"/>VALUES(222,'Tswana', 'Setswana');</text:p>
          </table:table-cell>
        </table:table-row>
        <table:table-row table:style-name="ro7">
          <table:table-cell office:value-type="float" office:value="223" calcext:value-type="float">
            <text:p>22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Lea Faka-Tonga</text:p>
          </table:table-cell>
          <table:table-cell office:value-type="string" calcext:value-type="string">
            <text:p><text:a xlink:href="https://en.wikipedia.org/wiki/Tongan_language" xlink:type="simple">en:Tongan language</text:a></text:p>
          </table:table-cell>
          <table:table-cell/>
          <table:table-cell table:formula="of:=COM.MICROSOFT.CONCAT(&quot;INSERT INTO Language (Id, EnglishName, NativeName)   VALUES(&quot;; [.A224]; &quot;,'&quot;;[.C224];&quot;', '&quot;;[.E224]; &quot;');&quot;)" office:value-type="string" office:string-value="INSERT INTO Language (Id, EnglishName, NativeName)   VALUES(223,'Tonga', 'Lea Faka-Tonga');" calcext:value-type="string">
            <text:p>INSERT INTO Language (Id, EnglishName, NativeName) <text:s text:c="2"/>VALUES(223,'Tonga', 'Lea Faka-Tonga');</text:p>
          </table:table-cell>
        </table:table-row>
        <table:table-row table:style-name="ro8">
          <table:table-cell office:value-type="float" office:value="224" calcext:value-type="float">
            <text:p>224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<text:a xlink:href="https://en.wikipedia.org/wiki/Tok_Pisin_language" xlink:type="simple">en:Tok Pisin language</text:a></text:p>
          </table:table-cell>
          <table:table-cell/>
          <table:table-cell table:formula="of:=COM.MICROSOFT.CONCAT(&quot;INSERT INTO Language (Id, EnglishName, NativeName)   VALUES(&quot;; [.A225]; &quot;,'&quot;;[.C225];&quot;', '&quot;;[.E225]; &quot;');&quot;)" office:value-type="string" office:string-value="INSERT INTO Language (Id, EnglishName, NativeName)   VALUES(224,'Tok Pisin', 'Tok Pisin');" calcext:value-type="string">
            <text:p>INSERT INTO Language (Id, EnglishName, NativeName) <text:s text:c="2"/>VALUES(224,'Tok Pisin', 'Tok Pisin');</text:p>
          </table:table-cell>
        </table:table-row>
        <table:table-row table:style-name="ro8">
          <table:table-cell office:value-type="float" office:value="225" calcext:value-type="float">
            <text:p>22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<text:a xlink:href="https://en.wikipedia.org/wiki/Turkish_language" xlink:type="simple">en:Turkish language</text:a></text:p>
          </table:table-cell>
          <table:table-cell/>
          <table:table-cell table:formula="of:=COM.MICROSOFT.CONCAT(&quot;INSERT INTO Language (Id, EnglishName, NativeName)   VALUES(&quot;; [.A226]; &quot;,'&quot;;[.C226];&quot;', '&quot;;[.E226]; &quot;');&quot;)" office:value-type="string" office:string-value="INSERT INTO Language (Id, EnglishName, NativeName)   VALUES(225,'Turkish', 'Türkçe');" calcext:value-type="string">
            <text:p>INSERT INTO Language (Id, EnglishName, NativeName) <text:s text:c="2"/>VALUES(225,'Turkish', 'Türkçe');</text:p>
          </table:table-cell>
        </table:table-row>
        <table:table-row table:style-name="ro8">
          <table:table-cell office:value-type="float" office:value="226" calcext:value-type="float">
            <text:p>226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<text:a xlink:href="https://en.wikipedia.org/wiki/Tsonga_language" xlink:type="simple">en:Tsonga language</text:a></text:p>
          </table:table-cell>
          <table:table-cell/>
          <table:table-cell table:formula="of:=COM.MICROSOFT.CONCAT(&quot;INSERT INTO Language (Id, EnglishName, NativeName)   VALUES(&quot;; [.A227]; &quot;,'&quot;;[.C227];&quot;', '&quot;;[.E227]; &quot;');&quot;)" office:value-type="string" office:string-value="INSERT INTO Language (Id, EnglishName, NativeName)   VALUES(226,'Tsonga', 'Xitsonga');" calcext:value-type="string">
            <text:p>INSERT INTO Language (Id, EnglishName, NativeName) <text:s text:c="2"/>VALUES(226,'Tsonga', 'Xitsonga');</text:p>
          </table:table-cell>
        </table:table-row>
        <table:table-row table:style-name="ro8">
          <table:table-cell office:value-type="float" office:value="227" calcext:value-type="float">
            <text:p>227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atarça</text:p>
          </table:table-cell>
          <table:table-cell office:value-type="string" calcext:value-type="string">
            <text:p><text:a xlink:href="https://en.wikipedia.org/wiki/Tatar_language" xlink:type="simple">en:Tatar language</text:a></text:p>
          </table:table-cell>
          <table:table-cell/>
          <table:table-cell table:formula="of:=COM.MICROSOFT.CONCAT(&quot;INSERT INTO Language (Id, EnglishName, NativeName)   VALUES(&quot;; [.A228]; &quot;,'&quot;;[.C228];&quot;', '&quot;;[.E228]; &quot;');&quot;)" office:value-type="string" office:string-value="INSERT INTO Language (Id, EnglishName, NativeName)   VALUES(227,'Tatar', 'Tatarça');" calcext:value-type="string">
            <text:p>INSERT INTO Language (Id, EnglishName, NativeName) <text:s text:c="2"/>VALUES(227,'Tatar', 'Tatarça');</text:p>
          </table:table-cell>
        </table:table-row>
        <table:table-row table:style-name="ro8">
          <table:table-cell office:value-type="float" office:value="228" calcext:value-type="float">
            <text:p>228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hiTumbuka</text:p>
          </table:table-cell>
          <table:table-cell office:value-type="string" calcext:value-type="string">
            <text:p><text:a xlink:href="https://en.wikipedia.org/wiki/Tumbuka_language" xlink:type="simple">en:Tumbuka language</text:a></text:p>
          </table:table-cell>
          <table:table-cell/>
          <table:table-cell table:formula="of:=COM.MICROSOFT.CONCAT(&quot;INSERT INTO Language (Id, EnglishName, NativeName)   VALUES(&quot;; [.A229]; &quot;,'&quot;;[.C229];&quot;', '&quot;;[.E229]; &quot;');&quot;)" office:value-type="string" office:string-value="INSERT INTO Language (Id, EnglishName, NativeName)   VALUES(228,'Tumbuka', 'chiTumbuka');" calcext:value-type="string">
            <text:p>INSERT INTO Language (Id, EnglishName, NativeName) <text:s text:c="2"/>VALUES(228,'Tumbuka', 'chiTumbuka');</text:p>
          </table:table-cell>
        </table:table-row>
        <table:table-row table:style-name="ro8">
          <table:table-cell office:value-type="float" office:value="229" calcext:value-type="float">
            <text:p>229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<text:a xlink:href="https://en.wikipedia.org/wiki/Twi_language" xlink:type="simple">en:Twi language</text:a></text:p>
          </table:table-cell>
          <table:table-cell/>
          <table:table-cell table:formula="of:=COM.MICROSOFT.CONCAT(&quot;INSERT INTO Language (Id, EnglishName, NativeName)   VALUES(&quot;; [.A230]; &quot;,'&quot;;[.C230];&quot;', '&quot;;[.E230]; &quot;');&quot;)" office:value-type="string" office:string-value="INSERT INTO Language (Id, EnglishName, NativeName)   VALUES(229,'Twi', 'Twi');" calcext:value-type="string">
            <text:p>INSERT INTO Language (Id, EnglishName, NativeName) <text:s text:c="2"/>VALUES(229,'Twi', 'Twi');</text:p>
          </table:table-cell>
        </table:table-row>
        <table:table-row table:style-name="ro8">
          <table:table-cell office:value-type="float" office:value="230" calcext:value-type="float">
            <text:p>230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<text:a xlink:href="https://en.wikipedia.org/wiki/Tahitian_language" xlink:type="simple">en:Tahitian language</text:a></text:p>
          </table:table-cell>
          <table:table-cell/>
          <table:table-cell table:formula="of:=COM.MICROSOFT.CONCAT(&quot;INSERT INTO Language (Id, EnglishName, NativeName)   VALUES(&quot;; [.A231]; &quot;,'&quot;;[.C231];&quot;', '&quot;;[.E231]; &quot;');&quot;)" office:value-type="string" office:string-value="INSERT INTO Language (Id, EnglishName, NativeName)   VALUES(230,'Tahitian', 'Reo Mā`ohi');" calcext:value-type="string">
            <text:p>INSERT INTO Language (Id, EnglishName, NativeName) <text:s text:c="2"/>VALUES(230,'Tahitian', 'Reo Mā`ohi');</text:p>
          </table:table-cell>
        </table:table-row>
        <table:table-row table:style-name="ro8">
          <table:table-cell office:value-type="float" office:value="231" calcext:value-type="float">
            <text:p>231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Удмурт кыл</text:p>
          </table:table-cell>
          <table:table-cell office:value-type="string" calcext:value-type="string">
            <text:p><text:a xlink:href="https://en.wikipedia.org/wiki/Udmurt_language" xlink:type="simple">en:Udmurt language</text:a></text:p>
          </table:table-cell>
          <table:table-cell/>
          <table:table-cell table:formula="of:=COM.MICROSOFT.CONCAT(&quot;INSERT INTO Language (Id, EnglishName, NativeName)   VALUES(&quot;; [.A232]; &quot;,'&quot;;[.C232];&quot;', '&quot;;[.E232]; &quot;');&quot;)" office:value-type="string" office:string-value="INSERT INTO Language (Id, EnglishName, NativeName)   VALUES(231,'Udmurt', 'Удмурт кыл');" calcext:value-type="string">
            <text:p>INSERT INTO Language (Id, EnglishName, NativeName) <text:s text:c="2"/>VALUES(231,'Udmurt', 'Удмурт кыл');</text:p>
          </table:table-cell>
        </table:table-row>
        <table:table-row table:style-name="ro7">
          <table:table-cell office:value-type="float" office:value="232" calcext:value-type="float">
            <text:p>232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yghur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Uyƣurqə / ئۇيغۇرچە</text:p>
          </table:table-cell>
          <table:table-cell office:value-type="string" calcext:value-type="string">
            <text:p><text:a xlink:href="https://en.wikipedia.org/wiki/Uyghur_language" xlink:type="simple">en:Uyghur language</text:a></text:p>
          </table:table-cell>
          <table:table-cell/>
          <table:table-cell table:formula="of:=COM.MICROSOFT.CONCAT(&quot;INSERT INTO Language (Id, EnglishName, NativeName)   VALUES(&quot;; [.A233]; &quot;,'&quot;;[.C233];&quot;', '&quot;;[.E233]; &quot;');&quot;)" office:value-type="string" office:string-value="INSERT INTO Language (Id, EnglishName, NativeName)   VALUES(232,'Uyghur', 'Uyƣurqə / ئۇيغۇرچە');" calcext:value-type="string">
            <text:p>INSERT INTO Language (Id, EnglishName, NativeName) <text:s text:c="2"/>VALUES(232,'Uyghur', 'Uyƣurqə / ئۇيغۇرچە');</text:p>
          </table:table-cell>
        </table:table-row>
        <table:table-row table:style-name="ro8">
          <table:table-cell office:value-type="float" office:value="233" calcext:value-type="float">
            <text:p>23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Українська</text:p>
          </table:table-cell>
          <table:table-cell office:value-type="string" calcext:value-type="string">
            <text:p><text:a xlink:href="https://en.wikipedia.org/wiki/Ukrainian_language" xlink:type="simple">en:Ukrainian language</text:a></text:p>
          </table:table-cell>
          <table:table-cell/>
          <table:table-cell table:formula="of:=COM.MICROSOFT.CONCAT(&quot;INSERT INTO Language (Id, EnglishName, NativeName)   VALUES(&quot;; [.A234]; &quot;,'&quot;;[.C234];&quot;', '&quot;;[.E234]; &quot;');&quot;)" office:value-type="string" office:string-value="INSERT INTO Language (Id, EnglishName, NativeName)   VALUES(233,'Ukrainian', 'Українська');" calcext:value-type="string">
            <text:p>INSERT INTO Language (Id, EnglishName, NativeName) <text:s text:c="2"/>VALUES(233,'Ukrainian', 'Українська');</text:p>
          </table:table-cell>
        </table:table-row>
        <table:table-row table:style-name="ro8">
          <table:table-cell office:value-type="float" office:value="234" calcext:value-type="float">
            <text:p>23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اردو</text:p>
          </table:table-cell>
          <table:table-cell office:value-type="string" calcext:value-type="string">
            <text:p><text:a xlink:href="https://en.wikipedia.org/wiki/Urdu_language" xlink:type="simple">en:Urdu language</text:a></text:p>
          </table:table-cell>
          <table:table-cell/>
          <table:table-cell table:formula="of:=COM.MICROSOFT.CONCAT(&quot;INSERT INTO Language (Id, EnglishName, NativeName)   VALUES(&quot;; [.A235]; &quot;,'&quot;;[.C235];&quot;', '&quot;;[.E235]; &quot;');&quot;)" office:value-type="string" office:string-value="INSERT INTO Language (Id, EnglishName, NativeName)   VALUES(234,'Urdu', 'اردو');" calcext:value-type="string">
            <text:p>INSERT INTO Language (Id, EnglishName, NativeName) <text:s text:c="2"/>VALUES(234,'Urdu', 'اردو');</text:p>
          </table:table-cell>
        </table:table-row>
        <table:table-row table:style-name="ro8">
          <table:table-cell office:value-type="float" office:value="235" calcext:value-type="float">
            <text:p>235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Ўзбек</text:p>
          </table:table-cell>
          <table:table-cell office:value-type="string" calcext:value-type="string">
            <text:p><text:a xlink:href="https://en.wikipedia.org/wiki/Uzbek_language" xlink:type="simple">en:Uzbek language</text:a></text:p>
          </table:table-cell>
          <table:table-cell/>
          <table:table-cell table:formula="of:=COM.MICROSOFT.CONCAT(&quot;INSERT INTO Language (Id, EnglishName, NativeName)   VALUES(&quot;; [.A236]; &quot;,'&quot;;[.C236];&quot;', '&quot;;[.E236]; &quot;');&quot;)" office:value-type="string" office:string-value="INSERT INTO Language (Id, EnglishName, NativeName)   VALUES(235,'Uzbek', 'Ўзбек');" calcext:value-type="string">
            <text:p>INSERT INTO Language (Id, EnglishName, NativeName) <text:s text:c="2"/>VALUES(235,'Uzbek', 'Ўзбек');</text:p>
          </table:table-cell>
        </table:table-row>
        <table:table-row table:style-name="ro8">
          <table:table-cell office:value-type="float" office:value="236" calcext:value-type="float">
            <text:p>236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<text:a xlink:href="https://en.wikipedia.org/wiki/Venda_language" xlink:type="simple">en:Venda language</text:a></text:p>
          </table:table-cell>
          <table:table-cell/>
          <table:table-cell table:formula="of:=COM.MICROSOFT.CONCAT(&quot;INSERT INTO Language (Id, EnglishName, NativeName)   VALUES(&quot;; [.A237]; &quot;,'&quot;;[.C237];&quot;', '&quot;;[.E237]; &quot;');&quot;)" office:value-type="string" office:string-value="INSERT INTO Language (Id, EnglishName, NativeName)   VALUES(236,'Venda', 'Tshivenḓa');" calcext:value-type="string">
            <text:p>INSERT INTO Language (Id, EnglishName, NativeName) <text:s text:c="2"/>VALUES(236,'Venda', 'Tshivenḓa');</text:p>
          </table:table-cell>
        </table:table-row>
        <table:table-row table:style-name="ro8">
          <table:table-cell office:value-type="float" office:value="237" calcext:value-type="float">
            <text:p>23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<text:a xlink:href="https://en.wikipedia.org/wiki/Vietnamese_language" xlink:type="simple">en:Vietnamese language</text:a></text:p>
          </table:table-cell>
          <table:table-cell/>
          <table:table-cell table:formula="of:=COM.MICROSOFT.CONCAT(&quot;INSERT INTO Language (Id, EnglishName, NativeName)   VALUES(&quot;; [.A238]; &quot;,'&quot;;[.C238];&quot;', '&quot;;[.E238]; &quot;');&quot;)" office:value-type="string" office:string-value="INSERT INTO Language (Id, EnglishName, NativeName)   VALUES(237,'Vietnamese', 'Tiếng Việt');" calcext:value-type="string">
            <text:p>INSERT INTO Language (Id, EnglishName, NativeName) <text:s text:c="2"/>VALUES(237,'Vietnamese', 'Tiếng Việt');</text:p>
          </table:table-cell>
        </table:table-row>
        <table:table-row table:style-name="ro8">
          <table:table-cell office:value-type="float" office:value="238" calcext:value-type="float">
            <text:p>238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neti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Vèneto</text:p>
          </table:table-cell>
          <table:table-cell office:value-type="string" calcext:value-type="string">
            <text:p><text:a xlink:href="https://en.wikipedia.org/wiki/Venetian_language" xlink:type="simple">en:Venetian language</text:a></text:p>
          </table:table-cell>
          <table:table-cell/>
          <table:table-cell table:formula="of:=COM.MICROSOFT.CONCAT(&quot;INSERT INTO Language (Id, EnglishName, NativeName)   VALUES(&quot;; [.A239]; &quot;,'&quot;;[.C239];&quot;', '&quot;;[.E239]; &quot;');&quot;)" office:value-type="string" office:string-value="INSERT INTO Language (Id, EnglishName, NativeName)   VALUES(238,'Venetian', 'Vèneto');" calcext:value-type="string">
            <text:p>INSERT INTO Language (Id, EnglishName, NativeName) <text:s text:c="2"/>VALUES(238,'Venetian', 'Vèneto');</text:p>
          </table:table-cell>
        </table:table-row>
        <table:table-row table:style-name="ro8">
          <table:table-cell office:value-type="float" office:value="239" calcext:value-type="float">
            <text:p>239</text:p>
          </table:table-cell>
          <table:table-cell office:value-type="string" calcext:value-type="string">
            <text:p>vls</text:p>
          </table:table-cell>
          <table:table-cell office:value-type="string" calcext:value-type="string">
            <text:p>West Flemish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est-Vlaoms</text:p>
          </table:table-cell>
          <table:table-cell office:value-type="string" calcext:value-type="string">
            <text:p><text:a xlink:href="https://en.wikipedia.org/wiki/West_Flemish_language" xlink:type="simple">en:West Flemish language</text:a></text:p>
          </table:table-cell>
          <table:table-cell/>
          <table:table-cell table:formula="of:=COM.MICROSOFT.CONCAT(&quot;INSERT INTO Language (Id, EnglishName, NativeName)   VALUES(&quot;; [.A240]; &quot;,'&quot;;[.C240];&quot;', '&quot;;[.E240]; &quot;');&quot;)" office:value-type="string" office:string-value="INSERT INTO Language (Id, EnglishName, NativeName)   VALUES(239,'West Flemish', 'West-Vlaoms');" calcext:value-type="string">
            <text:p>INSERT INTO Language (Id, EnglishName, NativeName) <text:s text:c="2"/>VALUES(239,'West Flemish', 'West-Vlaoms');</text:p>
          </table:table-cell>
        </table:table-row>
        <table:table-row table:style-name="ro8">
          <table:table-cell office:value-type="float" office:value="240" calcext:value-type="float">
            <text:p>24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<text:a xlink:href="https://en.wikipedia.org/wiki/Volapük_language" xlink:type="simple">en:Volapük language</text:a></text:p>
          </table:table-cell>
          <table:table-cell/>
          <table:table-cell table:formula="of:=COM.MICROSOFT.CONCAT(&quot;INSERT INTO Language (Id, EnglishName, NativeName)   VALUES(&quot;; [.A241]; &quot;,'&quot;;[.C241];&quot;', '&quot;;[.E241]; &quot;');&quot;)" office:value-type="string" office:string-value="INSERT INTO Language (Id, EnglishName, NativeName)   VALUES(240,'Volapük', 'Volapük');" calcext:value-type="string">
            <text:p>INSERT INTO Language (Id, EnglishName, NativeName) <text:s text:c="2"/>VALUES(240,'Volapük', 'Volapük');</text:p>
          </table:table-cell>
        </table:table-row>
        <table:table-row table:style-name="ro8">
          <table:table-cell office:value-type="float" office:value="241" calcext:value-type="float">
            <text:p>24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<text:a xlink:href="https://en.wikipedia.org/wiki/Walloon_language" xlink:type="simple">en:Walloon language</text:a></text:p>
          </table:table-cell>
          <table:table-cell/>
          <table:table-cell table:formula="of:=COM.MICROSOFT.CONCAT(&quot;INSERT INTO Language (Id, EnglishName, NativeName)   VALUES(&quot;; [.A242]; &quot;,'&quot;;[.C242];&quot;', '&quot;;[.E242]; &quot;');&quot;)" office:value-type="string" office:string-value="INSERT INTO Language (Id, EnglishName, NativeName)   VALUES(241,'Walloon', 'Walon');" calcext:value-type="string">
            <text:p>INSERT INTO Language (Id, EnglishName, NativeName) <text:s text:c="2"/>VALUES(241,'Walloon', 'Walon');</text:p>
          </table:table-cell>
        </table:table-row>
        <table:table-row table:style-name="ro6">
          <table:table-cell office:value-type="float" office:value="242" calcext:value-type="float">
            <text:p>24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ay / Samar-Leyte Visay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inaray / Binisaya Lineyte-Samarnon</text:p>
          </table:table-cell>
          <table:table-cell office:value-type="string" calcext:value-type="string">
            <text:p><text:a xlink:href="https://en.wikipedia.org/wiki/Waray_language" xlink:type="simple">en:Waray language</text:a></text:p>
          </table:table-cell>
          <table:table-cell/>
          <table:table-cell table:formula="of:=COM.MICROSOFT.CONCAT(&quot;INSERT INTO Language (Id, EnglishName, NativeName)   VALUES(&quot;; [.A243]; &quot;,'&quot;;[.C243];&quot;', '&quot;;[.E243]; &quot;');&quot;)" office:value-type="string" office:string-value="INSERT INTO Language (Id, EnglishName, NativeName)   VALUES(242,'Waray / Samar-Leyte Visayan', 'Winaray / Binisaya Lineyte-Samarnon');" calcext:value-type="string">
            <text:p>INSERT INTO Language (Id, EnglishName, NativeName) <text:s text:c="2"/>VALUES(242,'Waray / Samar-Leyte Visayan', 'Winaray / Binisaya Lineyte-Samarnon');</text:p>
          </table:table-cell>
        </table:table-row>
        <table:table-row table:style-name="ro8">
          <table:table-cell office:value-type="float" office:value="243" calcext:value-type="float">
            <text:p>243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<text:a xlink:href="https://en.wikipedia.org/wiki/Wolof_language" xlink:type="simple">en:Wolof language</text:a></text:p>
          </table:table-cell>
          <table:table-cell/>
          <table:table-cell table:formula="of:=COM.MICROSOFT.CONCAT(&quot;INSERT INTO Language (Id, EnglishName, NativeName)   VALUES(&quot;; [.A244]; &quot;,'&quot;;[.C244];&quot;', '&quot;;[.E244]; &quot;');&quot;)" office:value-type="string" office:string-value="INSERT INTO Language (Id, EnglishName, NativeName)   VALUES(243,'Wolof', 'Wollof');" calcext:value-type="string">
            <text:p>INSERT INTO Language (Id, EnglishName, NativeName) <text:s text:c="2"/>VALUES(243,'Wolof', 'Wollof');</text:p>
          </table:table-cell>
        </table:table-row>
        <table:table-row table:style-name="ro8">
          <table:table-cell office:value-type="float" office:value="244" calcext:value-type="float">
            <text:p>244</text:p>
          </table:table-cell>
          <table:table-cell office:value-type="string" calcext:value-type="string">
            <text:p>xal</text:p>
          </table:table-cell>
          <table:table-cell office:value-type="string" calcext:value-type="string">
            <text:p>Kalmyk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Хальмг</text:p>
          </table:table-cell>
          <table:table-cell office:value-type="string" calcext:value-type="string">
            <text:p><text:a xlink:href="https://en.wikipedia.org/wiki/Kalmyk_language" xlink:type="simple">en:Kalmyk language</text:a></text:p>
          </table:table-cell>
          <table:table-cell/>
          <table:table-cell table:formula="of:=COM.MICROSOFT.CONCAT(&quot;INSERT INTO Language (Id, EnglishName, NativeName)   VALUES(&quot;; [.A245]; &quot;,'&quot;;[.C245];&quot;', '&quot;;[.E245]; &quot;');&quot;)" office:value-type="string" office:string-value="INSERT INTO Language (Id, EnglishName, NativeName)   VALUES(244,'Kalmyk', 'Хальмг');" calcext:value-type="string">
            <text:p>INSERT INTO Language (Id, EnglishName, NativeName) <text:s text:c="2"/>VALUES(244,'Kalmyk', 'Хальмг');</text:p>
          </table:table-cell>
        </table:table-row>
        <table:table-row table:style-name="ro8">
          <table:table-cell office:value-type="float" office:value="245" calcext:value-type="float">
            <text:p>245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<text:a xlink:href="https://en.wikipedia.org/wiki/Xhosan_language" xlink:type="simple">en:Xhosan language</text:a></text:p>
          </table:table-cell>
          <table:table-cell/>
          <table:table-cell table:formula="of:=COM.MICROSOFT.CONCAT(&quot;INSERT INTO Language (Id, EnglishName, NativeName)   VALUES(&quot;; [.A246]; &quot;,'&quot;;[.C246];&quot;', '&quot;;[.E246]; &quot;');&quot;)" office:value-type="string" office:string-value="INSERT INTO Language (Id, EnglishName, NativeName)   VALUES(245,'Xhosa', 'isiXhosa');" calcext:value-type="string">
            <text:p>INSERT INTO Language (Id, EnglishName, NativeName) <text:s text:c="2"/>VALUES(245,'Xhosa', 'isiXhosa');</text:p>
          </table:table-cell>
        </table:table-row>
        <table:table-row table:style-name="ro8">
          <table:table-cell office:value-type="float" office:value="246" calcext:value-type="float">
            <text:p>246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table:style-name="ce8" office:value-type="string" calcext:value-type="string">
            <text:p>rtl</text:p>
          </table:table-cell>
          <table:table-cell table:style-name="ce8" office:value-type="string" calcext:value-type="string">
            <text:p>ייִדיש</text:p>
          </table:table-cell>
          <table:table-cell office:value-type="string" calcext:value-type="string">
            <text:p><text:a xlink:href="https://en.wikipedia.org/wiki/Yiddish_language" xlink:type="simple">en:Yiddish language</text:a></text:p>
          </table:table-cell>
          <table:table-cell/>
          <table:table-cell table:formula="of:=COM.MICROSOFT.CONCAT(&quot;INSERT INTO Language (Id, EnglishName, NativeName)   VALUES(&quot;; [.A247]; &quot;,'&quot;;[.C247];&quot;', '&quot;;[.E247]; &quot;');&quot;)" office:value-type="string" office:string-value="INSERT INTO Language (Id, EnglishName, NativeName)   VALUES(246,'Yiddish', 'ייִדיש');" calcext:value-type="string">
            <text:p>INSERT INTO Language (Id, EnglishName, NativeName) <text:s text:c="2"/>VALUES(246,'Yiddish', 'ייִדיש');</text:p>
          </table:table-cell>
        </table:table-row>
        <table:table-row table:style-name="ro8">
          <table:table-cell office:value-type="float" office:value="247" calcext:value-type="float">
            <text:p>247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<text:a xlink:href="https://en.wikipedia.org/wiki/Yoruba_language" xlink:type="simple">en:Yoruba language</text:a></text:p>
          </table:table-cell>
          <table:table-cell/>
          <table:table-cell table:formula="of:=COM.MICROSOFT.CONCAT(&quot;INSERT INTO Language (Id, EnglishName, NativeName)   VALUES(&quot;; [.A248]; &quot;,'&quot;;[.C248];&quot;', '&quot;;[.E248]; &quot;');&quot;)" office:value-type="string" office:string-value="INSERT INTO Language (Id, EnglishName, NativeName)   VALUES(247,'Yoruba', 'Yorùbá');" calcext:value-type="string">
            <text:p>INSERT INTO Language (Id, EnglishName, NativeName) <text:s text:c="2"/>VALUES(247,'Yoruba', 'Yorùbá');</text:p>
          </table:table-cell>
        </table:table-row>
        <table:table-row table:style-name="ro9">
          <table:table-cell office:value-type="float" office:value="248" calcext:value-type="float">
            <text:p>248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huang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uengh / Tôô / 壮语</text:p>
          </table:table-cell>
          <table:table-cell office:value-type="string" calcext:value-type="string">
            <text:p><text:a xlink:href="https://en.wikipedia.org/wiki/Zhuang_language" xlink:type="simple">en:Zhuang language</text:a></text:p>
          </table:table-cell>
          <table:table-cell/>
          <table:table-cell table:formula="of:=COM.MICROSOFT.CONCAT(&quot;INSERT INTO Language (Id, EnglishName, NativeName)   VALUES(&quot;; [.A249]; &quot;,'&quot;;[.C249];&quot;', '&quot;;[.E249]; &quot;');&quot;)" office:value-type="string" office:string-value="INSERT INTO Language (Id, EnglishName, NativeName)   VALUES(248,'Zhuang', 'Cuengh / Tôô / 壮语');" calcext:value-type="string">
            <text:p>INSERT INTO Language (Id, EnglishName, NativeName) <text:s text:c="2"/>VALUES(248,'Zhuang', 'Cuengh / Tôô / 壮语');</text:p>
          </table:table-cell>
        </table:table-row>
        <table:table-row table:style-name="ro10">
          <table:table-cell office:value-type="float" office:value="249" calcext:value-type="float">
            <text:p>249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中文</text:p>
          </table:table-cell>
          <table:table-cell office:value-type="string" calcext:value-type="string">
            <text:p><text:a xlink:href="https://zh.wikipedia.org/wiki/汉语" xlink:type="simple">zh:汉语</text:a></text:p>
          </table:table-cell>
          <table:table-cell/>
          <table:table-cell table:formula="of:=COM.MICROSOFT.CONCAT(&quot;INSERT INTO Language (Id, EnglishName, NativeName)   VALUES(&quot;; [.A250]; &quot;,'&quot;;[.C250];&quot;', '&quot;;[.E250]; &quot;');&quot;)" office:value-type="string" office:string-value="INSERT INTO Language (Id, EnglishName, NativeName)   VALUES(249,'Chinese', '中文');" calcext:value-type="string">
            <text:p>INSERT INTO Language (Id, EnglishName, NativeName) <text:s text:c="2"/>VALUES(249,'Chinese', '中文');</text:p>
          </table:table-cell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string" calcext:value-type="string">
            <text:p>zh-classical</text:p>
          </table:table-cell>
          <table:table-cell office:value-type="string" calcext:value-type="string">
            <text:p>Classical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文言</text:p>
          </table:table-cell>
          <table:table-cell office:value-type="string" calcext:value-type="string">
            <text:p><text:a xlink:href="https://zh.wikipedia.org/wiki/文言文" xlink:type="simple">zh:文言文</text:a></text:p>
          </table:table-cell>
          <table:table-cell table:style-name="ce5" office:value-type="string" calcext:value-type="string">
            <text:p>ISO 639-3: lzh</text:p>
          </table:table-cell>
          <table:table-cell table:formula="of:=COM.MICROSOFT.CONCAT(&quot;INSERT INTO Language (Id, EnglishName, NativeName)   VALUES(&quot;; [.A251]; &quot;,'&quot;;[.C251];&quot;', '&quot;;[.E251]; &quot;');&quot;)" office:value-type="string" office:string-value="INSERT INTO Language (Id, EnglishName, NativeName)   VALUES(250,'Classical Chinese', '文言');" calcext:value-type="string">
            <text:p>INSERT INTO Language (Id, EnglishName, NativeName) <text:s text:c="2"/>VALUES(250,'Classical Chinese', '文言');</text:p>
          </table:table-cell>
        </table:table-row>
        <table:table-row table:style-name="ro7">
          <table:table-cell office:value-type="float" office:value="251" calcext:value-type="float">
            <text:p>251</text:p>
          </table:table-cell>
          <table:table-cell office:value-type="string" calcext:value-type="string">
            <text:p>zh-min-nan</text:p>
          </table:table-cell>
          <table:table-cell office:value-type="string" calcext:value-type="string">
            <text:p>Minnan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ân-lâm-gú</text:p>
          </table:table-cell>
          <table:table-cell office:value-type="string" calcext:value-type="string">
            <text:p><text:a xlink:href="https://en.wikipedia.org/wiki/Min_Nan_language" xlink:type="simple">en:Min Nan language</text:a></text:p>
          </table:table-cell>
          <table:table-cell table:style-name="ce5" office:value-type="string" calcext:value-type="string">
            <text:p>ISO 639-3: nan</text:p>
          </table:table-cell>
          <table:table-cell table:formula="of:=COM.MICROSOFT.CONCAT(&quot;INSERT INTO Language (Id, EnglishName, NativeName)   VALUES(&quot;; [.A252]; &quot;,'&quot;;[.C252];&quot;', '&quot;;[.E252]; &quot;');&quot;)" office:value-type="string" office:string-value="INSERT INTO Language (Id, EnglishName, NativeName)   VALUES(251,'Minnan', 'Bân-lâm-gú');" calcext:value-type="string">
            <text:p>INSERT INTO Language (Id, EnglishName, NativeName) <text:s text:c="2"/>VALUES(251,'Minnan', 'Bân-lâm-gú');</text:p>
          </table:table-cell>
        </table:table-row>
        <table:table-row table:style-name="ro7">
          <table:table-cell office:value-type="float" office:value="252" calcext:value-type="float">
            <text:p>252</text:p>
          </table:table-cell>
          <table:table-cell office:value-type="string" calcext:value-type="string">
            <text:p>zh-yue</text:p>
          </table:table-cell>
          <table:table-cell office:value-type="string" calcext:value-type="string">
            <text:p>Canto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粵語 / 粤语</text:p>
          </table:table-cell>
          <table:table-cell office:value-type="string" calcext:value-type="string">
            <text:p><text:a xlink:href="https://zh-yue.wikipedia.org/wiki/粵語" xlink:type="simple">zh-yue:粵語</text:a></text:p>
          </table:table-cell>
          <table:table-cell table:style-name="ce5" office:value-type="string" calcext:value-type="string">
            <text:p>ISO 639-3: yue</text:p>
          </table:table-cell>
          <table:table-cell table:formula="of:=COM.MICROSOFT.CONCAT(&quot;INSERT INTO Language (Id, EnglishName, NativeName)   VALUES(&quot;; [.A253]; &quot;,'&quot;;[.C253];&quot;', '&quot;;[.E253]; &quot;');&quot;)" office:value-type="string" office:string-value="INSERT INTO Language (Id, EnglishName, NativeName)   VALUES(252,'Cantonese', '粵語 / 粤语');" calcext:value-type="string">
            <text:p>INSERT INTO Language (Id, EnglishName, NativeName) <text:s text:c="2"/>VALUES(252,'Cantonese', '粵語 / 粤语');</text:p>
          </table:table-cell>
        </table:table-row>
        <table:table-row table:style-name="ro8">
          <table:table-cell office:value-type="float" office:value="253" calcext:value-type="float">
            <text:p>253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<text:a xlink:href="https://en.wikipedia.org/wiki/Zulu_language" xlink:type="simple">en:Zulu language</text:a></text:p>
          </table:table-cell>
          <table:table-cell/>
          <table:table-cell table:formula="of:=COM.MICROSOFT.CONCAT(&quot;INSERT INTO Language (Id, EnglishName, NativeName)   VALUES(&quot;; [.A254]; &quot;,'&quot;;[.C254];&quot;', '&quot;;[.E254]; &quot;');&quot;)" office:value-type="string" office:string-value="INSERT INTO Language (Id, EnglishName, NativeName)   VALUES(253,'Zulu', 'isiZulu');" calcext:value-type="string">
            <text:p>INSERT INTO Language (Id, EnglishName, NativeName) <text:s text:c="2"/>VALUES(253,'Zulu', 'isiZulu');</text:p>
          </table:table-cell>
        </table:table-row>
        <table:table-row table:style-name="ro8">
          <table:table-cell/>
          <table:table-cell table:style-name="ce4" office:value-type="string" calcext:value-type="string" table:number-columns-spanned="6" table:number-rows-spanned="1">
            <text:p>Old projects</text:p>
          </table:table-cell>
          <table:covered-table-cell table:number-columns-repeated="5" table:style-name="Default"/>
          <table:table-cell/>
        </table:table-row>
        <table:table-row table:style-name="ro7">
          <table:table-cell/>
          <table:table-cell office:value-type="string" calcext:value-type="string">
            <text:p>closed-zh-tw</text:p>
          </table:table-cell>
          <table:table-cell office:value-type="string" calcext:value-type="string">
            <text:p>Traditional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‪中文(台灣)‬</text:p>
          </table:table-cell>
          <table:table-cell office:value-type="string" calcext:value-type="string">
            <text:p><text:a xlink:href="https://en.wikipedia.org/wiki/Chinese_language" xlink:type="simple">en:Chinese language</text:a></text:p>
          </table:table-cell>
          <table:table-cell table:style-name="ce5" office:value-type="string" calcext:value-type="string">
            <text:p>Closed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Norwegian Bokmå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<text:a xlink:href="https://en.wikipedia.org/wiki/Bokmål" xlink:type="simple">en:Bokmål</text:a></text:p>
          </table:table-cell>
          <table:table-cell table:style-name="ce5" office:value-type="string" calcext:value-type="string">
            <text:p>Redirects to no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zh-tw</text:p>
          </table:table-cell>
          <table:table-cell office:value-type="string" calcext:value-type="string">
            <text:p>Traditional Chinese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‪中文(台灣)‬</text:p>
          </table:table-cell>
          <table:table-cell office:value-type="string" calcext:value-type="string">
            <text:p><text:a xlink:href="https://en.wikipedia.org/wiki/Chinese_language" xlink:type="simple">en:Chinese language</text:a></text:p>
          </table:table-cell>
          <table:table-cell table:style-name="ce5" office:value-type="string" calcext:value-type="string">
            <text:p>Redirects to zh</text:p>
          </table:table-cell>
          <table:table-cell/>
        </table:table-row>
        <table:table-row table:style-name="ro7">
          <table:table-cell/>
          <table:table-cell table:number-columns-repeated="2" office:value-type="string" calcext:value-type="string">
            <text:p>tokipona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okipona</text:p>
          </table:table-cell>
          <table:table-cell office:value-type="string" calcext:value-type="string">
            <text:p><text:a xlink:href="https://en.wikipedia.org/wiki/Toki_Pona" xlink:type="simple">en:Toki Pona</text:a></text:p>
          </table:table-cell>
          <table:table-cell table:style-name="ce5" office:value-type="string" calcext:value-type="string">
            <text:p>moved to <text:a xlink:href="http://tokipona.wikia.com/" xlink:type="simple">http://tokipona.wikia.com/</text:a></text:p>
          </table:table-cell>
          <table:table-cell/>
        </table:table-row>
        <table:table-row table:style-name="ro8">
          <table:table-cell/>
          <table:table-cell table:style-name="ce4" office:value-type="string" calcext:value-type="string" table:number-columns-spanned="6" table:number-rows-spanned="1">
            <text:p>See also <text:a xlink:href="https://incubator.wikimedia.org/wiki/Main_Page" xlink:type="simple">Test languages</text:a></text:p>
          </table:table-cell>
          <table:covered-table-cell table:number-columns-repeated="5" table:style-name="Default"/>
          <table:table-cell/>
        </table:table-row>
      </table:table>
      <table:named-expressions/>
      <table:database-ranges>
        <table:database-range table:name="__Anonymous_Sheet_DB__0" table:target-range-address="Sheet1.A1:Sheet1.G50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9:04:20.9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6:25:07.003000000</meta:creation-date>
    <dc:date>2016-09-26T09:08:33.745000000</dc:date>
    <meta:editing-duration>PT38M40S</meta:editing-duration>
    <meta:editing-cycles>4</meta:editing-cycles>
    <meta:generator>LibreOffice/5.2.1.2$Windows_X86_64 LibreOffice_project/31dd62db80d4e60af04904455ec9c9219178d620</meta:generator>
    <meta:document-statistic meta:table-count="2" meta:cell-count="5362" meta:object-count="0"/>
  </office:meta>
</office:document-meta>
</file>